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Таблица5" style:family="table">
      <style:table-properties style:width="18.022cm" fo:margin-left="0cm" table:align="left" style:writing-mode="lr-tb"/>
    </style:style>
    <style:style style:name="Таблица5.A" style:family="table-column">
      <style:table-column-properties style:column-width="8.731cm"/>
    </style:style>
    <style:style style:name="Таблица5.B" style:family="table-column">
      <style:table-column-properties style:column-width="4.471cm"/>
    </style:style>
    <style:style style:name="Таблица5.C" style:family="table-column">
      <style:table-column-properties style:column-width="4.819cm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.625cm" fo:margin-left="0cm" table:align="left" style:writing-mode="lr-tb"/>
    </style:style>
    <style:style style:name="Таблица6.A" style:family="table-column">
      <style:table-column-properties style:column-width="8.507cm"/>
    </style:style>
    <style:style style:name="Таблица6.B" style:family="table-column">
      <style:table-column-properties style:column-width="5.105cm"/>
    </style:style>
    <style:style style:name="Таблица6.C" style:family="table-column">
      <style:table-column-properties style:column-width="4.013cm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7.621cm" fo:margin-left="0cm" table:align="left" style:writing-mode="lr-tb"/>
    </style:style>
    <style:style style:name="Таблица7.A" style:family="table-column">
      <style:table-column-properties style:column-width="8.996cm"/>
    </style:style>
    <style:style style:name="Таблица7.B" style:family="table-column">
      <style:table-column-properties style:column-width="4.322cm"/>
    </style:style>
    <style:style style:name="Таблица7.C" style:family="table-column">
      <style:table-column-properties style:column-width="4.304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574cm" table:align="left" style:writing-mode="lr-tb"/>
    </style:style>
    <style:style style:name="Таблица8.A" style:family="table-column">
      <style:table-column-properties style:column-width="7.211cm"/>
    </style:style>
    <style:style style:name="Таблица8.B" style:family="table-column">
      <style:table-column-properties style:column-width="0.436cm"/>
    </style:style>
    <style:style style:name="Таблица8.C" style:family="table-column">
      <style:table-column-properties style:column-width="4.15cm"/>
    </style:style>
    <style:style style:name="Таблица8.D" style:family="table-column">
      <style:table-column-properties style:column-width="0.397cm"/>
    </style:style>
    <style:style style:name="Таблица8.E" style:family="table-column">
      <style:table-column-properties style:column-width="4.38cm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574cm" table:align="left" style:writing-mode="lr-tb"/>
    </style:style>
    <style:style style:name="Таблица9.A" style:family="table-column">
      <style:table-column-properties style:column-width="7.211cm"/>
    </style:style>
    <style:style style:name="Таблица9.B" style:family="table-column">
      <style:table-column-properties style:column-width="0.286cm"/>
    </style:style>
    <style:style style:name="Таблица9.C" style:family="table-column">
      <style:table-column-properties style:column-width="4.3cm"/>
    </style:style>
    <style:style style:name="Таблица9.D" style:family="table-column">
      <style:table-column-properties style:column-width="0.397cm"/>
    </style:style>
    <style:style style:name="Таблица9.E" style:family="table-column">
      <style:table-column-properties style:column-width="4.38cm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574cm" table:align="left" style:writing-mode="lr-tb"/>
    </style:style>
    <style:style style:name="Таблица10.A" style:family="table-column">
      <style:table-column-properties style:column-width="7.176cm"/>
    </style:style>
    <style:style style:name="Таблица10.B" style:family="table-column">
      <style:table-column-properties style:column-width="0.312cm"/>
    </style:style>
    <style:style style:name="Таблица10.C" style:family="table-column">
      <style:table-column-properties style:column-width="4.71cm"/>
    </style:style>
    <style:style style:name="Таблица10.D" style:family="table-column">
      <style:table-column-properties style:column-width="4.376cm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574cm" table:align="left" style:writing-mode="lr-tb"/>
    </style:style>
    <style:style style:name="Таблица11.A" style:family="table-column">
      <style:table-column-properties style:column-width="7.197cm"/>
    </style:style>
    <style:style style:name="Таблица11.B" style:family="table-column">
      <style:table-column-properties style:column-width="5.001cm"/>
    </style:style>
    <style:style style:name="Таблица11.C" style:family="table-column">
      <style:table-column-properties style:column-width="4.376cm"/>
    </style:style>
    <style:style style:name="Таблица11.A1" style:family="table-cell">
      <style:table-cell-properties fo:padding="0.097cm" fo:border="none"/>
    </style:style>
    <style:style style:name="Таблица18" style:family="table">
      <style:table-properties style:width="16.574cm" table:align="left" style:writing-mode="lr-tb"/>
    </style:style>
    <style:style style:name="Таблица18.A" style:family="table-column">
      <style:table-column-properties style:column-width="7.211cm"/>
    </style:style>
    <style:style style:name="Таблица18.B" style:family="table-column">
      <style:table-column-properties style:column-width="0.286cm"/>
    </style:style>
    <style:style style:name="Таблица18.C" style:family="table-column">
      <style:table-column-properties style:column-width="4.3cm"/>
    </style:style>
    <style:style style:name="Таблица18.D" style:family="table-column">
      <style:table-column-properties style:column-width="0.397cm"/>
    </style:style>
    <style:style style:name="Таблица18.E" style:family="table-column">
      <style:table-column-properties style:column-width="4.38cm"/>
    </style:style>
    <style:style style:name="Таблица18.A1" style:family="table-cell">
      <style:table-cell-properties fo:padding="0.097cm" fo:border="none"/>
    </style:style>
    <style:style style:name="Таблица19" style:family="table">
      <style:table-properties style:width="16.574cm" table:align="left" style:writing-mode="lr-tb"/>
    </style:style>
    <style:style style:name="Таблица19.A" style:family="table-column">
      <style:table-column-properties style:column-width="7.211cm"/>
    </style:style>
    <style:style style:name="Таблица19.B" style:family="table-column">
      <style:table-column-properties style:column-width="0.286cm"/>
    </style:style>
    <style:style style:name="Таблица19.C" style:family="table-column">
      <style:table-column-properties style:column-width="5.001cm"/>
    </style:style>
    <style:style style:name="Таблица19.D" style:family="table-column">
      <style:table-column-properties style:column-width="0.101cm"/>
    </style:style>
    <style:style style:name="Таблица19.E" style:family="table-column">
      <style:table-column-properties style:column-width="3.976cm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6.574cm" table:align="left" style:writing-mode="lr-tb"/>
    </style:style>
    <style:style style:name="Таблица20.A" style:family="table-column">
      <style:table-column-properties style:column-width="7.211cm"/>
    </style:style>
    <style:style style:name="Таблица20.B" style:family="table-column">
      <style:table-column-properties style:column-width="0.286cm"/>
    </style:style>
    <style:style style:name="Таблица20.C" style:family="table-column">
      <style:table-column-properties style:column-width="4.3cm"/>
    </style:style>
    <style:style style:name="Таблица20.D" style:family="table-column">
      <style:table-column-properties style:column-width="0.397cm"/>
    </style:style>
    <style:style style:name="Таблица20.E" style:family="table-column">
      <style:table-column-properties style:column-width="4.38cm"/>
    </style:style>
    <style:style style:name="Таблица20.A1" style:family="table-cell">
      <style:table-cell-properties fo:padding="0.097cm" fo:border="none"/>
    </style:style>
    <style:style style:name="Таблица21" style:family="table">
      <style:table-properties style:width="16.574cm" table:align="left" style:writing-mode="lr-tb"/>
    </style:style>
    <style:style style:name="Таблица21.A" style:family="table-column">
      <style:table-column-properties style:column-width="7.211cm"/>
    </style:style>
    <style:style style:name="Таблица21.B" style:family="table-column">
      <style:table-column-properties style:column-width="0.286cm"/>
    </style:style>
    <style:style style:name="Таблица21.C" style:family="table-column">
      <style:table-column-properties style:column-width="4.3cm"/>
    </style:style>
    <style:style style:name="Таблица21.D" style:family="table-column">
      <style:table-column-properties style:column-width="0.397cm"/>
    </style:style>
    <style:style style:name="Таблица21.E" style:family="table-column">
      <style:table-column-properties style:column-width="4.38cm"/>
    </style:style>
    <style:style style:name="Таблица21.A1" style:family="table-cell">
      <style:table-cell-properties fo:padding="0.097cm" fo:border="none"/>
    </style:style>
    <style:style style:name="Таблица110" style:family="table">
      <style:table-properties style:width="16.574cm" table:align="left" style:writing-mode="lr-tb"/>
    </style:style>
    <style:style style:name="Таблица110.A" style:family="table-column">
      <style:table-column-properties style:column-width="7.211cm"/>
    </style:style>
    <style:style style:name="Таблица110.B" style:family="table-column">
      <style:table-column-properties style:column-width="0.286cm"/>
    </style:style>
    <style:style style:name="Таблица110.C" style:family="table-column">
      <style:table-column-properties style:column-width="4.3cm"/>
    </style:style>
    <style:style style:name="Таблица110.D" style:family="table-column">
      <style:table-column-properties style:column-width="0.397cm"/>
    </style:style>
    <style:style style:name="Таблица110.E" style:family="table-column">
      <style:table-column-properties style:column-width="4.38cm"/>
    </style:style>
    <style:style style:name="Таблица110.A1" style:family="table-cell">
      <style:table-cell-properties fo:padding="0.097cm" fo:border="none"/>
    </style:style>
    <style:style style:name="Таблица111" style:family="table">
      <style:table-properties style:width="16.574cm" table:align="left" style:writing-mode="lr-tb"/>
    </style:style>
    <style:style style:name="Таблица111.A" style:family="table-column">
      <style:table-column-properties style:column-width="7.211cm"/>
    </style:style>
    <style:style style:name="Таблица111.B" style:family="table-column">
      <style:table-column-properties style:column-width="0.286cm"/>
    </style:style>
    <style:style style:name="Таблица111.C" style:family="table-column">
      <style:table-column-properties style:column-width="4.3cm"/>
    </style:style>
    <style:style style:name="Таблица111.D" style:family="table-column">
      <style:table-column-properties style:column-width="0.397cm"/>
    </style:style>
    <style:style style:name="Таблица111.E" style:family="table-column">
      <style:table-column-properties style:column-width="4.38cm"/>
    </style:style>
    <style:style style:name="Таблица111.A1" style:family="table-cell">
      <style:table-cell-properties fo:padding="0.097cm" fo:border="none"/>
    </style:style>
    <style:style style:name="Таблица22" style:family="table">
      <style:table-properties style:width="16.574cm" table:align="left" style:writing-mode="lr-tb"/>
    </style:style>
    <style:style style:name="Таблица22.A" style:family="table-column">
      <style:table-column-properties style:column-width="7.211cm"/>
    </style:style>
    <style:style style:name="Таблица22.B" style:family="table-column">
      <style:table-column-properties style:column-width="0.286cm"/>
    </style:style>
    <style:style style:name="Таблица22.C" style:family="table-column">
      <style:table-column-properties style:column-width="4.3cm"/>
    </style:style>
    <style:style style:name="Таблица22.D" style:family="table-column">
      <style:table-column-properties style:column-width="0.397cm"/>
    </style:style>
    <style:style style:name="Таблица22.E" style:family="table-column">
      <style:table-column-properties style:column-width="4.38cm"/>
    </style:style>
    <style:style style:name="Таблица22.A1" style:family="table-cell">
      <style:table-cell-properties fo:padding="0.097cm" fo:border="none"/>
    </style:style>
    <style:style style:name="Таблица1" style:family="table">
      <style:table-properties style:width="16.572cm" table:align="left" style:writing-mode="lr-tb"/>
    </style:style>
    <style:style style:name="Таблица1.A" style:family="table-column">
      <style:table-column-properties style:column-width="7.211cm"/>
    </style:style>
    <style:style style:name="Таблица1.B" style:family="table-column">
      <style:table-column-properties style:column-width="0.286cm"/>
    </style:style>
    <style:style style:name="Таблица1.C" style:family="table-column">
      <style:table-column-properties style:column-width="4.613cm"/>
    </style:style>
    <style:style style:name="Таблица1.D" style:family="table-column">
      <style:table-column-properties style:column-width="0.085cm"/>
    </style:style>
    <style:style style:name="Таблица1.E" style:family="table-column">
      <style:table-column-properties style:column-width="4.378cm"/>
    </style:style>
    <style:style style:name="Таблица1.A1" style:family="table-cell">
      <style:table-cell-properties fo:padding="0.097cm" fo:border="none"/>
    </style:style>
    <style:style style:name="Таблица13" style:family="table">
      <style:table-properties style:width="16.572cm" table:align="left" style:writing-mode="lr-tb"/>
    </style:style>
    <style:style style:name="Таблица13.A" style:family="table-column">
      <style:table-column-properties style:column-width="7.211cm"/>
    </style:style>
    <style:style style:name="Таблица13.B" style:family="table-column">
      <style:table-column-properties style:column-width="0.286cm"/>
    </style:style>
    <style:style style:name="Таблица13.C" style:family="table-column">
      <style:table-column-properties style:column-width="4.602cm"/>
    </style:style>
    <style:style style:name="Таблица13.D" style:family="table-column">
      <style:table-column-properties style:column-width="0.095cm"/>
    </style:style>
    <style:style style:name="Таблица13.E" style:family="table-column">
      <style:table-column-properties style:column-width="4.378cm"/>
    </style:style>
    <style:style style:name="Таблица13.A1" style:family="table-cell">
      <style:table-cell-properties fo:padding="0.097cm" fo:border="none"/>
    </style:style>
    <style:style style:name="Таблица23" style:family="table">
      <style:table-properties style:width="16.574cm" table:align="left" style:writing-mode="lr-tb"/>
    </style:style>
    <style:style style:name="Таблица23.A" style:family="table-column">
      <style:table-column-properties style:column-width="7.211cm"/>
    </style:style>
    <style:style style:name="Таблица23.B" style:family="table-column">
      <style:table-column-properties style:column-width="0.198cm"/>
    </style:style>
    <style:style style:name="Таблица23.C" style:family="table-column">
      <style:table-column-properties style:column-width="5.001cm"/>
    </style:style>
    <style:style style:name="Таблица23.D" style:family="table-column">
      <style:table-column-properties style:column-width="0.079cm"/>
    </style:style>
    <style:style style:name="Таблица23.E" style:family="table-column">
      <style:table-column-properties style:column-width="4.085cm"/>
    </style:style>
    <style:style style:name="Таблица23.A1" style:family="table-cell">
      <style:table-cell-properties fo:padding="0.097cm" fo:border="none"/>
    </style:style>
    <style:style style:name="Таблица24" style:family="table">
      <style:table-properties style:width="16.596cm" table:align="left" style:writing-mode="lr-tb"/>
    </style:style>
    <style:style style:name="Таблица24.A" style:family="table-column">
      <style:table-column-properties style:column-width="7.211cm"/>
    </style:style>
    <style:style style:name="Таблица24.B" style:family="table-column">
      <style:table-column-properties style:column-width="0.286cm"/>
    </style:style>
    <style:style style:name="Таблица24.C" style:family="table-column">
      <style:table-column-properties style:column-width="4.912cm"/>
    </style:style>
    <style:style style:name="Таблица24.D" style:family="table-column">
      <style:table-column-properties style:column-width="0.079cm"/>
    </style:style>
    <style:style style:name="Таблица24.E" style:family="table-column">
      <style:table-column-properties style:column-width="4.108cm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6.574cm" table:align="left" style:writing-mode="lr-tb"/>
    </style:style>
    <style:style style:name="Таблица25.A" style:family="table-column">
      <style:table-column-properties style:column-width="7.211cm"/>
    </style:style>
    <style:style style:name="Таблица25.B" style:family="table-column">
      <style:table-column-properties style:column-width="0.286cm"/>
    </style:style>
    <style:style style:name="Таблица25.C" style:family="table-column">
      <style:table-column-properties style:column-width="4.912cm"/>
    </style:style>
    <style:style style:name="Таблица25.D" style:family="table-column">
      <style:table-column-properties style:column-width="0.185cm"/>
    </style:style>
    <style:style style:name="Таблица25.E" style:family="table-column">
      <style:table-column-properties style:column-width="3.979cm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6.574cm" table:align="left" style:writing-mode="lr-tb"/>
    </style:style>
    <style:style style:name="Таблица26.A" style:family="table-column">
      <style:table-column-properties style:column-width="7.211cm"/>
    </style:style>
    <style:style style:name="Таблица26.B" style:family="table-column">
      <style:table-column-properties style:column-width="0.286cm"/>
    </style:style>
    <style:style style:name="Таблица26.C" style:family="table-column">
      <style:table-column-properties style:column-width="4.992cm"/>
    </style:style>
    <style:style style:name="Таблица26.D" style:family="table-column">
      <style:table-column-properties style:column-width="0.106cm"/>
    </style:style>
    <style:style style:name="Таблица26.E" style:family="table-column">
      <style:table-column-properties style:column-width="3.979cm"/>
    </style:style>
    <style:style style:name="Таблица26.A1" style:family="table-cell">
      <style:table-cell-properties fo:padding="0.097cm" fo:border="none"/>
    </style:style>
    <style:style style:name="Таблица27" style:family="table">
      <style:table-properties style:width="16.574cm" table:align="left" style:writing-mode="lr-tb"/>
    </style:style>
    <style:style style:name="Таблица27.A" style:family="table-column">
      <style:table-column-properties style:column-width="7.211cm"/>
    </style:style>
    <style:style style:name="Таблица27.B" style:family="table-column">
      <style:table-column-properties style:column-width="0.286cm"/>
    </style:style>
    <style:style style:name="Таблица27.C" style:family="table-column">
      <style:table-column-properties style:column-width="4.992cm"/>
    </style:style>
    <style:style style:name="Таблица27.D" style:family="table-column">
      <style:table-column-properties style:column-width="0.106cm"/>
    </style:style>
    <style:style style:name="Таблица27.E" style:family="table-column">
      <style:table-column-properties style:column-width="3.979cm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6.574cm" table:align="left" style:writing-mode="lr-tb"/>
    </style:style>
    <style:style style:name="Таблица28.A" style:family="table-column">
      <style:table-column-properties style:column-width="7.211cm"/>
    </style:style>
    <style:style style:name="Таблица28.B" style:family="table-column">
      <style:table-column-properties style:column-width="0.286cm"/>
    </style:style>
    <style:style style:name="Таблица28.C" style:family="table-column">
      <style:table-column-properties style:column-width="4.701cm"/>
    </style:style>
    <style:style style:name="Таблица28.D" style:family="table-column">
      <style:table-column-properties style:column-width="0.212cm"/>
    </style:style>
    <style:style style:name="Таблица28.E" style:family="table-column">
      <style:table-column-properties style:column-width="4.165cm"/>
    </style:style>
    <style:style style:name="Таблица28.A1" style:family="table-cell">
      <style:table-cell-properties fo:padding="0.097cm" fo:border="none"/>
    </style:style>
    <style:style style:name="Таблица29" style:family="table">
      <style:table-properties style:width="16.574cm" table:align="left" style:writing-mode="lr-tb"/>
    </style:style>
    <style:style style:name="Таблица29.A" style:family="table-column">
      <style:table-column-properties style:column-width="7.211cm"/>
    </style:style>
    <style:style style:name="Таблица29.B" style:family="table-column">
      <style:table-column-properties style:column-width="0.286cm"/>
    </style:style>
    <style:style style:name="Таблица29.C" style:family="table-column">
      <style:table-column-properties style:column-width="4.701cm"/>
    </style:style>
    <style:style style:name="Таблица29.D" style:family="table-column">
      <style:table-column-properties style:column-width="0.212cm"/>
    </style:style>
    <style:style style:name="Таблица29.E" style:family="table-column">
      <style:table-column-properties style:column-width="4.165cm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6.574cm" table:align="left" style:writing-mode="lr-tb"/>
    </style:style>
    <style:style style:name="Таблица30.A" style:family="table-column">
      <style:table-column-properties style:column-width="7.211cm"/>
    </style:style>
    <style:style style:name="Таблица30.B" style:family="table-column">
      <style:table-column-properties style:column-width="0.286cm"/>
    </style:style>
    <style:style style:name="Таблица30.C" style:family="table-column">
      <style:table-column-properties style:column-width="4.701cm"/>
    </style:style>
    <style:style style:name="Таблица30.D" style:family="table-column">
      <style:table-column-properties style:column-width="0.212cm"/>
    </style:style>
    <style:style style:name="Таблица30.E" style:family="table-column">
      <style:table-column-properties style:column-width="4.165cm"/>
    </style:style>
    <style:style style:name="Таблица30.A1" style:family="table-cell">
      <style:table-cell-properties fo:padding="0.097cm" fo:border="none"/>
    </style:style>
    <style:style style:name="Таблица31" style:family="table">
      <style:table-properties style:width="16.574cm" table:align="left" style:writing-mode="lr-tb"/>
    </style:style>
    <style:style style:name="Таблица31.A" style:family="table-column">
      <style:table-column-properties style:column-width="7.211cm"/>
    </style:style>
    <style:style style:name="Таблица31.B" style:family="table-column">
      <style:table-column-properties style:column-width="0.286cm"/>
    </style:style>
    <style:style style:name="Таблица31.C" style:family="table-column">
      <style:table-column-properties style:column-width="4.701cm"/>
    </style:style>
    <style:style style:name="Таблица31.D" style:family="table-column">
      <style:table-column-properties style:column-width="0.212cm"/>
    </style:style>
    <style:style style:name="Таблица31.E" style:family="table-column">
      <style:table-column-properties style:column-width="4.165cm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6.589cm" table:align="left" style:writing-mode="lr-tb"/>
    </style:style>
    <style:style style:name="Таблица32.A" style:family="table-column">
      <style:table-column-properties style:column-width="7.211cm"/>
    </style:style>
    <style:style style:name="Таблица32.B" style:family="table-column">
      <style:table-column-properties style:column-width="0.198cm"/>
    </style:style>
    <style:style style:name="Таблица32.C" style:family="table-column">
      <style:table-column-properties style:column-width="4.683cm"/>
    </style:style>
    <style:style style:name="Таблица32.D" style:family="table-column">
      <style:table-column-properties style:column-width="0.102cm"/>
    </style:style>
    <style:style style:name="Таблица32.E" style:family="table-column">
      <style:table-column-properties style:column-width="4.396cm"/>
    </style:style>
    <style:style style:name="Таблица32.A1" style:family="table-cell">
      <style:table-cell-properties fo:padding="0.097cm" fo:border="none"/>
    </style:style>
    <style:style style:name="Таблица33" style:family="table">
      <style:table-properties style:width="16.589cm" table:align="left" style:writing-mode="lr-tb"/>
    </style:style>
    <style:style style:name="Таблица33.A" style:family="table-column">
      <style:table-column-properties style:column-width="7.211cm"/>
    </style:style>
    <style:style style:name="Таблица33.B" style:family="table-column">
      <style:table-column-properties style:column-width="0.286cm"/>
    </style:style>
    <style:style style:name="Таблица33.C" style:family="table-column">
      <style:table-column-properties style:column-width="4.613cm"/>
    </style:style>
    <style:style style:name="Таблица33.D" style:family="table-column">
      <style:table-column-properties style:column-width="0.085cm"/>
    </style:style>
    <style:style style:name="Таблица33.E" style:family="table-column">
      <style:table-column-properties style:column-width="4.396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6.574cm" table:align="left" style:writing-mode="lr-tb"/>
    </style:style>
    <style:style style:name="Таблица34.A" style:family="table-column">
      <style:table-column-properties style:column-width="7.211cm"/>
    </style:style>
    <style:style style:name="Таблица34.B" style:family="table-column">
      <style:table-column-properties style:column-width="0.286cm"/>
    </style:style>
    <style:style style:name="Таблица34.C" style:family="table-column">
      <style:table-column-properties style:column-width="4.992cm"/>
    </style:style>
    <style:style style:name="Таблица34.D" style:family="table-column">
      <style:table-column-properties style:column-width="0.106cm"/>
    </style:style>
    <style:style style:name="Таблица34.E" style:family="table-column">
      <style:table-column-properties style:column-width="3.979cm"/>
    </style:style>
    <style:style style:name="Таблица34.A1" style:family="table-cell">
      <style:table-cell-properties fo:padding="0.097cm" fo:border="none"/>
    </style:style>
    <style:style style:name="Таблица35" style:family="table">
      <style:table-properties style:width="16.574cm" table:align="left" style:writing-mode="lr-tb"/>
    </style:style>
    <style:style style:name="Таблица35.A" style:family="table-column">
      <style:table-column-properties style:column-width="7.211cm"/>
    </style:style>
    <style:style style:name="Таблица35.B" style:family="table-column">
      <style:table-column-properties style:column-width="0.286cm"/>
    </style:style>
    <style:style style:name="Таблица35.C" style:family="table-column">
      <style:table-column-properties style:column-width="4.992cm"/>
    </style:style>
    <style:style style:name="Таблица35.D" style:family="table-column">
      <style:table-column-properties style:column-width="0.106cm"/>
    </style:style>
    <style:style style:name="Таблица35.E" style:family="table-column">
      <style:table-column-properties style:column-width="3.979cm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6.574cm" table:align="left" style:writing-mode="lr-tb"/>
    </style:style>
    <style:style style:name="Таблица36.A" style:family="table-column">
      <style:table-column-properties style:column-width="7.211cm"/>
    </style:style>
    <style:style style:name="Таблица36.B" style:family="table-column">
      <style:table-column-properties style:column-width="0.286cm"/>
    </style:style>
    <style:style style:name="Таблица36.C" style:family="table-column">
      <style:table-column-properties style:column-width="4.992cm"/>
    </style:style>
    <style:style style:name="Таблица36.D" style:family="table-column">
      <style:table-column-properties style:column-width="0.106cm"/>
    </style:style>
    <style:style style:name="Таблица36.E" style:family="table-column">
      <style:table-column-properties style:column-width="3.979cm"/>
    </style:style>
    <style:style style:name="Таблица36.A1" style:family="table-cell">
      <style:table-cell-properties fo:padding="0.097cm" fo:border="none"/>
    </style:style>
    <style:style style:name="Таблица37" style:family="table">
      <style:table-properties style:width="16.574cm" table:align="left" style:writing-mode="lr-tb"/>
    </style:style>
    <style:style style:name="Таблица37.A" style:family="table-column">
      <style:table-column-properties style:column-width="7.211cm"/>
    </style:style>
    <style:style style:name="Таблица37.B" style:family="table-column">
      <style:table-column-properties style:column-width="0.286cm"/>
    </style:style>
    <style:style style:name="Таблица37.C" style:family="table-column">
      <style:table-column-properties style:column-width="4.912cm"/>
    </style:style>
    <style:style style:name="Таблица37.D" style:family="table-column">
      <style:table-column-properties style:column-width="0.185cm"/>
    </style:style>
    <style:style style:name="Таблица37.E" style:family="table-column">
      <style:table-column-properties style:column-width="3.979cm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6.574cm" table:align="left" style:writing-mode="lr-tb"/>
    </style:style>
    <style:style style:name="Таблица38.A" style:family="table-column">
      <style:table-column-properties style:column-width="7.211cm"/>
    </style:style>
    <style:style style:name="Таблица38.B" style:family="table-column">
      <style:table-column-properties style:column-width="0.286cm"/>
    </style:style>
    <style:style style:name="Таблица38.C" style:family="table-column">
      <style:table-column-properties style:column-width="4.992cm"/>
    </style:style>
    <style:style style:name="Таблица38.D" style:family="table-column">
      <style:table-column-properties style:column-width="0.106cm"/>
    </style:style>
    <style:style style:name="Таблица38.E" style:family="table-column">
      <style:table-column-properties style:column-width="3.979cm"/>
    </style:style>
    <style:style style:name="Таблица38.A1" style:family="table-cell">
      <style:table-cell-properties fo:padding="0.097cm" fo:border="none"/>
    </style:style>
    <style:style style:name="Таблица39" style:family="table">
      <style:table-properties style:width="16.574cm" table:align="left" style:writing-mode="lr-tb"/>
    </style:style>
    <style:style style:name="Таблица39.A" style:family="table-column">
      <style:table-column-properties style:column-width="7.594cm"/>
    </style:style>
    <style:style style:name="Таблица39.B" style:family="table-column">
      <style:table-column-properties style:column-width="0.106cm"/>
    </style:style>
    <style:style style:name="Таблица39.C" style:family="table-column">
      <style:table-column-properties style:column-width="4.604cm"/>
    </style:style>
    <style:style style:name="Таблица39.E" style:family="table-column">
      <style:table-column-properties style:column-width="4.165cm"/>
    </style:style>
    <style:style style:name="Таблица39.A1" style:family="table-cell">
      <style:table-cell-properties fo:padding="0.097cm" fo:border="none"/>
    </style:style>
    <style:style style:name="Таблица40" style:family="table">
      <style:table-properties style:width="16.574cm" table:align="left" style:writing-mode="lr-tb"/>
    </style:style>
    <style:style style:name="Таблица40.A" style:family="table-column">
      <style:table-column-properties style:column-width="7.408cm"/>
    </style:style>
    <style:style style:name="Таблица40.B" style:family="table-column">
      <style:table-column-properties style:column-width="0.088cm"/>
    </style:style>
    <style:style style:name="Таблица40.C" style:family="table-column">
      <style:table-column-properties style:column-width="4.807cm"/>
    </style:style>
    <style:style style:name="Таблица40.D" style:family="table-column">
      <style:table-column-properties style:column-width="0.106cm"/>
    </style:style>
    <style:style style:name="Таблица40.E" style:family="table-column">
      <style:table-column-properties style:column-width="4.165cm"/>
    </style:style>
    <style:style style:name="Таблица40.A1" style:family="table-cell">
      <style:table-cell-properties fo:padding="0.097cm" fo:border="none"/>
    </style:style>
    <style:style style:name="Таблица41" style:family="table">
      <style:table-properties style:width="16.572cm" table:align="left" style:writing-mode="lr-tb"/>
    </style:style>
    <style:style style:name="Таблица41.A" style:family="table-column">
      <style:table-column-properties style:column-width="7.288cm"/>
    </style:style>
    <style:style style:name="Таблица41.B" style:family="table-column">
      <style:table-column-properties style:column-width="0.208cm"/>
    </style:style>
    <style:style style:name="Таблица41.C" style:family="table-column">
      <style:table-column-properties style:column-width="4.807cm"/>
    </style:style>
    <style:style style:name="Таблица41.D" style:family="table-column">
      <style:table-column-properties style:column-width="0.106cm"/>
    </style:style>
    <style:style style:name="Таблица41.E" style:family="table-column">
      <style:table-column-properties style:column-width="4.163cm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6.574cm" table:align="left" style:writing-mode="lr-tb"/>
    </style:style>
    <style:style style:name="Таблица42.A" style:family="table-column">
      <style:table-column-properties style:column-width="7.211cm"/>
    </style:style>
    <style:style style:name="Таблица42.B" style:family="table-column">
      <style:table-column-properties style:column-width="0.286cm"/>
    </style:style>
    <style:style style:name="Таблица42.C" style:family="table-column">
      <style:table-column-properties style:column-width="4.595cm"/>
    </style:style>
    <style:style style:name="Таблица42.D" style:family="table-column">
      <style:table-column-properties style:column-width="0.102cm"/>
    </style:style>
    <style:style style:name="Таблица42.E" style:family="table-column">
      <style:table-column-properties style:column-width="4.38cm"/>
    </style:style>
    <style:style style:name="Таблица42.A1" style:family="table-cell">
      <style:table-cell-properties fo:padding="0.097cm" fo:border="none"/>
    </style:style>
    <style:style style:name="Таблица43" style:family="table">
      <style:table-properties style:width="16.574cm" table:align="left" style:writing-mode="lr-tb"/>
    </style:style>
    <style:style style:name="Таблица43.A" style:family="table-column">
      <style:table-column-properties style:column-width="7.211cm"/>
    </style:style>
    <style:style style:name="Таблица43.B" style:family="table-column">
      <style:table-column-properties style:column-width="0.286cm"/>
    </style:style>
    <style:style style:name="Таблица43.C" style:family="table-column">
      <style:table-column-properties style:column-width="4.595cm"/>
    </style:style>
    <style:style style:name="Таблица43.D" style:family="table-column">
      <style:table-column-properties style:column-width="0.102cm"/>
    </style:style>
    <style:style style:name="Таблица43.E" style:family="table-column">
      <style:table-column-properties style:column-width="4.38cm"/>
    </style:style>
    <style:style style:name="Таблица43.A1" style:family="table-cell">
      <style:table-cell-properties fo:padding="0.097cm" fo:border="none"/>
    </style:style>
    <style:style style:name="Таблица44" style:family="table">
      <style:table-properties style:width="16.574cm" table:align="left" style:writing-mode="lr-tb"/>
    </style:style>
    <style:style style:name="Таблица44.A" style:family="table-column">
      <style:table-column-properties style:column-width="7.594cm"/>
    </style:style>
    <style:style style:name="Таблица44.B" style:family="table-column">
      <style:table-column-properties style:column-width="0.106cm"/>
    </style:style>
    <style:style style:name="Таблица44.C" style:family="table-column">
      <style:table-column-properties style:column-width="4.498cm"/>
    </style:style>
    <style:style style:name="Таблица44.D" style:family="table-column">
      <style:table-column-properties style:column-width="0.212cm"/>
    </style:style>
    <style:style style:name="Таблица44.E" style:family="table-column">
      <style:table-column-properties style:column-width="4.165cm"/>
    </style:style>
    <style:style style:name="Таблица44.A1" style:family="table-cell">
      <style:table-cell-properties fo:padding="0.097cm" fo:border="none"/>
    </style:style>
    <style:style style:name="Таблица46" style:family="table">
      <style:table-properties style:width="16.574cm" table:align="left" style:writing-mode="lr-tb"/>
    </style:style>
    <style:style style:name="Таблица46.A" style:family="table-column">
      <style:table-column-properties style:column-width="7.594cm"/>
    </style:style>
    <style:style style:name="Таблица46.B" style:family="table-column">
      <style:table-column-properties style:column-width="0.106cm"/>
    </style:style>
    <style:style style:name="Таблица46.C" style:family="table-column">
      <style:table-column-properties style:column-width="4.498cm"/>
    </style:style>
    <style:style style:name="Таблица46.D" style:family="table-column">
      <style:table-column-properties style:column-width="0.212cm"/>
    </style:style>
    <style:style style:name="Таблица46.E" style:family="table-column">
      <style:table-column-properties style:column-width="4.165cm"/>
    </style:style>
    <style:style style:name="Таблица46.1" style:family="table-row">
      <style:table-row-properties style:min-row-height="6.403cm"/>
    </style:style>
    <style:style style:name="Таблица46.A1" style:family="table-cell">
      <style:table-cell-properties fo:padding="0.097cm" fo:border="none"/>
    </style:style>
    <style:style style:name="Таблица48" style:family="table">
      <style:table-properties style:width="16.574cm" table:align="left" style:writing-mode="lr-tb"/>
    </style:style>
    <style:style style:name="Таблица48.A" style:family="table-column">
      <style:table-column-properties style:column-width="7.211cm"/>
    </style:style>
    <style:style style:name="Таблица48.B" style:family="table-column">
      <style:table-column-properties style:column-width="0.286cm"/>
    </style:style>
    <style:style style:name="Таблица48.C" style:family="table-column">
      <style:table-column-properties style:column-width="4.807cm"/>
    </style:style>
    <style:style style:name="Таблица48.D" style:family="table-column">
      <style:table-column-properties style:column-width="0.106cm"/>
    </style:style>
    <style:style style:name="Таблица48.E" style:family="table-column">
      <style:table-column-properties style:column-width="4.165cm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6.574cm" table:align="left" style:writing-mode="lr-tb"/>
    </style:style>
    <style:style style:name="Таблица49.A" style:family="table-column">
      <style:table-column-properties style:column-width="7.211cm"/>
    </style:style>
    <style:style style:name="Таблица49.B" style:family="table-column">
      <style:table-column-properties style:column-width="0.286cm"/>
    </style:style>
    <style:style style:name="Таблица49.C" style:family="table-column">
      <style:table-column-properties style:column-width="4.807cm"/>
    </style:style>
    <style:style style:name="Таблица49.D" style:family="table-column">
      <style:table-column-properties style:column-width="0.106cm"/>
    </style:style>
    <style:style style:name="Таблица49.E" style:family="table-column">
      <style:table-column-properties style:column-width="4.165cm"/>
    </style:style>
    <style:style style:name="Таблица49.A1" style:family="table-cell">
      <style:table-cell-properties fo:padding="0.097cm" fo:border="none"/>
    </style:style>
    <style:style style:name="Таблица50" style:family="table">
      <style:table-properties style:width="16.574cm" table:align="left" style:writing-mode="lr-tb"/>
    </style:style>
    <style:style style:name="Таблица50.A" style:family="table-column">
      <style:table-column-properties style:column-width="7.211cm"/>
    </style:style>
    <style:style style:name="Таблица50.B" style:family="table-column">
      <style:table-column-properties style:column-width="0.286cm"/>
    </style:style>
    <style:style style:name="Таблица50.C" style:family="table-column">
      <style:table-column-properties style:column-width="4.3cm"/>
    </style:style>
    <style:style style:name="Таблица50.D" style:family="table-column">
      <style:table-column-properties style:column-width="0.397cm"/>
    </style:style>
    <style:style style:name="Таблица50.E" style:family="table-column">
      <style:table-column-properties style:column-width="4.38cm"/>
    </style:style>
    <style:style style:name="Таблица50.1" style:family="table-row">
      <style:table-row-properties style:min-row-height="2.196cm"/>
    </style:style>
    <style:style style:name="Таблица50.A1" style:family="table-cell">
      <style:table-cell-properties fo:padding="0.097cm" fo:border="none"/>
    </style:style>
    <style:style style:name="Таблица125" style:family="table">
      <style:table-properties style:width="16.574cm" table:align="left" style:writing-mode="lr-tb"/>
    </style:style>
    <style:style style:name="Таблица125.A" style:family="table-column">
      <style:table-column-properties style:column-width="7.211cm"/>
    </style:style>
    <style:style style:name="Таблица125.B" style:family="table-column">
      <style:table-column-properties style:column-width="0.286cm"/>
    </style:style>
    <style:style style:name="Таблица125.C" style:family="table-column">
      <style:table-column-properties style:column-width="4.3cm"/>
    </style:style>
    <style:style style:name="Таблица125.D" style:family="table-column">
      <style:table-column-properties style:column-width="0.397cm"/>
    </style:style>
    <style:style style:name="Таблица125.E" style:family="table-column">
      <style:table-column-properties style:column-width="4.38cm"/>
    </style:style>
    <style:style style:name="Таблица125.A1" style:family="table-cell">
      <style:table-cell-properties fo:padding="0.097cm" fo:border="none"/>
    </style:style>
    <style:style style:name="Таблица126" style:family="table">
      <style:table-properties style:width="16.574cm" table:align="left" style:writing-mode="lr-tb"/>
    </style:style>
    <style:style style:name="Таблица126.A" style:family="table-column">
      <style:table-column-properties style:column-width="7.211cm"/>
    </style:style>
    <style:style style:name="Таблица126.B" style:family="table-column">
      <style:table-column-properties style:column-width="0.286cm"/>
    </style:style>
    <style:style style:name="Таблица126.C" style:family="table-column">
      <style:table-column-properties style:column-width="4.595cm"/>
    </style:style>
    <style:style style:name="Таблица126.D" style:family="table-column">
      <style:table-column-properties style:column-width="0.102cm"/>
    </style:style>
    <style:style style:name="Таблица126.E" style:family="table-column">
      <style:table-column-properties style:column-width="4.38cm"/>
    </style:style>
    <style:style style:name="Таблица126.A1" style:family="table-cell">
      <style:table-cell-properties fo:padding="0.097cm" fo:border="none"/>
    </style:style>
    <style:style style:name="Таблица127" style:family="table">
      <style:table-properties style:width="16.574cm" table:align="left" style:writing-mode="lr-tb"/>
    </style:style>
    <style:style style:name="Таблица127.A" style:family="table-column">
      <style:table-column-properties style:column-width="7.211cm"/>
    </style:style>
    <style:style style:name="Таблица127.B" style:family="table-column">
      <style:table-column-properties style:column-width="0.286cm"/>
    </style:style>
    <style:style style:name="Таблица127.C" style:family="table-column">
      <style:table-column-properties style:column-width="4.3cm"/>
    </style:style>
    <style:style style:name="Таблица127.D" style:family="table-column">
      <style:table-column-properties style:column-width="0.397cm"/>
    </style:style>
    <style:style style:name="Таблица127.E" style:family="table-column">
      <style:table-column-properties style:column-width="4.38cm"/>
    </style:style>
    <style:style style:name="Таблица127.1" style:family="table-row">
      <style:table-row-properties style:min-row-height="2.593cm"/>
    </style:style>
    <style:style style:name="Таблица127.A1" style:family="table-cell">
      <style:table-cell-properties fo:padding="0.097cm" fo:border="none"/>
    </style:style>
    <style:style style:name="Таблица54" style:family="table">
      <style:table-properties style:width="16.574cm" table:align="left" style:writing-mode="lr-tb"/>
    </style:style>
    <style:style style:name="Таблица54.A" style:family="table-column">
      <style:table-column-properties style:column-width="7.211cm"/>
    </style:style>
    <style:style style:name="Таблица54.B" style:family="table-column">
      <style:table-column-properties style:column-width="0.286cm"/>
    </style:style>
    <style:style style:name="Таблица54.C" style:family="table-column">
      <style:table-column-properties style:column-width="4.3cm"/>
    </style:style>
    <style:style style:name="Таблица54.D" style:family="table-column">
      <style:table-column-properties style:column-width="0.397cm"/>
    </style:style>
    <style:style style:name="Таблица54.E" style:family="table-column">
      <style:table-column-properties style:column-width="4.38cm"/>
    </style:style>
    <style:style style:name="Таблица54.A1" style:family="table-cell">
      <style:table-cell-properties fo:padding="0.097cm" fo:border="none"/>
    </style:style>
    <style:style style:name="Таблица55" style:family="table">
      <style:table-properties style:width="16.574cm" table:align="left" style:writing-mode="lr-tb"/>
    </style:style>
    <style:style style:name="Таблица55.A" style:family="table-column">
      <style:table-column-properties style:column-width="7.211cm"/>
    </style:style>
    <style:style style:name="Таблица55.B" style:family="table-column">
      <style:table-column-properties style:column-width="0.286cm"/>
    </style:style>
    <style:style style:name="Таблица55.C" style:family="table-column">
      <style:table-column-properties style:column-width="4.595cm"/>
    </style:style>
    <style:style style:name="Таблица55.D" style:family="table-column">
      <style:table-column-properties style:column-width="0.102cm"/>
    </style:style>
    <style:style style:name="Таблица55.E" style:family="table-column">
      <style:table-column-properties style:column-width="4.38cm"/>
    </style:style>
    <style:style style:name="Таблица55.A1" style:family="table-cell">
      <style:table-cell-properties fo:padding="0.097cm" fo:border="none"/>
    </style:style>
    <style:style style:name="Таблица56" style:family="table">
      <style:table-properties style:width="16.574cm" table:align="left" style:writing-mode="lr-tb"/>
    </style:style>
    <style:style style:name="Таблица56.A" style:family="table-column">
      <style:table-column-properties style:column-width="7.211cm"/>
    </style:style>
    <style:style style:name="Таблица56.B" style:family="table-column">
      <style:table-column-properties style:column-width="0.286cm"/>
    </style:style>
    <style:style style:name="Таблица56.C" style:family="table-column">
      <style:table-column-properties style:column-width="4.3cm"/>
    </style:style>
    <style:style style:name="Таблица56.D" style:family="table-column">
      <style:table-column-properties style:column-width="0.397cm"/>
    </style:style>
    <style:style style:name="Таблица56.E" style:family="table-column">
      <style:table-column-properties style:column-width="4.38cm"/>
    </style:style>
    <style:style style:name="Таблица56.A1" style:family="table-cell">
      <style:table-cell-properties fo:padding="0.097cm" fo:border="none"/>
    </style:style>
    <style:style style:name="Таблица57" style:family="table">
      <style:table-properties style:width="16.581cm" table:align="left" style:writing-mode="lr-tb"/>
    </style:style>
    <style:style style:name="Таблица57.A" style:family="table-column">
      <style:table-column-properties style:column-width="7.211cm"/>
    </style:style>
    <style:style style:name="Таблица57.B" style:family="table-column">
      <style:table-column-properties style:column-width="0.139cm"/>
    </style:style>
    <style:style style:name="Таблица57.C" style:family="table-column">
      <style:table-column-properties style:column-width="4.447cm"/>
    </style:style>
    <style:style style:name="Таблица57.D" style:family="table-column">
      <style:table-column-properties style:column-width="0.397cm"/>
    </style:style>
    <style:style style:name="Таблица57.E" style:family="table-column">
      <style:table-column-properties style:column-width="4.387cm"/>
    </style:style>
    <style:style style:name="Таблица57.A1" style:family="table-cell">
      <style:table-cell-properties fo:padding="0.097cm" fo:border="none"/>
    </style:style>
    <style:style style:name="Таблица58" style:family="table">
      <style:table-properties style:width="16.574cm" table:align="left" style:writing-mode="lr-tb"/>
    </style:style>
    <style:style style:name="Таблица58.A" style:family="table-column">
      <style:table-column-properties style:column-width="7.211cm"/>
    </style:style>
    <style:style style:name="Таблица58.B" style:family="table-column">
      <style:table-column-properties style:column-width="0.286cm"/>
    </style:style>
    <style:style style:name="Таблица58.C" style:family="table-column">
      <style:table-column-properties style:column-width="4.595cm"/>
    </style:style>
    <style:style style:name="Таблица58.D" style:family="table-column">
      <style:table-column-properties style:column-width="0.102cm"/>
    </style:style>
    <style:style style:name="Таблица58.E" style:family="table-column">
      <style:table-column-properties style:column-width="4.38cm"/>
    </style:style>
    <style:style style:name="Таблица58.A1" style:family="table-cell">
      <style:table-cell-properties fo:padding="0.097cm" fo:border="none"/>
    </style:style>
    <style:style style:name="Таблица59" style:family="table">
      <style:table-properties style:width="16.572cm" table:align="left" style:writing-mode="lr-tb"/>
    </style:style>
    <style:style style:name="Таблица59.A" style:family="table-column">
      <style:table-column-properties style:column-width="7.211cm"/>
    </style:style>
    <style:style style:name="Таблица59.B" style:family="table-column">
      <style:table-column-properties style:column-width="0.286cm"/>
    </style:style>
    <style:style style:name="Таблица59.C" style:family="table-column">
      <style:table-column-properties style:column-width="4.313cm"/>
    </style:style>
    <style:style style:name="Таблица59.D" style:family="table-column">
      <style:table-column-properties style:column-width="0.385cm"/>
    </style:style>
    <style:style style:name="Таблица59.E" style:family="table-column">
      <style:table-column-properties style:column-width="4.378cm"/>
    </style:style>
    <style:style style:name="Таблица59.1" style:family="table-row">
      <style:table-row-properties style:min-row-height="1.9cm"/>
    </style:style>
    <style:style style:name="Таблица59.A1" style:family="table-cell">
      <style:table-cell-properties fo:padding="0.097cm" fo:border="none"/>
    </style:style>
    <style:style style:name="Таблица60" style:family="table">
      <style:table-properties style:width="16.574cm" table:align="left" style:writing-mode="lr-tb"/>
    </style:style>
    <style:style style:name="Таблица60.A" style:family="table-column">
      <style:table-column-properties style:column-width="7.211cm"/>
    </style:style>
    <style:style style:name="Таблица60.B" style:family="table-column">
      <style:table-column-properties style:column-width="0.286cm"/>
    </style:style>
    <style:style style:name="Таблица60.C" style:family="table-column">
      <style:table-column-properties style:column-width="4.3cm"/>
    </style:style>
    <style:style style:name="Таблица60.D" style:family="table-column">
      <style:table-column-properties style:column-width="0.397cm"/>
    </style:style>
    <style:style style:name="Таблица60.E" style:family="table-column">
      <style:table-column-properties style:column-width="4.38cm"/>
    </style:style>
    <style:style style:name="Таблица60.A1" style:family="table-cell">
      <style:table-cell-properties fo:padding="0.097cm" fo:border="none"/>
    </style:style>
    <style:style style:name="Таблица61" style:family="table">
      <style:table-properties style:width="16.574cm" table:align="left" style:writing-mode="lr-tb"/>
    </style:style>
    <style:style style:name="Таблица61.A" style:family="table-column">
      <style:table-column-properties style:column-width="7.211cm"/>
    </style:style>
    <style:style style:name="Таблица61.B" style:family="table-column">
      <style:table-column-properties style:column-width="0.286cm"/>
    </style:style>
    <style:style style:name="Таблица61.C" style:family="table-column">
      <style:table-column-properties style:column-width="4.595cm"/>
    </style:style>
    <style:style style:name="Таблица61.D" style:family="table-column">
      <style:table-column-properties style:column-width="0.102cm"/>
    </style:style>
    <style:style style:name="Таблица61.E" style:family="table-column">
      <style:table-column-properties style:column-width="4.38cm"/>
    </style:style>
    <style:style style:name="Таблица61.A1" style:family="table-cell">
      <style:table-cell-properties fo:padding="0.097cm" fo:border="none"/>
    </style:style>
    <style:style style:name="Таблица62" style:family="table">
      <style:table-properties style:width="16.572cm" table:align="left" style:writing-mode="lr-tb"/>
    </style:style>
    <style:style style:name="Таблица62.A" style:family="table-column">
      <style:table-column-properties style:column-width="7.211cm"/>
    </style:style>
    <style:style style:name="Таблица62.B" style:family="table-column">
      <style:table-column-properties style:column-width="0.286cm"/>
    </style:style>
    <style:style style:name="Таблица62.C" style:family="table-column">
      <style:table-column-properties style:column-width="4.507cm"/>
    </style:style>
    <style:style style:name="Таблица62.D" style:family="table-column">
      <style:table-column-properties style:column-width="0.191cm"/>
    </style:style>
    <style:style style:name="Таблица62.E" style:family="table-column">
      <style:table-column-properties style:column-width="4.378cm"/>
    </style:style>
    <style:style style:name="Таблица62.A1" style:family="table-cell">
      <style:table-cell-properties fo:padding="0.097cm" fo:border="none"/>
    </style:style>
    <style:style style:name="Таблица63" style:family="table">
      <style:table-properties style:width="16.574cm" table:align="left" style:writing-mode="lr-tb"/>
    </style:style>
    <style:style style:name="Таблица63.A" style:family="table-column">
      <style:table-column-properties style:column-width="7.211cm"/>
    </style:style>
    <style:style style:name="Таблица63.B" style:family="table-column">
      <style:table-column-properties style:column-width="0.286cm"/>
    </style:style>
    <style:style style:name="Таблица63.C" style:family="table-column">
      <style:table-column-properties style:column-width="4.3cm"/>
    </style:style>
    <style:style style:name="Таблица63.D" style:family="table-column">
      <style:table-column-properties style:column-width="0.397cm"/>
    </style:style>
    <style:style style:name="Таблица63.E" style:family="table-column">
      <style:table-column-properties style:column-width="4.38cm"/>
    </style:style>
    <style:style style:name="Таблица63.A1" style:family="table-cell">
      <style:table-cell-properties fo:padding="0.097cm" fo:border="none"/>
    </style:style>
    <style:style style:name="Таблица64" style:family="table">
      <style:table-properties style:width="16.574cm" table:align="left" style:writing-mode="lr-tb"/>
    </style:style>
    <style:style style:name="Таблица64.A" style:family="table-column">
      <style:table-column-properties style:column-width="7.211cm"/>
    </style:style>
    <style:style style:name="Таблица64.B" style:family="table-column">
      <style:table-column-properties style:column-width="0.286cm"/>
    </style:style>
    <style:style style:name="Таблица64.C" style:family="table-column">
      <style:table-column-properties style:column-width="4.595cm"/>
    </style:style>
    <style:style style:name="Таблица64.D" style:family="table-column">
      <style:table-column-properties style:column-width="0.102cm"/>
    </style:style>
    <style:style style:name="Таблица64.E" style:family="table-column">
      <style:table-column-properties style:column-width="4.38cm"/>
    </style:style>
    <style:style style:name="Таблица64.A1" style:family="table-cell">
      <style:table-cell-properties fo:padding="0.097cm" fo:border="none"/>
    </style:style>
    <style:style style:name="Таблица65" style:family="table">
      <style:table-properties style:width="16.574cm" table:align="left" style:writing-mode="lr-tb"/>
    </style:style>
    <style:style style:name="Таблица65.A" style:family="table-column">
      <style:table-column-properties style:column-width="7.211cm"/>
    </style:style>
    <style:style style:name="Таблица65.B" style:family="table-column">
      <style:table-column-properties style:column-width="0.286cm"/>
    </style:style>
    <style:style style:name="Таблица65.C" style:family="table-column">
      <style:table-column-properties style:column-width="4.3cm"/>
    </style:style>
    <style:style style:name="Таблица65.D" style:family="table-column">
      <style:table-column-properties style:column-width="0.397cm"/>
    </style:style>
    <style:style style:name="Таблица65.E" style:family="table-column">
      <style:table-column-properties style:column-width="4.38cm"/>
    </style:style>
    <style:style style:name="Таблица65.A1" style:family="table-cell">
      <style:table-cell-properties fo:padding="0.097cm" fo:border="none"/>
    </style:style>
    <style:style style:name="Таблица66" style:family="table">
      <style:table-properties style:width="16.574cm" table:align="left" style:writing-mode="lr-tb"/>
    </style:style>
    <style:style style:name="Таблица66.A" style:family="table-column">
      <style:table-column-properties style:column-width="7.211cm"/>
    </style:style>
    <style:style style:name="Таблица66.B" style:family="table-column">
      <style:table-column-properties style:column-width="0.286cm"/>
    </style:style>
    <style:style style:name="Таблица66.C" style:family="table-column">
      <style:table-column-properties style:column-width="4.3cm"/>
    </style:style>
    <style:style style:name="Таблица66.D" style:family="table-column">
      <style:table-column-properties style:column-width="0.397cm"/>
    </style:style>
    <style:style style:name="Таблица66.E" style:family="table-column">
      <style:table-column-properties style:column-width="4.38cm"/>
    </style:style>
    <style:style style:name="Таблица66.A1" style:family="table-cell">
      <style:table-cell-properties fo:padding="0.097cm" fo:border="none"/>
    </style:style>
    <style:style style:name="Таблица67" style:family="table">
      <style:table-properties style:width="16.574cm" table:align="left" style:writing-mode="lr-tb"/>
    </style:style>
    <style:style style:name="Таблица67.A" style:family="table-column">
      <style:table-column-properties style:column-width="7.211cm"/>
    </style:style>
    <style:style style:name="Таблица67.B" style:family="table-column">
      <style:table-column-properties style:column-width="0.286cm"/>
    </style:style>
    <style:style style:name="Таблица67.C" style:family="table-column">
      <style:table-column-properties style:column-width="4.796cm"/>
    </style:style>
    <style:style style:name="Таблица67.D" style:family="table-column">
      <style:table-column-properties style:column-width="0.102cm"/>
    </style:style>
    <style:style style:name="Таблица67.E" style:family="table-column">
      <style:table-column-properties style:column-width="4.179cm"/>
    </style:style>
    <style:style style:name="Таблица67.A1" style:family="table-cell">
      <style:table-cell-properties fo:padding="0.097cm" fo:border="none"/>
    </style:style>
    <style:style style:name="Таблица68" style:family="table">
      <style:table-properties style:width="16.574cm" table:align="left" style:writing-mode="lr-tb"/>
    </style:style>
    <style:style style:name="Таблица68.A" style:family="table-column">
      <style:table-column-properties style:column-width="7.211cm"/>
    </style:style>
    <style:style style:name="Таблица68.B" style:family="table-column">
      <style:table-column-properties style:column-width="0.286cm"/>
    </style:style>
    <style:style style:name="Таблица68.C" style:family="table-column">
      <style:table-column-properties style:column-width="4.3cm"/>
    </style:style>
    <style:style style:name="Таблица68.D" style:family="table-column">
      <style:table-column-properties style:column-width="0.397cm"/>
    </style:style>
    <style:style style:name="Таблица68.E" style:family="table-column">
      <style:table-column-properties style:column-width="4.38cm"/>
    </style:style>
    <style:style style:name="Таблица68.A1" style:family="table-cell">
      <style:table-cell-properties fo:padding="0.097cm" fo:border="none"/>
    </style:style>
    <style:style style:name="Таблица69" style:family="table">
      <style:table-properties style:width="16.574cm" table:align="left" style:writing-mode="lr-tb"/>
    </style:style>
    <style:style style:name="Таблица69.A" style:family="table-column">
      <style:table-column-properties style:column-width="7.211cm"/>
    </style:style>
    <style:style style:name="Таблица69.B" style:family="table-column">
      <style:table-column-properties style:column-width="0.286cm"/>
    </style:style>
    <style:style style:name="Таблица69.C" style:family="table-column">
      <style:table-column-properties style:column-width="4.595cm"/>
    </style:style>
    <style:style style:name="Таблица69.D" style:family="table-column">
      <style:table-column-properties style:column-width="0.102cm"/>
    </style:style>
    <style:style style:name="Таблица69.E" style:family="table-column">
      <style:table-column-properties style:column-width="4.38cm"/>
    </style:style>
    <style:style style:name="Таблица69.A1" style:family="table-cell">
      <style:table-cell-properties fo:padding="0.097cm" fo:border="none"/>
    </style:style>
    <style:style style:name="Таблица84" style:family="table">
      <style:table-properties style:width="16.574cm" table:align="left" style:writing-mode="lr-tb"/>
    </style:style>
    <style:style style:name="Таблица84.A" style:family="table-column">
      <style:table-column-properties style:column-width="7.211cm"/>
    </style:style>
    <style:style style:name="Таблица84.B" style:family="table-column">
      <style:table-column-properties style:column-width="0.286cm"/>
    </style:style>
    <style:style style:name="Таблица84.C" style:family="table-column">
      <style:table-column-properties style:column-width="4.3cm"/>
    </style:style>
    <style:style style:name="Таблица84.D" style:family="table-column">
      <style:table-column-properties style:column-width="0.397cm"/>
    </style:style>
    <style:style style:name="Таблица84.E" style:family="table-column">
      <style:table-column-properties style:column-width="4.38cm"/>
    </style:style>
    <style:style style:name="Таблица84.A1" style:family="table-cell">
      <style:table-cell-properties fo:padding="0.097cm" fo:border="none"/>
    </style:style>
    <style:style style:name="Таблица115" style:family="table">
      <style:table-properties style:width="16.574cm" table:align="left" style:writing-mode="lr-tb"/>
    </style:style>
    <style:style style:name="Таблица115.A" style:family="table-column">
      <style:table-column-properties style:column-width="7.211cm"/>
    </style:style>
    <style:style style:name="Таблица115.B" style:family="table-column">
      <style:table-column-properties style:column-width="0.286cm"/>
    </style:style>
    <style:style style:name="Таблица115.C" style:family="table-column">
      <style:table-column-properties style:column-width="4.595cm"/>
    </style:style>
    <style:style style:name="Таблица115.D" style:family="table-column">
      <style:table-column-properties style:column-width="0.102cm"/>
    </style:style>
    <style:style style:name="Таблица115.E" style:family="table-column">
      <style:table-column-properties style:column-width="4.38cm"/>
    </style:style>
    <style:style style:name="Таблица115.A1" style:family="table-cell">
      <style:table-cell-properties fo:padding="0.097cm" fo:border="none"/>
    </style:style>
    <style:style style:name="Таблица116" style:family="table">
      <style:table-properties style:width="16.457cm" fo:margin-left="0.019cm" fo:margin-right="0.524cm" table:align="margins" style:writing-mode="lr-tb"/>
    </style:style>
    <style:style style:name="Таблица116.A" style:family="table-column">
      <style:table-column-properties style:column-width="7.161cm" style:rel-column-width="28520*"/>
    </style:style>
    <style:style style:name="Таблица116.B" style:family="table-column">
      <style:table-column-properties style:column-width="0.263cm" style:rel-column-width="1048*"/>
    </style:style>
    <style:style style:name="Таблица116.C" style:family="table-column">
      <style:table-column-properties style:column-width="4.581cm" style:rel-column-width="18244*"/>
    </style:style>
    <style:style style:name="Таблица116.D" style:family="table-column">
      <style:table-column-properties style:column-width="0.106cm" style:rel-column-width="419*"/>
    </style:style>
    <style:style style:name="Таблица116.E" style:family="table-column">
      <style:table-column-properties style:column-width="4.346cm" style:rel-column-width="17304*"/>
    </style:style>
    <style:style style:name="Таблица116.A1" style:family="table-cell">
      <style:table-cell-properties fo:padding="0.097cm" fo:border="none"/>
    </style:style>
    <style:style style:name="Таблица71" style:family="table">
      <style:table-properties style:width="16.574cm" table:align="left" style:writing-mode="lr-tb"/>
    </style:style>
    <style:style style:name="Таблица71.A" style:family="table-column">
      <style:table-column-properties style:column-width="7.211cm"/>
    </style:style>
    <style:style style:name="Таблица71.B" style:family="table-column">
      <style:table-column-properties style:column-width="0.286cm"/>
    </style:style>
    <style:style style:name="Таблица71.C" style:family="table-column">
      <style:table-column-properties style:column-width="3.801cm"/>
    </style:style>
    <style:style style:name="Таблица71.D" style:family="table-column">
      <style:table-column-properties style:column-width="0.212cm"/>
    </style:style>
    <style:style style:name="Таблица71.E" style:family="table-column">
      <style:table-column-properties style:column-width="5.064cm"/>
    </style:style>
    <style:style style:name="Таблица71.A1" style:family="table-cell">
      <style:table-cell-properties fo:padding="0.097cm" fo:border="none"/>
    </style:style>
    <style:style style:name="Таблица73" style:family="table">
      <style:table-properties style:width="16.572cm" table:align="left" style:writing-mode="lr-tb"/>
    </style:style>
    <style:style style:name="Таблица73.A" style:family="table-column">
      <style:table-column-properties style:column-width="7.211cm"/>
    </style:style>
    <style:style style:name="Таблица73.B" style:family="table-column">
      <style:table-column-properties style:column-width="0.286cm"/>
    </style:style>
    <style:style style:name="Таблица73.C" style:family="table-column">
      <style:table-column-properties style:column-width="3.801cm"/>
    </style:style>
    <style:style style:name="Таблица73.D" style:family="table-column">
      <style:table-column-properties style:column-width="0.212cm"/>
    </style:style>
    <style:style style:name="Таблица73.E" style:family="table-column">
      <style:table-column-properties style:column-width="5.062cm"/>
    </style:style>
    <style:style style:name="Таблица73.A1" style:family="table-cell">
      <style:table-cell-properties fo:padding="0.097cm" fo:border="none"/>
    </style:style>
    <style:style style:name="Таблица112" style:family="table">
      <style:table-properties style:width="16.572cm" table:align="left" style:writing-mode="lr-tb"/>
    </style:style>
    <style:style style:name="Таблица112.A" style:family="table-column">
      <style:table-column-properties style:column-width="5.689cm"/>
    </style:style>
    <style:style style:name="Таблица112.B" style:family="table-column">
      <style:table-column-properties style:column-width="5.503cm"/>
    </style:style>
    <style:style style:name="Таблица112.C" style:family="table-column">
      <style:table-column-properties style:column-width="0.318cm"/>
    </style:style>
    <style:style style:name="Таблица112.D" style:family="table-column">
      <style:table-column-properties style:column-width="5.062cm"/>
    </style:style>
    <style:style style:name="Таблица112.A1" style:family="table-cell">
      <style:table-cell-properties fo:padding="0.097cm" fo:border="none"/>
    </style:style>
    <style:style style:name="Таблица75" style:family="table">
      <style:table-properties style:width="16.589cm" table:align="left" style:writing-mode="lr-tb"/>
    </style:style>
    <style:style style:name="Таблица75.A" style:family="table-column">
      <style:table-column-properties style:column-width="5.689cm"/>
    </style:style>
    <style:style style:name="Таблица75.B" style:family="table-column">
      <style:table-column-properties style:column-width="5.424cm"/>
    </style:style>
    <style:style style:name="Таблица75.C" style:family="table-column">
      <style:table-column-properties style:column-width="5.477cm"/>
    </style:style>
    <style:style style:name="Таблица75.A1" style:family="table-cell">
      <style:table-cell-properties fo:padding="0.097cm" fo:border="none"/>
    </style:style>
    <style:style style:name="Таблица74" style:family="table">
      <style:table-properties style:width="16.589cm" table:align="left" style:writing-mode="lr-tb"/>
    </style:style>
    <style:style style:name="Таблица74.A" style:family="table-column">
      <style:table-column-properties style:column-width="5.689cm"/>
    </style:style>
    <style:style style:name="Таблица74.B" style:family="table-column">
      <style:table-column-properties style:column-width="5.503cm"/>
    </style:style>
    <style:style style:name="Таблица74.C" style:family="table-column">
      <style:table-column-properties style:column-width="5.398cm"/>
    </style:style>
    <style:style style:name="Таблица74.A1" style:family="table-cell">
      <style:table-cell-properties fo:padding="0.097cm" fo:border="none"/>
    </style:style>
    <style:style style:name="Таблица76" style:family="table">
      <style:table-properties style:width="16.522cm" table:align="left" style:writing-mode="lr-tb"/>
    </style:style>
    <style:style style:name="Таблица76.A" style:family="table-column">
      <style:table-column-properties style:column-width="7.114cm"/>
    </style:style>
    <style:style style:name="Таблица76.B" style:family="table-column">
      <style:table-column-properties style:column-width="4.205cm"/>
    </style:style>
    <style:style style:name="Таблица76.C" style:family="table-column">
      <style:table-column-properties style:column-width="5.203cm"/>
    </style:style>
    <style:style style:name="Таблица76.A1" style:family="table-cell">
      <style:table-cell-properties fo:padding="0.097cm" fo:border="none"/>
    </style:style>
    <style:style style:name="Таблица77" style:family="table">
      <style:table-properties style:width="16.574cm" table:align="left" style:writing-mode="lr-tb"/>
    </style:style>
    <style:style style:name="Таблица77.A" style:family="table-column">
      <style:table-column-properties style:column-width="7.211cm"/>
    </style:style>
    <style:style style:name="Таблица77.B" style:family="table-column">
      <style:table-column-properties style:column-width="0.286cm"/>
    </style:style>
    <style:style style:name="Таблица77.C" style:family="table-column">
      <style:table-column-properties style:column-width="4.3cm"/>
    </style:style>
    <style:style style:name="Таблица77.D" style:family="table-column">
      <style:table-column-properties style:column-width="0.397cm"/>
    </style:style>
    <style:style style:name="Таблица77.E" style:family="table-column">
      <style:table-column-properties style:column-width="4.38cm"/>
    </style:style>
    <style:style style:name="Таблица77.A1" style:family="table-cell">
      <style:table-cell-properties fo:padding="0.097cm" fo:border="none"/>
    </style:style>
    <style:style style:name="Таблица78" style:family="table">
      <style:table-properties style:width="16.574cm" table:align="left" style:writing-mode="lr-tb"/>
    </style:style>
    <style:style style:name="Таблица78.A" style:family="table-column">
      <style:table-column-properties style:column-width="7.211cm"/>
    </style:style>
    <style:style style:name="Таблица78.B" style:family="table-column">
      <style:table-column-properties style:column-width="0.286cm"/>
    </style:style>
    <style:style style:name="Таблица78.C" style:family="table-column">
      <style:table-column-properties style:column-width="4.3cm"/>
    </style:style>
    <style:style style:name="Таблица78.D" style:family="table-column">
      <style:table-column-properties style:column-width="0.397cm"/>
    </style:style>
    <style:style style:name="Таблица78.E" style:family="table-column">
      <style:table-column-properties style:column-width="4.38cm"/>
    </style:style>
    <style:style style:name="Таблица78.A1" style:family="table-cell">
      <style:table-cell-properties fo:padding="0.097cm" fo:border="none"/>
    </style:style>
    <style:style style:name="Таблица14" style:family="table">
      <style:table-properties style:width="16.596cm" table:align="left" style:writing-mode="lr-tb"/>
    </style:style>
    <style:style style:name="Таблица14.A" style:family="table-column">
      <style:table-column-properties style:column-width="7.211cm"/>
    </style:style>
    <style:style style:name="Таблица14.B" style:family="table-column">
      <style:table-column-properties style:column-width="0.286cm"/>
    </style:style>
    <style:style style:name="Таблица14.C" style:family="table-column">
      <style:table-column-properties style:column-width="4.602cm"/>
    </style:style>
    <style:style style:name="Таблица14.D" style:family="table-column">
      <style:table-column-properties style:column-width="0.095cm"/>
    </style:style>
    <style:style style:name="Таблица14.E" style:family="table-column">
      <style:table-column-properties style:column-width="4.403cm"/>
    </style:style>
    <style:style style:name="Таблица14.A1" style:family="table-cell">
      <style:table-cell-properties fo:padding="0.097cm" fo:border="none"/>
    </style:style>
    <style:style style:name="Таблица51" style:family="table">
      <style:table-properties style:width="16.572cm" table:align="left" style:writing-mode="lr-tb"/>
    </style:style>
    <style:style style:name="Таблица51.A" style:family="table-column">
      <style:table-column-properties style:column-width="7.211cm"/>
    </style:style>
    <style:style style:name="Таблица51.B" style:family="table-column">
      <style:table-column-properties style:column-width="0.286cm"/>
    </style:style>
    <style:style style:name="Таблица51.C" style:family="table-column">
      <style:table-column-properties style:column-width="4.602cm"/>
    </style:style>
    <style:style style:name="Таблица51.D" style:family="table-column">
      <style:table-column-properties style:column-width="0.095cm"/>
    </style:style>
    <style:style style:name="Таблица51.E" style:family="table-column">
      <style:table-column-properties style:column-width="4.378cm"/>
    </style:style>
    <style:style style:name="Таблица51.A1" style:family="table-cell">
      <style:table-cell-properties fo:padding="0.097cm" fo:border="none"/>
    </style:style>
    <style:style style:name="Таблица79" style:family="table">
      <style:table-properties style:width="16.574cm" table:align="left" style:writing-mode="lr-tb"/>
    </style:style>
    <style:style style:name="Таблица79.A" style:family="table-column">
      <style:table-column-properties style:column-width="7.211cm"/>
    </style:style>
    <style:style style:name="Таблица79.B" style:family="table-column">
      <style:table-column-properties style:column-width="0.286cm"/>
    </style:style>
    <style:style style:name="Таблица79.C" style:family="table-column">
      <style:table-column-properties style:column-width="4.3cm"/>
    </style:style>
    <style:style style:name="Таблица79.D" style:family="table-column">
      <style:table-column-properties style:column-width="0.397cm"/>
    </style:style>
    <style:style style:name="Таблица79.E" style:family="table-column">
      <style:table-column-properties style:column-width="4.38cm"/>
    </style:style>
    <style:style style:name="Таблица79.A1" style:family="table-cell">
      <style:table-cell-properties fo:padding="0.097cm" fo:border="none"/>
    </style:style>
    <style:style style:name="Таблица80" style:family="table">
      <style:table-properties style:width="16.574cm" table:align="left" style:writing-mode="lr-tb"/>
    </style:style>
    <style:style style:name="Таблица80.A" style:family="table-column">
      <style:table-column-properties style:column-width="7.211cm"/>
    </style:style>
    <style:style style:name="Таблица80.B" style:family="table-column">
      <style:table-column-properties style:column-width="0.286cm"/>
    </style:style>
    <style:style style:name="Таблица80.C" style:family="table-column">
      <style:table-column-properties style:column-width="4.613cm"/>
    </style:style>
    <style:style style:name="Таблица80.D" style:family="table-column">
      <style:table-column-properties style:column-width="0.085cm"/>
    </style:style>
    <style:style style:name="Таблица80.E" style:family="table-column">
      <style:table-column-properties style:column-width="4.38cm"/>
    </style:style>
    <style:style style:name="Таблица80.A1" style:family="table-cell">
      <style:table-cell-properties fo:padding="0.097cm" fo:border="none"/>
    </style:style>
    <style:style style:name="Таблица81" style:family="table">
      <style:table-properties style:width="16.572cm" table:align="left" style:writing-mode="lr-tb"/>
    </style:style>
    <style:style style:name="Таблица81.A" style:family="table-column">
      <style:table-column-properties style:column-width="7.211cm"/>
    </style:style>
    <style:style style:name="Таблица81.B" style:family="table-column">
      <style:table-column-properties style:column-width="0.286cm"/>
    </style:style>
    <style:style style:name="Таблица81.C" style:family="table-column">
      <style:table-column-properties style:column-width="4.507cm"/>
    </style:style>
    <style:style style:name="Таблица81.D" style:family="table-column">
      <style:table-column-properties style:column-width="0.191cm"/>
    </style:style>
    <style:style style:name="Таблица81.E" style:family="table-column">
      <style:table-column-properties style:column-width="4.378cm"/>
    </style:style>
    <style:style style:name="Таблица81.A1" style:family="table-cell">
      <style:table-cell-properties fo:padding="0.097cm" fo:border="none"/>
    </style:style>
    <style:style style:name="Таблица82" style:family="table">
      <style:table-properties style:width="16.574cm" table:align="left" style:writing-mode="lr-tb"/>
    </style:style>
    <style:style style:name="Таблица82.A" style:family="table-column">
      <style:table-column-properties style:column-width="7.211cm"/>
    </style:style>
    <style:style style:name="Таблица82.B" style:family="table-column">
      <style:table-column-properties style:column-width="0.286cm"/>
    </style:style>
    <style:style style:name="Таблица82.C" style:family="table-column">
      <style:table-column-properties style:column-width="4.595cm"/>
    </style:style>
    <style:style style:name="Таблица82.D" style:family="table-column">
      <style:table-column-properties style:column-width="0.102cm"/>
    </style:style>
    <style:style style:name="Таблица82.E" style:family="table-column">
      <style:table-column-properties style:column-width="4.38cm"/>
    </style:style>
    <style:style style:name="Таблица82.A1" style:family="table-cell">
      <style:table-cell-properties fo:padding="0.097cm" fo:border="none"/>
    </style:style>
    <style:style style:name="Таблица85" style:family="table">
      <style:table-properties style:width="16.574cm" table:align="left" style:writing-mode="lr-tb"/>
    </style:style>
    <style:style style:name="Таблица85.A" style:family="table-column">
      <style:table-column-properties style:column-width="7.211cm"/>
    </style:style>
    <style:style style:name="Таблица85.B" style:family="table-column">
      <style:table-column-properties style:column-width="0.286cm"/>
    </style:style>
    <style:style style:name="Таблица85.C" style:family="table-column">
      <style:table-column-properties style:column-width="4.3cm"/>
    </style:style>
    <style:style style:name="Таблица85.D" style:family="table-column">
      <style:table-column-properties style:column-width="0.397cm"/>
    </style:style>
    <style:style style:name="Таблица85.E" style:family="table-column">
      <style:table-column-properties style:column-width="4.38cm"/>
    </style:style>
    <style:style style:name="Таблица85.A1" style:family="table-cell">
      <style:table-cell-properties fo:padding="0.097cm" fo:border="none"/>
    </style:style>
    <style:style style:name="Таблица86" style:family="table">
      <style:table-properties style:width="16.574cm" table:align="left" style:writing-mode="lr-tb"/>
    </style:style>
    <style:style style:name="Таблица86.A" style:family="table-column">
      <style:table-column-properties style:column-width="7.211cm"/>
    </style:style>
    <style:style style:name="Таблица86.B" style:family="table-column">
      <style:table-column-properties style:column-width="0.286cm"/>
    </style:style>
    <style:style style:name="Таблица86.C" style:family="table-column">
      <style:table-column-properties style:column-width="4.595cm"/>
    </style:style>
    <style:style style:name="Таблица86.D" style:family="table-column">
      <style:table-column-properties style:column-width="0.102cm"/>
    </style:style>
    <style:style style:name="Таблица86.E" style:family="table-column">
      <style:table-column-properties style:column-width="4.38cm"/>
    </style:style>
    <style:style style:name="Таблица86.A1" style:family="table-cell">
      <style:table-cell-properties fo:padding="0.097cm" fo:border="none"/>
    </style:style>
    <style:style style:name="Таблица87" style:family="table">
      <style:table-properties style:width="16.574cm" table:align="left" style:writing-mode="lr-tb"/>
    </style:style>
    <style:style style:name="Таблица87.A" style:family="table-column">
      <style:table-column-properties style:column-width="7.211cm"/>
    </style:style>
    <style:style style:name="Таблица87.B" style:family="table-column">
      <style:table-column-properties style:column-width="0.286cm"/>
    </style:style>
    <style:style style:name="Таблица87.C" style:family="table-column">
      <style:table-column-properties style:column-width="4.3cm"/>
    </style:style>
    <style:style style:name="Таблица87.D" style:family="table-column">
      <style:table-column-properties style:column-width="0.397cm"/>
    </style:style>
    <style:style style:name="Таблица87.E" style:family="table-column">
      <style:table-column-properties style:column-width="4.38cm"/>
    </style:style>
    <style:style style:name="Таблица87.A1" style:family="table-cell">
      <style:table-cell-properties fo:padding="0.097cm" fo:border="none"/>
    </style:style>
    <style:style style:name="Таблица88" style:family="table">
      <style:table-properties style:width="16.574cm" table:align="left" style:writing-mode="lr-tb"/>
    </style:style>
    <style:style style:name="Таблица88.A" style:family="table-column">
      <style:table-column-properties style:column-width="7.211cm"/>
    </style:style>
    <style:style style:name="Таблица88.B" style:family="table-column">
      <style:table-column-properties style:column-width="0.286cm"/>
    </style:style>
    <style:style style:name="Таблица88.C" style:family="table-column">
      <style:table-column-properties style:column-width="4.3cm"/>
    </style:style>
    <style:style style:name="Таблица88.D" style:family="table-column">
      <style:table-column-properties style:column-width="0.397cm"/>
    </style:style>
    <style:style style:name="Таблица88.E" style:family="table-column">
      <style:table-column-properties style:column-width="4.38cm"/>
    </style:style>
    <style:style style:name="Таблица88.A1" style:family="table-cell">
      <style:table-cell-properties fo:padding="0.097cm" fo:border="none"/>
    </style:style>
    <style:style style:name="Таблица89" style:family="table">
      <style:table-properties style:width="16.574cm" table:align="left" style:writing-mode="lr-tb"/>
    </style:style>
    <style:style style:name="Таблица89.A" style:family="table-column">
      <style:table-column-properties style:column-width="7.211cm"/>
    </style:style>
    <style:style style:name="Таблица89.B" style:family="table-column">
      <style:table-column-properties style:column-width="0.286cm"/>
    </style:style>
    <style:style style:name="Таблица89.C" style:family="table-column">
      <style:table-column-properties style:column-width="4.595cm"/>
    </style:style>
    <style:style style:name="Таблица89.D" style:family="table-column">
      <style:table-column-properties style:column-width="0.102cm"/>
    </style:style>
    <style:style style:name="Таблица89.E" style:family="table-column">
      <style:table-column-properties style:column-width="4.38cm"/>
    </style:style>
    <style:style style:name="Таблица89.A1" style:family="table-cell">
      <style:table-cell-properties fo:padding="0.097cm" fo:border="none"/>
    </style:style>
    <style:style style:name="Таблица90" style:family="table">
      <style:table-properties style:width="16.574cm" table:align="left" style:writing-mode="lr-tb"/>
    </style:style>
    <style:style style:name="Таблица90.A" style:family="table-column">
      <style:table-column-properties style:column-width="7.211cm"/>
    </style:style>
    <style:style style:name="Таблица90.B" style:family="table-column">
      <style:table-column-properties style:column-width="0.145cm"/>
    </style:style>
    <style:style style:name="Таблица90.C" style:family="table-column">
      <style:table-column-properties style:column-width="4.441cm"/>
    </style:style>
    <style:style style:name="Таблица90.D" style:family="table-column">
      <style:table-column-properties style:column-width="0.397cm"/>
    </style:style>
    <style:style style:name="Таблица90.E" style:family="table-column">
      <style:table-column-properties style:column-width="4.38cm"/>
    </style:style>
    <style:style style:name="Таблица90.A1" style:family="table-cell">
      <style:table-cell-properties fo:padding="0.097cm" fo:border="none"/>
    </style:style>
    <style:style style:name="Таблица91" style:family="table">
      <style:table-properties style:width="16.574cm" table:align="left" style:writing-mode="lr-tb"/>
    </style:style>
    <style:style style:name="Таблица91.A" style:family="table-column">
      <style:table-column-properties style:column-width="7.211cm"/>
    </style:style>
    <style:style style:name="Таблица91.B" style:family="table-column">
      <style:table-column-properties style:column-width="0.145cm"/>
    </style:style>
    <style:style style:name="Таблица91.C" style:family="table-column">
      <style:table-column-properties style:column-width="4.441cm"/>
    </style:style>
    <style:style style:name="Таблица91.D" style:family="table-column">
      <style:table-column-properties style:column-width="0.397cm"/>
    </style:style>
    <style:style style:name="Таблица91.E" style:family="table-column">
      <style:table-column-properties style:column-width="4.38cm"/>
    </style:style>
    <style:style style:name="Таблица91.A1" style:family="table-cell">
      <style:table-cell-properties fo:padding="0.097cm" fo:border="none"/>
    </style:style>
    <style:style style:name="Таблица92" style:family="table">
      <style:table-properties style:width="16.574cm" table:align="left" style:writing-mode="lr-tb"/>
    </style:style>
    <style:style style:name="Таблица92.A" style:family="table-column">
      <style:table-column-properties style:column-width="7.211cm"/>
    </style:style>
    <style:style style:name="Таблица92.B" style:family="table-column">
      <style:table-column-properties style:column-width="0.462cm"/>
    </style:style>
    <style:style style:name="Таблица92.C" style:family="table-column">
      <style:table-column-properties style:column-width="4.124cm"/>
    </style:style>
    <style:style style:name="Таблица92.D" style:family="table-column">
      <style:table-column-properties style:column-width="0.397cm"/>
    </style:style>
    <style:style style:name="Таблица92.E" style:family="table-column">
      <style:table-column-properties style:column-width="4.38cm"/>
    </style:style>
    <style:style style:name="Таблица92.A1" style:family="table-cell">
      <style:table-cell-properties fo:padding="0.097cm" fo:border="none"/>
    </style:style>
    <style:style style:name="Таблица93" style:family="table">
      <style:table-properties style:width="16.572cm" table:align="left" style:writing-mode="lr-tb"/>
    </style:style>
    <style:style style:name="Таблица93.A" style:family="table-column">
      <style:table-column-properties style:column-width="7.211cm"/>
    </style:style>
    <style:style style:name="Таблица93.B" style:family="table-column">
      <style:table-column-properties style:column-width="0.286cm"/>
    </style:style>
    <style:style style:name="Таблица93.C" style:family="table-column">
      <style:table-column-properties style:column-width="4.602cm"/>
    </style:style>
    <style:style style:name="Таблица93.D" style:family="table-column">
      <style:table-column-properties style:column-width="0.095cm"/>
    </style:style>
    <style:style style:name="Таблица93.E" style:family="table-column">
      <style:table-column-properties style:column-width="4.378cm"/>
    </style:style>
    <style:style style:name="Таблица93.A1" style:family="table-cell">
      <style:table-cell-properties fo:padding="0.097cm" fo:border="none"/>
    </style:style>
    <style:style style:name="Таблица94" style:family="table">
      <style:table-properties style:width="16.581cm" table:align="left" style:writing-mode="lr-tb"/>
    </style:style>
    <style:style style:name="Таблица94.A" style:family="table-column">
      <style:table-column-properties style:column-width="7.211cm"/>
    </style:style>
    <style:style style:name="Таблица94.B" style:family="table-column">
      <style:table-column-properties style:column-width="0.432cm"/>
    </style:style>
    <style:style style:name="Таблица94.C" style:family="table-column">
      <style:table-column-properties style:column-width="4.154cm"/>
    </style:style>
    <style:style style:name="Таблица94.D" style:family="table-column">
      <style:table-column-properties style:column-width="0.397cm"/>
    </style:style>
    <style:style style:name="Таблица94.E" style:family="table-column">
      <style:table-column-properties style:column-width="4.387cm"/>
    </style:style>
    <style:style style:name="Таблица94.A1" style:family="table-cell">
      <style:table-cell-properties fo:padding="0.097cm" fo:border="none"/>
    </style:style>
    <style:style style:name="Таблица95" style:family="table">
      <style:table-properties style:width="16.574cm" table:align="left" style:writing-mode="lr-tb"/>
    </style:style>
    <style:style style:name="Таблица95.A" style:family="table-column">
      <style:table-column-properties style:column-width="7.211cm"/>
    </style:style>
    <style:style style:name="Таблица95.B" style:family="table-column">
      <style:table-column-properties style:column-width="0.286cm"/>
    </style:style>
    <style:style style:name="Таблица95.C" style:family="table-column">
      <style:table-column-properties style:column-width="4.595cm"/>
    </style:style>
    <style:style style:name="Таблица95.D" style:family="table-column">
      <style:table-column-properties style:column-width="0.102cm"/>
    </style:style>
    <style:style style:name="Таблица95.E" style:family="table-column">
      <style:table-column-properties style:column-width="4.38cm"/>
    </style:style>
    <style:style style:name="Таблица95.A1" style:family="table-cell">
      <style:table-cell-properties fo:padding="0.097cm" fo:border="none"/>
    </style:style>
    <style:style style:name="Таблица96" style:family="table">
      <style:table-properties style:width="16.574cm" table:align="left" style:writing-mode="lr-tb"/>
    </style:style>
    <style:style style:name="Таблица96.A" style:family="table-column">
      <style:table-column-properties style:column-width="7.211cm"/>
    </style:style>
    <style:style style:name="Таблица96.B" style:family="table-column">
      <style:table-column-properties style:column-width="0.286cm"/>
    </style:style>
    <style:style style:name="Таблица96.C" style:family="table-column">
      <style:table-column-properties style:column-width="4.3cm"/>
    </style:style>
    <style:style style:name="Таблица96.D" style:family="table-column">
      <style:table-column-properties style:column-width="0.397cm"/>
    </style:style>
    <style:style style:name="Таблица96.E" style:family="table-column">
      <style:table-column-properties style:column-width="4.38cm"/>
    </style:style>
    <style:style style:name="Таблица96.A1" style:family="table-cell">
      <style:table-cell-properties fo:padding="0.097cm" fo:border="none"/>
    </style:style>
    <style:style style:name="Таблица97" style:family="table">
      <style:table-properties style:width="16.574cm" table:align="left" style:writing-mode="lr-tb"/>
    </style:style>
    <style:style style:name="Таблица97.A" style:family="table-column">
      <style:table-column-properties style:column-width="7.211cm"/>
    </style:style>
    <style:style style:name="Таблица97.B" style:family="table-column">
      <style:table-column-properties style:column-width="0.286cm"/>
    </style:style>
    <style:style style:name="Таблица97.C" style:family="table-column">
      <style:table-column-properties style:column-width="4.3cm"/>
    </style:style>
    <style:style style:name="Таблица97.D" style:family="table-column">
      <style:table-column-properties style:column-width="0.397cm"/>
    </style:style>
    <style:style style:name="Таблица97.E" style:family="table-column">
      <style:table-column-properties style:column-width="4.38cm"/>
    </style:style>
    <style:style style:name="Таблица97.A1" style:family="table-cell">
      <style:table-cell-properties fo:padding="0.097cm" fo:border="none"/>
    </style:style>
    <style:style style:name="Таблица98" style:family="table">
      <style:table-properties style:width="16.574cm" table:align="left" style:writing-mode="lr-tb"/>
    </style:style>
    <style:style style:name="Таблица98.A" style:family="table-column">
      <style:table-column-properties style:column-width="7.211cm"/>
    </style:style>
    <style:style style:name="Таблица98.B" style:family="table-column">
      <style:table-column-properties style:column-width="0.286cm"/>
    </style:style>
    <style:style style:name="Таблица98.C" style:family="table-column">
      <style:table-column-properties style:column-width="4.595cm"/>
    </style:style>
    <style:style style:name="Таблица98.D" style:family="table-column">
      <style:table-column-properties style:column-width="0.102cm"/>
    </style:style>
    <style:style style:name="Таблица98.E" style:family="table-column">
      <style:table-column-properties style:column-width="4.38cm"/>
    </style:style>
    <style:style style:name="Таблица98.A1" style:family="table-cell">
      <style:table-cell-properties fo:padding="0.097cm" fo:border="none"/>
    </style:style>
    <style:style style:name="Таблица99" style:family="table">
      <style:table-properties style:width="16.572cm" table:align="left" style:writing-mode="lr-tb"/>
    </style:style>
    <style:style style:name="Таблица99.A" style:family="table-column">
      <style:table-column-properties style:column-width="7.211cm"/>
    </style:style>
    <style:style style:name="Таблица99.B" style:family="table-column">
      <style:table-column-properties style:column-width="0.286cm"/>
    </style:style>
    <style:style style:name="Таблица99.C" style:family="table-column">
      <style:table-column-properties style:column-width="4.507cm"/>
    </style:style>
    <style:style style:name="Таблица99.D" style:family="table-column">
      <style:table-column-properties style:column-width="0.191cm"/>
    </style:style>
    <style:style style:name="Таблица99.E" style:family="table-column">
      <style:table-column-properties style:column-width="4.378cm"/>
    </style:style>
    <style:style style:name="Таблица99.A1" style:family="table-cell">
      <style:table-cell-properties fo:padding="0.097cm" fo:border="none"/>
    </style:style>
    <style:style style:name="Таблица103" style:family="table">
      <style:table-properties style:width="16.574cm" table:align="left" style:writing-mode="lr-tb"/>
    </style:style>
    <style:style style:name="Таблица103.A" style:family="table-column">
      <style:table-column-properties style:column-width="7.211cm"/>
    </style:style>
    <style:style style:name="Таблица103.B" style:family="table-column">
      <style:table-column-properties style:column-width="0.286cm"/>
    </style:style>
    <style:style style:name="Таблица103.C" style:family="table-column">
      <style:table-column-properties style:column-width="4.3cm"/>
    </style:style>
    <style:style style:name="Таблица103.D" style:family="table-column">
      <style:table-column-properties style:column-width="0.397cm"/>
    </style:style>
    <style:style style:name="Таблица103.E" style:family="table-column">
      <style:table-column-properties style:column-width="4.38cm"/>
    </style:style>
    <style:style style:name="Таблица103.A1" style:family="table-cell">
      <style:table-cell-properties fo:padding="0.097cm" fo:border="none"/>
    </style:style>
    <style:style style:name="Таблица104" style:family="table">
      <style:table-properties style:width="16.574cm" table:align="left" style:writing-mode="lr-tb"/>
    </style:style>
    <style:style style:name="Таблица104.A" style:family="table-column">
      <style:table-column-properties style:column-width="7.211cm"/>
    </style:style>
    <style:style style:name="Таблица104.B" style:family="table-column">
      <style:table-column-properties style:column-width="0.286cm"/>
    </style:style>
    <style:style style:name="Таблица104.C" style:family="table-column">
      <style:table-column-properties style:column-width="4.516cm"/>
    </style:style>
    <style:style style:name="Таблица104.D" style:family="table-column">
      <style:table-column-properties style:column-width="0.182cm"/>
    </style:style>
    <style:style style:name="Таблица104.E" style:family="table-column">
      <style:table-column-properties style:column-width="4.38cm"/>
    </style:style>
    <style:style style:name="Таблица104.A1" style:family="table-cell">
      <style:table-cell-properties fo:padding="0.097cm" fo:border="none"/>
    </style:style>
    <style:style style:name="Таблица105" style:family="table">
      <style:table-properties style:width="16.572cm" table:align="left" style:writing-mode="lr-tb"/>
    </style:style>
    <style:style style:name="Таблица105.A" style:family="table-column">
      <style:table-column-properties style:column-width="7.211cm"/>
    </style:style>
    <style:style style:name="Таблица105.B" style:family="table-column">
      <style:table-column-properties style:column-width="0.286cm"/>
    </style:style>
    <style:style style:name="Таблица105.C" style:family="table-column">
      <style:table-column-properties style:column-width="4.602cm"/>
    </style:style>
    <style:style style:name="Таблица105.D" style:family="table-column">
      <style:table-column-properties style:column-width="0.095cm"/>
    </style:style>
    <style:style style:name="Таблица105.E" style:family="table-column">
      <style:table-column-properties style:column-width="4.378cm"/>
    </style:style>
    <style:style style:name="Таблица105.A1" style:family="table-cell">
      <style:table-cell-properties fo:padding="0.097cm" fo:border="none"/>
    </style:style>
    <style:style style:name="Таблица4" style:family="table">
      <style:table-properties style:width="16.574cm" table:align="left" style:writing-mode="lr-tb"/>
    </style:style>
    <style:style style:name="Таблица4.A" style:family="table-column">
      <style:table-column-properties style:column-width="7.211cm"/>
    </style:style>
    <style:style style:name="Таблица4.B" style:family="table-column">
      <style:table-column-properties style:column-width="0.286cm"/>
    </style:style>
    <style:style style:name="Таблица4.C" style:family="table-column">
      <style:table-column-properties style:column-width="4.3cm"/>
    </style:style>
    <style:style style:name="Таблица4.D" style:family="table-column">
      <style:table-column-properties style:column-width="0.397cm"/>
    </style:style>
    <style:style style:name="Таблица4.E" style:family="table-column">
      <style:table-column-properties style:column-width="4.38cm"/>
    </style:style>
    <style:style style:name="Таблица4.A1" style:family="table-cell">
      <style:table-cell-properties fo:padding="0.097cm" fo:border="none"/>
    </style:style>
    <style:style style:name="Таблица70" style:family="table">
      <style:table-properties style:width="17.41cm" fo:margin-left="0cm" table:align="left" style:writing-mode="lr-tb"/>
    </style:style>
    <style:style style:name="Таблица70.A" style:family="table-column">
      <style:table-column-properties style:column-width="7.197cm"/>
    </style:style>
    <style:style style:name="Таблица70.B" style:family="table-column">
      <style:table-column-properties style:column-width="5.001cm"/>
    </style:style>
    <style:style style:name="Таблица70.C" style:family="table-column">
      <style:table-column-properties style:column-width="5.212cm"/>
    </style:style>
    <style:style style:name="Таблица70.A1" style:family="table-cell">
      <style:table-cell-properties fo:padding="0.097cm" fo:border="none"/>
    </style:style>
    <style:style style:name="Таблица117" style:family="table">
      <style:table-properties style:width="16.992cm" table:align="left" style:writing-mode="lr-tb"/>
    </style:style>
    <style:style style:name="Таблица117.A" style:family="table-column">
      <style:table-column-properties style:column-width="7.197cm"/>
    </style:style>
    <style:style style:name="Таблица117.B" style:family="table-column">
      <style:table-column-properties style:column-width="5.001cm"/>
    </style:style>
    <style:style style:name="Таблица117.C" style:family="table-column">
      <style:table-column-properties style:column-width="4.794cm"/>
    </style:style>
    <style:style style:name="Таблица117.A1" style:family="table-cell">
      <style:table-cell-properties fo:padding="0.097cm" fo:border="none"/>
    </style:style>
    <style:style style:name="Таблица106" style:family="table">
      <style:table-properties style:width="16.574cm" table:align="left" style:writing-mode="lr-tb"/>
    </style:style>
    <style:style style:name="Таблица106.A" style:family="table-column">
      <style:table-column-properties style:column-width="7.211cm"/>
    </style:style>
    <style:style style:name="Таблица106.B" style:family="table-column">
      <style:table-column-properties style:column-width="0.286cm"/>
    </style:style>
    <style:style style:name="Таблица106.C" style:family="table-column">
      <style:table-column-properties style:column-width="4.3cm"/>
    </style:style>
    <style:style style:name="Таблица106.D" style:family="table-column">
      <style:table-column-properties style:column-width="0.397cm"/>
    </style:style>
    <style:style style:name="Таблица106.E" style:family="table-column">
      <style:table-column-properties style:column-width="4.38cm"/>
    </style:style>
    <style:style style:name="Таблица106.A1" style:family="table-cell">
      <style:table-cell-properties fo:padding="0.097cm" fo:border="none"/>
    </style:style>
    <style:style style:name="Таблица107" style:family="table">
      <style:table-properties style:width="16.574cm" table:align="left" style:writing-mode="lr-tb"/>
    </style:style>
    <style:style style:name="Таблица107.A" style:family="table-column">
      <style:table-column-properties style:column-width="7.211cm"/>
    </style:style>
    <style:style style:name="Таблица107.B" style:family="table-column">
      <style:table-column-properties style:column-width="0.286cm"/>
    </style:style>
    <style:style style:name="Таблица107.C" style:family="table-column">
      <style:table-column-properties style:column-width="4.595cm"/>
    </style:style>
    <style:style style:name="Таблица107.D" style:family="table-column">
      <style:table-column-properties style:column-width="0.102cm"/>
    </style:style>
    <style:style style:name="Таблица107.E" style:family="table-column">
      <style:table-column-properties style:column-width="4.38cm"/>
    </style:style>
    <style:style style:name="Таблица107.A1" style:family="table-cell">
      <style:table-cell-properties fo:padding="0.097cm" fo:border="none"/>
    </style:style>
    <style:style style:name="Таблица108" style:family="table">
      <style:table-properties style:width="16.574cm" table:align="left" style:writing-mode="lr-tb"/>
    </style:style>
    <style:style style:name="Таблица108.A" style:family="table-column">
      <style:table-column-properties style:column-width="7.211cm"/>
    </style:style>
    <style:style style:name="Таблица108.B" style:family="table-column">
      <style:table-column-properties style:column-width="0.286cm"/>
    </style:style>
    <style:style style:name="Таблица108.C" style:family="table-column">
      <style:table-column-properties style:column-width="4.3cm"/>
    </style:style>
    <style:style style:name="Таблица108.D" style:family="table-column">
      <style:table-column-properties style:column-width="0.397cm"/>
    </style:style>
    <style:style style:name="Таблица108.E" style:family="table-column">
      <style:table-column-properties style:column-width="4.38cm"/>
    </style:style>
    <style:style style:name="Таблица108.A1" style:family="table-cell">
      <style:table-cell-properties fo:padding="0.097cm" fo:border="none"/>
    </style:style>
    <style:style style:name="Таблица47" style:family="table">
      <style:table-properties style:width="16.589cm" table:align="left" style:writing-mode="lr-tb"/>
    </style:style>
    <style:style style:name="Таблица47.A" style:family="table-column">
      <style:table-column-properties style:column-width="7.911cm"/>
    </style:style>
    <style:style style:name="Таблица47.B" style:family="table-column">
      <style:table-column-properties style:column-width="0.185cm"/>
    </style:style>
    <style:style style:name="Таблица47.C" style:family="table-column">
      <style:table-column-properties style:column-width="3.898cm"/>
    </style:style>
    <style:style style:name="Таблица47.D" style:family="table-column">
      <style:table-column-properties style:column-width="0.199cm"/>
    </style:style>
    <style:style style:name="Таблица47.E" style:family="table-column">
      <style:table-column-properties style:column-width="4.396cm"/>
    </style:style>
    <style:style style:name="Таблица47.A1" style:family="table-cell">
      <style:table-cell-properties fo:padding="0.097cm" fo:border="none"/>
    </style:style>
    <style:style style:name="Таблица122" style:family="table">
      <style:table-properties style:width="16.572cm" table:align="left" style:writing-mode="lr-tb"/>
    </style:style>
    <style:style style:name="Таблица122.A" style:family="table-column">
      <style:table-column-properties style:column-width="7.211cm"/>
    </style:style>
    <style:style style:name="Таблица122.B" style:family="table-column">
      <style:table-column-properties style:column-width="0.286cm"/>
    </style:style>
    <style:style style:name="Таблица122.C" style:family="table-column">
      <style:table-column-properties style:column-width="4.507cm"/>
    </style:style>
    <style:style style:name="Таблица122.D" style:family="table-column">
      <style:table-column-properties style:column-width="0.191cm"/>
    </style:style>
    <style:style style:name="Таблица122.E" style:family="table-column">
      <style:table-column-properties style:column-width="4.378cm"/>
    </style:style>
    <style:style style:name="Таблица122.A1" style:family="table-cell">
      <style:table-cell-properties fo:padding="0.097cm" fo:border="none"/>
    </style:style>
    <style:style style:name="Таблица120" style:family="table">
      <style:table-properties style:width="16.572cm" table:align="left" style:writing-mode="lr-tb"/>
    </style:style>
    <style:style style:name="Таблица120.A" style:family="table-column">
      <style:table-column-properties style:column-width="7.211cm"/>
    </style:style>
    <style:style style:name="Таблица120.B" style:family="table-column">
      <style:table-column-properties style:column-width="0.39cm"/>
    </style:style>
    <style:style style:name="Таблица120.C" style:family="table-column">
      <style:table-column-properties style:column-width="4.403cm"/>
    </style:style>
    <style:style style:name="Таблица120.D" style:family="table-column">
      <style:table-column-properties style:column-width="0.191cm"/>
    </style:style>
    <style:style style:name="Таблица120.E" style:family="table-column">
      <style:table-column-properties style:column-width="4.378cm"/>
    </style:style>
    <style:style style:name="Таблица120.A1" style:family="table-cell">
      <style:table-cell-properties fo:padding="0.097cm" fo:border="none"/>
    </style:style>
    <style:style style:name="Таблица83" style:family="table">
      <style:table-properties style:width="16.574cm" table:align="left" style:writing-mode="lr-tb"/>
    </style:style>
    <style:style style:name="Таблица83.A" style:family="table-column">
      <style:table-column-properties style:column-width="7.211cm"/>
    </style:style>
    <style:style style:name="Таблица83.B" style:family="table-column">
      <style:table-column-properties style:column-width="0.286cm"/>
    </style:style>
    <style:style style:name="Таблица83.C" style:family="table-column">
      <style:table-column-properties style:column-width="4.3cm"/>
    </style:style>
    <style:style style:name="Таблица83.D" style:family="table-column">
      <style:table-column-properties style:column-width="0.397cm"/>
    </style:style>
    <style:style style:name="Таблица83.E" style:family="table-column">
      <style:table-column-properties style:column-width="4.38cm"/>
    </style:style>
    <style:style style:name="Таблица83.A1" style:family="table-cell">
      <style:table-cell-properties fo:padding="0.097cm" fo:border="none"/>
    </style:style>
    <style:style style:name="Таблица113" style:family="table">
      <style:table-properties style:width="16.574cm" table:align="left" style:writing-mode="lr-tb"/>
    </style:style>
    <style:style style:name="Таблица113.A" style:family="table-column">
      <style:table-column-properties style:column-width="7.211cm"/>
    </style:style>
    <style:style style:name="Таблица113.B" style:family="table-column">
      <style:table-column-properties style:column-width="0.286cm"/>
    </style:style>
    <style:style style:name="Таблица113.C" style:family="table-column">
      <style:table-column-properties style:column-width="4.595cm"/>
    </style:style>
    <style:style style:name="Таблица113.D" style:family="table-column">
      <style:table-column-properties style:column-width="0.102cm"/>
    </style:style>
    <style:style style:name="Таблица113.E" style:family="table-column">
      <style:table-column-properties style:column-width="4.38cm"/>
    </style:style>
    <style:style style:name="Таблица113.A1" style:family="table-cell">
      <style:table-cell-properties fo:padding="0.097cm" fo:border="none"/>
    </style:style>
    <style:style style:name="Таблица114" style:family="table">
      <style:table-properties style:width="16.574cm" table:align="left" style:writing-mode="lr-tb"/>
    </style:style>
    <style:style style:name="Таблица114.A" style:family="table-column">
      <style:table-column-properties style:column-width="7.211cm"/>
    </style:style>
    <style:style style:name="Таблица114.B" style:family="table-column">
      <style:table-column-properties style:column-width="0.286cm"/>
    </style:style>
    <style:style style:name="Таблица114.C" style:family="table-column">
      <style:table-column-properties style:column-width="4.3cm"/>
    </style:style>
    <style:style style:name="Таблица114.D" style:family="table-column">
      <style:table-column-properties style:column-width="0.397cm"/>
    </style:style>
    <style:style style:name="Таблица114.E" style:family="table-column">
      <style:table-column-properties style:column-width="4.38cm"/>
    </style:style>
    <style:style style:name="Таблица114.A1" style:family="table-cell">
      <style:table-cell-properties fo:padding="0.097cm" fo:border="none"/>
    </style:style>
    <style:style style:name="Таблица2" style:family="table">
      <style:table-properties style:width="16.589cm" table:align="left" style:writing-mode="lr-tb"/>
    </style:style>
    <style:style style:name="Таблица2.A" style:family="table-column">
      <style:table-column-properties style:column-width="7.197cm"/>
    </style:style>
    <style:style style:name="Таблица2.B" style:family="table-column">
      <style:table-column-properties style:column-width="0.291cm"/>
    </style:style>
    <style:style style:name="Таблица2.C" style:family="table-column">
      <style:table-column-properties style:column-width="4.507cm"/>
    </style:style>
    <style:style style:name="Таблица2.D" style:family="table-column">
      <style:table-column-properties style:column-width="0.199cm"/>
    </style:style>
    <style:style style:name="Таблица2.E" style:family="table-column">
      <style:table-column-properties style:column-width="4.396cm"/>
    </style:style>
    <style:style style:name="Таблица2.A1" style:family="table-cell">
      <style:table-cell-properties fo:padding="0.097cm" fo:border="none"/>
    </style:style>
    <style:style style:name="Таблица118" style:family="table">
      <style:table-properties style:width="16.572cm" table:align="left" style:writing-mode="lr-tb"/>
    </style:style>
    <style:style style:name="Таблица118.A" style:family="table-column">
      <style:table-column-properties style:column-width="7.211cm"/>
    </style:style>
    <style:style style:name="Таблица118.B" style:family="table-column">
      <style:table-column-properties style:column-width="0.286cm"/>
    </style:style>
    <style:style style:name="Таблица118.C" style:family="table-column">
      <style:table-column-properties style:column-width="4.507cm"/>
    </style:style>
    <style:style style:name="Таблица118.D" style:family="table-column">
      <style:table-column-properties style:column-width="0.191cm"/>
    </style:style>
    <style:style style:name="Таблица118.E" style:family="table-column">
      <style:table-column-properties style:column-width="4.378cm"/>
    </style:style>
    <style:style style:name="Таблица118.A1" style:family="table-cell">
      <style:table-cell-properties fo:padding="0.097cm" fo:border="none"/>
    </style:style>
    <style:style style:name="Таблица119" style:family="table">
      <style:table-properties style:width="16.572cm" table:align="left" style:writing-mode="lr-tb"/>
    </style:style>
    <style:style style:name="Таблица119.A" style:family="table-column">
      <style:table-column-properties style:column-width="7.211cm"/>
    </style:style>
    <style:style style:name="Таблица119.B" style:family="table-column">
      <style:table-column-properties style:column-width="0.286cm"/>
    </style:style>
    <style:style style:name="Таблица119.C" style:family="table-column">
      <style:table-column-properties style:column-width="4.507cm"/>
    </style:style>
    <style:style style:name="Таблица119.D" style:family="table-column">
      <style:table-column-properties style:column-width="0.191cm"/>
    </style:style>
    <style:style style:name="Таблица119.E" style:family="table-column">
      <style:table-column-properties style:column-width="4.378cm"/>
    </style:style>
    <style:style style:name="Таблица119.A1" style:family="table-cell">
      <style:table-cell-properties fo:padding="0.097cm" fo:border="none"/>
    </style:style>
    <style:style style:name="Таблица3" style:family="table">
      <style:table-properties style:width="16.574cm" table:align="left" style:writing-mode="lr-tb"/>
    </style:style>
    <style:style style:name="Таблица3.A" style:family="table-column">
      <style:table-column-properties style:column-width="7.211cm"/>
    </style:style>
    <style:style style:name="Таблица3.B" style:family="table-column">
      <style:table-column-properties style:column-width="0.436cm"/>
    </style:style>
    <style:style style:name="Таблица3.C" style:family="table-column">
      <style:table-column-properties style:column-width="4.15cm"/>
    </style:style>
    <style:style style:name="Таблица3.D" style:family="table-column">
      <style:table-column-properties style:column-width="0.397cm"/>
    </style:style>
    <style:style style:name="Таблица3.E" style:family="table-column">
      <style:table-column-properties style:column-width="4.38cm"/>
    </style:style>
    <style:style style:name="Таблица3.A1" style:family="table-cell">
      <style:table-cell-properties fo:padding="0.097cm" fo:border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Standard"/>
    <style:style style:name="P3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992785" style:font-size-asian="14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font-size="14pt" style:font-size-asian="14pt"/>
    </style:style>
    <style:style style:name="P8" style:family="paragraph" style:parent-style-name="Standard" style:list-style-name="L7">
      <style:paragraph-properties fo:text-align="center" style:justify-single-word="false">
        <style:tab-stops/>
      </style:paragraph-properties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6fc3a0" style:font-size-asian="14pt"/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2.197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732862" officeooo:paragraph-rsid="0073286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ea7fb" officeooo:paragraph-rsid="001ea7fb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 style:list-style-name="L7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paragraph-rsid="00835a19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30952c" officeooo:paragraph-rsid="0030952c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3b90b6" officeooo:paragraph-rsid="00b4ba30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3b90b6" officeooo:paragraph-rsid="00b4ba30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3b90b6" officeooo:paragraph-rsid="00d98c1f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3b90b6" officeooo:paragraph-rsid="00771191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3b90b6" officeooo:paragraph-rsid="008debe2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26" style:family="paragraph" style:parent-style-name="Standard">
      <style:paragraph-properties fo:text-align="center" style:justify-single-word="false"/>
      <style:text-properties fo:font-size="14pt" officeooo:rsid="00a8bae8" officeooo:paragraph-rsid="00a8bae8" style:font-size-asian="14pt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4pt" officeooo:rsid="00c1492e" officeooo:paragraph-rsid="00c1492e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000000" fo:font-size="14pt" officeooo:rsid="00c1492e" officeooo:paragraph-rsid="00d3a7ce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fo:font-size="14pt" officeooo:paragraph-rsid="0072e5c7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fo:font-size="14pt" officeooo:paragraph-rsid="00319df8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color="#000000" fo:font-size="14pt" officeooo:paragraph-rsid="00d3a7ce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fo:color="#000000" fo:font-size="14pt" officeooo:rsid="0072e5c7" officeooo:paragraph-rsid="0072e5c7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00" fo:font-size="14pt" officeooo:rsid="0072e5c7" officeooo:paragraph-rsid="00d3a7ce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000000" fo:font-size="14pt" officeooo:rsid="001ea7fb" officeooo:paragraph-rsid="001ea7fb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color="#000000" fo:font-size="14pt" officeooo:paragraph-rsid="00992785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color="#000000" fo:font-size="14pt" officeooo:rsid="00309c1b" officeooo:paragraph-rsid="00309c1b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fo:color="#000000" fo:font-size="14pt" officeooo:rsid="00743899" officeooo:paragraph-rsid="00743899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fo:color="#000000" fo:font-size="14pt" officeooo:rsid="005e68f1" officeooo:paragraph-rsid="005e68f1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color="#000000" fo:font-size="14pt" officeooo:rsid="00d3a7ce" officeooo:paragraph-rsid="00d3a7ce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color="#000000" fo:font-size="14pt" officeooo:rsid="00a8bae8" officeooo:paragraph-rsid="00a8bae8" style:font-size-asian="14pt"/>
    </style:style>
    <style:style style:name="P43" style:family="paragraph" style:parent-style-name="Standard">
      <style:paragraph-properties fo:text-align="justify" style:justify-single-word="false"/>
      <style:text-properties fo:color="#000000" fo:font-size="14pt" style:font-size-asian="14pt"/>
    </style:style>
    <style:style style:name="P44" style:family="paragraph" style:parent-style-name="Standard">
      <style:paragraph-properties fo:text-align="center" style:justify-single-word="false"/>
      <style:text-properties fo:color="#000000" fo:font-size="14pt" style:font-size-asian="14pt"/>
    </style:style>
    <style:style style:name="P45" style:family="paragraph" style:parent-style-name="Standard">
      <style:paragraph-properties fo:text-align="center" style:justify-single-word="false"/>
      <style:text-properties fo:color="#000000" fo:font-size="14pt" fo:background-color="#ffffff" style:font-size-asian="14pt"/>
    </style:style>
    <style:style style:name="P46" style:family="paragraph" style:parent-style-name="Standard">
      <style:paragraph-properties fo:text-align="center" style:justify-single-word="false"/>
      <style:text-properties fo:color="#000000" fo:font-size="14pt" fo:font-weight="normal" style:font-size-asian="14pt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Times New Roman1" fo:font-size="14pt" fo:letter-spacing="-0.014cm" fo:font-weight="normal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1" fo:font-size="14pt" fo:letter-spacing="-0.014cm" fo:font-weight="normal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1" fo:font-size="14pt" fo:letter-spacing="-0.014cm" fo:font-weight="normal" officeooo:rsid="0086d8b9" officeooo:paragraph-rsid="0086d8b9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size="14pt" fo:letter-spacing="-0.014cm" fo:font-weight="normal" officeooo:rsid="00c38948" officeooo:paragraph-rsid="00c38948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size="14pt" fo:letter-spacing="-0.014cm" fo:font-weight="normal" officeooo:rsid="0086e04e" officeooo:paragraph-rsid="0086e04e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4pt" fo:letter-spacing="-0.014cm" fo:font-weight="normal" officeooo:rsid="0029ece1" officeooo:paragraph-rsid="0029ece1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size="14pt" fo:letter-spacing="-0.004cm" style:font-size-asian="14pt" style:font-name-complex="Times New Roman1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size="14pt" fo:letter-spacing="-0.004cm" officeooo:rsid="001f17a7" officeooo:paragraph-rsid="001f17a7" style:font-size-asian="14pt" style:font-name-complex="Times New Roman1" style:font-size-complex="14pt"/>
    </style:style>
    <style:style style:name="P55" style:family="paragraph" style:parent-style-name="Standard">
      <style:text-properties fo:font-size="13.5pt" style:font-size-asian="13.5pt" style:font-size-complex="13.5pt"/>
    </style:style>
    <style:style style:name="P56" style:family="paragraph" style:parent-style-name="Standard">
      <style:text-properties fo:color="#ff0000" fo:font-size="14pt" style:font-size-asian="14pt"/>
    </style:style>
    <style:style style:name="P57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color="#ff0000" fo:font-size="14pt" style:font-size-asian="14pt"/>
    </style:style>
    <style:style style:name="P59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color="#ff0000" fo:font-size="14pt" style:font-size-asian="14pt"/>
    </style:style>
    <style:style style:name="P60" style:family="paragraph" style:parent-style-name="Standard">
      <style:paragraph-properties fo:text-align="justify" style:justify-single-word="false"/>
      <style:text-properties fo:color="#ff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62" style:family="paragraph" style:parent-style-name="Standard">
      <style:paragraph-properties fo:text-align="justify" style:justify-single-word="false"/>
      <style:text-properties fo:font-size="8pt" officeooo:rsid="003b90b6" officeooo:paragraph-rsid="00771191" style:font-size-asian="8pt" style:font-size-complex="8pt"/>
    </style:style>
    <style:style style:name="P63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64" style:family="paragraph" style:parent-style-name="Standard">
      <style:paragraph-properties fo:text-align="justify" style:justify-single-word="false"/>
      <style:text-properties fo:font-size="9pt" officeooo:paragraph-rsid="00a1533e" style:font-size-asian="9pt" style:font-size-complex="9pt"/>
    </style:style>
    <style:style style:name="P65" style:family="paragraph" style:parent-style-name="Standard">
      <style:paragraph-properties fo:text-align="center" style:justify-single-word="false"/>
      <style:text-properties fo:font-size="9pt" officeooo:rsid="003b90b6" officeooo:paragraph-rsid="00771191" style:font-size-asian="9pt" style:font-size-complex="9pt"/>
    </style:style>
    <style:style style:name="P66" style:family="paragraph" style:parent-style-name="Standard">
      <style:paragraph-properties fo:text-align="justify" style:justify-single-word="false"/>
      <style:text-properties fo:font-size="9pt" officeooo:rsid="003b90b6" officeooo:paragraph-rsid="00b4ba30" style:font-size-asian="9pt" style:font-size-complex="9pt"/>
    </style:style>
    <style:style style:name="P67" style:family="paragraph" style:parent-style-name="Standard">
      <style:paragraph-properties fo:text-align="justify" style:justify-single-word="false"/>
      <style:text-properties fo:font-size="9pt" officeooo:rsid="003b90b6" officeooo:paragraph-rsid="00d98c1f" style:font-size-asian="9pt" style:font-size-complex="9pt"/>
    </style:style>
    <style:style style:name="P68" style:family="paragraph" style:parent-style-name="Standard">
      <style:paragraph-properties fo:text-align="justify" style:justify-single-word="false"/>
      <style:text-properties fo:font-size="9pt" officeooo:rsid="003b90b6" officeooo:paragraph-rsid="008debe2" style:font-size-asian="9pt" style:font-size-complex="9pt"/>
    </style:style>
    <style:style style:name="P69" style:family="paragraph" style:parent-style-name="Standard">
      <style:paragraph-properties fo:text-align="justify" style:justify-single-word="false"/>
      <style:text-properties fo:font-size="9pt" officeooo:rsid="003b90b6" officeooo:paragraph-rsid="00771191" style:font-size-asian="9pt" style:font-size-complex="9pt"/>
    </style:style>
    <style:style style:name="P70" style:family="paragraph" style:parent-style-name="Standard">
      <style:paragraph-properties fo:text-align="justify" style:justify-single-word="false"/>
      <style:text-properties fo:font-size="9pt" officeooo:rsid="003b90b6" officeooo:paragraph-rsid="00bac532" style:font-size-asian="9pt" style:font-size-complex="9pt"/>
    </style:style>
    <style:style style:name="P71" style:family="paragraph" style:parent-style-name="Standard">
      <style:paragraph-properties fo:margin-left="0.079cm" fo:margin-right="0cm" fo:text-align="justify" style:justify-single-word="false" fo:text-indent="0cm" style:auto-text-indent="false">
        <style:tab-stops>
          <style:tab-stop style:position="12.197cm"/>
        </style:tab-stops>
      </style:paragraph-properties>
      <style:text-properties fo:font-size="14pt" style:font-size-asian="14pt" style:font-size-complex="14pt"/>
    </style:style>
    <style:style style:name="P72" style:family="paragraph" style:parent-style-name="Standard" style:master-page-name="Standard">
      <style:paragraph-properties style:page-number="1"/>
      <style:text-properties style:font-name="Times New Roman" fo:font-size="14pt" fo:language="ru" fo:country="RU" style:font-size-asian="14pt" style:font-size-complex="14pt"/>
    </style:style>
    <style:style style:name="P7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7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39b8c2" style:font-size-asian="14pt" style:font-size-complex="14pt" fo:hyphenate="true" fo:hyphenation-remain-char-count="2" fo:hyphenation-push-char-count="2"/>
    </style:style>
    <style:style style:name="P7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3a40d4" style:font-size-asian="14pt" style:font-size-complex="14pt" fo:hyphenate="true" fo:hyphenation-remain-char-count="2" fo:hyphenation-push-char-count="2"/>
    </style:style>
    <style:style style:name="P7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1c62e6" style:font-size-asian="14pt" style:font-size-complex="14pt" fo:hyphenate="true" fo:hyphenation-remain-char-count="2" fo:hyphenation-push-char-count="2"/>
    </style:style>
    <style:style style:name="P7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1ea7fb" style:font-size-asian="14pt" style:font-size-complex="14pt" fo:hyphenate="true" fo:hyphenation-remain-char-count="2" fo:hyphenation-push-char-count="2"/>
    </style:style>
    <style:style style:name="P7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1f17a7" style:font-size-asian="14pt" style:font-size-complex="14pt" fo:hyphenate="true" fo:hyphenation-remain-char-count="2" fo:hyphenation-push-char-count="2"/>
    </style:style>
    <style:style style:name="P7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20fc96" style:font-size-asian="14pt" style:font-size-complex="14pt" fo:hyphenate="true" fo:hyphenation-remain-char-count="2" fo:hyphenation-push-char-count="2"/>
    </style:style>
    <style:style style:name="P8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6fc3a0" style:font-size-asian="14pt" style:font-size-complex="14pt" fo:hyphenate="true" fo:hyphenation-remain-char-count="2" fo:hyphenation-push-char-count="2"/>
    </style:style>
    <style:style style:name="P8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24f394" style:font-size-asian="14pt" style:font-size-complex="14pt" fo:hyphenate="true" fo:hyphenation-remain-char-count="2" fo:hyphenation-push-char-count="2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2808ff" style:font-size-asian="14pt" style:font-size-complex="14pt" fo:hyphenate="true" fo:hyphenation-remain-char-count="2" fo:hyphenation-push-char-count="2"/>
    </style:style>
    <style:style style:name="P8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2a27f6" style:font-size-asian="14pt" style:font-size-complex="14pt" fo:hyphenate="true" fo:hyphenation-remain-char-count="2" fo:hyphenation-push-char-count="2"/>
    </style:style>
    <style:style style:name="P8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319df8" style:font-size-asian="14pt" style:font-size-complex="14pt" fo:hyphenate="true" fo:hyphenation-remain-char-count="2" fo:hyphenation-push-char-count="2"/>
    </style:style>
    <style:style style:name="P85" style:family="paragraph" style:parent-style-name="Standard" style:list-style-name="L27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8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5c6e69" style:font-size-asian="14pt" style:font-size-complex="14pt" fo:hyphenate="true" fo:hyphenation-remain-char-count="2" fo:hyphenation-push-char-count="2"/>
    </style:style>
    <style:style style:name="P8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d3a7ce" style:font-size-asian="14pt" style:font-size-complex="14pt" fo:hyphenate="true" fo:hyphenation-remain-char-count="2" fo:hyphenation-push-char-count="2"/>
    </style:style>
    <style:style style:name="P8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8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90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fo:font-size="14pt" officeooo:paragraph-rsid="00309c1b" style:font-size-asian="14pt" style:font-size-complex="14pt" fo:hyphenate="true" fo:hyphenation-remain-char-count="2" fo:hyphenation-push-char-count="2"/>
    </style:style>
    <style:style style:name="P91" style:family="paragraph" style:parent-style-name="Standard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732862" style:font-size-asian="14pt" style:font-size-complex="14pt" fo:hyphenate="true" fo:hyphenation-remain-char-count="2" fo:hyphenation-push-char-count="2"/>
    </style:style>
    <style:style style:name="P9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9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rsid="005e68f1" officeooo:paragraph-rsid="005e68f1" style:font-size-asian="14pt" style:font-size-complex="14pt" fo:hyphenate="true" fo:hyphenation-remain-char-count="2" fo:hyphenation-push-char-count="2"/>
    </style:style>
    <style:style style:name="P9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fo:font-size="14pt" style:font-size-asian="14pt" fo:hyphenate="true" fo:hyphenation-remain-char-count="2" fo:hyphenation-push-char-count="2"/>
    </style:style>
    <style:style style:name="P9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 fo:hyphenate="true" fo:hyphenation-remain-char-count="2" fo:hyphenation-push-char-count="2"/>
    </style:style>
    <style:style style:name="P9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fo:font-weight="normal" officeooo:paragraph-rsid="0024f394" style:font-size-asian="14pt" style:font-weight-asian="normal" style:font-size-complex="14pt" style:font-weight-complex="normal" fo:hyphenate="true" fo:hyphenation-remain-char-count="2" fo:hyphenation-push-char-count="2"/>
    </style:style>
    <style:style style:name="P9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1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9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14cm" fo:font-weight="normal" officeooo:paragraph-rsid="007dcd4e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9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14cm" fo:font-weight="normal" officeooo:paragraph-rsid="00d3a7ce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00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Times New Roman1" fo:font-size="14pt" fo:letter-spacing="-0.014cm" style:text-underline-style="none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01" style:family="paragraph" style:parent-style-name="Standard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fo:color="#000000"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10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4cm" fo:font-weight="normal" officeooo:rsid="009808d2" officeooo:paragraph-rsid="009808d2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0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Times New Roman1" fo:font-size="14pt" fo:letter-spacing="-0.00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0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4cm" fo:font-weight="normal" officeooo:rsid="0066ec0c" officeooo:paragraph-rsid="0066ec0c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05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4cm" fo:font-style="normal" fo:font-weight="normal" officeooo:rsid="0043b897" officeooo:paragraph-rsid="0043b897" style:font-size-asian="14pt" style:font-style-asian="normal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06" style:family="paragraph" style:parent-style-name="Standard" style:list-style-name="L15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fo:color="#000000" style:font-name="Times New Roman1" fo:font-size="14pt" fo:letter-spacing="-0.004cm" style:text-underline-style="none" fo:font-weight="normal" officeooo:rsid="002bd7b3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0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officeooo:rsid="002808ff" officeooo:paragraph-rsid="002808ff" style:font-size-asian="14pt" style:font-name-complex="Times New Roman1" style:font-size-complex="14pt" fo:hyphenate="true" fo:hyphenation-remain-char-count="2" fo:hyphenation-push-char-count="2"/>
    </style:style>
    <style:style style:name="P10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10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style="normal" style:text-underline-style="none" style:font-size-asian="14pt" style:font-style-asian="normal" style:font-name-complex="Times New Roman1" style:font-size-complex="14pt" fo:hyphenate="true" fo:hyphenation-remain-char-count="2" fo:hyphenation-push-char-count="2"/>
    </style:style>
    <style:style style:name="P11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style="normal" fo:font-weight="normal" officeooo:rsid="00426b8f" officeooo:paragraph-rsid="0043b897" style:font-size-asian="14pt" style:font-style-asian="normal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1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officeooo:rsid="002808ff" officeooo:paragraph-rsid="002808f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1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1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officeooo:paragraph-rsid="00426b8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1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Times New Roman1" fo:font-size="14pt" fo:letter-spacing="-0.005cm" fo:font-weight="normal" officeooo:rsid="002a27f6" officeooo:paragraph-rsid="002a27f6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1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1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Times New Roman1" fo:font-size="14pt" fo:letter-spacing="-0.005cm" fo:font-weight="normal" officeooo:paragraph-rsid="00d8c1da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1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Times New Roman1" fo:font-size="14pt" fo:letter-spacing="-0.005cm" fo:font-weight="normal" officeooo:rsid="00cb80c7" officeooo:paragraph-rsid="00cb80c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1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000000" style:font-name="Times New Roman1" fo:font-size="14pt" fo:letter-spacing="-0.005cm" fo:font-weight="normal" officeooo:rsid="009565c8" officeooo:paragraph-rsid="009565c8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19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120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Times New Roman1" fo:font-size="14pt" style:text-underline-style="none" officeooo:paragraph-rsid="002a27f6" style:font-size-asian="14pt" style:font-name-complex="Times New Roman1" style:font-size-complex="14pt" fo:hyphenate="true" fo:hyphenation-remain-char-count="2" fo:hyphenation-push-char-count="2"/>
    </style:style>
    <style:style style:name="P121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Times New Roman1" fo:font-size="14pt" style:text-underline-style="none" officeooo:paragraph-rsid="00309c1b" style:font-size-asian="14pt" style:font-name-complex="Times New Roman1" style:font-size-complex="14pt" fo:hyphenate="true" fo:hyphenation-remain-char-count="2" fo:hyphenation-push-char-count="2"/>
    </style:style>
    <style:style style:name="P12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123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124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style:text-underline-style="none" officeooo:paragraph-rsid="002bd7b3" style:font-size-asian="14pt" style:font-name-complex="Times New Roman1" style:font-size-complex="14pt" fo:hyphenate="true" fo:hyphenation-remain-char-count="2" fo:hyphenation-push-char-count="2"/>
    </style:style>
    <style:style style:name="P125" style:family="paragraph" style:parent-style-name="Standard" style:list-style-name="L27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12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Liberation Serif" fo:font-size="14pt" officeooo:paragraph-rsid="0024f394" style:font-size-asian="14pt" style:font-size-complex="14pt" fo:hyphenate="true" fo:hyphenation-remain-char-count="2" fo:hyphenation-push-char-count="2"/>
    </style:style>
    <style:style style:name="P127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style:font-name="Liberation Serif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12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ce181e" fo:font-size="14pt" style:font-size-asian="14pt" style:font-size-complex="14pt" fo:hyphenate="true" fo:hyphenation-remain-char-count="2" fo:hyphenation-push-char-count="2"/>
    </style:style>
    <style:style style:name="P12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ce181e" fo:font-size="14pt" officeooo:paragraph-rsid="00cb80c7" style:font-size-asian="14pt" style:font-size-complex="14pt" fo:hyphenate="true" fo:hyphenation-remain-char-count="2" fo:hyphenation-push-char-count="2"/>
    </style:style>
    <style:style style:name="P13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ce181e" style:font-name="Times New Roman1" fo:font-size="14pt" fo:letter-spacing="-0.004cm" fo:font-style="normal" style:text-underline-style="none" fo:font-weight="normal" style:font-size-asian="14pt" style:font-style-asian="normal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3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ce181e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13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ce181e" style:font-name="Times New Roman1" fo:font-size="14pt" style:text-underline-style="none" officeooo:paragraph-rsid="002a3752" style:font-size-asian="14pt" style:font-name-complex="Times New Roman1" style:font-size-complex="14pt" fo:hyphenate="true" fo:hyphenation-remain-char-count="2" fo:hyphenation-push-char-count="2"/>
    </style:style>
    <style:style style:name="P133" style:family="paragraph" style:parent-style-name="Standard" style:list-style-name="L15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fo:color="#ce181e" style:font-name="Times New Roman1" fo:font-size="14pt" fo:letter-spacing="-0.005cm" style:text-underline-style="none" officeooo:rsid="002bd7b3" officeooo:paragraph-rsid="002bd7b3" style:font-size-asian="14pt" style:font-name-complex="Times New Roman1" style:font-size-complex="14pt" fo:hyphenate="true" fo:hyphenation-remain-char-count="2" fo:hyphenation-push-char-count="2"/>
    </style:style>
    <style:style style:name="P13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13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1ea7fb" style:font-size-asian="14pt" style:font-size-complex="14pt" fo:hyphenate="true" fo:hyphenation-remain-char-count="2" fo:hyphenation-push-char-count="2"/>
    </style:style>
    <style:style style:name="P13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1f17a7" style:font-size-asian="14pt" style:font-size-complex="14pt" fo:hyphenate="true" fo:hyphenation-remain-char-count="2" fo:hyphenation-push-char-count="2"/>
    </style:style>
    <style:style style:name="P13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20fc96" style:font-size-asian="14pt" style:font-size-complex="14pt" fo:hyphenate="true" fo:hyphenation-remain-char-count="2" fo:hyphenation-push-char-count="2"/>
    </style:style>
    <style:style style:name="P13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2272be" style:font-size-asian="14pt" style:font-size-complex="14pt" fo:hyphenate="true" fo:hyphenation-remain-char-count="2" fo:hyphenation-push-char-count="2"/>
    </style:style>
    <style:style style:name="P13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246c3a" style:font-size-asian="14pt" style:font-size-complex="14pt" fo:hyphenate="true" fo:hyphenation-remain-char-count="2" fo:hyphenation-push-char-count="2"/>
    </style:style>
    <style:style style:name="P14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c981aa" style:font-size-asian="14pt" style:font-size-complex="14pt" fo:hyphenate="true" fo:hyphenation-remain-char-count="2" fo:hyphenation-push-char-count="2"/>
    </style:style>
    <style:style style:name="P14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265c52" style:font-size-asian="14pt" style:font-size-complex="14pt" fo:hyphenate="true" fo:hyphenation-remain-char-count="2" fo:hyphenation-push-char-count="2"/>
    </style:style>
    <style:style style:name="P142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143" style:family="paragraph" style:parent-style-name="Standard" style:list-style-name="L17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144" style:family="paragraph" style:parent-style-name="Standard" style:list-style-name="L19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14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30952c" style:font-size-asian="14pt" style:font-size-complex="14pt" fo:hyphenate="true" fo:hyphenation-remain-char-count="2" fo:hyphenation-push-char-count="2"/>
    </style:style>
    <style:style style:name="P146" style:family="paragraph" style:parent-style-name="Standard" style:list-style-name="L26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14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14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font-size="14pt" officeooo:paragraph-rsid="0020fc96" style:font-size-asian="14pt" style:font-size-complex="14pt" fo:hyphenate="true" fo:hyphenation-remain-char-count="2" fo:hyphenation-push-char-count="2"/>
    </style:style>
    <style:style style:name="P149" style:family="paragraph" style:parent-style-name="Standard" style:list-style-name="L15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>
          <style:tab-stop style:position="7.625cm"/>
        </style:tab-stops>
      </style:paragraph-properties>
      <style:text-properties fo:font-size="14pt" officeooo:paragraph-rsid="002bd7b3" style:font-size-asian="14pt" style:font-size-complex="14pt" fo:hyphenate="true" fo:hyphenation-remain-char-count="2" fo:hyphenation-push-char-count="2"/>
    </style:style>
    <style:style style:name="P150" style:family="paragraph" style:parent-style-name="Standard" style:list-style-name="L15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fo:font-size="14pt" officeooo:paragraph-rsid="002bd7b3" style:font-size-asian="14pt" style:font-size-complex="14pt" fo:hyphenate="true" fo:hyphenation-remain-char-count="2" fo:hyphenation-push-char-count="2"/>
    </style:style>
    <style:style style:name="P151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152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rsid="00a8bae8" officeooo:paragraph-rsid="00a8bae8" style:font-size-asian="14pt" style:font-size-complex="14pt" fo:hyphenate="true" fo:hyphenation-remain-char-count="2" fo:hyphenation-push-char-count="2"/>
    </style:style>
    <style:style style:name="P15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15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font-size="14pt" style:font-size-asian="14pt" fo:hyphenate="true" fo:hyphenation-remain-char-count="2" fo:hyphenation-push-char-count="2"/>
    </style:style>
    <style:style style:name="P155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size="14pt" style:font-size-asian="14pt" fo:hyphenate="true" fo:hyphenation-remain-char-count="2" fo:hyphenation-push-char-count="2"/>
    </style:style>
    <style:style style:name="P15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157" style:family="paragraph" style:parent-style-name="Standard" style:list-style-name="L5">
      <style:paragraph-properties fo:margin-left="0cm" fo:margin-right="0cm" fo:text-align="center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158" style:family="paragraph" style:parent-style-name="Standard" style:list-style-name="L7">
      <style:paragraph-properties fo:margin-left="0cm" fo:margin-right="0cm" fo:text-align="center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159" style:family="paragraph" style:parent-style-name="Standard" style:list-style-name="L2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160" style:family="paragraph" style:parent-style-name="Standard" style:list-style-name="L4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161" style:family="paragraph" style:parent-style-name="Standard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162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16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6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6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style:font-name="Times New Roman1" fo:font-size="14pt" fo:letter-spacing="-0.00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6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4cm" fo:font-weight="normal" officeooo:rsid="003eccb3" officeooo:paragraph-rsid="00426b8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6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4cm" fo:font-weight="normal" officeooo:rsid="00355695" officeooo:paragraph-rsid="00355695" fo:background-color="#fffff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6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4cm" fo:font-style="normal" fo:font-weight="normal" officeooo:paragraph-rsid="0043b897" style:font-size-asian="14pt" style:font-style-asian="normal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6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17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officeooo:paragraph-rsid="0029ece1" style:font-size-asian="14pt" style:font-name-complex="Times New Roman1" style:font-size-complex="14pt" fo:hyphenate="true" fo:hyphenation-remain-char-count="2" fo:hyphenation-push-char-count="2"/>
    </style:style>
    <style:style style:name="P17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17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rsid="00246c3a" officeooo:paragraph-rsid="00246c3a" style:font-size-asian="14pt" style:font-name-complex="Times New Roman1" style:font-size-complex="14pt" fo:hyphenate="true" fo:hyphenation-remain-char-count="2" fo:hyphenation-push-char-count="2"/>
    </style:style>
    <style:style style:name="P17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rsid="0086e04e" officeooo:paragraph-rsid="0086e04e" style:font-size-asian="14pt" style:font-name-complex="Times New Roman1" style:font-size-complex="14pt" fo:hyphenate="true" fo:hyphenation-remain-char-count="2" fo:hyphenation-push-char-count="2"/>
    </style:style>
    <style:style style:name="P174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rsid="00c981aa" officeooo:paragraph-rsid="00c981aa" style:font-size-asian="14pt" style:font-name-complex="Times New Roman1" style:font-size-complex="14pt" fo:hyphenate="true" fo:hyphenation-remain-char-count="2" fo:hyphenation-push-char-count="2"/>
    </style:style>
    <style:style style:name="P17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officeooo:rsid="00265c52" officeooo:paragraph-rsid="00265c52" style:font-size-asian="14pt" style:font-name-complex="Times New Roman1" style:font-size-complex="14pt" fo:hyphenate="true" fo:hyphenation-remain-char-count="2" fo:hyphenation-push-char-count="2"/>
    </style:style>
    <style:style style:name="P17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officeooo:rsid="002808ff" officeooo:paragraph-rsid="002808f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7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7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officeooo:paragraph-rsid="00426b8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7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paragraph-rsid="00319df8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officeooo:rsid="00d8c1da" officeooo:paragraph-rsid="00d8c1da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officeooo:rsid="00426b8f" officeooo:paragraph-rsid="00426b8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officeooo:rsid="00426b8f" officeooo:paragraph-rsid="0043b89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style:font-name="Times New Roman1" fo:font-size="14pt" fo:letter-spacing="-0.005cm" fo:font-weight="normal" officeooo:paragraph-rsid="00319df8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style:font-name="Times New Roman1" fo:font-size="14pt" fo:letter-spacing="-0.005cm" fo:font-weight="normal" officeooo:paragraph-rsid="0063632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style:font-name="Times New Roman1" fo:font-size="14pt" fo:letter-spacing="-0.005cm" fo:font-weight="normal" officeooo:paragraph-rsid="0064d72e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8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officeooo:rsid="002bd7b3" officeooo:paragraph-rsid="002bd7b3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9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officeooo:rsid="0086e04e" officeooo:paragraph-rsid="0086e04e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9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rsid="00355695" officeooo:paragraph-rsid="00355695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9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rsid="00636327" officeooo:paragraph-rsid="0063632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9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rsid="0066ec0c" officeooo:paragraph-rsid="0066ec0c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94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rsid="00252dbe" officeooo:paragraph-rsid="00319df8" fo:background-color="#fffff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95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rsid="00252dbe" officeooo:paragraph-rsid="0064d72e" fo:background-color="#fffff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9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paragraph-rsid="00636327" fo:background-color="#fffff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9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style="normal" fo:font-weight="normal" officeooo:rsid="00426b8f" officeooo:paragraph-rsid="0043b897" style:font-size-asian="14pt" style:font-style-asian="normal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198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199" style:family="paragraph" style:parent-style-name="Standard" style:list-style-name="L15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00" style:family="paragraph" style:parent-style-name="Standard" style:list-style-name="L17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01" style:family="paragraph" style:parent-style-name="Standard" style:list-style-name="L15">
      <loext:graphic-properties draw:fill="solid" draw:fill-color="#ffffff" draw:opacity="100%"/>
      <style:paragraph-properties fo:margin-left="0cm" fo:margin-right="0cm" fo:line-height="0.563cm" fo:text-align="justify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02" style:family="paragraph" style:parent-style-name="Standard" style:list-style-name="L17">
      <loext:graphic-properties draw:fill="solid" draw:fill-color="#ffffff" draw:opacity="100%"/>
      <style:paragraph-properties fo:margin-left="0cm" fo:margin-right="0cm" fo:line-height="0.563cm" fo:text-align="justify" style:justify-single-word="false" fo:orphans="2" fo:widows="2" fo:hyphenation-ladder-count="no-limit" fo:text-indent="0cm" style:auto-text-indent="false" fo:background-color="#ffffff" style:writing-mode="lr-tb">
        <style:tab-stops/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03" style:family="paragraph" style:parent-style-name="Standard" style:list-style-name="L15">
      <loext:graphic-properties draw:fill="solid" draw:fill-color="#ffffff" draw:opacity="100%"/>
      <style:paragraph-properties fo:margin-left="0cm" fo:margin-right="0cm" fo:line-height="0.563cm" fo:text-align="justify" style:justify-single-word="false" fo:orphans="2" fo:widows="2" fo:hyphenation-ladder-count="no-limit" fo:text-indent="0cm" style:auto-text-indent="false" fo:background-color="#ffffff" style:writing-mode="lr-tb">
        <style:tab-stops>
          <style:tab-stop style:position="0.688cm"/>
        </style:tab-stops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04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style:text-underline-style="none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05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06" style:family="paragraph" style:parent-style-name="Standard" style:list-style-name="L15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0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08" style:family="paragraph" style:parent-style-name="Standard" style:list-style-name="L15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09" style:family="paragraph" style:parent-style-name="Standard" style:list-style-name="L17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10" style:family="paragraph" style:parent-style-name="Standard" style:list-style-name="L19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11" style:family="paragraph" style:parent-style-name="Standard" style:list-style-name="L26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1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1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13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hyphenate="true" fo:hyphenation-remain-char-count="2" fo:hyphenation-push-char-count="2"/>
    </style:style>
    <style:style style:name="P2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P21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4pt" style:font-size-asian="14pt"/>
    </style:style>
    <style:style style:name="P216" style:family="paragraph" style:parent-style-name="Standard" style:list-style-name="L12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4pt" style:font-size-asian="14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font-size-asian="14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4pt" style:font-size-asian="14pt"/>
    </style:style>
    <style:style style:name="P219" style:family="paragraph" style:parent-style-name="Standard" style:list-style-name="L21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4pt" style:font-size-asian="14pt"/>
    </style:style>
    <style:style style:name="P2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a8bae8" officeooo:paragraph-rsid="00a8bae8" style:font-size-asian="14pt"/>
    </style:style>
    <style:style style:name="P22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22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4pt" style:font-size-asian="14pt"/>
    </style:style>
    <style:style style:name="P2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4pt" style:font-size-asian="14pt"/>
    </style:style>
    <style:style style:name="P22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fo:font-size="14pt" style:font-size-asian="14pt"/>
    </style:style>
    <style:style style:name="P226" style:family="paragraph" style:parent-style-name="Standard" style:list-style-name="L14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fo:font-size="14pt" style:font-size-asian="14pt"/>
    </style:style>
    <style:style style:name="P2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fo:font-size="14pt" officeooo:paragraph-rsid="006fc3a0" style:font-size-asian="14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style:font-size-asian="14pt" style:font-name-complex="Times New Roman1" style:font-size-complex="14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officeooo:rsid="001f17a7" officeooo:paragraph-rsid="001f17a7" style:font-size-asian="14pt" style:font-name-complex="Times New Roman1" style:font-size-complex="14pt"/>
    </style:style>
    <style:style style:name="P23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style:font-size-asian="14pt" style:font-name-complex="Times New Roman1" style:font-size-complex="14pt"/>
    </style:style>
    <style:style style:name="P23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officeooo:rsid="0020fc96" officeooo:paragraph-rsid="0020fc96" style:font-size-asian="14pt" style:font-name-complex="Times New Roman1" style:font-size-complex="14pt"/>
    </style:style>
    <style:style style:name="P23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officeooo:rsid="00168170" style:font-size-asian="14pt" style:font-name-complex="Times New Roman1" style:font-size-complex="14pt"/>
    </style:style>
    <style:style style:name="P23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fo:font-weight="normal" officeooo:rsid="0024f394" officeooo:paragraph-rsid="0024f394" style:font-size-asian="14pt" style:font-weight-asian="normal" style:font-name-complex="Times New Roman1" style:font-size-complex="14pt" style:font-weight-complex="normal"/>
    </style:style>
    <style:style style:name="P23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/>
    </style:style>
    <style:style style:name="P235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/>
    </style:style>
    <style:style style:name="P23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fo:font-weight="normal" officeooo:rsid="0086e04e" officeooo:paragraph-rsid="0086e04e" style:font-size-asian="14pt" style:font-weight-asian="normal" style:font-name-complex="Times New Roman1" style:font-size-complex="14pt" style:font-weight-complex="normal"/>
    </style:style>
    <style:style style:name="P23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fo:background-color="#ffffff" style:font-size-asian="14pt" style:font-name-complex="Times New Roman1" style:font-size-complex="14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4cm" fo:font-style="normal" style:text-underline-style="none" style:font-size-asian="14pt" style:font-style-asian="normal" style:font-name-complex="Times New Roman1" style:font-size-complex="14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4cm" fo:font-style="normal" style:text-underline-style="none" officeooo:paragraph-rsid="006fc3a0" style:font-size-asian="14pt" style:font-style-asian="normal" style:font-name-complex="Times New Roman1" style:font-size-complex="14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4cm" fo:font-style="normal" style:text-underline-style="none" officeooo:rsid="006fc3a0" officeooo:paragraph-rsid="006fc3a0" style:font-size-asian="14pt" style:font-style-asian="normal" style:font-name-complex="Times New Roman1" style:font-size-complex="14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4cm" fo:font-style="normal" style:text-underline-style="none" officeooo:rsid="0024f394" officeooo:paragraph-rsid="0024f394" style:font-size-asian="14pt" style:font-style-asian="normal" style:font-name-complex="Times New Roman1" style:font-size-complex="14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4cm" fo:font-style="normal" style:text-underline-style="none" officeooo:rsid="0086e04e" officeooo:paragraph-rsid="0086e04e" style:font-size-asian="14pt" style:font-style-asian="normal" style:font-name-complex="Times New Roman1" style:font-size-complex="14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4cm" style:font-size-asian="14pt" style:font-name-complex="Times New Roman1" style:font-size-complex="14pt"/>
    </style:style>
    <style:style style:name="P24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4cm" style:font-size-asian="14pt" style:font-name-complex="Times New Roman1" style:font-size-complex="14pt"/>
    </style:style>
    <style:style style:name="P2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4cm" officeooo:rsid="0020fc96" officeooo:paragraph-rsid="0020fc96" style:font-size-asian="14pt" style:font-name-complex="Times New Roman1" style:font-size-complex="14pt"/>
    </style:style>
    <style:style style:name="P2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5cm" style:font-size-asian="14pt" style:font-name-complex="Times New Roman1" style:font-size-complex="14pt"/>
    </style:style>
    <style:style style:name="P2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5cm" officeooo:rsid="0020fc96" officeooo:paragraph-rsid="0020fc96" style:font-size-asian="14pt" style:font-name-complex="Times New Roman1" style:font-size-complex="14pt"/>
    </style:style>
    <style:style style:name="P2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5cm" officeooo:rsid="002272be" officeooo:paragraph-rsid="002272be" style:font-size-asian="14pt" style:font-name-complex="Times New Roman1" style:font-size-complex="14pt"/>
    </style:style>
    <style:style style:name="P2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5cm" fo:background-color="#ffffff" style:font-size-asian="14pt" style:font-name-complex="Times New Roman1" style:font-size-complex="14pt"/>
    </style:style>
    <style:style style:name="P2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5cm" officeooo:paragraph-rsid="00319df8" fo:background-color="#ffffff" style:font-size-asian="14pt" style:font-name-complex="Times New Roman1" style:font-size-complex="14pt"/>
    </style:style>
    <style:style style:name="P25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5cm" officeooo:rsid="002808ff" officeooo:paragraph-rsid="002808ff" fo:background-color="#ffffff" style:font-size-asian="14pt" style:font-name-complex="Times New Roman1" style:font-size-complex="14pt"/>
    </style:style>
    <style:style style:name="P252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253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319df8" style:font-size-asian="14pt" style:font-size-complex="14pt" fo:hyphenate="true" fo:hyphenation-remain-char-count="2" fo:hyphenation-push-char-count="2"/>
    </style:style>
    <style:style style:name="P254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5c6e69" style:font-size-asian="14pt" style:font-size-complex="14pt" fo:hyphenate="true" fo:hyphenation-remain-char-count="2" fo:hyphenation-push-char-count="2"/>
    </style:style>
    <style:style style:name="P255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d3a7ce" style:font-size-asian="14pt" style:font-size-complex="14pt" fo:hyphenate="true" fo:hyphenation-remain-char-count="2" fo:hyphenation-push-char-count="2"/>
    </style:style>
    <style:style style:name="P256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257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0.697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258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7.625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259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260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261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fo:font-weight="normal" officeooo:rsid="002808ff" officeooo:paragraph-rsid="002808f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62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63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fo:font-weight="normal" officeooo:paragraph-rsid="00426b8f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64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fo:font-weight="normal" officeooo:paragraph-rsid="0043b89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65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7.625cm"/>
        </style:tab-stops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66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67" style:family="paragraph" style:parent-style-name="Standard" style:list-style-name="L15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7.625cm"/>
        </style:tab-stops>
      </style:paragraph-properties>
      <style:text-properties fo:color="#000000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68" style:family="paragraph" style:parent-style-name="Standard" style:list-style-name="L15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69" style:family="paragraph" style:parent-style-name="Standard" style:list-style-name="L27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70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271" style:family="paragraph" style:parent-style-name="Standard" style:list-style-name="L15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272" style:family="paragraph" style:parent-style-name="Standard" style:list-style-name="L17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273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274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font-size="14pt" style:font-size-asian="14pt" style:font-size-complex="14pt" fo:hyphenate="true" fo:hyphenation-remain-char-count="2" fo:hyphenation-push-char-count="2"/>
    </style:style>
    <style:style style:name="P275" style:family="paragraph" style:parent-style-name="Standard" style:list-style-name="L15" style:master-page-name="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style:page-number="auto" fo:background-color="#ffffff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276" style:family="paragraph" style:parent-style-name="Standard" style:list-style-name="L17" style:master-page-name="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style:page-number="auto" fo:background-color="#ffffff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277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font-size="14pt" style:font-size-asian="14pt" fo:hyphenate="true" fo:hyphenation-remain-char-count="2" fo:hyphenation-push-char-count="2"/>
    </style:style>
    <style:style style:name="P278" style:family="paragraph" style:parent-style-name="Standard" style:list-style-name="L5" style:master-page-name=""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279" style:family="paragraph" style:parent-style-name="Standard" style:list-style-name="L7" style:master-page-name="">
      <style:paragraph-properties fo:margin-left="0cm" fo:margin-right="0cm" fo:text-align="center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280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281" style:family="paragraph" style:parent-style-name="Standard" style:master-page-name="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style:page-number="auto" fo:background-color="#ffffff" style:writing-mode="lr-tb">
        <style:tab-stops/>
      </style:paragraph-properties>
      <style:text-properties style:font-name="Times New Roman1" fo:font-size="14pt" fo:letter-spacing="-0.00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82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83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4cm" fo:font-weight="normal" officeooo:rsid="00319df8" officeooo:paragraph-rsid="00319df8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84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4cm" fo:font-weight="normal" officeooo:rsid="0066ec0c" officeooo:paragraph-rsid="0066ec0c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85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286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87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5cm" fo:font-weight="normal" officeooo:rsid="00d6e90c" officeooo:paragraph-rsid="00d6e90c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88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5cm" fo:font-weight="normal" officeooo:rsid="00426b8f" officeooo:paragraph-rsid="0043b89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89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7.625cm"/>
        </style:tab-stops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90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7.625cm"/>
        </style:tab-stops>
      </style:paragraph-properties>
      <style:text-properties style:font-name="Times New Roman1" fo:font-size="14pt" fo:letter-spacing="-0.005cm" fo:font-weight="normal" officeooo:paragraph-rsid="00319df8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91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7.625cm"/>
        </style:tab-stops>
      </style:paragraph-properties>
      <style:text-properties style:font-name="Times New Roman1" fo:font-size="14pt" fo:letter-spacing="-0.005cm" fo:font-weight="normal" officeooo:paragraph-rsid="00636327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92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7.625cm"/>
        </style:tab-stops>
      </style:paragraph-properties>
      <style:text-properties style:font-name="Times New Roman1" fo:font-size="14pt" fo:letter-spacing="-0.005cm" fo:font-weight="normal" officeooo:paragraph-rsid="0064d72e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93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94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5cm" fo:font-weight="normal" officeooo:rsid="00188071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295" style:family="paragraph" style:parent-style-name="Standard" style:list-style-name="L15" style:master-page-name="">
      <loext:graphic-properties draw:fill="solid" draw:fill-color="#ffffff" draw:opacity="100%"/>
      <style:paragraph-properties fo:margin-left="0cm" fo:margin-right="0cm" fo:line-height="0.563cm" fo:text-align="start" style:justify-single-word="false" fo:orphans="2" fo:widows="2" fo:hyphenation-ladder-count="no-limit" fo:text-indent="0cm" style:auto-text-indent="false" style:page-number="auto" fo:background-color="#ffffff" style:writing-mode="lr-tb">
        <style:tab-stops/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96" style:family="paragraph" style:parent-style-name="Standard" style:list-style-name="L15" style:master-page-name="">
      <loext:graphic-properties draw:fill="solid" draw:fill-color="#ffffff" draw:opacity="100%"/>
      <style:paragraph-properties fo:margin-left="0cm" fo:margin-right="0cm" fo:line-height="0.563cm" fo:text-align="justify" style:justify-single-word="false" fo:orphans="2" fo:widows="2" fo:hyphenation-ladder-count="no-limit" fo:text-indent="0cm" style:auto-text-indent="false" style:page-number="auto" fo:background-color="#ffffff" style:writing-mode="lr-tb">
        <style:tab-stops/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97" style:family="paragraph" style:parent-style-name="Standard" style:list-style-name="L17" style:master-page-name="">
      <loext:graphic-properties draw:fill="solid" draw:fill-color="#ffffff" draw:opacity="100%"/>
      <style:paragraph-properties fo:margin-left="0cm" fo:margin-right="0cm" fo:line-height="0.563cm" fo:text-align="justify" style:justify-single-word="false" fo:orphans="2" fo:widows="2" fo:hyphenation-ladder-count="no-limit" fo:text-indent="0cm" style:auto-text-indent="false" style:page-number="auto" fo:background-color="#ffffff" style:writing-mode="lr-tb">
        <style:tab-stops/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98" style:family="paragraph" style:parent-style-name="Standard" style:list-style-name="L15" style:master-page-name="">
      <loext:graphic-properties draw:fill="solid" draw:fill-color="#ffffff" draw:opacity="100%"/>
      <style:paragraph-properties fo:margin-left="0cm" fo:margin-right="0cm" fo:line-height="0.563cm" fo:text-align="justify" style:justify-single-word="false" fo:orphans="2" fo:widows="2" fo:hyphenation-ladder-count="no-limit" fo:text-indent="0cm" style:auto-text-indent="false" style:page-number="auto" fo:background-color="#ffffff" style:writing-mode="lr-tb">
        <style:tab-stops>
          <style:tab-stop style:position="0.688cm"/>
        </style:tab-stops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299" style:family="paragraph" style:parent-style-name="Standard" style:list-style-name="L15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300" style:family="paragraph" style:parent-style-name="Standard" style:list-style-name="L17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301" style:family="paragraph" style:parent-style-name="Standard" style:list-style-name="L19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302" style:family="paragraph" style:parent-style-name="Standard" style:list-style-name="L26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30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  <style:text-properties fo:font-size="14pt" style:font-size-asian="14pt"/>
    </style:style>
    <style:style style:name="P30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1.545cm"/>
        </style:tab-stops>
      </style:paragraph-properties>
      <style:text-properties style:font-name="Times New Roman1" fo:font-size="14pt" fo:letter-spacing="-0.005cm" style:font-size-asian="14pt" style:font-name-complex="Times New Roman1" style:font-size-complex="14pt"/>
    </style:style>
    <style:style style:name="P30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1.545cm"/>
        </style:tab-stops>
      </style:paragraph-properties>
      <style:text-properties style:font-name="Times New Roman1" fo:font-size="14pt" fo:letter-spacing="-0.005cm" officeooo:rsid="00130be3" officeooo:paragraph-rsid="00319df8" style:font-size-asian="14pt" style:font-name-complex="Times New Roman1" style:font-size-complex="14pt"/>
    </style:style>
    <style:style style:name="P30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1.545cm"/>
        </style:tab-stops>
      </style:paragraph-properties>
      <style:text-properties style:font-name="Times New Roman1" fo:font-size="14pt" fo:letter-spacing="-0.005cm" officeooo:rsid="00533bf5" officeooo:paragraph-rsid="00636327" style:font-size-asian="14pt" style:font-name-complex="Times New Roman1" style:font-size-complex="14pt"/>
    </style:style>
    <style:style style:name="P30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1.545cm"/>
        </style:tab-stops>
      </style:paragraph-properties>
      <style:text-properties style:font-name="Times New Roman1" fo:font-size="14pt" fo:letter-spacing="-0.005cm" officeooo:rsid="00130be3" officeooo:paragraph-rsid="00636327" fo:background-color="#ffffff" style:font-size-asian="14pt" style:font-name-complex="Times New Roman1" style:font-size-complex="14pt"/>
    </style:style>
    <style:style style:name="P30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1.545cm"/>
        </style:tab-stops>
      </style:paragraph-properties>
      <style:text-properties fo:color="#000000" style:font-name="Times New Roman1" fo:font-size="14pt" fo:letter-spacing="-0.005cm" style:font-size-asian="14pt" style:font-name-complex="Times New Roman1" style:font-size-complex="14pt"/>
    </style:style>
    <style:style style:name="P309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4pt" fo:font-weight="normal" style:font-size-asian="14pt" style:font-weight-asian="normal" style:font-weight-complex="normal"/>
    </style:style>
    <style:style style:name="P3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font-size="14pt" style:font-size-asian="14pt" fo:hyphenate="true" fo:hyphenation-remain-char-count="2" fo:hyphenation-push-char-count="2"/>
    </style:style>
    <style:style style:name="P3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font-size="14pt" fo:font-weight="normal" style:font-size-asian="14pt" style:font-weight-asian="normal" style:font-size-complex="14pt" style:font-weight-complex="normal" fo:hyphenate="true" fo:hyphenation-remain-char-count="2" fo:hyphenation-push-char-count="2"/>
    </style:style>
    <style:style style:name="P3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font-size="14pt" fo:font-weight="normal" officeooo:paragraph-rsid="001f17a7" style:font-size-asian="14pt" style:font-weight-asian="normal" style:font-size-complex="14pt" style:font-weight-complex="normal" fo:hyphenate="true" fo:hyphenation-remain-char-count="2" fo:hyphenation-push-char-count="2"/>
    </style:style>
    <style:style style:name="P313" style:family="paragraph" style:parent-style-name="Standard" style:master-page-name="">
      <style:paragraph-properties fo:margin-left="2.6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14" style:family="paragraph" style:parent-style-name="Standard">
      <style:paragraph-properties fo:margin-left="2.6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15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/>
      <style:text-properties fo:color="#000000" fo:font-size="14pt" style:font-size-asian="14pt" fo:hyphenate="true" fo:hyphenation-remain-char-count="2" fo:hyphenation-push-char-count="2"/>
    </style:style>
    <style:style style:name="P316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/>
      <style:text-properties fo:color="#000000" fo:font-size="14pt" officeooo:paragraph-rsid="00d3a7ce" style:font-size-asian="14pt" fo:hyphenate="true" fo:hyphenation-remain-char-count="2" fo:hyphenation-push-char-count="2"/>
    </style:style>
    <style:style style:name="P317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318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2cm" style:auto-text-indent="false" style:page-number="auto" style:writing-mode="lr-tb"/>
      <style:text-properties fo:color="#000000" fo:font-size="14pt" style:font-size-asian="14pt" style:font-size-complex="14pt" fo:hyphenate="true" fo:hyphenation-remain-char-count="2" fo:hyphenation-push-char-count="2"/>
    </style:style>
    <style:style style:name="P319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>
        <style:tab-stops>
          <style:tab-stop style:position="2.223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320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/>
      <style:text-properties fo:color="#000000" fo:font-size="14pt" fo:background-color="#ffffff" style:font-size-asian="14pt" fo:hyphenate="true" fo:hyphenation-remain-char-count="2" fo:hyphenation-push-char-count="2"/>
    </style:style>
    <style:style style:name="P321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/>
      <style:text-properties fo:color="#000000" fo:font-size="14pt" fo:font-weight="normal" style:font-size-asian="14pt" style:font-weight-asian="normal" style:font-weight-complex="normal" fo:hyphenate="true" fo:hyphenation-remain-char-count="2" fo:hyphenation-push-char-count="2"/>
    </style:style>
    <style:style style:name="P322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/>
      <style:text-properties fo:font-size="14pt" fo:font-weight="normal" style:font-size-asian="14pt" style:font-weight-asian="normal" style:font-weight-complex="normal" fo:hyphenate="true" fo:hyphenation-remain-char-count="2" fo:hyphenation-push-char-count="2"/>
    </style:style>
    <style:style style:name="P323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>
        <style:tab-stops/>
      </style:paragraph-properties>
      <style:text-properties fo:font-size="14pt" fo:font-weight="normal" style:font-size-asian="14pt" style:font-weight-asian="normal" style:font-size-complex="14pt" style:font-weight-complex="normal" fo:hyphenate="true" fo:hyphenation-remain-char-count="2" fo:hyphenation-push-char-count="2"/>
    </style:style>
    <style:style style:name="P324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/>
      <style:text-properties fo:font-size="14pt" style:font-size-asian="14pt" fo:hyphenate="true" fo:hyphenation-remain-char-count="2" fo:hyphenation-push-char-count="2"/>
    </style:style>
    <style:style style:name="P325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2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26" style:family="paragraph" style:parent-style-name="Standard" style:master-page-name="">
      <style:paragraph-properties fo:margin-left="0cm" fo:margin-right="0cm" fo:text-align="justify" style:justify-single-word="false" fo:orphans="2" fo:widows="2" fo:hyphenation-ladder-count="no-limit" fo:text-indent="2cm" style:auto-text-indent="false" style:page-number="auto" style:writing-mode="lr-tb"/>
      <style:text-properties fo:font-size="14pt" style:font-size-asian="14pt" style:font-size-complex="14pt" fo:hyphenate="true" fo:hyphenation-remain-char-count="2" fo:hyphenation-push-char-count="2"/>
    </style:style>
    <style:style style:name="P327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/>
      <style:text-properties fo:font-size="14pt" fo:background-color="#ffffff" style:font-size-asian="14pt" fo:hyphenate="true" fo:hyphenation-remain-char-count="2" fo:hyphenation-push-char-count="2"/>
    </style:style>
    <style:style style:name="P328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2cm" style:auto-text-indent="false" style:writing-mode="lr-tb"/>
      <style:text-properties fo:color="#000000" fo:font-size="14pt" style:font-size-asian="14pt" fo:hyphenate="true" fo:hyphenation-remain-char-count="2" fo:hyphenation-push-char-count="2"/>
    </style:style>
    <style:style style:name="P329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2cm" style:auto-text-indent="false" style:writing-mode="lr-tb"/>
      <style:text-properties fo:color="#000000" fo:font-size="14pt" officeooo:paragraph-rsid="00d3a7ce" style:font-size-asian="14pt" fo:hyphenate="true" fo:hyphenation-remain-char-count="2" fo:hyphenation-push-char-count="2"/>
    </style:style>
    <style:style style:name="P330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2cm" style:auto-text-indent="false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33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/>
      <style:text-properties fo:color="#000000" fo:font-size="14pt" style:font-size-asian="14pt" fo:hyphenate="true" fo:hyphenation-remain-char-count="2" fo:hyphenation-push-char-count="2"/>
    </style:style>
    <style:style style:name="P33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/>
      <style:text-properties fo:color="#000000" fo:font-size="14pt" officeooo:paragraph-rsid="006fc3a0" style:font-size-asian="14pt" fo:hyphenate="true" fo:hyphenation-remain-char-count="2" fo:hyphenation-push-char-count="2"/>
    </style:style>
    <style:style style:name="P33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33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2cm" style:auto-text-indent="false" style:writing-mode="lr-tb"/>
      <style:text-properties fo:color="#000000" fo:font-size="14pt" style:font-size-asian="14pt" style:font-size-complex="14pt" fo:hyphenate="true" fo:hyphenation-remain-char-count="2" fo:hyphenation-push-char-count="2"/>
    </style:style>
    <style:style style:name="P335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>
        <style:tab-stops>
          <style:tab-stop style:position="2.223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33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/>
      <style:text-properties fo:color="#000000" fo:font-size="14pt" fo:background-color="#ffffff" style:font-size-asian="14pt" fo:hyphenate="true" fo:hyphenation-remain-char-count="2" fo:hyphenation-push-char-count="2"/>
    </style:style>
    <style:style style:name="P337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/>
      <style:text-properties fo:font-size="14pt" style:font-size-asian="14pt" fo:hyphenate="true" fo:hyphenation-remain-char-count="2" fo:hyphenation-push-char-count="2"/>
    </style:style>
    <style:style style:name="P338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2cm" style:auto-text-indent="false" style:writing-mode="lr-tb"/>
      <style:text-properties fo:font-size="14pt" style:font-size-asian="14pt" fo:hyphenate="true" fo:hyphenation-remain-char-count="2" fo:hyphenation-push-char-count="2"/>
    </style:style>
    <style:style style:name="P33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/>
      <style:text-properties fo:font-size="14pt" style:font-size-asian="14pt" style:font-size-complex="14pt" fo:hyphenate="true" fo:hyphenation-remain-char-count="2" fo:hyphenation-push-char-count="2"/>
    </style:style>
    <style:style style:name="P340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2cm" style:auto-text-indent="false" style:writing-mode="lr-tb"/>
      <style:text-properties fo:font-size="14pt" fo:background-color="#ffffff" style:font-size-asian="14pt" fo:hyphenate="true" fo:hyphenation-remain-char-count="2" fo:hyphenation-push-char-count="2"/>
    </style:style>
    <style:style style:name="P341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>
        <style:tab-stops/>
      </style:paragraph-properties>
      <style:text-properties fo:font-size="14pt" fo:font-weight="normal" style:font-size-asian="14pt" style:font-weight-asian="normal" style:font-size-complex="14pt" style:font-weight-complex="normal" fo:hyphenate="true" fo:hyphenation-remain-char-count="2" fo:hyphenation-push-char-count="2"/>
    </style:style>
    <style:style style:name="P342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/>
      <style:text-properties fo:color="#ff0000" fo:font-size="14pt" fo:font-weight="normal" style:font-size-asian="14pt" style:font-weight-asian="normal" style:font-weight-complex="normal" fo:hyphenate="true" fo:hyphenation-remain-char-count="2" fo:hyphenation-push-char-count="2"/>
    </style:style>
    <style:style style:name="P34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2cm" style:auto-text-indent="false" style:writing-mode="lr-tb"/>
      <style:text-properties fo:color="#800000" fo:font-size="14pt" style:font-size-asian="14pt" fo:hyphenate="true" fo:hyphenation-remain-char-count="2" fo:hyphenation-push-char-count="2"/>
    </style:style>
    <style:style style:name="P344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2cm" style:auto-text-indent="false" style:writing-mode="lr-tb"/>
      <style:text-properties fo:color="#800000" fo:font-size="14pt" officeooo:paragraph-rsid="00835a19" style:font-size-asian="14pt" fo:hyphenate="true" fo:hyphenation-remain-char-count="2" fo:hyphenation-push-char-count="2"/>
    </style:style>
    <style:style style:name="P34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2cm" style:auto-text-indent="false" fo:keep-with-next="always" style:writing-mode="lr-tb"/>
      <style:text-properties fo:font-size="14pt" style:font-size-asian="14pt" fo:hyphenate="false" fo:hyphenation-remain-char-count="2" fo:hyphenation-push-char-count="2"/>
    </style:style>
    <style:style style:name="P346" style:family="paragraph" style:parent-style-name="Standard" style:master-page-name="">
      <style:paragraph-properties style:page-number="auto"/>
      <style:text-properties fo:font-size="14pt" officeooo:paragraph-rsid="00992785" style:font-size-asian="14pt" style:font-size-complex="14pt"/>
    </style:style>
    <style:style style:name="P347" style:family="paragraph" style:parent-style-name="Standard" style:list-style-name="L7" style:master-page-name="">
      <style:paragraph-properties fo:text-align="center" style:justify-single-word="false" style:page-number="auto">
        <style:tab-stops/>
      </style:paragraph-properties>
      <style:text-properties fo:font-size="14pt" style:font-size-asian="14pt" style:font-size-complex="14pt"/>
    </style:style>
    <style:style style:name="P348" style:family="paragraph" style:parent-style-name="Standard" style:master-page-name="">
      <style:paragraph-properties fo:text-align="start" style:justify-single-word="false" style:page-number="auto"/>
      <style:text-properties fo:font-size="14pt" style:font-size-asian="14pt" style:font-size-complex="14pt"/>
    </style:style>
    <style:style style:name="P349" style:family="paragraph" style:parent-style-name="Standard" style:master-page-name="">
      <style:paragraph-properties fo:text-align="justify" style:justify-single-word="false" style:page-number="auto">
        <style:tab-stops/>
      </style:paragraph-properties>
      <style:text-properties fo:font-size="14pt" style:font-size-asian="14pt"/>
    </style:style>
    <style:style style:name="P350" style:family="paragraph" style:parent-style-name="Standard" style:master-page-name="">
      <style:paragraph-properties style:page-number="auto"/>
      <style:text-properties fo:color="#000000" fo:font-size="14pt" officeooo:paragraph-rsid="00992785" style:font-size-asian="14pt" style:font-size-complex="14pt"/>
    </style:style>
    <style:style style:name="P351" style:family="paragraph" style:parent-style-name="Standard">
      <style:paragraph-properties fo:margin-left="5.8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52" style:family="paragraph" style:parent-style-name="Standard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53" style:family="paragraph" style:parent-style-name="Standard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6fc3a0" style:font-size-asian="14pt" fo:hyphenate="true" fo:hyphenation-remain-char-count="2" fo:hyphenation-push-char-count="2"/>
    </style:style>
    <style:style style:name="P354" style:family="paragraph" style:parent-style-name="Standard" style:list-style-name="L7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55" style:family="paragraph" style:parent-style-name="Standard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9998e3" style:font-size-asian="14pt" style:font-size-complex="14pt" fo:hyphenate="true" fo:hyphenation-remain-char-count="2" fo:hyphenation-push-char-count="2"/>
    </style:style>
    <style:style style:name="P356" style:family="paragraph" style:parent-style-name="Standard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rsid="0062b7d1" officeooo:paragraph-rsid="00319df8" style:font-size-asian="14pt" style:font-size-complex="14pt" fo:hyphenate="true" fo:hyphenation-remain-char-count="2" fo:hyphenation-push-char-count="2"/>
    </style:style>
    <style:style style:name="P357" style:family="paragraph" style:parent-style-name="Standard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rsid="0062b7d1" officeooo:paragraph-rsid="0052a72e" style:font-size-asian="14pt" style:font-size-complex="14pt" fo:hyphenate="true" fo:hyphenation-remain-char-count="2" fo:hyphenation-push-char-count="2"/>
    </style:style>
    <style:style style:name="P358" style:family="paragraph" style:parent-style-name="Standard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rsid="0062b7d1" officeooo:paragraph-rsid="00636327" style:font-size-asian="14pt" style:font-size-complex="14pt" fo:hyphenate="true" fo:hyphenation-remain-char-count="2" fo:hyphenation-push-char-count="2"/>
    </style:style>
    <style:style style:name="P359" style:family="paragraph" style:parent-style-name="Standard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rsid="0062b7d1" officeooo:paragraph-rsid="0064d72e" style:font-size-asian="14pt" style:font-size-complex="14pt" fo:hyphenate="true" fo:hyphenation-remain-char-count="2" fo:hyphenation-push-char-count="2"/>
    </style:style>
    <style:style style:name="P360" style:family="paragraph" style:parent-style-name="Standard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361" style:family="paragraph" style:parent-style-name="Standard" style:master-page-name="">
      <style:paragraph-properties fo:margin-left="5.8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62" style:family="paragraph" style:parent-style-name="Standard" style:master-page-name="">
      <style:paragraph-properties fo:margin-left="5.8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officeooo:paragraph-rsid="006fc3a0" style:font-size-asian="14pt" fo:hyphenate="true" fo:hyphenation-remain-char-count="2" fo:hyphenation-push-char-count="2"/>
    </style:style>
    <style:style style:name="P363" style:family="paragraph" style:parent-style-name="Standard" style:list-style-name="L7" style:master-page-name="">
      <style:paragraph-properties fo:margin-left="5.8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64" style:family="paragraph" style:parent-style-name="Standard" style:list-style-name="L7" style:master-page-name="">
      <style:paragraph-properties fo:margin-left="5.8cm" fo:margin-right="0cm" fo:text-align="center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65" style:family="paragraph" style:parent-style-name="Standard" style:master-page-name="">
      <style:paragraph-properties fo:margin-left="5.8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9998e3" style:font-size-asian="14pt" style:font-size-complex="14pt" fo:hyphenate="true" fo:hyphenation-remain-char-count="2" fo:hyphenation-push-char-count="2"/>
    </style:style>
    <style:style style:name="P366" style:family="paragraph" style:parent-style-name="Standard" style:master-page-name="">
      <style:paragraph-properties fo:margin-left="5.8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367" style:family="paragraph" style:parent-style-name="Standard" style:list-style-name="L3" style:master-page-name="">
      <style:paragraph-properties fo:margin-left="5.8cm" fo:margin-right="0cm" fo:text-align="justify" style:justify-single-word="false" fo:orphans="2" fo:widows="2" fo:hyphenation-ladder-count="no-limit" fo:text-indent="-0.6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68" style:family="paragraph" style:parent-style-name="Standard" style:list-style-name="L7" style:master-page-name="">
      <style:paragraph-properties fo:margin-left="5.8cm" fo:margin-right="0cm" fo:text-align="start" style:justify-single-word="false" fo:orphans="2" fo:widows="2" fo:hyphenation-ladder-count="no-limit" fo:text-indent="-0.6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69" style:family="paragraph" style:parent-style-name="Standard" style:list-style-name="L7">
      <style:paragraph-properties fo:margin-left="5.8cm" fo:margin-right="0cm" fo:text-align="start" style:justify-single-word="false" fo:orphans="2" fo:widows="2" fo:hyphenation-ladder-count="no-limit" fo:text-indent="-0.6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70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font-size-asian="14pt" style:font-name-complex="Times New Roman1" style:font-size-complex="14pt" fo:hyphenate="true" fo:hyphenation-remain-char-count="2" fo:hyphenation-push-char-count="2"/>
    </style:style>
    <style:style style:name="P371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officeooo:paragraph-rsid="00835a19" style:font-size-asian="14pt" style:font-name-complex="Times New Roman1" style:font-size-complex="14pt" fo:hyphenate="true" fo:hyphenation-remain-char-count="2" fo:hyphenation-push-char-count="2"/>
    </style:style>
    <style:style style:name="P372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373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officeooo:paragraph-rsid="00835a19" style:font-size-asian="14pt" style:font-name-complex="Times New Roman1" style:font-size-complex="14pt" fo:hyphenate="true" fo:hyphenation-remain-char-count="2" fo:hyphenation-push-char-count="2"/>
    </style:style>
    <style:style style:name="P374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officeooo:rsid="00835a19" officeooo:paragraph-rsid="00835a19" style:font-size-asian="14pt" style:font-name-complex="Times New Roman1" style:font-size-complex="14pt" fo:hyphenate="true" fo:hyphenation-remain-char-count="2" fo:hyphenation-push-char-count="2"/>
    </style:style>
    <style:style style:name="P375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376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background-color="#ffffff" style:font-size-asian="14pt" style:font-name-complex="Times New Roman1" style:font-size-complex="14pt" fo:hyphenate="true" fo:hyphenation-remain-char-count="2" fo:hyphenation-push-char-count="2"/>
    </style:style>
    <style:style style:name="P377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4cm" fo:background-color="#ffffff" style:font-size-asian="14pt" style:font-name-complex="Times New Roman1" style:font-size-complex="14pt" fo:hyphenate="true" fo:hyphenation-remain-char-count="2" fo:hyphenation-push-char-count="2"/>
    </style:style>
    <style:style style:name="P378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379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380" style:family="paragraph" style:parent-style-name="Standard" style:list-style-name="L7" style:master-page-name="">
      <style:paragraph-properties fo:margin-left="-0.025cm" fo:margin-right="0cm" fo:text-align="start" style:justify-single-word="false" fo:text-indent="0cm" style:auto-text-indent="false" style:page-number="auto">
        <style:tab-stops/>
      </style:paragraph-properties>
      <style:text-properties fo:font-size="14pt" style:font-size-asian="14pt"/>
    </style:style>
    <style:style style:name="P381" style:family="paragraph" style:parent-style-name="Standard" style:list-style-name="L7">
      <style:paragraph-properties fo:margin-left="-0.025cm" fo:margin-right="0cm" fo:text-align="center" style:justify-single-word="false" fo:text-indent="0cm" style:auto-text-indent="false">
        <style:tab-stops/>
      </style:paragraph-properties>
      <style:text-properties fo:font-size="14pt" style:font-size-asian="14pt"/>
    </style:style>
    <style:style style:name="P382" style:family="paragraph" style:parent-style-name="Standard">
      <style:paragraph-properties fo:margin-left="0.025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383" style:family="paragraph" style:parent-style-name="Standard">
      <style:paragraph-properties fo:margin-left="0.025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font-size-asian="14pt" style:font-name-complex="Times New Roman1" style:font-size-complex="14pt" fo:hyphenate="true" fo:hyphenation-remain-char-count="2" fo:hyphenation-push-char-count="2"/>
    </style:style>
    <style:style style:name="P384" style:family="paragraph" style:parent-style-name="Standard" style:list-style-name="L5" style:master-page-name="">
      <style:paragraph-properties fo:margin-left="5.9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hyphenate="true" fo:hyphenation-remain-char-count="2" fo:hyphenation-push-char-count="2"/>
    </style:style>
    <style:style style:name="P385" style:family="paragraph" style:parent-style-name="Standard" style:master-page-name="">
      <style:paragraph-properties fo:margin-left="5.9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86" style:family="paragraph" style:parent-style-name="Standard" style:master-page-name="">
      <style:paragraph-properties fo:margin-left="5.9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387" style:family="paragraph" style:parent-style-name="Standard">
      <style:paragraph-properties fo:margin-left="5.9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88" style:family="paragraph" style:parent-style-name="Standard" style:list-style-name="L5">
      <style:paragraph-properties fo:margin-left="5.9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89" style:family="paragraph" style:parent-style-name="Standard">
      <style:paragraph-properties fo:margin-left="5.9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390" style:family="paragraph" style:parent-style-name="Standard" style:list-style-name="L6">
      <style:paragraph-properties fo:margin-top="0cm" fo:margin-bottom="0cm" loext:contextual-spacing="false" fo:text-align="center" style:justify-single-word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P391" style:family="paragraph" style:parent-style-name="Standard" style:list-style-name="L6">
      <style:paragraph-properties fo:margin-left="6.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92" style:family="paragraph" style:parent-style-name="Standard" style:list-style-name="L7">
      <style:paragraph-properties fo:margin-left="6.5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93" style:family="paragraph" style:parent-style-name="Standard" style:list-style-name="L7" style:master-page-name="">
      <style:paragraph-properties fo:margin-left="6.5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394" style:family="paragraph" style:parent-style-name="Standard">
      <style:paragraph-properties fo:margin-left="6.399cm" fo:margin-right="0cm" fo:text-align="start" style:justify-single-word="false" fo:orphans="2" fo:widows="2" fo:hyphenation-ladder-count="no-limit" fo:text-indent="-0.6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395" style:family="paragraph" style:parent-style-name="Standard" style:list-style-name="L7">
      <style:paragraph-properties fo:margin-left="6.399cm" fo:margin-right="0cm" fo:text-align="start" style:justify-single-word="false" fo:orphans="2" fo:widows="2" fo:hyphenation-ladder-count="no-limit" fo:text-indent="-0.6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396" style:family="paragraph" style:parent-style-name="Standard" style:list-style-name="L8">
      <style:paragraph-properties fo:margin-left="0.025cm" fo:margin-right="0cm" fo:text-align="center" style:justify-single-word="false" fo:text-indent="-0.025cm" style:auto-text-indent="false">
        <style:tab-stops/>
      </style:paragraph-properties>
      <style:text-properties fo:font-size="14pt" style:font-size-asian="14pt"/>
    </style:style>
    <style:style style:name="P397" style:family="paragraph" style:parent-style-name="Standard" style:list-style-name="L9">
      <style:paragraph-properties fo:margin-left="-0.048cm" fo:margin-right="0cm" fo:text-align="center" style:justify-single-word="false" fo:text-indent="-0.649cm" style:auto-text-indent="false">
        <style:tab-stops/>
      </style:paragraph-properties>
      <style:text-properties fo:font-size="14pt" style:font-size-asian="14pt"/>
    </style:style>
    <style:style style:name="P398" style:family="paragraph" style:parent-style-name="Standard">
      <style:paragraph-properties fo:margin-left="0cm" fo:margin-right="0cm" fo:text-align="center" style:justify-single-word="false" fo:text-indent="0.026cm" style:auto-text-indent="false"/>
      <style:text-properties fo:color="#000000" fo:font-size="14pt" style:font-size-asian="14pt"/>
    </style:style>
    <style:style style:name="P399" style:family="paragraph" style:parent-style-name="Standard">
      <style:paragraph-properties fo:margin-left="0cm" fo:margin-right="0cm" fo:text-align="start" style:justify-single-word="false" fo:text-indent="0.026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officeooo:rsid="0024f394" officeooo:paragraph-rsid="0024f394" style:font-size-asian="14pt" style:font-name-complex="Times New Roman1" style:font-size-complex="14pt"/>
    </style:style>
    <style:style style:name="P400" style:family="paragraph" style:parent-style-name="Standard">
      <style:paragraph-properties fo:margin-left="0cm" fo:margin-right="0cm" fo:text-align="start" style:justify-single-word="false" fo:text-indent="0.026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officeooo:rsid="0086e04e" officeooo:paragraph-rsid="0086e04e" style:font-size-asian="14pt" style:font-name-complex="Times New Roman1" style:font-size-complex="14pt"/>
    </style:style>
    <style:style style:name="P401" style:family="paragraph" style:parent-style-name="Standard">
      <style:paragraph-properties fo:margin-left="0cm" fo:margin-right="0cm" fo:text-align="start" style:justify-single-word="false" fo:text-indent="0.026cm" style:auto-text-indent="false">
        <style:tab-stops>
          <style:tab-stop style:position="11.545cm"/>
        </style:tab-stops>
      </style:paragraph-properties>
      <style:text-properties fo:color="#000000" style:font-name="Times New Roman1" fo:font-size="14pt" fo:letter-spacing="-0.005cm" style:font-size-asian="14pt" style:font-name-complex="Times New Roman1" style:font-size-complex="14pt"/>
    </style:style>
    <style:style style:name="P402" style:family="paragraph" style:parent-style-name="Standard">
      <style:paragraph-properties fo:margin-left="0cm" fo:margin-right="0cm" fo:text-indent="0.026cm" style:auto-text-indent="false"/>
      <style:text-properties fo:color="#ff0000" fo:font-size="14pt" style:font-size-asian="14pt"/>
    </style:style>
    <style:style style:name="P403" style:family="paragraph" style:parent-style-name="Standard" style:list-style-name="L7">
      <style:paragraph-properties fo:margin-left="0cm" fo:margin-right="0cm" fo:text-align="center" style:justify-single-word="false" fo:text-indent="0.026cm" style:auto-text-indent="false">
        <style:tab-stops/>
      </style:paragraph-properties>
      <style:text-properties fo:font-size="14pt" style:font-size-asian="14pt"/>
    </style:style>
    <style:style style:name="P404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.026cm" style:auto-text-indent="false" style:page-number="auto" style:writing-mode="lr-tb">
        <style:tab-stops>
          <style:tab-stop style:position="11.545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40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.026cm" style:auto-text-indent="false" style:writing-mode="lr-tb">
        <style:tab-stops>
          <style:tab-stop style:position="11.545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406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5.8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407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5.8cm" style:auto-text-indent="false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408" style:family="paragraph" style:parent-style-name="Standard">
      <style:paragraph-properties fo:margin-left="-0.025cm" fo:margin-right="0cm" fo:text-align="justify" style:justify-single-word="false" fo:text-indent="0.048cm" style:auto-text-indent="false">
        <style:tab-stops/>
      </style:paragraph-properties>
      <style:text-properties fo:font-size="14pt" style:font-size-asian="14pt"/>
    </style:style>
    <style:style style:name="P409" style:family="paragraph" style:parent-style-name="Standard" style:master-page-name="">
      <style:paragraph-properties fo:margin-left="-0.021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10" style:family="paragraph" style:parent-style-name="Standard" style:master-page-name="">
      <style:paragraph-properties fo:margin-left="-0.021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11" style:family="paragraph" style:parent-style-name="Standard">
      <style:paragraph-properties fo:margin-left="-0.021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officeooo:rsid="002a27f6" officeooo:paragraph-rsid="002a27f6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12" style:family="paragraph" style:parent-style-name="Standard">
      <style:paragraph-properties fo:margin-left="-0.021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13" style:family="paragraph" style:parent-style-name="Standard">
      <style:paragraph-properties fo:margin-left="-0.021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officeooo:rsid="00ce34bd" officeooo:paragraph-rsid="00ce34bd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14" style:family="paragraph" style:parent-style-name="Standard">
      <style:paragraph-properties fo:margin-left="-0.021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officeooo:rsid="00309c1b" officeooo:paragraph-rsid="00309c1b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15" style:family="paragraph" style:parent-style-name="Standard">
      <style:paragraph-properties fo:margin-left="-0.021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16" style:family="paragraph" style:parent-style-name="Standard">
      <style:paragraph-properties fo:margin-left="-0.021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17" style:family="paragraph" style:parent-style-name="Standard">
      <style:paragraph-properties fo:margin-left="-0.021cm" fo:margin-right="0cm" fo:text-align="justify" style:justify-single-word="false" fo:text-indent="0cm" style:auto-text-indent="false"/>
      <style:text-properties fo:color="#ff0000" fo:font-size="14pt" style:font-size-asian="14pt"/>
    </style:style>
    <style:style style:name="P418" style:family="paragraph" style:parent-style-name="Standard">
      <style:paragraph-properties fo:margin-left="-0.021cm" fo:margin-right="0cm" fo:text-align="justify" style:justify-single-word="false" fo:text-indent="0cm" style:auto-text-indent="false"/>
      <style:text-properties fo:font-size="14pt" style:font-size-asian="14pt"/>
    </style:style>
    <style:style style:name="P419" style:family="paragraph" style:parent-style-name="Standard">
      <style:paragraph-properties fo:margin-left="-0.041cm" fo:margin-right="0cm" fo:text-align="center" style:justify-single-word="false" fo:text-indent="0cm" style:auto-text-indent="false"/>
      <style:text-properties fo:font-size="14pt" style:font-size-asian="14pt"/>
    </style:style>
    <style:style style:name="P420" style:family="paragraph" style:parent-style-name="Standard" style:list-style-name="L16" style:master-page-name="">
      <style:paragraph-properties fo:margin-left="0cm" fo:margin-right="0cm" fo:text-align="start" style:justify-single-word="false" fo:orphans="2" fo:widows="2" fo:hyphenation-ladder-count="no-limit" fo:text-indent="-0.7cm" style:auto-text-indent="false" style:page-number="auto" style:writing-mode="lr-tb">
        <style:tab-stops/>
      </style:paragraph-properties>
      <style:text-properties fo:font-size="14pt" style:font-size-asian="14pt" fo:hyphenate="true" fo:hyphenation-remain-char-count="2" fo:hyphenation-push-char-count="2"/>
    </style:style>
    <style:style style:name="P421" style:family="paragraph" style:parent-style-name="Standard" style:master-page-name="">
      <style:paragraph-properties fo:margin-left="0cm" fo:margin-right="-0.111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22" style:family="paragraph" style:parent-style-name="Standard">
      <style:paragraph-properties fo:margin-left="0cm" fo:margin-right="-0.111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23" style:family="paragraph" style:parent-style-name="Standard">
      <style:paragraph-properties fo:margin-left="0cm" fo:margin-right="-0.111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officeooo:rsid="0086e04e" officeooo:paragraph-rsid="0086e04e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24" style:family="paragraph" style:parent-style-name="Standard">
      <style:paragraph-properties fo:margin-left="0cm" fo:margin-right="-0.111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ce181e" style:font-name="Times New Roman1" fo:font-size="14pt" fo:letter-spacing="-0.005cm" fo:font-weight="normal" officeooo:rsid="002a3752" officeooo:paragraph-rsid="002a3752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25" style:family="paragraph" style:parent-style-name="Standard">
      <style:paragraph-properties fo:margin-left="0cm" fo:margin-right="-0.111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officeooo:rsid="009808d2" officeooo:paragraph-rsid="009808d2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26" style:family="paragraph" style:parent-style-name="Standard" style:master-page-name="">
      <style:paragraph-properties fo:margin-left="-0.025cm" fo:margin-right="0cm" fo:text-align="start" style:justify-single-word="false" fo:orphans="2" fo:widows="2" fo:hyphenation-ladder-count="no-limit" fo:text-indent="-0.025cm" style:auto-text-indent="false" style:page-number="auto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27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-0.025cm" style:auto-text-indent="false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28" style:family="paragraph" style:parent-style-name="Standard">
      <style:paragraph-properties fo:margin-left="-0.025cm" fo:margin-right="0cm" fo:text-align="start" style:justify-single-word="false" fo:orphans="2" fo:widows="2" fo:hyphenation-ladder-count="no-limit" fo:text-indent="-0.025cm" style:auto-text-indent="false" style:writing-mode="lr-tb">
        <style:tab-stops/>
      </style:paragraph-properties>
      <style:text-properties fo:color="#ce181e" style:font-name="Times New Roman1" fo:font-size="14pt" fo:letter-spacing="-0.005cm" fo:font-weight="normal" officeooo:paragraph-rsid="002a3752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29" style:family="paragraph" style:parent-style-name="Standard" style:list-style-name="L18">
      <style:paragraph-properties fo:margin-left="-0.025cm" fo:margin-right="0cm" fo:text-indent="-0.025cm" style:auto-text-indent="false">
        <style:tab-stops/>
      </style:paragraph-properties>
      <style:text-properties fo:font-size="14pt" style:font-size-asian="14pt"/>
    </style:style>
    <style:style style:name="P430" style:family="paragraph" style:parent-style-name="Standard" style:list-style-name="L20">
      <style:paragraph-properties fo:margin-left="-0.025cm" fo:margin-right="0cm" fo:text-indent="-0.025cm" style:auto-text-indent="false">
        <style:tab-stops/>
      </style:paragraph-properties>
      <style:text-properties fo:font-size="14pt" style:font-size-asian="14pt"/>
    </style:style>
    <style:style style:name="P431" style:family="paragraph" style:parent-style-name="Standard" style:master-page-name="">
      <style:paragraph-properties fo:margin-left="0cm" fo:margin-right="0.6cm" fo:text-align="center" style:justify-single-word="false" fo:orphans="2" fo:widows="2" fo:hyphenation-ladder-count="no-limit" fo:text-indent="2cm" style:auto-text-indent="false" style:page-number="auto" style:writing-mode="lr-tb"/>
      <style:text-properties fo:color="#000000" fo:hyphenate="true" fo:hyphenation-remain-char-count="2" fo:hyphenation-push-char-count="2"/>
    </style:style>
    <style:style style:name="P432" style:family="paragraph" style:parent-style-name="Standard">
      <style:paragraph-properties fo:margin-left="0cm" fo:margin-right="0.6cm" fo:text-align="justify" style:justify-single-word="false" fo:orphans="2" fo:widows="2" fo:hyphenation-ladder-count="no-limit" fo:text-indent="2cm" style:auto-text-indent="false" style:writing-mode="lr-tb"/>
      <style:text-properties fo:color="#000000" fo:font-size="14pt" fo:language="en" fo:country="US" style:font-size-asian="14pt" fo:hyphenate="true" fo:hyphenation-remain-char-count="2" fo:hyphenation-push-char-count="2"/>
    </style:style>
    <style:style style:name="P433" style:family="paragraph" style:parent-style-name="Standard" style:master-page-name="">
      <style:paragraph-properties fo:margin-left="0cm" fo:margin-right="0.58cm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34" style:family="paragraph" style:parent-style-name="Standard">
      <style:paragraph-properties fo:margin-left="0cm" fo:margin-right="0.58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officeooo:rsid="002bd7b3" officeooo:paragraph-rsid="002bd7b3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35" style:family="paragraph" style:parent-style-name="Standard">
      <style:paragraph-properties fo:margin-left="0cm" fo:margin-right="0.58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36" style:family="paragraph" style:parent-style-name="Standard">
      <style:paragraph-properties fo:margin-left="0cm" fo:margin-right="0.58cm" fo:text-align="justify" style:justify-single-word="false" fo:text-indent="0cm" style:auto-text-indent="false"/>
      <style:text-properties fo:color="#000000" fo:font-size="14pt" style:font-size-asian="14pt"/>
    </style:style>
    <style:style style:name="P437" style:family="paragraph" style:parent-style-name="Standard">
      <style:paragraph-properties fo:margin-left="0cm" fo:margin-right="-0.044cm" fo:text-align="center" style:justify-single-word="false" fo:text-indent="0cm" style:auto-text-indent="false"/>
      <style:text-properties fo:font-size="14pt" style:font-size-asian="14pt"/>
    </style:style>
    <style:style style:name="P438" style:family="paragraph" style:parent-style-name="Standard">
      <loext:graphic-properties draw:fill="solid" draw:fill-color="#ffffff" draw:opacity="100%"/>
      <style:paragraph-properties fo:margin-left="-0.023cm" fo:margin-right="0cm" fo:line-height="0.563cm" fo:text-align="justify" style:justify-single-word="false" fo:text-indent="0.023cm" style:auto-text-indent="false" fo:background-color="#ffffff"/>
      <style:text-properties fo:font-size="14pt" style:font-size-asian="14pt"/>
    </style:style>
    <style:style style:name="P439" style:family="paragraph" style:parent-style-name="Standard" style:list-style-name="L22">
      <loext:graphic-properties draw:fill="solid" draw:fill-color="#ffffff" draw:opacity="100%"/>
      <style:paragraph-properties fo:margin-left="0cm" fo:margin-right="-0.037cm" fo:line-height="0.563cm" fo:text-align="center" style:justify-single-word="false" fo:text-indent="1.27cm" style:auto-text-indent="false" fo:background-color="#ffffff">
        <style:tab-stops>
          <style:tab-stop style:position="1.579cm"/>
        </style:tab-stops>
      </style:paragraph-properties>
      <style:text-properties fo:font-size="14pt" style:font-size-asian="14pt"/>
    </style:style>
    <style:style style:name="P44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fo:font-size="14pt" style:font-size-asian="14pt"/>
    </style:style>
    <style:style style:name="P441" style:family="paragraph" style:parent-style-name="Standard" style:list-style-name="L24" style:master-page-name="">
      <style:paragraph-properties fo:margin-left="0cm" fo:margin-right="0cm" fo:text-align="justify" style:justify-single-word="false" fo:orphans="2" fo:widows="2" fo:hyphenation-ladder-count="no-limit" fo:text-indent="-0.6cm" style:auto-text-indent="false" style:page-number="auto" style:writing-mode="lr-tb"/>
      <style:text-properties fo:font-size="14pt" style:font-size-asian="14pt" fo:hyphenate="true" fo:hyphenation-remain-char-count="2" fo:hyphenation-push-char-count="2"/>
    </style:style>
    <style:style style:name="P442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0.6cm" style:auto-text-indent="false" style:page-number="auto" style:writing-mode="lr-tb"/>
      <style:text-properties fo:color="#000000" fo:font-size="14pt" officeooo:rsid="001989db" officeooo:paragraph-rsid="00319df8" style:font-size-asian="14pt" fo:hyphenate="true" fo:hyphenation-remain-char-count="2" fo:hyphenation-push-char-count="2"/>
    </style:style>
    <style:style style:name="P443" style:family="paragraph" style:parent-style-name="Standard" style:master-page-name="">
      <style:paragraph-properties fo:margin-left="0cm" fo:margin-right="0cm" fo:text-align="center" style:justify-single-word="false" fo:orphans="2" fo:widows="2" fo:hyphenation-ladder-count="no-limit" fo:text-indent="0.6cm" style:auto-text-indent="false" style:page-number="auto" style:writing-mode="lr-tb"/>
      <style:text-properties fo:color="#000000" fo:font-size="14pt" officeooo:rsid="001989db" officeooo:paragraph-rsid="005c6e69" style:font-size-asian="14pt" fo:hyphenate="true" fo:hyphenation-remain-char-count="2" fo:hyphenation-push-char-count="2"/>
    </style:style>
    <style:style style:name="P444" style:family="paragraph" style:parent-style-name="Standard">
      <style:paragraph-properties fo:margin-left="0.101cm" fo:margin-right="0cm" fo:text-align="justify" style:justify-single-word="false" fo:orphans="2" fo:widows="2" fo:hyphenation-ladder-count="no-limit" fo:text-indent="0.801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445" style:family="paragraph" style:parent-style-name="Text_20_body">
      <style:paragraph-properties fo:text-align="center" style:justify-single-word="false"/>
    </style:style>
    <style:style style:name="P446" style:family="paragraph" style:parent-style-name="Text_20_body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5.563cm"/>
        </style:tab-stops>
      </style:paragraph-properties>
      <style:text-properties fo:font-size="14pt" style:font-size-asian="14pt" fo:hyphenate="true" fo:hyphenation-remain-char-count="2" fo:hyphenation-push-char-count="2"/>
    </style:style>
    <style:style style:name="P447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5.563cm"/>
        </style:tab-stops>
      </style:paragraph-properties>
      <style:text-properties fo:font-size="14pt" officeooo:rsid="0075cfe9" officeooo:paragraph-rsid="0075cfe9" style:font-size-asian="14pt" fo:hyphenate="true" fo:hyphenation-remain-char-count="2" fo:hyphenation-push-char-count="2"/>
    </style:style>
    <style:style style:name="P448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fo:font-size="14pt" style:font-size-asian="14pt" style:font-size-complex="14pt" fo:hyphenate="true" fo:hyphenation-remain-char-count="2" fo:hyphenation-push-char-count="2"/>
    </style:style>
    <style:style style:name="P449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450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451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font-size="14pt" officeooo:paragraph-rsid="003eccb3" style:font-size-asian="14pt" style:font-size-complex="14pt" fo:hyphenate="true" fo:hyphenation-remain-char-count="2" fo:hyphenation-push-char-count="2"/>
    </style:style>
    <style:style style:name="P452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453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319df8" style:font-size-asian="14pt" style:font-size-complex="14pt" fo:hyphenate="true" fo:hyphenation-remain-char-count="2" fo:hyphenation-push-char-count="2"/>
    </style:style>
    <style:style style:name="P454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636327" style:font-size-asian="14pt" style:font-size-complex="14pt" fo:hyphenate="true" fo:hyphenation-remain-char-count="2" fo:hyphenation-push-char-count="2"/>
    </style:style>
    <style:style style:name="P455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64d72e" style:font-size-asian="14pt" style:font-size-complex="14pt" fo:hyphenate="true" fo:hyphenation-remain-char-count="2" fo:hyphenation-push-char-count="2"/>
    </style:style>
    <style:style style:name="P456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2.903cm"/>
        </style:tab-stops>
      </style:paragraph-properties>
      <style:text-properties fo:font-size="14pt" officeooo:rsid="001bdaad" officeooo:paragraph-rsid="009a5dc8" style:font-size-asian="14pt" fo:hyphenate="true" fo:hyphenation-remain-char-count="2" fo:hyphenation-push-char-count="2"/>
    </style:style>
    <style:style style:name="P457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2.903cm"/>
        </style:tab-stops>
      </style:paragraph-properties>
      <style:text-properties fo:font-size="14pt" officeooo:rsid="001bdaad" officeooo:paragraph-rsid="001c62e6" style:font-size-asian="14pt" fo:hyphenate="true" fo:hyphenation-remain-char-count="2" fo:hyphenation-push-char-count="2"/>
    </style:style>
    <style:style style:name="P458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font-size="14pt" style:font-size-asian="14pt" fo:hyphenate="true" fo:hyphenation-remain-char-count="2" fo:hyphenation-push-char-count="2"/>
    </style:style>
    <style:style style:name="P459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fo:font-size="14pt" fo:font-weight="normal" style:font-size-asian="14pt" style:font-weight-asian="normal" style:font-size-complex="14pt" style:font-weight-complex="normal" fo:hyphenate="true" fo:hyphenation-remain-char-count="2" fo:hyphenation-push-char-count="2"/>
    </style:style>
    <style:style style:name="P460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font-size="14pt" style:text-underline-style="none" style:font-size-asian="14pt" style:font-size-complex="14pt" fo:hyphenate="true" fo:hyphenation-remain-char-count="2" fo:hyphenation-push-char-count="2"/>
    </style:style>
    <style:style style:name="P461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font-size="14pt" style:text-underline-style="none" officeooo:rsid="0050bf5b" style:font-size-asian="14pt" style:font-size-complex="14pt" fo:hyphenate="true" fo:hyphenation-remain-char-count="2" fo:hyphenation-push-char-count="2"/>
    </style:style>
    <style:style style:name="P462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text-underline-style="none" officeooo:rsid="0066ec0c" officeooo:paragraph-rsid="0064d72e" style:font-size-asian="14pt" style:font-size-complex="14pt" fo:hyphenate="true" fo:hyphenation-remain-char-count="2" fo:hyphenation-push-char-count="2"/>
    </style:style>
    <style:style style:name="P463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fo:hyphenate="true" fo:hyphenation-remain-char-count="2" fo:hyphenation-push-char-count="2"/>
    </style:style>
    <style:style style:name="P464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officeooo:rsid="001bdaad" officeooo:paragraph-rsid="001bdaad" fo:hyphenate="true" fo:hyphenation-remain-char-count="2" fo:hyphenation-push-char-count="2"/>
    </style:style>
    <style:style style:name="P465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rsid="001bdaad" officeooo:paragraph-rsid="0039b8c2" style:font-size-asian="14pt" style:font-name-complex="Times New Roman1" style:font-size-complex="14pt" fo:hyphenate="true" fo:hyphenation-remain-char-count="2" fo:hyphenation-push-char-count="2"/>
    </style:style>
    <style:style style:name="P466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style:font-size-asian="14pt" style:font-name-complex="Times New Roman1" style:font-size-complex="14pt" fo:hyphenate="true" fo:hyphenation-remain-char-count="2" fo:hyphenation-push-char-count="2"/>
    </style:style>
    <style:style style:name="P467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paragraph-rsid="001bdaad" style:font-size-asian="14pt" style:font-name-complex="Times New Roman1" style:font-size-complex="14pt" fo:hyphenate="true" fo:hyphenation-remain-char-count="2" fo:hyphenation-push-char-count="2"/>
    </style:style>
    <style:style style:name="P468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paragraph-rsid="006fc3a0" style:font-size-asian="14pt" style:font-name-complex="Times New Roman1" style:font-size-complex="14pt" fo:hyphenate="true" fo:hyphenation-remain-char-count="2" fo:hyphenation-push-char-count="2"/>
    </style:style>
    <style:style style:name="P469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470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officeooo:paragraph-rsid="006fc3a0" style:font-size-asian="14pt" style:font-name-complex="Times New Roman1" style:font-size-complex="14pt" fo:hyphenate="true" fo:hyphenation-remain-char-count="2" fo:hyphenation-push-char-count="2"/>
    </style:style>
    <style:style style:name="P471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2.488cm"/>
        </style:tab-stops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472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797cm"/>
        </style:tab-stops>
      </style:paragraph-properties>
      <style:text-properties style:font-name="Times New Roman1" fo:font-size="14pt" fo:letter-spacing="-0.004cm" officeooo:rsid="009474e0" style:font-size-asian="14pt" style:font-name-complex="Times New Roman1" style:font-size-complex="14pt" fo:hyphenate="true" fo:hyphenation-remain-char-count="2" fo:hyphenation-push-char-count="2"/>
    </style:style>
    <style:style style:name="P473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officeooo:rsid="00168170" style:font-size-asian="14pt" style:font-name-complex="Times New Roman1" style:font-size-complex="14pt" fo:hyphenate="true" fo:hyphenation-remain-char-count="2" fo:hyphenation-push-char-count="2"/>
    </style:style>
    <style:style style:name="P474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fo:background-color="#ffffff" style:font-size-asian="14pt" style:font-name-complex="Times New Roman1" style:font-size-complex="14pt" fo:hyphenate="true" fo:hyphenation-remain-char-count="2" fo:hyphenation-push-char-count="2"/>
    </style:style>
    <style:style style:name="P475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officeooo:rsid="00168170" fo:background-color="#ffffff" style:font-size-asian="14pt" style:font-name-complex="Times New Roman1" style:font-size-complex="14pt" fo:hyphenate="true" fo:hyphenation-remain-char-count="2" fo:hyphenation-push-char-count="2"/>
    </style:style>
    <style:style style:name="P476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77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  <style:tab-stop style:position="11.545cm"/>
        </style:tab-stops>
      </style:paragraph-properties>
      <style:text-properties style:font-name="Times New Roman1" fo:font-size="14pt" fo:letter-spacing="-0.004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478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479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paragraph-rsid="00a9e818" style:font-size-asian="14pt" style:font-name-complex="Times New Roman1" style:font-size-complex="14pt" fo:hyphenate="true" fo:hyphenation-remain-char-count="2" fo:hyphenation-push-char-count="2"/>
    </style:style>
    <style:style style:name="P480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81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paragraph-rsid="009998e3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82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483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  <style:tab-stop style:position="11.545cm"/>
        </style:tab-stops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484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485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486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officeooo:paragraph-rsid="00319df8" style:font-size-asian="14pt" style:font-name-complex="Times New Roman1" style:font-size-complex="14pt" fo:hyphenate="true" fo:hyphenation-remain-char-count="2" fo:hyphenation-push-char-count="2"/>
    </style:style>
    <style:style style:name="P487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style:text-underline-style="none" officeooo:paragraph-rsid="0064d72e" style:font-size-asian="14pt" style:font-name-complex="Times New Roman1" style:font-size-complex="14pt" fo:hyphenate="true" fo:hyphenation-remain-char-count="2" fo:hyphenation-push-char-count="2"/>
    </style:style>
    <style:style style:name="P488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000000"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489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2.488cm"/>
        </style:tab-stops>
      </style:paragraph-properties>
      <style:text-properties fo:color="#000000" style:font-name="Times New Roman1" fo:font-size="14pt" fo:letter-spacing="-0.004cm" officeooo:rsid="0094aecb" officeooo:paragraph-rsid="0094aecb" style:font-size-asian="14pt" style:font-name-complex="Times New Roman1" style:font-size-complex="14pt" fo:hyphenate="true" fo:hyphenation-remain-char-count="2" fo:hyphenation-push-char-count="2"/>
    </style:style>
    <style:style style:name="P490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000000" style:font-name="Times New Roman1" fo:font-size="14pt" fo:letter-spacing="-0.00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91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color="#000000" style:font-name="Times New Roman1" fo:font-size="14pt" fo:letter-spacing="-0.005cm" style:text-underline-style="none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492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color="#000000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493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000000" style:font-name="Times New Roman1" fo:font-size="14pt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494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000000" fo:font-size="14pt" officeooo:paragraph-rsid="006fc3a0" style:font-size-asian="14pt" style:font-size-complex="14pt" fo:hyphenate="true" fo:hyphenation-remain-char-count="2" fo:hyphenation-push-char-count="2"/>
    </style:style>
    <style:style style:name="P495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496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color="#000000" fo:font-size="14pt" officeooo:paragraph-rsid="0043b897" style:font-size-asian="14pt" style:font-size-complex="14pt" fo:hyphenate="true" fo:hyphenation-remain-char-count="2" fo:hyphenation-push-char-count="2"/>
    </style:style>
    <style:style style:name="P497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color="#000000" fo:font-size="14pt" fo:font-weight="normal" style:font-size-asian="14pt" style:font-weight-asian="normal" style:font-size-complex="14pt" style:font-weight-complex="normal" fo:hyphenate="true" fo:hyphenation-remain-char-count="2" fo:hyphenation-push-char-count="2"/>
    </style:style>
    <style:style style:name="P498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color="#000000" fo:font-size="14pt" style:text-underline-style="none" fo:font-weight="normal" style:font-size-asian="14pt" style:font-weight-asian="normal" style:font-size-complex="14pt" style:font-weight-complex="normal" fo:hyphenate="true" fo:hyphenation-remain-char-count="2" fo:hyphenation-push-char-count="2"/>
    </style:style>
    <style:style style:name="P499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0.697cm"/>
        </style:tab-stops>
      </style:paragraph-properties>
      <style:text-properties fo:color="#000000" fo:font-size="14pt" style:text-underline-style="none" style:font-size-asian="14pt" style:font-size-complex="14pt" fo:hyphenate="true" fo:hyphenation-remain-char-count="2" fo:hyphenation-push-char-count="2"/>
    </style:style>
    <style:style style:name="P500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000000" style:font-name="Liberation Serif" fo:font-size="14pt" style:font-size-asian="14pt" style:font-size-complex="14pt" fo:hyphenate="true" fo:hyphenation-remain-char-count="2" fo:hyphenation-push-char-count="2"/>
    </style:style>
    <style:style style:name="P501" style:family="paragraph" style:parent-style-name="Text_20_body" style:list-style-name="L10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b80047" fo:font-size="14pt" officeooo:paragraph-rsid="006fc3a0" fo:background-color="#ffffff" style:font-size-asian="14pt" fo:hyphenate="true" fo:hyphenation-remain-char-count="2" fo:hyphenation-push-char-count="2"/>
    </style:style>
    <style:style style:name="P502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5.563cm"/>
        </style:tab-stops>
      </style:paragraph-properties>
      <style:text-properties fo:font-size="14pt" officeooo:rsid="0075cfe9" officeooo:paragraph-rsid="0075cfe9" style:font-size-asian="14pt" fo:hyphenate="true" fo:hyphenation-remain-char-count="2" fo:hyphenation-push-char-count="2"/>
    </style:style>
    <style:style style:name="P503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504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officeooo:paragraph-rsid="006fc3a0" style:font-size-asian="14pt" style:font-size-complex="14pt" fo:hyphenate="true" fo:hyphenation-remain-char-count="2" fo:hyphenation-push-char-count="2"/>
    </style:style>
    <style:style style:name="P505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officeooo:paragraph-rsid="00835a19" style:font-size-asian="14pt" style:font-size-complex="14pt" fo:hyphenate="true" fo:hyphenation-remain-char-count="2" fo:hyphenation-push-char-count="2"/>
    </style:style>
    <style:style style:name="P506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0.697cm"/>
        </style:tab-stops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507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0.697cm"/>
        </style:tab-stops>
      </style:paragraph-properties>
      <style:text-properties fo:font-size="14pt" officeooo:paragraph-rsid="002808ff" style:font-size-asian="14pt" style:font-size-complex="14pt" fo:hyphenate="true" fo:hyphenation-remain-char-count="2" fo:hyphenation-push-char-count="2"/>
    </style:style>
    <style:style style:name="P508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0.697cm"/>
          <style:tab-stop style:position="11.545cm"/>
        </style:tab-stops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509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510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officeooo:paragraph-rsid="00319df8" style:font-size-asian="14pt" style:font-size-complex="14pt" fo:hyphenate="true" fo:hyphenation-remain-char-count="2" fo:hyphenation-push-char-count="2"/>
    </style:style>
    <style:style style:name="P511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officeooo:paragraph-rsid="00636327" style:font-size-asian="14pt" style:font-size-complex="14pt" fo:hyphenate="true" fo:hyphenation-remain-char-count="2" fo:hyphenation-push-char-count="2"/>
    </style:style>
    <style:style style:name="P512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officeooo:paragraph-rsid="0064d72e" style:font-size-asian="14pt" style:font-size-complex="14pt" fo:hyphenate="true" fo:hyphenation-remain-char-count="2" fo:hyphenation-push-char-count="2"/>
    </style:style>
    <style:style style:name="P513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style:font-size-asian="14pt" fo:hyphenate="true" fo:hyphenation-remain-char-count="2" fo:hyphenation-push-char-count="2"/>
    </style:style>
    <style:style style:name="P514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/>
      <style:text-properties fo:hyphenate="true" fo:hyphenation-remain-char-count="2" fo:hyphenation-push-char-count="2"/>
    </style:style>
    <style:style style:name="P515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516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paragraph-rsid="006fc3a0" style:font-size-asian="14pt" style:font-name-complex="Times New Roman1" style:font-size-complex="14pt" fo:hyphenate="true" fo:hyphenation-remain-char-count="2" fo:hyphenation-push-char-count="2"/>
    </style:style>
    <style:style style:name="P517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paragraph-rsid="00835a19" style:font-size-asian="14pt" style:font-name-complex="Times New Roman1" style:font-size-complex="14pt" fo:hyphenate="true" fo:hyphenation-remain-char-count="2" fo:hyphenation-push-char-count="2"/>
    </style:style>
    <style:style style:name="P518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0.697cm"/>
          <style:tab-stop style:position="11.545cm"/>
        </style:tab-stops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519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0.697cm"/>
          <style:tab-stop style:position="11.545cm"/>
        </style:tab-stops>
      </style:paragraph-properties>
      <style:text-properties style:font-name="Times New Roman1" fo:font-size="14pt" fo:letter-spacing="-0.004cm" fo:font-style="normal" officeooo:paragraph-rsid="0043b897" style:font-size-asian="14pt" style:font-style-asian="normal" style:font-name-complex="Times New Roman1" style:font-size-complex="14pt" fo:hyphenate="true" fo:hyphenation-remain-char-count="2" fo:hyphenation-push-char-count="2"/>
    </style:style>
    <style:style style:name="P520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style:text-underline-style="none" officeooo:paragraph-rsid="00636327" style:font-size-asian="14pt" style:font-name-complex="Times New Roman1" style:font-size-complex="14pt" fo:hyphenate="true" fo:hyphenation-remain-char-count="2" fo:hyphenation-push-char-count="2"/>
    </style:style>
    <style:style style:name="P521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522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fo:color="#000000" fo:font-size="14pt" officeooo:paragraph-rsid="006fc3a0" style:font-size-asian="14pt" style:font-size-complex="14pt" fo:hyphenate="true" fo:hyphenation-remain-char-count="2" fo:hyphenation-push-char-count="2"/>
    </style:style>
    <style:style style:name="P523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0.697cm"/>
        </style:tab-stops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524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0.697cm"/>
        </style:tab-stops>
      </style:paragraph-properties>
      <style:text-properties fo:color="#000000" fo:font-size="14pt" fo:font-weight="normal" style:font-size-asian="14pt" style:font-weight-asian="normal" style:font-size-complex="14pt" style:font-weight-complex="normal" fo:hyphenate="true" fo:hyphenation-remain-char-count="2" fo:hyphenation-push-char-count="2"/>
    </style:style>
    <style:style style:name="P525" style:family="paragraph" style:parent-style-name="Text_20_body" style:list-style-name="L13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1.545cm"/>
        </style:tab-stops>
      </style:paragraph-properties>
      <style:text-properties style:font-name="Times New Roman1" fo:font-size="14pt" style:font-size-asian="14pt" style:font-name-complex="Times New Roman1" style:font-size-complex="14pt"/>
    </style:style>
    <style:style style:name="P526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4cm" officeooo:rsid="001f17a7" officeooo:paragraph-rsid="001f17a7" fo:background-color="transparent" style:font-size-asian="14pt" style:font-name-complex="Times New Roman1" style:font-size-complex="14pt"/>
    </style:style>
    <style:style style:name="P527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4cm" fo:background-color="transparent" style:font-size-asian="14pt" style:font-name-complex="Times New Roman1" style:font-size-complex="14pt"/>
    </style:style>
    <style:style style:name="P528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4cm" fo:font-weight="normal" officeooo:paragraph-rsid="00c847ec" style:font-size-asian="14pt" style:font-weight-asian="normal" style:font-name-complex="Times New Roman1" style:font-size-complex="14pt" style:font-weight-complex="normal"/>
    </style:style>
    <style:style style:name="P529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4cm" fo:font-weight="normal" officeooo:paragraph-rsid="001f17a7" style:font-size-asian="14pt" style:font-weight-asian="normal" style:font-name-complex="Times New Roman1" style:font-size-complex="14pt" style:font-weight-complex="normal"/>
    </style:style>
    <style:style style:name="P53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4cm" fo:font-weight="normal" officeooo:rsid="001f17a7" officeooo:paragraph-rsid="001f17a7" style:font-size-asian="14pt" style:font-weight-asian="normal" style:font-name-complex="Times New Roman1" style:font-size-complex="14pt" style:font-weight-complex="normal"/>
    </style:style>
    <style:style style:name="P531" style:family="paragraph" style:parent-style-name="Text_20_body" style:list-style-name="L11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style:font-name="Times New Roman1" fo:font-size="14pt" fo:letter-spacing="-0.005cm" style:font-size-asian="14pt" style:font-name-complex="Times New Roman1" style:font-size-complex="14pt"/>
    </style:style>
    <style:style style:name="P53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0.626cm"/>
        </style:tab-stops>
      </style:paragraph-properties>
      <style:text-properties fo:font-size="14pt" style:font-size-asian="14pt"/>
    </style:style>
    <style:style style:name="P533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1.545cm"/>
        </style:tab-stops>
      </style:paragraph-properties>
      <style:text-properties fo:font-size="14pt" style:font-size-asian="14pt"/>
    </style:style>
    <style:style style:name="P5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normal" style:font-size-asian="14pt" style:font-weight-asian="normal" style:font-weight-complex="normal"/>
    </style:style>
    <style:style style:name="P53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5c6e69" style:font-size-asian="14pt" fo:hyphenate="true" fo:hyphenation-remain-char-count="2" fo:hyphenation-push-char-count="2"/>
    </style:style>
    <style:style style:name="P53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text-underline-style="none" fo:font-weight="normal" officeooo:paragraph-rsid="00d3a7ce" style:font-size-asian="14pt" style:font-weight-asian="normal" style:font-size-complex="14pt" style:font-weight-complex="normal" fo:hyphenate="true" fo:hyphenation-remain-char-count="2" fo:hyphenation-push-char-count="2"/>
    </style:style>
    <style:style style:name="P537" style:family="paragraph" style:parent-style-name="Text_20_body" style:master-page-name="">
      <style:paragraph-properties fo:margin-left="0cm" fo:margin-right="0cm" fo:text-align="center" style:justify-single-word="false" fo:orphans="2" fo:widows="2" fo:hyphenation-ladder-count="no-limit" fo:text-indent="2cm" style:auto-text-indent="false" style:page-number="auto" style:writing-mode="lr-tb"/>
      <style:text-properties fo:hyphenate="true" fo:hyphenation-remain-char-count="2" fo:hyphenation-push-char-count="2"/>
    </style:style>
    <style:style style:name="P538" style:family="paragraph" style:parent-style-name="Text_20_body">
      <style:paragraph-properties fo:margin-left="0cm" fo:margin-right="0cm" fo:text-align="justify" style:justify-single-word="false" fo:orphans="2" fo:widows="2" fo:hyphenation-ladder-count="no-limit" fo:text-indent="2cm" style:auto-text-indent="false" style:writing-mode="lr-tb"/>
      <style:text-properties fo:hyphenate="true" fo:hyphenation-remain-char-count="2" fo:hyphenation-push-char-count="2"/>
    </style:style>
    <style:style style:name="P539" style:family="paragraph" style:parent-style-name="Text_20_body">
      <style:paragraph-properties fo:margin-left="0cm" fo:margin-right="-0.6cm" fo:text-align="start" style:justify-single-word="false" fo:orphans="2" fo:widows="2" fo:hyphenation-ladder-count="no-limit" fo:text-indent="0cm" style:auto-text-indent="false" style:writing-mode="lr-tb"/>
      <style:text-properties officeooo:paragraph-rsid="001c62e6" fo:hyphenate="true" fo:hyphenation-remain-char-count="2" fo:hyphenation-push-char-count="2"/>
    </style:style>
    <style:style style:name="P540" style:family="paragraph" style:parent-style-name="Text_20_body">
      <style:paragraph-properties fo:margin-left="0cm" fo:margin-right="-0.4cm" fo:text-align="start" style:justify-single-word="false" fo:orphans="2" fo:widows="2" fo:hyphenation-ladder-count="no-limit" fo:text-indent="0cm" style:auto-text-indent="false" style:writing-mode="lr-tb"/>
      <style:text-properties officeooo:rsid="001bdaad" officeooo:paragraph-rsid="001c62e6" fo:hyphenate="true" fo:hyphenation-remain-char-count="2" fo:hyphenation-push-char-count="2"/>
    </style:style>
    <style:style style:name="P541" style:family="paragraph" style:parent-style-name="Text_20_body">
      <style:paragraph-properties fo:margin-left="0cm" fo:margin-right="-0.4cm" fo:text-align="start" style:justify-single-word="false" fo:orphans="2" fo:widows="2" fo:hyphenation-ladder-count="no-limit" fo:text-indent="0cm" style:auto-text-indent="false" style:writing-mode="lr-tb">
        <style:tab-stops>
          <style:tab-stop style:position="12.903cm"/>
        </style:tab-stops>
      </style:paragraph-properties>
      <style:text-properties officeooo:rsid="001bdaad" officeooo:paragraph-rsid="001c62e6" fo:hyphenate="true" fo:hyphenation-remain-char-count="2" fo:hyphenation-push-char-count="2"/>
    </style:style>
    <style:style style:name="P542" style:family="paragraph" style:parent-style-name="Text_20_body" style:master-page-name="">
      <style:paragraph-properties fo:margin-left="0.6cm" fo:margin-right="0cm" fo:text-align="start" style:justify-single-word="false" fo:orphans="2" fo:widows="2" fo:hyphenation-ladder-count="no-limit" fo:text-indent="0cm" style:auto-text-indent="false" style:page-number="auto" style:writing-mode="lr-tb"/>
      <style:text-properties fo:font-size="14pt" style:font-size-asian="14pt" style:font-size-complex="14pt" fo:hyphenate="true" fo:hyphenation-remain-char-count="2" fo:hyphenation-push-char-count="2"/>
    </style:style>
    <style:style style:name="P543" style:family="paragraph" style:parent-style-name="Text_20_body" style:master-page-name="">
      <style:paragraph-properties fo:margin-left="0.025cm" fo:margin-right="0cm" fo:text-align="start" style:justify-single-word="false" fo:orphans="2" fo:widows="2" fo:hyphenation-ladder-count="no-limit" fo:text-indent="-0.025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544" style:family="paragraph" style:parent-style-name="Text_20_body" style:master-page-name="">
      <style:paragraph-properties fo:margin-left="0.025cm" fo:margin-right="0cm" fo:text-align="start" style:justify-single-word="false" fo:orphans="2" fo:widows="2" fo:hyphenation-ladder-count="no-limit" fo:text-indent="-0.025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officeooo:paragraph-rsid="0039b8c2" style:font-size-asian="14pt" style:font-size-complex="14pt" fo:hyphenate="true" fo:hyphenation-remain-char-count="2" fo:hyphenation-push-char-count="2"/>
    </style:style>
    <style:style style:name="P545" style:family="paragraph" style:parent-style-name="Text_20_body" style:master-page-name="">
      <style:paragraph-properties fo:margin-left="0.025cm" fo:margin-right="0cm" fo:text-align="start" style:justify-single-word="false" fo:orphans="2" fo:widows="2" fo:hyphenation-ladder-count="no-limit" fo:text-indent="-0.025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officeooo:paragraph-rsid="0030952c" style:font-size-asian="14pt" style:font-size-complex="14pt" fo:hyphenate="true" fo:hyphenation-remain-char-count="2" fo:hyphenation-push-char-count="2"/>
    </style:style>
    <style:style style:name="P546" style:family="paragraph" style:parent-style-name="Text_20_body" style:master-page-name="">
      <style:paragraph-properties fo:margin-left="0.025cm" fo:margin-right="0cm" fo:text-align="start" style:justify-single-word="false" fo:orphans="2" fo:widows="2" fo:hyphenation-ladder-count="no-limit" fo:text-indent="-0.025cm" style:auto-text-indent="false" style:page-number="auto" style:writing-mode="lr-tb">
        <style:tab-stops>
          <style:tab-stop style:position="11.545cm"/>
        </style:tab-stops>
      </style:paragraph-properties>
      <style:text-properties fo:color="#000000" fo:font-size="14pt" officeooo:rsid="0019d1ab" officeooo:paragraph-rsid="00992785" style:font-size-asian="14pt" style:font-size-complex="14pt" fo:hyphenate="true" fo:hyphenation-remain-char-count="2" fo:hyphenation-push-char-count="2"/>
    </style:style>
    <style:style style:name="P547" style:family="paragraph" style:parent-style-name="Text_20_body" style:master-page-name="">
      <style:paragraph-properties fo:margin-left="0.025cm" fo:margin-right="0cm" fo:text-align="start" style:justify-single-word="false" fo:orphans="2" fo:widows="2" fo:hyphenation-ladder-count="no-limit" fo:text-indent="-0.025cm" style:auto-text-indent="false" style:page-number="auto" style:writing-mode="lr-tb">
        <style:tab-stops>
          <style:tab-stop style:position="11.545cm"/>
        </style:tab-stops>
      </style:paragraph-properties>
      <style:text-properties style:font-name="Times New Roman1" fo:font-size="14pt" style:font-size-asian="14pt" style:font-name-complex="Times New Roman1" style:font-size-complex="14pt" fo:hyphenate="true" fo:hyphenation-remain-char-count="2" fo:hyphenation-push-char-count="2"/>
    </style:style>
    <style:style style:name="P548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549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font-size="14pt" officeooo:paragraph-rsid="0039b8c2" style:font-size-asian="14pt" style:font-size-complex="14pt" fo:hyphenate="true" fo:hyphenation-remain-char-count="2" fo:hyphenation-push-char-count="2"/>
    </style:style>
    <style:style style:name="P550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font-size="14pt" officeooo:rsid="00835a19" officeooo:paragraph-rsid="00835a19" style:font-size-asian="14pt" style:font-size-complex="14pt" fo:hyphenate="true" fo:hyphenation-remain-char-count="2" fo:hyphenation-push-char-count="2"/>
    </style:style>
    <style:style style:name="P551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font-size="14pt" officeooo:paragraph-rsid="00992785" fo:background-color="#ffffff" style:font-size-asian="14pt" style:font-size-complex="14pt" fo:hyphenate="true" fo:hyphenation-remain-char-count="2" fo:hyphenation-push-char-count="2"/>
    </style:style>
    <style:style style:name="P552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font-size="14pt" fo:background-color="transparent" style:font-size-asian="14pt" style:font-size-complex="14pt" fo:hyphenate="true" fo:hyphenation-remain-char-count="2" fo:hyphenation-push-char-count="2"/>
    </style:style>
    <style:style style:name="P553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font-size="14pt" officeooo:rsid="00d6e90c" officeooo:paragraph-rsid="00d6e90c" fo:background-color="transparent" style:font-size-asian="14pt" style:font-size-complex="14pt" fo:hyphenate="true" fo:hyphenation-remain-char-count="2" fo:hyphenation-push-char-count="2"/>
    </style:style>
    <style:style style:name="P554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style:font-size-asian="14pt" style:font-name-complex="Times New Roman1" style:font-size-complex="14pt" fo:hyphenate="true" fo:hyphenation-remain-char-count="2" fo:hyphenation-push-char-count="2"/>
    </style:style>
    <style:style style:name="P555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paragraph-rsid="0039b8c2" style:font-size-asian="14pt" style:font-name-complex="Times New Roman1" style:font-size-complex="14pt" fo:hyphenate="true" fo:hyphenation-remain-char-count="2" fo:hyphenation-push-char-count="2"/>
    </style:style>
    <style:style style:name="P556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paragraph-rsid="001bdaad" style:font-size-asian="14pt" style:font-name-complex="Times New Roman1" style:font-size-complex="14pt" fo:hyphenate="true" fo:hyphenation-remain-char-count="2" fo:hyphenation-push-char-count="2"/>
    </style:style>
    <style:style style:name="P557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paragraph-rsid="0030952c" style:font-size-asian="14pt" style:font-name-complex="Times New Roman1" style:font-size-complex="14pt" fo:hyphenate="true" fo:hyphenation-remain-char-count="2" fo:hyphenation-push-char-count="2"/>
    </style:style>
    <style:style style:name="P558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rsid="001bdaad" officeooo:paragraph-rsid="0039b8c2" style:font-size-asian="14pt" style:font-name-complex="Times New Roman1" style:font-size-complex="14pt" fo:hyphenate="true" fo:hyphenation-remain-char-count="2" fo:hyphenation-push-char-count="2"/>
    </style:style>
    <style:style style:name="P559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rsid="0030952c" officeooo:paragraph-rsid="0030952c" style:font-size-asian="14pt" style:font-name-complex="Times New Roman1" style:font-size-complex="14pt" fo:hyphenate="true" fo:hyphenation-remain-char-count="2" fo:hyphenation-push-char-count="2"/>
    </style:style>
    <style:style style:name="P560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style:text-underline-style="none" style:font-size-asian="14pt" style:font-name-complex="Times New Roman1" style:font-size-complex="14pt" fo:hyphenate="true" fo:hyphenation-remain-char-count="2" fo:hyphenation-push-char-count="2"/>
    </style:style>
    <style:style style:name="P561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562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background-color="#ffffff" style:font-size-asian="14pt" style:font-name-complex="Times New Roman1" style:font-size-complex="14pt" fo:hyphenate="true" fo:hyphenation-remain-char-count="2" fo:hyphenation-push-char-count="2"/>
    </style:style>
    <style:style style:name="P563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paragraph-rsid="00992785" fo:background-color="#ffffff" style:font-size-asian="14pt" style:font-name-complex="Times New Roman1" style:font-size-complex="14pt" fo:hyphenate="true" fo:hyphenation-remain-char-count="2" fo:hyphenation-push-char-count="2"/>
    </style:style>
    <style:style style:name="P564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rsid="008fe08d" officeooo:paragraph-rsid="008fe08d" fo:background-color="#ffffff" style:font-size-asian="14pt" style:font-name-complex="Times New Roman1" style:font-size-complex="14pt" fo:hyphenate="true" fo:hyphenation-remain-char-count="2" fo:hyphenation-push-char-count="2"/>
    </style:style>
    <style:style style:name="P565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background-color="transparent" style:font-size-asian="14pt" style:font-name-complex="Times New Roman1" style:font-size-complex="14pt" fo:hyphenate="true" fo:hyphenation-remain-char-count="2" fo:hyphenation-push-char-count="2"/>
    </style:style>
    <style:style style:name="P566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paragraph-rsid="009998e3" fo:background-color="transparent" style:font-size-asian="14pt" style:font-name-complex="Times New Roman1" style:font-size-complex="14pt" fo:hyphenate="true" fo:hyphenation-remain-char-count="2" fo:hyphenation-push-char-count="2"/>
    </style:style>
    <style:style style:name="P567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officeooo:paragraph-rsid="006fc3a0" fo:background-color="transparent" style:font-size-asian="14pt" style:font-name-complex="Times New Roman1" style:font-size-complex="14pt" fo:hyphenate="true" fo:hyphenation-remain-char-count="2" fo:hyphenation-push-char-count="2"/>
    </style:style>
    <style:style style:name="P568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language="en" fo:country="US" officeooo:rsid="002808ff" fo:background-color="transparent" style:font-size-asian="14pt" style:font-name-complex="Times New Roman1" style:font-size-complex="14pt" fo:hyphenate="true" fo:hyphenation-remain-char-count="2" fo:hyphenation-push-char-count="2"/>
    </style:style>
    <style:style style:name="P569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language="en" fo:country="US" officeooo:rsid="002808ff" officeooo:paragraph-rsid="002808ff" fo:background-color="transparent" style:font-size-asian="14pt" style:font-name-complex="Times New Roman1" style:font-size-complex="14pt" fo:hyphenate="true" fo:hyphenation-remain-char-count="2" fo:hyphenation-push-char-count="2"/>
    </style:style>
    <style:style style:name="P570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language="en" fo:country="US" fo:background-color="transparent" style:font-size-asian="14pt" style:font-name-complex="Times New Roman1" style:font-size-complex="14pt" fo:hyphenate="true" fo:hyphenation-remain-char-count="2" fo:hyphenation-push-char-count="2"/>
    </style:style>
    <style:style style:name="P571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fo:background-color="transparent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572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573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fo:background-color="#ffffff" style:font-size-asian="14pt" style:font-name-complex="Times New Roman1" style:font-size-complex="14pt" fo:hyphenate="true" fo:hyphenation-remain-char-count="2" fo:hyphenation-push-char-count="2"/>
    </style:style>
    <style:style style:name="P574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4cm" officeooo:rsid="00835a19" officeooo:paragraph-rsid="00835a19" fo:background-color="#ffffff" style:font-size-asian="14pt" style:font-name-complex="Times New Roman1" style:font-size-complex="14pt" fo:hyphenate="true" fo:hyphenation-remain-char-count="2" fo:hyphenation-push-char-count="2"/>
    </style:style>
    <style:style style:name="P575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background-color="transparent" style:font-size-asian="14pt" style:font-name-complex="Times New Roman1" style:font-size-complex="14pt" fo:hyphenate="true" fo:hyphenation-remain-char-count="2" fo:hyphenation-push-char-count="2"/>
    </style:style>
    <style:style style:name="P576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paragraph-rsid="009998e3" fo:background-color="transparent" style:font-size-asian="14pt" style:font-name-complex="Times New Roman1" style:font-size-complex="14pt" fo:hyphenate="true" fo:hyphenation-remain-char-count="2" fo:hyphenation-push-char-count="2"/>
    </style:style>
    <style:style style:name="P577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officeooo:paragraph-rsid="006fc3a0" fo:background-color="transparent" style:font-size-asian="14pt" style:font-name-complex="Times New Roman1" style:font-size-complex="14pt" fo:hyphenate="true" fo:hyphenation-remain-char-count="2" fo:hyphenation-push-char-count="2"/>
    </style:style>
    <style:style style:name="P578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color="#000000" fo:font-size="14pt" officeooo:rsid="0019d1ab" officeooo:paragraph-rsid="00992785" style:font-size-asian="14pt" style:font-size-complex="14pt" fo:hyphenate="true" fo:hyphenation-remain-char-count="2" fo:hyphenation-push-char-count="2"/>
    </style:style>
    <style:style style:name="P579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color="#000000" fo:font-size="14pt" officeooo:paragraph-rsid="009998e3" fo:background-color="transparent" style:font-size-asian="14pt" style:font-size-complex="14pt" fo:hyphenate="true" fo:hyphenation-remain-char-count="2" fo:hyphenation-push-char-count="2"/>
    </style:style>
    <style:style style:name="P580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color="#000000" style:font-name="Times New Roman1" fo:font-size="14pt" officeooo:rsid="0019d1ab" officeooo:paragraph-rsid="00992785" style:font-size-asian="14pt" style:font-name-complex="Times New Roman1" style:font-size-complex="14pt" fo:hyphenate="true" fo:hyphenation-remain-char-count="2" fo:hyphenation-push-char-count="2"/>
    </style:style>
    <style:style style:name="P581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color="#000000" style:font-name="Times New Roman1" fo:font-size="14pt" officeooo:rsid="009474e0" officeooo:paragraph-rsid="00992785" style:font-size-asian="14pt" style:font-name-complex="Times New Roman1" style:font-size-complex="14pt" fo:hyphenate="true" fo:hyphenation-remain-char-count="2" fo:hyphenation-push-char-count="2"/>
    </style:style>
    <style:style style:name="P582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color="#000000" style:font-name="Times New Roman1" fo:font-size="14pt" officeooo:rsid="009565c8" officeooo:paragraph-rsid="009565c8" style:font-size-asian="14pt" style:font-name-complex="Times New Roman1" style:font-size-complex="14pt" fo:hyphenate="true" fo:hyphenation-remain-char-count="2" fo:hyphenation-push-char-count="2"/>
    </style:style>
    <style:style style:name="P583" style:family="paragraph" style:parent-style-name="Text_20_body">
      <style:paragraph-properties fo:margin-left="0.025cm" fo:margin-right="0cm" fo:text-align="start" style:justify-single-word="false" fo:orphans="2" fo:widows="2" fo:hyphenation-ladder-count="no-limit" fo:text-indent="-0.025cm" style:auto-text-indent="false" style:writing-mode="lr-tb">
        <style:tab-stops>
          <style:tab-stop style:position="11.545cm"/>
        </style:tab-stops>
      </style:paragraph-properties>
      <style:text-properties fo:color="#000000" style:font-name="Times New Roman1" fo:font-size="14pt" fo:letter-spacing="-0.005cm" fo:font-weight="normal" officeooo:paragraph-rsid="009998e3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584" style:family="paragraph" style:parent-style-name="Text_20_body">
      <style:paragraph-properties fo:margin-left="0.025cm" fo:margin-right="0cm" fo:text-align="start" style:justify-single-word="false" fo:text-indent="-0.025cm" style:auto-text-indent="false">
        <style:tab-stops>
          <style:tab-stop style:position="11.545cm"/>
        </style:tab-stops>
      </style:paragraph-properties>
      <style:text-properties fo:font-size="14pt" style:font-size-asian="14pt"/>
    </style:style>
    <style:style style:name="P585" style:family="paragraph" style:parent-style-name="Text_20_body" style:list-style-name="L1">
      <style:paragraph-properties fo:margin-left="0.025cm" fo:margin-right="0cm" fo:text-align="start" style:justify-single-word="false" fo:text-indent="-0.025cm" style:auto-text-indent="false">
        <style:tab-stops>
          <style:tab-stop style:position="11.545cm"/>
        </style:tab-stops>
      </style:paragraph-properties>
      <style:text-properties fo:font-size="14pt" style:font-size-asian="14pt"/>
    </style:style>
    <style:style style:name="P586" style:family="paragraph" style:parent-style-name="Text_20_body" style:list-style-name="L3" style:master-page-name="">
      <style:paragraph-properties fo:margin-left="0cm" fo:margin-right="0cm" fo:text-align="start" style:justify-single-word="false" fo:orphans="2" fo:widows="2" fo:hyphenation-ladder-count="no-limit" fo:text-indent="-0.6cm" style:auto-text-indent="false" style:page-number="auto" style:writing-mode="lr-tb">
        <style:tab-stops/>
      </style:paragraph-properties>
      <style:text-properties style:font-name="Times New Roman1" fo:font-size="14pt" fo:letter-spacing="-0.014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587" style:family="paragraph" style:parent-style-name="Text_20_body" style:master-page-name="">
      <style:paragraph-properties fo:margin-left="0cm" fo:margin-right="0cm" fo:text-align="start" style:justify-single-word="false" fo:orphans="2" fo:widows="2" fo:hyphenation-ladder-count="no-limit" fo:text-indent="-0.6cm" style:auto-text-indent="false" style:page-number="auto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588" style:family="paragraph" style:parent-style-name="Text_20_body" style:list-style-name="L25" style:master-page-name="">
      <style:paragraph-properties fo:margin-left="0cm" fo:margin-right="0cm" fo:text-align="start" style:justify-single-word="false" fo:orphans="2" fo:widows="2" fo:hyphenation-ladder-count="no-limit" fo:text-indent="-0.6cm" style:auto-text-indent="false" style:page-number="auto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589" style:family="paragraph" style:parent-style-name="Text_20_body" style:list-style-name="L10" style:master-page-name="">
      <style:paragraph-properties fo:margin-left="0cm" fo:margin-right="0cm" fo:text-align="start" style:justify-single-word="false" fo:orphans="2" fo:widows="2" fo:hyphenation-ladder-count="no-limit" fo:text-indent="-0.6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officeooo:paragraph-rsid="006fc3a0" style:font-size-asian="14pt" fo:hyphenate="true" fo:hyphenation-remain-char-count="2" fo:hyphenation-push-char-count="2"/>
    </style:style>
    <style:style style:name="P590" style:family="paragraph" style:parent-style-name="Text_20_body" style:list-style-name="L11" style:master-page-name="">
      <style:paragraph-properties fo:margin-left="0cm" fo:margin-right="0cm" fo:text-align="start" style:justify-single-word="false" fo:orphans="2" fo:widows="2" fo:hyphenation-ladder-count="no-limit" fo:text-indent="-0.6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style:font-size-asian="14pt" fo:hyphenate="true" fo:hyphenation-remain-char-count="2" fo:hyphenation-push-char-count="2"/>
    </style:style>
    <style:style style:name="P591" style:family="paragraph" style:parent-style-name="Text_20_body" style:list-style-name="L23" style:master-page-name="">
      <style:paragraph-properties fo:margin-left="0cm" fo:margin-right="0cm" fo:text-align="start" style:justify-single-word="false" fo:orphans="2" fo:widows="2" fo:hyphenation-ladder-count="no-limit" fo:text-indent="-0.6cm" style:auto-text-indent="false" style:page-number="auto" style:writing-mode="lr-tb">
        <style:tab-stops>
          <style:tab-stop style:position="0.697cm"/>
          <style:tab-stop style:position="1.011cm"/>
          <style:tab-stop style:position="11.545cm"/>
        </style:tab-stops>
      </style:paragraph-properties>
      <style:text-properties fo:font-size="14pt" style:font-size-asian="14pt" fo:hyphenate="true" fo:hyphenation-remain-char-count="2" fo:hyphenation-push-char-count="2"/>
    </style:style>
    <style:style style:name="P592" style:family="paragraph" style:parent-style-name="Text_20_body" style:list-style-name="L11" style:master-page-name="">
      <style:paragraph-properties fo:margin-left="0cm" fo:margin-right="0cm" fo:text-align="start" style:justify-single-word="false" fo:orphans="2" fo:widows="2" fo:hyphenation-ladder-count="no-limit" fo:text-indent="-0.6cm" style:auto-text-indent="false" style:page-number="auto" style:writing-mode="lr-tb">
        <style:tab-stops>
          <style:tab-stop style:position="11.545cm"/>
        </style:tab-stops>
      </style:paragraph-properties>
      <style:text-properties fo:color="#000000" fo:font-size="14pt" style:font-size-asian="14pt" fo:hyphenate="true" fo:hyphenation-remain-char-count="2" fo:hyphenation-push-char-count="2"/>
    </style:style>
    <style:style style:name="P593" style:family="paragraph" style:parent-style-name="Text_20_body">
      <style:paragraph-properties fo:margin-left="0cm" fo:margin-right="0cm" fo:text-align="start" style:justify-single-word="false" fo:orphans="2" fo:widows="2" fo:hyphenation-ladder-count="no-limit" fo:text-indent="-0.6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paragraph-rsid="009998e3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594" style:family="paragraph" style:parent-style-name="Text_20_body" style:list-style-name="L3">
      <style:paragraph-properties fo:margin-left="0.025cm" fo:margin-right="0cm" fo:text-align="start" style:justify-single-word="false" fo:text-indent="0cm" style:auto-text-indent="false">
        <style:tab-stops>
          <style:tab-stop style:position="1.034cm"/>
        </style:tab-stops>
      </style:paragraph-properties>
      <style:text-properties fo:font-size="14pt" style:font-size-asian="14pt"/>
    </style:style>
    <style:style style:name="P595" style:family="paragraph" style:parent-style-name="Text_20_body" style:master-page-name="">
      <style:paragraph-properties fo:margin-left="0cm" fo:margin-right="0cm" fo:text-align="justify" style:justify-single-word="false" fo:orphans="2" fo:widows="2" fo:hyphenation-ladder-count="no-limit" fo:text-indent="5.8cm" style:auto-text-indent="false" style:page-number="auto" style:writing-mode="lr-tb"/>
      <style:text-properties fo:hyphenate="true" fo:hyphenation-remain-char-count="2" fo:hyphenation-push-char-count="2"/>
    </style:style>
    <style:style style:name="P596" style:family="paragraph" style:parent-style-name="Text_20_body">
      <style:paragraph-properties fo:margin-left="-0.025cm" fo:margin-right="0cm" fo:text-align="start" style:justify-single-word="false" fo:text-indent="-0.649cm" style:auto-text-indent="false">
        <style:tab-stops>
          <style:tab-stop style:position="11.545cm"/>
        </style:tab-stops>
      </style:paragraph-properties>
      <style:text-properties fo:color="#000000" fo:font-size="14pt" style:font-size-asian="14pt"/>
    </style:style>
    <style:style style:name="P597" style:family="paragraph" style:parent-style-name="Text_20_body" style:list-style-name="L11">
      <style:paragraph-properties fo:margin-left="0.025cm" fo:margin-right="0cm" fo:text-align="start" style:justify-single-word="false" fo:text-indent="-0.649cm" style:auto-text-indent="false">
        <style:tab-stops>
          <style:tab-stop style:position="11.545cm"/>
        </style:tab-stops>
      </style:paragraph-properties>
      <style:text-properties fo:font-size="14pt" fo:font-weight="normal" style:font-size-asian="14pt" style:font-weight-asian="normal" style:font-weight-complex="normal"/>
    </style:style>
    <style:style style:name="P598" style:family="paragraph" style:parent-style-name="Text_20_body" style:list-style-name="L11">
      <style:paragraph-properties fo:margin-left="0.025cm" fo:margin-right="0cm" fo:text-align="start" style:justify-single-word="false" fo:text-indent="-0.649cm" style:auto-text-indent="false">
        <style:tab-stops>
          <style:tab-stop style:position="11.545cm"/>
        </style:tab-stops>
      </style:paragraph-properties>
      <style:text-properties fo:color="#000000" fo:font-size="14pt" fo:font-weight="normal" style:font-size-asian="14pt" style:font-weight-asian="normal" style:font-weight-complex="normal"/>
    </style:style>
    <style:style style:name="P599" style:family="paragraph" style:parent-style-name="Heading_20_4">
      <style:paragraph-properties fo:text-align="start" style:justify-single-word="false"/>
      <style:text-properties fo:color="#000000" fo:font-size="14pt" style:font-size-asian="14pt" style:font-size-complex="14pt"/>
    </style:style>
    <style:style style:name="P600" style:family="paragraph" style:parent-style-name="Heading_20_4">
      <style:paragraph-properties fo:text-align="start" style:justify-single-word="false"/>
      <style:text-properties fo:color="#000000" fo:font-size="14pt" officeooo:paragraph-rsid="00319df8" style:font-size-asian="14pt" style:font-size-complex="14pt"/>
    </style:style>
    <style:style style:name="P601" style:family="paragraph" style:parent-style-name="Heading_20_4">
      <style:paragraph-properties fo:text-align="start" style:justify-single-word="false"/>
      <style:text-properties fo:color="#000000" fo:font-size="14pt" officeooo:paragraph-rsid="005c6e69" style:font-size-asian="14pt" style:font-size-complex="14pt"/>
    </style:style>
    <style:style style:name="P602" style:family="paragraph" style:parent-style-name="Heading_20_4">
      <style:paragraph-properties fo:text-align="start" style:justify-single-word="false"/>
      <style:text-properties fo:color="#000000" fo:font-size="14pt" officeooo:paragraph-rsid="00d3a7ce" style:font-size-asian="14pt" style:font-size-complex="14pt"/>
    </style:style>
    <style:style style:name="P603" style:family="paragraph" style:parent-style-name="Heading_20_4">
      <style:paragraph-properties fo:text-align="start" style:justify-single-word="false"/>
      <style:text-properties fo:color="#000000" fo:font-size="14pt" officeooo:rsid="004d19a1" officeooo:paragraph-rsid="004d19a1" style:font-size-asian="14pt" style:font-size-complex="14pt"/>
    </style:style>
    <style:style style:name="P604" style:family="paragraph" style:parent-style-name="Heading_20_4">
      <style:paragraph-properties fo:text-align="start" style:justify-single-word="false"/>
      <style:text-properties fo:color="#000000" fo:font-size="14pt" officeooo:rsid="00319df8" officeooo:paragraph-rsid="00319df8" style:font-size-asian="14pt" style:font-size-complex="14pt"/>
    </style:style>
    <style:style style:name="P605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606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1c62e6" style:font-size-asian="14pt" style:font-size-complex="14pt" fo:hyphenate="true" fo:hyphenation-remain-char-count="2" fo:hyphenation-push-char-count="2"/>
    </style:style>
    <style:style style:name="P607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39b8c2" style:font-size-asian="14pt" style:font-size-complex="14pt" fo:hyphenate="true" fo:hyphenation-remain-char-count="2" fo:hyphenation-push-char-count="2"/>
    </style:style>
    <style:style style:name="P608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3a40d4" style:font-size-asian="14pt" style:font-size-complex="14pt" fo:hyphenate="true" fo:hyphenation-remain-char-count="2" fo:hyphenation-push-char-count="2"/>
    </style:style>
    <style:style style:name="P609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319df8" style:font-size-asian="14pt" style:font-size-complex="14pt" fo:hyphenate="true" fo:hyphenation-remain-char-count="2" fo:hyphenation-push-char-count="2"/>
    </style:style>
    <style:style style:name="P610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5c6e69" style:font-size-asian="14pt" style:font-size-complex="14pt" fo:hyphenate="true" fo:hyphenation-remain-char-count="2" fo:hyphenation-push-char-count="2"/>
    </style:style>
    <style:style style:name="P611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font-size="14pt" officeooo:paragraph-rsid="00d3a7ce" style:font-size-asian="14pt" style:font-size-complex="14pt" fo:hyphenate="true" fo:hyphenation-remain-char-count="2" fo:hyphenation-push-char-count="2"/>
    </style:style>
    <style:style style:name="P612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fo:hyphenate="true" fo:hyphenation-remain-char-count="2" fo:hyphenation-push-char-count="2"/>
    </style:style>
    <style:style style:name="P613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614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officeooo:paragraph-rsid="006fc3a0" style:font-size-asian="14pt" style:font-name-complex="Times New Roman1" style:font-size-complex="14pt" fo:hyphenate="true" fo:hyphenation-remain-char-count="2" fo:hyphenation-push-char-count="2"/>
    </style:style>
    <style:style style:name="P615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color="#000000"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616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617" style:family="paragraph" style:parent-style-name="Heading_20_4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1" fo:font-size="14pt" fo:letter-spacing="-0.005cm" style:font-size-asian="14pt" style:font-name-complex="Times New Roman1" style:font-size-complex="14pt" fo:hyphenate="true" fo:hyphenation-remain-char-count="2" fo:hyphenation-push-char-count="2"/>
    </style:style>
    <style:style style:name="P618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style:font-size-asian="14pt" style:font-size-complex="14pt" fo:hyphenate="true" fo:hyphenation-remain-char-count="2" fo:hyphenation-push-char-count="2"/>
    </style:style>
    <style:style style:name="P619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39b8c2" style:font-size-asian="14pt" style:font-size-complex="14pt" fo:hyphenate="true" fo:hyphenation-remain-char-count="2" fo:hyphenation-push-char-count="2"/>
    </style:style>
    <style:style style:name="P620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3a40d4" style:font-size-asian="14pt" style:font-size-complex="14pt" fo:hyphenate="true" fo:hyphenation-remain-char-count="2" fo:hyphenation-push-char-count="2"/>
    </style:style>
    <style:style style:name="P621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992785" style:font-size-asian="14pt" style:font-size-complex="14pt" fo:hyphenate="true" fo:hyphenation-remain-char-count="2" fo:hyphenation-push-char-count="2"/>
    </style:style>
    <style:style style:name="P622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6fc3a0" style:font-size-asian="14pt" style:font-size-complex="14pt" fo:hyphenate="true" fo:hyphenation-remain-char-count="2" fo:hyphenation-push-char-count="2"/>
    </style:style>
    <style:style style:name="P623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319df8" style:font-size-asian="14pt" style:font-size-complex="14pt" fo:hyphenate="true" fo:hyphenation-remain-char-count="2" fo:hyphenation-push-char-count="2"/>
    </style:style>
    <style:style style:name="P624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5c6e69" style:font-size-asian="14pt" style:font-size-complex="14pt" fo:hyphenate="true" fo:hyphenation-remain-char-count="2" fo:hyphenation-push-char-count="2"/>
    </style:style>
    <style:style style:name="P625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d3a7ce" style:font-size-asian="14pt" style:font-size-complex="14pt" fo:hyphenate="true" fo:hyphenation-remain-char-count="2" fo:hyphenation-push-char-count="2"/>
    </style:style>
    <style:style style:name="P626" style:family="paragraph" style:parent-style-name="Heading_20_4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officeooo:paragraph-rsid="00732862" style:font-size-asian="14pt" style:font-size-complex="14pt" fo:hyphenate="true" fo:hyphenation-remain-char-count="2" fo:hyphenation-push-char-count="2"/>
    </style:style>
    <style:style style:name="P627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 fo:hyphenate="true" fo:hyphenation-remain-char-count="2" fo:hyphenation-push-char-count="2"/>
    </style:style>
    <style:style style:name="P628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fo:letter-spacing="-0.014cm" fo:font-weight="normal" officeooo:paragraph-rsid="009a5dc8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629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color="#000000" style:font-name="Times New Roman1" fo:font-size="14pt" officeooo:rsid="009474e0" officeooo:paragraph-rsid="00992785" style:font-size-asian="14pt" style:font-name-complex="Times New Roman1" style:font-size-complex="14pt" fo:hyphenate="true" fo:hyphenation-remain-char-count="2" fo:hyphenation-push-char-count="2"/>
    </style:style>
    <style:style style:name="P630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font-size-asian="14pt" style:font-size-complex="14pt" fo:hyphenate="true" fo:hyphenation-remain-char-count="2" fo:hyphenation-push-char-count="2"/>
    </style:style>
    <style:style style:name="P631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1ea7fb" style:font-size-asian="14pt" style:font-size-complex="14pt" fo:hyphenate="true" fo:hyphenation-remain-char-count="2" fo:hyphenation-push-char-count="2"/>
    </style:style>
    <style:style style:name="P632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992785" style:font-size-asian="14pt" style:font-size-complex="14pt" fo:hyphenate="true" fo:hyphenation-remain-char-count="2" fo:hyphenation-push-char-count="2"/>
    </style:style>
    <style:style style:name="P633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6fc3a0" style:font-size-asian="14pt" style:font-size-complex="14pt" fo:hyphenate="true" fo:hyphenation-remain-char-count="2" fo:hyphenation-push-char-count="2"/>
    </style:style>
    <style:style style:name="P634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officeooo:paragraph-rsid="00835a19" style:font-size-asian="14pt" style:font-size-complex="14pt" fo:hyphenate="true" fo:hyphenation-remain-char-count="2" fo:hyphenation-push-char-count="2"/>
    </style:style>
    <style:style style:name="P635" style:family="paragraph" style:parent-style-name="Heading_20_4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636" style:family="paragraph" style:parent-style-name="Heading_20_4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style:font-name="Times New Roman1" fo:font-size="14pt" fo:letter-spacing="-0.004cm" style:font-size-asian="14pt" style:font-name-complex="Times New Roman1" style:font-size-complex="14pt" fo:hyphenate="true" fo:hyphenation-remain-char-count="2" fo:hyphenation-push-char-count="2"/>
    </style:style>
    <style:style style:name="P637" style:family="paragraph" style:parent-style-name="Heading_20_4" style:master-page-name="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fo:font-size="14pt" style:font-size-asian="14pt" fo:hyphenate="true" fo:hyphenation-remain-char-count="2" fo:hyphenation-push-char-count="2"/>
    </style:style>
    <style:style style:name="P638" style:family="paragraph" style:parent-style-name="Heading_20_4" style:master-page-name="">
      <style:paragraph-properties fo:margin-left="0.026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639" style:family="paragraph" style:parent-style-name="Heading_20_4">
      <style:paragraph-properties fo:margin-left="0.026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officeooo:rsid="002bd7b3" officeooo:paragraph-rsid="002bd7b3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640" style:family="paragraph" style:parent-style-name="Heading_20_4">
      <style:paragraph-properties fo:margin-left="0.026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style:font-name="Times New Roman1" fo:font-size="14pt" fo:letter-spacing="-0.005cm" fo:font-weight="normal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641" style:family="paragraph" style:parent-style-name="Heading_20_4">
      <style:paragraph-properties fo:margin-left="0.026cm" fo:margin-right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1.545cm"/>
        </style:tab-stops>
      </style:paragraph-properties>
      <style:text-properties fo:color="#ce181e" style:font-name="Times New Roman1" fo:font-size="14pt" fo:letter-spacing="-0.005cm" fo:font-weight="normal" officeooo:rsid="002bd7b3" officeooo:paragraph-rsid="002bd7b3" style:font-size-asian="14pt" style:font-weight-asian="normal" style:font-name-complex="Times New Roman1" style:font-size-complex="14pt" style:font-weight-complex="normal" fo:hyphenate="true" fo:hyphenation-remain-char-count="2" fo:hyphenation-push-char-count="2"/>
    </style:style>
    <style:style style:name="P642" style:family="paragraph" style:parent-style-name="Heading_20_4">
      <style:paragraph-properties fo:margin-left="0.026cm" fo:margin-right="0cm" fo:text-align="justify" style:justify-single-word="false" fo:text-indent="0cm" style:auto-text-indent="false"/>
      <style:text-properties fo:font-size="14pt" style:font-size-asian="14pt"/>
    </style:style>
    <style:style style:name="P643" style:family="paragraph" style:parent-style-name="Heading_20_9">
      <style:paragraph-properties fo:margin-left="5.8cm" fo:margin-right="0cm" fo:text-align="start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text-underline-style="none" fo:font-weight="normal" officeooo:paragraph-rsid="0052a72e" style:font-size-asian="14pt" style:font-weight-asian="normal" style:font-weight-complex="normal" fo:hyphenate="true" fo:hyphenation-remain-char-count="2" fo:hyphenation-push-char-count="2"/>
    </style:style>
    <style:style style:name="P644" style:family="paragraph" style:parent-style-name="Основной_20_текст_20_2">
      <style:paragraph-properties fo:text-align="center" style:justify-single-word="false"/>
      <style:text-properties fo:color="#000000" fo:font-size="14pt" style:font-size-asian="14pt"/>
    </style:style>
    <style:style style:name="P645" style:family="paragraph" style:parent-style-name="Text_20_body_20_indent" style:master-page-name="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2cm" style:auto-text-indent="false" style:page-number="auto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646" style:family="paragraph" style:parent-style-name="Text_20_body_20_indent" style:master-page-name="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2cm" style:auto-text-indent="false" style:page-number="auto" style:writing-mode="lr-tb"/>
      <style:text-properties fo:color="#000000" fo:hyphenate="true" fo:hyphenation-remain-char-count="2" fo:hyphenation-push-char-count="2"/>
    </style:style>
    <style:style style:name="P647" style:family="paragraph" style:parent-style-name="Text_20_body_20_indent" style:master-page-name="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2cm" style:auto-text-indent="false" style:page-number="auto" style:writing-mode="lr-tb"/>
      <style:text-properties fo:font-size="14pt" style:font-size-asian="14pt" fo:hyphenate="true" fo:hyphenation-remain-char-count="2" fo:hyphenation-push-char-count="2"/>
    </style:style>
    <style:style style:name="P648" style:family="paragraph" style:parent-style-name="Text_20_body_20_indent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2cm" style:auto-text-indent="false" style:writing-mode="lr-tb">
        <style:tab-stops/>
      </style:paragraph-properties>
      <style:text-properties fo:color="#000000" fo:font-size="14pt" style:font-size-asian="14pt" fo:hyphenate="true" fo:hyphenation-remain-char-count="2" fo:hyphenation-push-char-count="2"/>
    </style:style>
    <style:style style:name="P649" style:family="paragraph" style:parent-style-name="Text_20_body_20_indent">
      <style:paragraph-properties fo:margin-left="0cm" fo:margin-right="0cm" fo:margin-top="0cm" fo:margin-bottom="0cm" loext:contextual-spacing="false" fo:text-align="center" style:justify-single-word="false" fo:orphans="2" fo:widows="2" fo:hyphenation-ladder-count="no-limit" fo:text-indent="2cm" style:auto-text-indent="false" style:writing-mode="lr-tb"/>
      <style:text-properties fo:font-size="14pt" style:font-size-asian="14pt" fo:hyphenate="true" fo:hyphenation-remain-char-count="2" fo:hyphenation-push-char-count="2"/>
    </style:style>
    <style:style style:name="P650" style:family="paragraph" style:parent-style-name="Table_20_Contents">
      <style:paragraph-properties fo:text-align="start" style:justify-single-word="false"/>
      <style:text-properties fo:color="#000000" fo:font-size="14pt" style:font-size-asian="14pt" style:font-size-complex="14pt"/>
    </style:style>
    <style:style style:name="P651" style:family="paragraph" style:parent-style-name="Table_20_Contents">
      <style:paragraph-properties fo:text-align="start" style:justify-single-word="false"/>
      <style:text-properties fo:color="#000000" fo:font-size="14pt" officeooo:paragraph-rsid="006fc3a0" style:font-size-asian="14pt" style:font-size-complex="14pt"/>
    </style:style>
    <style:style style:name="P652" style:family="paragraph" style:parent-style-name="Table_20_Contents">
      <style:paragraph-properties fo:text-align="start" style:justify-single-word="false"/>
      <style:text-properties fo:color="#000000" fo:font-size="14pt" officeooo:paragraph-rsid="00319df8" style:font-size-asian="14pt" style:font-size-complex="14pt"/>
    </style:style>
    <style:style style:name="P653" style:family="paragraph" style:parent-style-name="Table_20_Contents">
      <style:paragraph-properties fo:text-align="start" style:justify-single-word="false"/>
      <style:text-properties fo:color="#000000" fo:font-size="14pt" officeooo:paragraph-rsid="005c6e69" style:font-size-asian="14pt" style:font-size-complex="14pt"/>
    </style:style>
    <style:style style:name="P654" style:family="paragraph" style:parent-style-name="Table_20_Contents">
      <style:paragraph-properties fo:text-align="start" style:justify-single-word="false"/>
      <style:text-properties fo:color="#000000" fo:font-size="14pt" officeooo:paragraph-rsid="00d3a7ce" style:font-size-asian="14pt" style:font-size-complex="14pt"/>
    </style:style>
    <style:style style:name="P655" style:family="paragraph" style:parent-style-name="Table_20_Contents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656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657" style:family="paragraph" style:parent-style-name="Table_20_Contents">
      <style:paragraph-properties fo:text-align="start" style:justify-single-word="false"/>
      <style:text-properties fo:font-size="14pt" officeooo:paragraph-rsid="006fc3a0" style:font-size-asian="14pt" style:font-size-complex="14pt"/>
    </style:style>
    <style:style style:name="P658" style:family="paragraph" style:parent-style-name="Table_20_Contents">
      <style:paragraph-properties fo:text-align="start" style:justify-single-word="false"/>
      <style:text-properties fo:font-size="14pt" officeooo:paragraph-rsid="00835a19" style:font-size-asian="14pt" style:font-size-complex="14pt"/>
    </style:style>
    <style:style style:name="P659" style:family="paragraph" style:parent-style-name="Table_20_Contents">
      <style:paragraph-properties fo:text-align="start" style:justify-single-word="false"/>
      <style:text-properties fo:font-size="14pt" officeooo:paragraph-rsid="00319df8" style:font-size-asian="14pt" style:font-size-complex="14pt"/>
    </style:style>
    <style:style style:name="P660" style:family="paragraph" style:parent-style-name="Table_20_Contents">
      <style:paragraph-properties fo:text-align="start" style:justify-single-word="false"/>
      <style:text-properties fo:font-size="14pt" officeooo:paragraph-rsid="00636327" style:font-size-asian="14pt" style:font-size-complex="14pt"/>
    </style:style>
    <style:style style:name="P661" style:family="paragraph" style:parent-style-name="Table_20_Contents">
      <style:paragraph-properties fo:text-align="start" style:justify-single-word="false"/>
      <style:text-properties fo:font-size="14pt" officeooo:paragraph-rsid="0064d72e" style:font-size-asian="14pt" style:font-size-complex="14pt"/>
    </style:style>
    <style:style style:name="P662" style:family="paragraph" style:parent-style-name="Table_20_Contents">
      <style:paragraph-properties fo:text-align="start" style:justify-single-word="false"/>
      <style:text-properties fo:font-size="14pt" fo:background-color="#ffff00" style:font-size-asian="14pt" style:font-size-complex="14pt"/>
    </style:style>
    <style:style style:name="P663" style:family="paragraph" style:parent-style-name="Table_20_Contents">
      <style:paragraph-properties fo:text-align="start" style:justify-single-word="false"/>
      <style:text-properties fo:font-size="14pt" fo:background-color="#ffffff" style:font-size-asian="14pt" style:font-size-complex="14pt"/>
    </style:style>
    <style:style style:name="P664" style:family="paragraph" style:parent-style-name="Table_20_Contents">
      <style:paragraph-properties fo:text-align="start" style:justify-single-word="false"/>
      <style:text-properties fo:color="#ff0000" fo:font-size="14pt" style:font-size-asian="14pt" style:font-size-complex="14pt"/>
    </style:style>
    <style:style style:name="P665" style:family="paragraph" style:parent-style-name="Table_20_Contents">
      <style:paragraph-properties fo:margin-left="0cm" fo:margin-right="-0.265cm" fo:text-align="start" style:justify-single-word="false" fo:text-indent="0cm" style:auto-text-indent="false"/>
      <style:text-properties fo:font-size="14pt" style:font-size-asian="14pt" style:font-size-complex="14pt"/>
    </style:style>
    <style:style style:name="P666" style:family="paragraph" style:parent-style-name="Standard_20__28_user_29_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7.625cm"/>
        </style:tab-stops>
      </style:paragraph-properties>
      <style:text-properties fo:color="#000000" fo:font-size="14pt" officeooo:paragraph-rsid="002808ff" style:font-size-asian="14pt" style:font-size-complex="14pt" fo:hyphenate="true" fo:hyphenation-remain-char-count="2" fo:hyphenation-push-char-count="2"/>
    </style:style>
    <style:style style:name="P667" style:family="paragraph" style:parent-style-name="Standard_20__28_user_29_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7.625cm"/>
        </style:tab-stops>
      </style:paragraph-properties>
      <style:text-properties fo:color="#000000" fo:font-size="14pt" style:font-size-asian="14pt" fo:hyphenate="true" fo:hyphenation-remain-char-count="2" fo:hyphenation-push-char-count="2"/>
    </style:style>
    <style:style style:name="P668" style:family="paragraph" style:parent-style-name="Standard_20__28_user_29_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7.625cm"/>
        </style:tab-stops>
      </style:paragraph-properties>
      <style:text-properties fo:color="#000000" fo:font-size="14pt" style:font-size-asian="14pt" fo:hyphenate="true" fo:hyphenation-remain-char-count="2" fo:hyphenation-push-char-count="2"/>
    </style:style>
    <style:style style:name="P669" style:family="paragraph" style:parent-style-name="Heading_20_10" style:master-page-name="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fo:font-size="14pt" style:text-underline-style="none" fo:font-weight="normal" officeooo:rsid="0062b7d1" style:font-size-asian="14pt" style:font-weight-asian="normal" style:font-size-complex="14pt" style:font-weight-complex="normal" fo:hyphenate="true" fo:hyphenation-remain-char-count="2" fo:hyphenation-push-char-count="2"/>
    </style:style>
    <style:style style:name="P670" style:family="paragraph" style:parent-style-name="Heading_20_10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text-underline-style="none" fo:font-weight="normal" officeooo:paragraph-rsid="005c6e69" style:font-size-asian="14pt" style:font-weight-asian="normal" style:font-size-complex="14pt" style:font-weight-complex="normal" fo:hyphenate="true" fo:hyphenation-remain-char-count="2" fo:hyphenation-push-char-count="2"/>
    </style:style>
    <style:style style:name="P671" style:family="paragraph" style:parent-style-name="Heading_20_10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style:text-underline-style="none" fo:font-weight="normal" officeooo:paragraph-rsid="00d3a7ce" style:font-size-asian="14pt" style:font-weight-asian="normal" style:font-size-complex="14pt" style:font-weight-complex="normal" fo:hyphenate="true" fo:hyphenation-remain-char-count="2" fo:hyphenation-push-char-count="2"/>
    </style:style>
    <style:style style:name="P672" style:family="paragraph" style:parent-style-name="Heading_20_10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writing-mode="lr-tb">
        <style:tab-stops/>
      </style:paragraph-properties>
      <style:text-properties fo:font-size="14pt" fo:font-weight="normal" officeooo:paragraph-rsid="003999cc" style:font-size-asian="14pt" style:font-weight-asian="normal" style:font-size-complex="14pt" style:font-weight-complex="normal" fo:hyphenate="true" fo:hyphenation-remain-char-count="2" fo:hyphenation-push-char-count="2"/>
    </style:style>
    <style:style style:name="T1" style:family="text">
      <style:text-properties fo:font-size="12pt" style:font-size-asian="12pt" style:font-size-complex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5c950b" style:font-size-asian="14pt" style:font-size-complex="14pt"/>
    </style:style>
    <style:style style:name="T5" style:family="text">
      <style:text-properties fo:font-size="14pt" officeooo:rsid="009c6fdb" style:font-size-asian="14pt" style:font-size-complex="14pt"/>
    </style:style>
    <style:style style:name="T6" style:family="text">
      <style:text-properties fo:font-size="14pt" officeooo:rsid="001bdaad" style:font-size-asian="14pt" style:font-size-complex="14pt"/>
    </style:style>
    <style:style style:name="T7" style:family="text">
      <style:text-properties fo:font-size="14pt" officeooo:rsid="00c26b19" style:font-size-asian="14pt" style:font-size-complex="14pt"/>
    </style:style>
    <style:style style:name="T8" style:family="text">
      <style:text-properties fo:font-size="14pt" officeooo:rsid="01391183" style:font-size-asian="14pt" style:font-size-complex="14pt"/>
    </style:style>
    <style:style style:name="T9" style:family="text">
      <style:text-properties fo:font-size="14pt" officeooo:rsid="00771191" style:font-size-asian="14pt" style:font-size-complex="14pt"/>
    </style:style>
    <style:style style:name="T10" style:family="text">
      <style:text-properties fo:font-size="14pt" officeooo:rsid="00bac532" style:font-size-asian="14pt" style:font-size-complex="14pt"/>
    </style:style>
    <style:style style:name="T11" style:family="text">
      <style:text-properties fo:font-size="14pt" officeooo:rsid="00538a10" style:font-size-asian="14pt"/>
    </style:style>
    <style:style style:name="T12" style:family="text">
      <style:text-properties fo:font-size="14pt" fo:language="en" fo:country="US" style:font-size-asian="14pt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Times New Roman1" fo:font-size="14pt" fo:letter-spacing="-0.005cm" style:font-size-asian="14pt" style:font-name-complex="Times New Roman1" style:font-size-complex="14pt"/>
    </style:style>
    <style:style style:name="T15" style:family="text">
      <style:text-properties style:font-name="Times New Roman1" fo:font-size="14pt" fo:letter-spacing="-0.005cm" officeooo:rsid="00543933" style:font-size-asian="14pt" style:font-name-complex="Times New Roman1" style:font-size-complex="14pt"/>
    </style:style>
    <style:style style:name="T16" style:family="text">
      <style:text-properties style:font-name="Times New Roman1" fo:font-size="14pt" fo:letter-spacing="-0.005cm" officeooo:rsid="009ceae0" style:font-size-asian="14pt" style:font-name-complex="Times New Roman1" style:font-size-complex="14pt"/>
    </style:style>
    <style:style style:name="T17" style:family="text">
      <style:text-properties style:font-name="Times New Roman1" fo:letter-spacing="-0.004cm" fo:font-weight="normal" officeooo:rsid="002dee9e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1" fo:letter-spacing="-0.004cm" fo:font-weight="normal" style:font-weight-asian="normal" style:font-name-complex="Times New Roman1" style:font-weight-complex="normal"/>
    </style:style>
    <style:style style:name="T19" style:family="text">
      <style:text-properties style:font-name="Times New Roman1" fo:letter-spacing="-0.005cm" style:text-underline-style="none" style:font-name-complex="Times New Roman1"/>
    </style:style>
    <style:style style:name="T20" style:family="text">
      <style:text-properties style:font-name="Times New Roman1" fo:letter-spacing="-0.005cm" style:text-underline-style="none" officeooo:rsid="0066b517" style:font-name-complex="Times New Roman1"/>
    </style:style>
    <style:style style:name="T21" style:family="text">
      <style:text-properties style:font-name="Times New Roman1" fo:letter-spacing="-0.005cm" style:text-underline-style="none" officeooo:rsid="006e0160" style:font-name-complex="Times New Roman1"/>
    </style:style>
    <style:style style:name="T22" style:family="text">
      <style:text-properties style:font-name="Times New Roman1" fo:letter-spacing="-0.005cm" style:text-underline-style="none" officeooo:rsid="005c6346" style:font-name-complex="Times New Roman1"/>
    </style:style>
    <style:style style:name="T23" style:family="text">
      <style:text-properties style:font-name="Times New Roman1" fo:letter-spacing="-0.005cm" style:text-underline-style="none" officeooo:rsid="00617397" style:font-name-complex="Times New Roman1"/>
    </style:style>
    <style:style style:name="T24" style:family="text">
      <style:text-properties style:font-name="Times New Roman1" fo:letter-spacing="-0.005cm" style:text-underline-style="none" officeooo:rsid="001cf8a7" style:font-name-complex="Times New Roman1"/>
    </style:style>
    <style:style style:name="T25" style:family="text">
      <style:text-properties style:font-name="Times New Roman1" fo:letter-spacing="-0.005cm" style:text-underline-style="none" fo:font-weight="normal" officeooo:rsid="005c6346" style:font-weight-asian="normal" style:font-name-complex="Times New Roman1" style:font-weight-complex="normal"/>
    </style:style>
    <style:style style:name="T26" style:family="text">
      <style:text-properties style:font-name="Times New Roman1" fo:letter-spacing="-0.005cm" style:text-underline-style="none" fo:font-weight="normal" officeooo:rsid="00617397" style:font-weight-asian="normal" style:font-name-complex="Times New Roman1" style:font-weight-complex="normal"/>
    </style:style>
    <style:style style:name="T27" style:family="text">
      <style:text-properties style:font-name="Times New Roman1" fo:letter-spacing="-0.005cm" style:text-underline-style="none" fo:font-weight="normal" officeooo:rsid="006e0160" style:font-weight-asian="normal" style:font-name-complex="Times New Roman1" style:font-weight-complex="normal"/>
    </style:style>
    <style:style style:name="T28" style:family="text">
      <style:text-properties style:font-name="Times New Roman1" fo:letter-spacing="-0.005cm" fo:font-weight="normal" style:font-weight-asian="normal" style:font-name-complex="Times New Roman1" style:font-weight-complex="normal"/>
    </style:style>
    <style:style style:name="T29" style:family="text">
      <style:text-properties style:font-name="Times New Roman1" fo:letter-spacing="-0.005cm" fo:font-weight="normal" officeooo:rsid="009c6fdb" style:font-weight-asian="normal" style:font-name-complex="Times New Roman1" style:font-weight-complex="normal"/>
    </style:style>
    <style:style style:name="T30" style:family="text">
      <style:text-properties style:font-name="Times New Roman1" fo:letter-spacing="-0.005cm" fo:font-style="normal" fo:font-weight="normal" officeooo:rsid="0043b897" style:font-style-asian="normal" style:font-weight-asian="normal" style:font-name-complex="Times New Roman1" style:font-weight-complex="normal"/>
    </style:style>
    <style:style style:name="T31" style:family="text">
      <style:text-properties style:font-name="Times New Roman1" fo:letter-spacing="-0.005cm" style:font-name-complex="Times New Roman1"/>
    </style:style>
    <style:style style:name="T32" style:family="text">
      <style:text-properties style:font-name="Times New Roman1" fo:letter-spacing="-0.014cm" fo:font-weight="normal" style:font-weight-asian="normal" style:font-name-complex="Times New Roman1" style:font-weight-complex="normal"/>
    </style:style>
    <style:style style:name="T33" style:family="text">
      <style:text-properties style:font-name="Times New Roman1" style:text-underline-style="none" style:font-name-complex="Times New Roman1"/>
    </style:style>
    <style:style style:name="T34" style:family="text">
      <style:text-properties style:font-name="Times New Roman1" style:text-underline-style="none" officeooo:rsid="0050bf5b" style:font-name-complex="Times New Roman1"/>
    </style:style>
    <style:style style:name="T35" style:family="text">
      <style:text-properties style:font-name="Times New Roman1" style:text-underline-style="none" officeooo:rsid="0056fb17" style:font-name-complex="Times New Roman1"/>
    </style:style>
    <style:style style:name="T36" style:family="text">
      <style:text-properties style:font-name="Times New Roman1" style:text-underline-style="none" officeooo:rsid="00664a9f" style:font-name-complex="Times New Roman1"/>
    </style:style>
    <style:style style:name="T37" style:family="text">
      <style:text-properties style:font-name="Times New Roman1" style:text-underline-style="none" officeooo:rsid="0013d7f3" style:font-name-complex="Times New Roman1"/>
    </style:style>
    <style:style style:name="T38" style:family="text">
      <style:text-properties style:font-name="Times New Roman1" style:text-underline-style="none" officeooo:rsid="005c6346" style:font-name-complex="Times New Roman1"/>
    </style:style>
    <style:style style:name="T39" style:family="text">
      <style:text-properties style:font-name="Times New Roman1" style:text-underline-style="none" officeooo:rsid="00617397" style:font-name-complex="Times New Roman1"/>
    </style:style>
    <style:style style:name="T40" style:family="text">
      <style:text-properties style:font-name="Times New Roman1" style:text-underline-style="none" officeooo:rsid="0033a551" style:font-name-complex="Times New Roman1"/>
    </style:style>
    <style:style style:name="T41" style:family="text">
      <style:text-properties style:font-name="Times New Roman1" style:text-underline-style="none" officeooo:rsid="00355695" style:font-name-complex="Times New Roman1"/>
    </style:style>
    <style:style style:name="T42" style:family="text">
      <style:text-properties style:font-name="Times New Roman1" style:text-underline-style="none" officeooo:rsid="005e68f1" style:font-name-complex="Times New Roman1"/>
    </style:style>
    <style:style style:name="T43" style:family="text">
      <style:text-properties style:font-name="Times New Roman1" style:text-underline-style="none" officeooo:rsid="00636327" style:font-name-complex="Times New Roman1"/>
    </style:style>
    <style:style style:name="T44" style:family="text">
      <style:text-properties style:font-name="Times New Roman1" style:text-underline-style="none" officeooo:rsid="0066ec0c" style:font-name-complex="Times New Roman1"/>
    </style:style>
    <style:style style:name="T45" style:family="text">
      <style:text-properties style:font-name="Times New Roman1" style:text-underline-style="none" officeooo:rsid="009565c8" style:font-name-complex="Times New Roman1"/>
    </style:style>
    <style:style style:name="T46" style:family="text">
      <style:text-properties style:font-name="Times New Roman1" style:font-name-complex="Times New Roman1"/>
    </style:style>
    <style:style style:name="T47" style:family="text">
      <style:text-properties style:font-name="Times New Roman1" officeooo:rsid="00538a10" style:font-name-complex="Times New Roman1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3b90b6" style:font-weight-asian="normal" style:font-weight-complex="normal"/>
    </style:style>
    <style:style style:name="T50" style:family="text">
      <style:text-properties fo:font-weight="normal" officeooo:rsid="003b2d52" style:font-weight-asian="normal" style:font-weight-complex="normal"/>
    </style:style>
    <style:style style:name="T51" style:family="text">
      <style:text-properties fo:font-weight="normal" officeooo:rsid="00d8c1da" style:font-weight-asian="normal" style:font-weight-complex="normal"/>
    </style:style>
    <style:style style:name="T52" style:family="text">
      <style:text-properties fo:font-weight="normal" style:font-weight-asian="normal" style:font-size-complex="14pt" style:font-weight-complex="normal"/>
    </style:style>
    <style:style style:name="T53" style:family="text">
      <style:text-properties fo:font-weight="normal" officeooo:rsid="0050bf5b" style:font-weight-asian="normal" style:font-size-complex="14pt" style:font-weight-complex="normal"/>
    </style:style>
    <style:style style:name="T54" style:family="text">
      <style:text-properties fo:font-weight="normal" officeooo:rsid="00543933" style:font-weight-asian="normal" style:font-size-complex="14pt" style:font-weight-complex="normal"/>
    </style:style>
    <style:style style:name="T55" style:family="text">
      <style:text-properties fo:font-weight="normal" officeooo:rsid="003a361d" style:font-weight-asian="normal" style:font-size-complex="14pt" style:font-weight-complex="normal"/>
    </style:style>
    <style:style style:name="T56" style:family="text">
      <style:text-properties fo:font-weight="normal" officeooo:rsid="00c847ec" style:font-weight-asian="normal" style:font-size-complex="14pt" style:font-weight-complex="normal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officeooo:rsid="0050bf5b"/>
    </style:style>
    <style:style style:name="T59" style:family="text">
      <style:text-properties style:text-underline-style="none" fo:font-weight="normal" officeooo:rsid="0050bf5b" style:font-weight-asian="normal" style:font-weight-complex="normal"/>
    </style:style>
    <style:style style:name="T60" style:family="text">
      <style:text-properties style:text-underline-style="none" fo:font-weight="normal" officeooo:rsid="005c6346" style:font-weight-asian="normal" style:font-weight-complex="normal"/>
    </style:style>
    <style:style style:name="T61" style:family="text">
      <style:text-properties style:text-underline-style="none" fo:font-weight="normal" officeooo:rsid="00533bf5" style:font-weight-asian="normal" style:font-size-complex="14pt" style:font-weight-complex="normal"/>
    </style:style>
    <style:style style:name="T62" style:family="text">
      <style:text-properties style:text-underline-style="none" fo:font-weight="normal" officeooo:rsid="005c6e69" style:font-weight-asian="normal" style:font-size-complex="14pt" style:font-weight-complex="normal"/>
    </style:style>
    <style:style style:name="T63" style:family="text">
      <style:text-properties style:text-underline-style="none" officeooo:rsid="005d8859"/>
    </style:style>
    <style:style style:name="T64" style:family="text">
      <style:text-properties style:text-underline-style="none" officeooo:rsid="00604a6c"/>
    </style:style>
    <style:style style:name="T65" style:family="text">
      <style:text-properties style:text-underline-style="none" officeooo:rsid="001ea7fb"/>
    </style:style>
    <style:style style:name="T66" style:family="text">
      <style:text-properties style:text-underline-style="none" officeooo:rsid="002808ff"/>
    </style:style>
    <style:style style:name="T67" style:family="text">
      <style:text-properties style:text-underline-style="none" officeooo:rsid="001bdaad"/>
    </style:style>
    <style:style style:name="T68" style:family="text">
      <style:text-properties style:text-underline-style="none" officeooo:rsid="0066ec0c"/>
    </style:style>
    <style:style style:name="T69" style:family="text">
      <style:text-properties style:font-size-complex="14pt"/>
    </style:style>
    <style:style style:name="T70" style:family="text">
      <style:text-properties officeooo:rsid="004d8b58" style:font-size-complex="14pt"/>
    </style:style>
    <style:style style:name="T71" style:family="text">
      <style:text-properties officeooo:rsid="0050bf5b" style:font-size-complex="14pt"/>
    </style:style>
    <style:style style:name="T72" style:family="text">
      <style:text-properties officeooo:rsid="00538a10" style:font-size-complex="14pt"/>
    </style:style>
    <style:style style:name="T73" style:family="text">
      <style:text-properties officeooo:rsid="005569f5" style:font-size-complex="14pt"/>
    </style:style>
    <style:style style:name="T74" style:family="text">
      <style:text-properties officeooo:rsid="0057fb06" style:font-size-complex="14pt"/>
    </style:style>
    <style:style style:name="T75" style:family="text">
      <style:text-properties officeooo:rsid="0020fc96" style:font-size-complex="14pt"/>
    </style:style>
    <style:style style:name="T76" style:family="text">
      <style:text-properties officeooo:rsid="0062b7d1" style:font-size-complex="14pt"/>
    </style:style>
    <style:style style:name="T77" style:family="text">
      <style:text-properties officeooo:rsid="00a8bae8" style:font-size-complex="14pt"/>
    </style:style>
    <style:style style:name="T78" style:family="text">
      <style:text-properties officeooo:rsid="00cb80c7" style:font-size-complex="14pt"/>
    </style:style>
    <style:style style:name="T79" style:family="text">
      <style:text-properties fo:letter-spacing="-0.005cm"/>
    </style:style>
    <style:style style:name="T80" style:family="text">
      <style:text-properties fo:letter-spacing="-0.005cm" fo:font-weight="normal" style:font-weight-asian="normal" style:font-weight-complex="normal"/>
    </style:style>
    <style:style style:name="T81" style:family="text">
      <style:text-properties fo:letter-spacing="-0.005cm" fo:font-weight="normal" officeooo:rsid="00425af1" style:font-weight-asian="normal" style:font-weight-complex="normal"/>
    </style:style>
    <style:style style:name="T82" style:family="text">
      <style:text-properties fo:letter-spacing="-0.005cm" fo:font-weight="normal" officeooo:rsid="009565c8" style:font-weight-asian="normal" style:font-weight-complex="normal"/>
    </style:style>
    <style:style style:name="T83" style:family="text">
      <style:text-properties fo:letter-spacing="-0.005cm" officeooo:rsid="003ce8d6"/>
    </style:style>
    <style:style style:name="T84" style:family="text">
      <style:text-properties fo:letter-spacing="-0.005cm" officeooo:rsid="006eaa0f"/>
    </style:style>
    <style:style style:name="T85" style:family="text">
      <style:text-properties fo:letter-spacing="-0.005cm" officeooo:rsid="006f4be6"/>
    </style:style>
    <style:style style:name="T86" style:family="text">
      <style:text-properties fo:letter-spacing="-0.005cm" style:text-underline-style="none"/>
    </style:style>
    <style:style style:name="T87" style:family="text">
      <style:text-properties fo:letter-spacing="-0.005cm" style:text-underline-style="none" fo:font-weight="normal" style:font-weight-asian="normal" style:font-weight-complex="normal"/>
    </style:style>
    <style:style style:name="T88" style:family="text">
      <style:text-properties fo:letter-spacing="-0.005cm" style:text-underline-style="none" fo:font-weight="normal" officeooo:rsid="00538a10" style:font-weight-asian="normal" style:font-weight-complex="normal"/>
    </style:style>
    <style:style style:name="T89" style:family="text">
      <style:text-properties fo:letter-spacing="-0.005cm" style:text-underline-style="none" officeooo:rsid="00538a10"/>
    </style:style>
    <style:style style:name="T90" style:family="text">
      <style:text-properties fo:letter-spacing="-0.005cm" officeooo:rsid="00538a10"/>
    </style:style>
    <style:style style:name="T91" style:family="text">
      <style:text-properties style:use-window-font-color="true" style:font-name="Times New Roman" fo:language="ru" fo:country="RU" fo:font-weight="normal" style:font-name-asian="Tahoma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T92" style:family="text">
      <style:text-properties officeooo:rsid="001989db"/>
    </style:style>
    <style:style style:name="T93" style:family="text">
      <style:text-properties officeooo:rsid="001b549a"/>
    </style:style>
    <style:style style:name="T94" style:family="text">
      <style:text-properties officeooo:rsid="002cc524"/>
    </style:style>
    <style:style style:name="T95" style:family="text">
      <style:text-properties officeooo:rsid="0031a401"/>
    </style:style>
    <style:style style:name="T96" style:family="text">
      <style:text-properties officeooo:rsid="004d8495"/>
    </style:style>
    <style:style style:name="T97" style:family="text">
      <style:text-properties officeooo:rsid="004fbbd5"/>
    </style:style>
    <style:style style:name="T98" style:family="text">
      <style:text-properties officeooo:rsid="0052d98d"/>
    </style:style>
    <style:style style:name="T99" style:family="text">
      <style:text-properties officeooo:rsid="00538a10"/>
    </style:style>
    <style:style style:name="T100" style:family="text">
      <style:text-properties officeooo:rsid="00543933"/>
    </style:style>
    <style:style style:name="T101" style:family="text">
      <style:text-properties officeooo:rsid="00548253"/>
    </style:style>
    <style:style style:name="T102" style:family="text">
      <style:text-properties officeooo:rsid="0056fb17"/>
    </style:style>
    <style:style style:name="T103" style:family="text">
      <style:text-properties officeooo:rsid="0050bf5b"/>
    </style:style>
    <style:style style:name="T104" style:family="text">
      <style:text-properties officeooo:rsid="0059d701"/>
    </style:style>
    <style:style style:name="T105" style:family="text">
      <style:text-properties officeooo:rsid="005bcfcd"/>
    </style:style>
    <style:style style:name="T106" style:family="text">
      <style:text-properties officeooo:rsid="005c6346"/>
    </style:style>
    <style:style style:name="T107" style:family="text">
      <style:text-properties fo:color="#000000"/>
    </style:style>
    <style:style style:name="T108" style:family="text">
      <style:text-properties fo:color="#000000" style:font-name="Times New Roman1" fo:letter-spacing="-0.004cm" style:text-underline-style="none" fo:font-weight="normal" officeooo:rsid="002dee9e" style:font-weight-asian="normal" style:font-name-complex="Times New Roman1" style:font-weight-complex="normal"/>
    </style:style>
    <style:style style:name="T109" style:family="text">
      <style:text-properties fo:color="#000000" style:font-name="Times New Roman1" fo:letter-spacing="-0.005cm" style:text-underline-style="none" style:font-name-complex="Times New Roman1"/>
    </style:style>
    <style:style style:name="T110" style:family="text">
      <style:text-properties fo:color="#000000" style:font-name="Times New Roman1" fo:letter-spacing="-0.005cm" style:text-underline-style="none" officeooo:rsid="001ea7fb" style:font-name-complex="Times New Roman1"/>
    </style:style>
    <style:style style:name="T111" style:family="text">
      <style:text-properties fo:color="#000000" style:font-name="Times New Roman1" style:text-underline-style="none" officeooo:rsid="001ea7fb" style:font-name-complex="Times New Roman1"/>
    </style:style>
    <style:style style:name="T112" style:family="text">
      <style:text-properties fo:color="#000000" style:font-name="Times New Roman1" fo:font-size="14pt" fo:letter-spacing="-0.005cm" fo:font-style="normal" fo:font-weight="normal" officeooo:rsid="00426b8f" style:font-size-asian="14pt" style:font-style-asian="normal" style:font-weight-asian="normal" style:font-name-complex="Times New Roman1" style:font-size-complex="14pt" style:font-weight-complex="normal"/>
    </style:style>
    <style:style style:name="T113" style:family="text">
      <style:text-properties fo:color="#000000" fo:letter-spacing="-0.004cm" fo:font-weight="normal" officeooo:rsid="002dee9e" style:font-weight-asian="normal" style:font-weight-complex="normal"/>
    </style:style>
    <style:style style:name="T114" style:family="text">
      <style:text-properties fo:color="#000000" officeooo:rsid="001bdaad"/>
    </style:style>
    <style:style style:name="T115" style:family="text">
      <style:text-properties fo:color="#000000" style:text-underline-style="none" officeooo:rsid="001bdaad"/>
    </style:style>
    <style:style style:name="T116" style:family="text">
      <style:text-properties fo:color="#000000" fo:font-weight="normal" style:font-weight-asian="normal" style:font-weight-complex="normal"/>
    </style:style>
    <style:style style:name="T117" style:family="text">
      <style:text-properties fo:color="#000000" fo:font-weight="normal" officeooo:rsid="001ea7fb" style:font-weight-asian="normal" style:font-weight-complex="normal"/>
    </style:style>
    <style:style style:name="T118" style:family="text">
      <style:text-properties fo:color="#000000" fo:language="ru" fo:country="RU" style:font-name-asian="Droid Sans Fallback" style:language-complex="hi" style:country-complex="IN"/>
    </style:style>
    <style:style style:name="T119" style:family="text">
      <style:text-properties fo:color="#000000" fo:language="ru" fo:country="RU" officeooo:rsid="0067b477" style:font-name-asian="Droid Sans Fallback" style:language-complex="hi" style:country-complex="IN"/>
    </style:style>
    <style:style style:name="T120" style:family="text">
      <style:text-properties fo:color="#000000" fo:language="ru" fo:country="RU" officeooo:rsid="00d01b0f" style:font-name-asian="Droid Sans Fallback" style:language-complex="hi" style:country-complex="IN"/>
    </style:style>
    <style:style style:name="T121" style:family="text">
      <style:text-properties fo:color="#000000" officeooo:rsid="001989db"/>
    </style:style>
    <style:style style:name="T122" style:family="text">
      <style:text-properties fo:color="#000000" officeooo:rsid="006fc3a0"/>
    </style:style>
    <style:style style:name="T123" style:family="text">
      <style:text-properties officeooo:rsid="00604a6c"/>
    </style:style>
    <style:style style:name="T124" style:family="text">
      <style:text-properties officeooo:rsid="00617397"/>
    </style:style>
    <style:style style:name="T125" style:family="text">
      <style:text-properties officeooo:rsid="0062b7d1"/>
    </style:style>
    <style:style style:name="T126" style:family="text">
      <style:text-properties officeooo:rsid="00664a9f"/>
    </style:style>
    <style:style style:name="T127" style:family="text">
      <style:text-properties officeooo:rsid="0066b517"/>
    </style:style>
    <style:style style:name="T128" style:family="text">
      <style:text-properties officeooo:rsid="0068654d"/>
    </style:style>
    <style:style style:name="T129" style:family="text">
      <style:text-properties officeooo:rsid="006f4be6"/>
    </style:style>
    <style:style style:name="T130" style:family="text">
      <style:text-properties officeooo:rsid="0072406b"/>
    </style:style>
    <style:style style:name="T131" style:family="text">
      <style:text-properties officeooo:rsid="003ce8d6"/>
    </style:style>
    <style:style style:name="T132" style:family="text">
      <style:text-properties officeooo:rsid="0019d1ab"/>
    </style:style>
    <style:style style:name="T133" style:family="text">
      <style:text-properties officeooo:rsid="001c1a2b"/>
    </style:style>
    <style:style style:name="T134" style:family="text">
      <style:text-properties officeooo:rsid="0013d7f3"/>
    </style:style>
    <style:style style:name="T135" style:family="text">
      <style:text-properties fo:background-color="#ffffff" loext:char-shading-value="0"/>
    </style:style>
    <style:style style:name="T136" style:family="text">
      <style:text-properties officeooo:rsid="001c1a2b" fo:background-color="#ffffff" loext:char-shading-value="0"/>
    </style:style>
    <style:style style:name="T137" style:family="text">
      <style:text-properties officeooo:rsid="001c7f74"/>
    </style:style>
    <style:style style:name="T138" style:family="text">
      <style:text-properties officeooo:rsid="0013de63"/>
    </style:style>
    <style:style style:name="T139" style:family="text">
      <style:text-properties officeooo:rsid="001cf8a7"/>
    </style:style>
    <style:style style:name="T140" style:family="text">
      <style:text-properties officeooo:rsid="000ce1e2"/>
    </style:style>
    <style:style style:name="T141" style:family="text">
      <style:text-properties officeooo:rsid="006e0160"/>
    </style:style>
    <style:style style:name="T142" style:family="text">
      <style:text-properties officeooo:rsid="0015b7dd"/>
    </style:style>
    <style:style style:name="T143" style:family="text">
      <style:text-properties officeooo:rsid="001bdaad"/>
    </style:style>
    <style:style style:name="T144" style:family="text">
      <style:text-properties officeooo:rsid="001ea7fb"/>
    </style:style>
    <style:style style:name="T145" style:family="text">
      <style:text-properties officeooo:rsid="001f17a7"/>
    </style:style>
    <style:style style:name="T146" style:family="text">
      <style:text-properties officeooo:rsid="0020fc96"/>
    </style:style>
    <style:style style:name="T147" style:family="text">
      <style:text-properties officeooo:rsid="002272be"/>
    </style:style>
    <style:style style:name="T148" style:family="text">
      <style:text-properties officeooo:rsid="00246c3a"/>
    </style:style>
    <style:style style:name="T149" style:family="text">
      <style:text-properties officeooo:rsid="0024f394"/>
    </style:style>
    <style:style style:name="T150" style:family="text">
      <style:text-properties officeooo:rsid="002808ff"/>
    </style:style>
    <style:style style:name="T151" style:family="text">
      <style:text-properties officeooo:rsid="002a27f6"/>
    </style:style>
    <style:style style:name="T152" style:family="text">
      <style:text-properties officeooo:rsid="002bd7b3"/>
    </style:style>
    <style:style style:name="T153" style:family="text">
      <style:text-properties officeooo:rsid="002d6a85"/>
    </style:style>
    <style:style style:name="T154" style:family="text">
      <style:text-properties officeooo:rsid="0030952c"/>
    </style:style>
    <style:style style:name="T155" style:family="text">
      <style:text-properties officeooo:rsid="00309c1b"/>
    </style:style>
    <style:style style:name="T156" style:family="text">
      <style:text-properties officeooo:rsid="00252dbe"/>
    </style:style>
    <style:style style:name="T157" style:family="text">
      <style:text-properties officeooo:rsid="0033a551"/>
    </style:style>
    <style:style style:name="T158" style:family="text">
      <style:text-properties officeooo:rsid="00355695"/>
    </style:style>
    <style:style style:name="T159" style:family="text">
      <style:text-properties officeooo:rsid="003eccb3"/>
    </style:style>
    <style:style style:name="T160" style:family="text">
      <style:text-properties officeooo:rsid="00400231"/>
    </style:style>
    <style:style style:name="T161" style:family="text">
      <style:text-properties officeooo:rsid="0043b897"/>
    </style:style>
    <style:style style:name="T162" style:family="text">
      <style:text-properties officeooo:rsid="004fa8a7"/>
    </style:style>
    <style:style style:name="T163" style:family="text">
      <style:text-properties officeooo:rsid="00533bf5"/>
    </style:style>
    <style:style style:name="T164" style:family="text">
      <style:text-properties officeooo:rsid="005e68f1"/>
    </style:style>
    <style:style style:name="T165" style:family="text">
      <style:text-properties officeooo:rsid="00636327"/>
    </style:style>
    <style:style style:name="T166" style:family="text">
      <style:text-properties officeooo:rsid="0066ec0c"/>
    </style:style>
    <style:style style:name="T167" style:family="text">
      <style:text-properties officeooo:rsid="006b914b"/>
    </style:style>
    <style:style style:name="T168" style:family="text">
      <style:text-properties officeooo:rsid="006fc3a0"/>
    </style:style>
    <style:style style:name="T169" style:family="text">
      <style:text-properties officeooo:rsid="0072e5c7"/>
    </style:style>
    <style:style style:name="T170" style:family="text">
      <style:text-properties officeooo:rsid="00732862"/>
    </style:style>
    <style:style style:name="T171" style:family="text">
      <style:text-properties officeooo:rsid="0075cfe9"/>
    </style:style>
    <style:style style:name="T172" style:family="text">
      <style:text-properties officeooo:rsid="00b60314"/>
    </style:style>
    <style:style style:name="T173" style:family="text">
      <style:text-properties style:font-name="Liberation Serif"/>
    </style:style>
    <style:style style:name="T174" style:family="text">
      <style:text-properties style:font-name="Liberation Serif" officeooo:rsid="00771191"/>
    </style:style>
    <style:style style:name="T175" style:family="text">
      <style:text-properties style:font-name="Liberation Serif" officeooo:rsid="0051804a"/>
    </style:style>
    <style:style style:name="T176" style:family="text">
      <style:text-properties style:font-name="Liberation Serif" officeooo:rsid="00a8bae8"/>
    </style:style>
    <style:style style:name="T177" style:family="text">
      <style:text-properties officeooo:rsid="0138240f"/>
    </style:style>
    <style:style style:name="T178" style:family="text">
      <style:text-properties fo:font-size="9pt" style:font-size-asian="9pt" style:font-size-complex="9pt"/>
    </style:style>
    <style:style style:name="T179" style:family="text">
      <style:text-properties fo:font-size="9pt" officeooo:rsid="008debe2" style:font-size-asian="9pt" style:font-size-complex="9pt"/>
    </style:style>
    <style:style style:name="T180" style:family="text">
      <style:text-properties officeooo:rsid="00771191"/>
    </style:style>
    <style:style style:name="T181" style:family="text">
      <style:text-properties officeooo:rsid="00b97927"/>
    </style:style>
    <style:style style:name="T182" style:family="text">
      <style:text-properties officeooo:rsid="00c26b19"/>
    </style:style>
    <style:style style:name="T183" style:family="text">
      <style:text-properties officeooo:rsid="00835a19"/>
    </style:style>
    <style:style style:name="T184" style:family="text">
      <style:text-properties officeooo:rsid="008afd20"/>
    </style:style>
    <style:style style:name="T185" style:family="text">
      <style:text-properties officeooo:rsid="008c0cae"/>
    </style:style>
    <style:style style:name="T186" style:family="text">
      <style:text-properties officeooo:rsid="008d7553"/>
    </style:style>
    <style:style style:name="T187" style:family="text">
      <style:text-properties officeooo:rsid="008debe2"/>
    </style:style>
    <style:style style:name="T188" style:family="text">
      <style:text-properties officeooo:rsid="008fe08d"/>
    </style:style>
    <style:style style:name="T189" style:family="text">
      <style:text-properties officeooo:rsid="009474e0"/>
    </style:style>
    <style:style style:name="T190" style:family="text">
      <style:text-properties officeooo:rsid="009565c8"/>
    </style:style>
    <style:style style:name="T191" style:family="text">
      <style:text-properties officeooo:rsid="009808d2"/>
    </style:style>
    <style:style style:name="T192" style:family="text">
      <style:text-properties officeooo:rsid="009998e3"/>
    </style:style>
    <style:style style:name="T193" style:family="text">
      <style:text-properties officeooo:rsid="009b7933"/>
    </style:style>
    <style:style style:name="T194" style:family="text">
      <style:text-properties officeooo:rsid="00a1533e"/>
    </style:style>
    <style:style style:name="T195" style:family="text">
      <style:text-properties officeooo:rsid="00cccf92"/>
    </style:style>
    <style:style style:name="T196" style:family="text">
      <style:text-properties fo:font-weight="bold" officeooo:rsid="003b90b6" style:font-weight-asian="bold" style:font-weight-complex="bold"/>
    </style:style>
    <style:style style:name="T197" style:family="text">
      <style:text-properties officeooo:rsid="00a820db"/>
    </style:style>
    <style:style style:name="T198" style:family="text">
      <style:text-properties officeooo:rsid="00a8bae8"/>
    </style:style>
    <style:style style:name="T199" style:family="text">
      <style:text-properties officeooo:rsid="00ad5df9"/>
    </style:style>
    <style:style style:name="T200" style:family="text">
      <style:text-properties officeooo:rsid="00bbfe8e"/>
    </style:style>
    <style:style style:name="T201" style:family="text">
      <style:text-properties officeooo:rsid="00c1492e"/>
    </style:style>
    <style:style style:name="T202" style:family="text">
      <style:text-properties officeooo:rsid="00c38948"/>
    </style:style>
    <style:style style:name="T203" style:family="text">
      <style:text-properties officeooo:rsid="00c847ec"/>
    </style:style>
    <style:style style:name="T204" style:family="text">
      <style:text-properties officeooo:rsid="00c981aa"/>
    </style:style>
    <style:style style:name="T205" style:family="text">
      <style:text-properties officeooo:rsid="00cb80c7"/>
    </style:style>
    <style:style style:name="T206" style:family="text">
      <style:text-properties officeooo:rsid="00cca857"/>
    </style:style>
    <style:style style:name="T207" style:family="text">
      <style:text-properties officeooo:rsid="00ce34bd"/>
    </style:style>
    <style:style style:name="T208" style:family="text">
      <style:text-properties officeooo:rsid="00d3a7ce"/>
    </style:style>
    <style:style style:name="T209" style:family="text">
      <style:text-properties officeooo:rsid="00d6e90c"/>
    </style:style>
    <style:style style:name="T210" style:family="text">
      <style:text-properties officeooo:rsid="00d8c1da"/>
    </style:style>
    <style:style style:name="T211" style:family="text">
      <style:text-properties officeooo:rsid="00d98c1f"/>
    </style:style>
    <text:list-style style:name="L1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2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3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4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5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6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7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8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9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0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1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2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3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4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5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6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7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8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19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20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21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22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23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24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25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26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  <text:list-style style:name="L27">
      <text:list-level-style-bullet text:level="1" text:style-name="Bullet_20_Symbols" text:bullet-char="–">
        <style:list-level-properties/>
      </text:list-level-style-bullet>
      <text:list-level-style-bullet text:level="2" text:style-name="Bullet_20_Symbols" text:bullet-char="–">
        <style:list-level-properties/>
      </text:list-level-style-bullet>
      <text:list-level-style-bullet text:level="3" text:style-name="Bullet_20_Symbols" text:bullet-char="–">
        <style:list-level-properties/>
      </text:list-level-style-bullet>
      <text:list-level-style-bullet text:level="4" text:style-name="Bullet_20_Symbols" text:bullet-char="–">
        <style:list-level-properties/>
      </text:list-level-style-bullet>
      <text:list-level-style-bullet text:level="5" text:style-name="Bullet_20_Symbols" text:bullet-char="–">
        <style:list-level-properties/>
      </text:list-level-style-bullet>
      <text:list-level-style-bullet text:level="6" text:style-name="Bullet_20_Symbols" text:bullet-char="–">
        <style:list-level-properties/>
      </text:list-level-style-bullet>
      <text:list-level-style-bullet text:level="7" text:style-name="Bullet_20_Symbols" text:bullet-char="–">
        <style:list-level-properties/>
      </text:list-level-style-bullet>
      <text:list-level-style-bullet text:level="8" text:style-name="Bullet_20_Symbols" text:bullet-char="–">
        <style:list-level-properties/>
      </text:list-level-style-bullet>
      <text:list-level-style-bullet text:level="9" text:style-name="Bullet_20_Symbols" text:bullet-char="–">
        <style:list-level-properties/>
      </text:list-level-style-bullet>
      <text:list-level-style-bullet text:level="10" text:style-name="Bullet_20_Symbols" text:bullet-char="–">
        <style:list-level-properties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3910270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72" text:outline-level="7" text:restart-numbering="true" text:start-value="1"><text:s text:c="2"/></text:h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/>
                                </text:list-item>
                                <text:list-item>
                                  <text:h text:style-name="P3" text:outline-level="7">О назначении комиссий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6"/>
      <text:p text:style-name="P446"><text:span text:style-name="T197"><text:s text:c="5"/>В </text:span>соответствии с требованиями нормативных документов, в целях улучшения технической эксплуатации газового хозяйства, соблюдения техники безопасности <text:s/>и <text:s/>охраны <text:s/>труда, <text:s/>повышения <text:s/>культуры производства, <text:span text:style-name="T197">обеспечения надлежащего учёта товарно-материальных ценностей,</text:span></text:p>
      <text:p text:style-name="P502">ПРИКАЗЫВАЮ:</text:p>
      <text:p text:style-name="P447"><text:s text:c="11"/>Создать в филиале следующие комиссии:</text:p>
      <text:p text:style-name="P445">1</text:p>
      <text:p text:style-name="P445"/>
      <text:p text:style-name="P537">Комиссию по обследованию зданий и сооружений в составе:</text:p>
      <text:p text:style-name="P53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514"><text:span text:style-name="T3">- главного инженера </text:span><text:span text:style-name="T13">ПУ «Браславгаз»</text:span><text:span text:style-name="T3"> (далее ПУ)</text:span></text:p>
            <text:p text:style-name="P463"><text:span text:style-name="T3">- </text:span><text:span text:style-name="T6">заместителя главного инженера ПУ «Браславгаз»</text:span></text:p>
            <text:p text:style-name="P448">- <text:s/>мастера <text:span text:style-name="T48">ПУ «Браславгаз» <text:s text:c="20"/></text:span></text:p>
            <text:p text:style-name="P459">- <text:s/>главного бухгалтера отдела бухгалтерского учета и отчетности </text:p>
            <text:p text:style-name="P459">- ведущего инженера службы заказчика</text:p>
            <text:p text:style-name="P463"><text:span text:style-name="T1">- </text:span><text:span text:style-name="T3">инженера по охране труда (далее ОТ)</text:span></text:p>
          </table:table-cell>
          <table:table-cell table:style-name="Таблица5.A1" office:value-type="string">
            <text:p text:style-name="Table_20_Contents"/>
            <text:p text:style-name="P539"><text:span text:style-name="T5">Клыбика В.И.</text:span>;</text:p>
            <text:p text:style-name="P539"/>
            <text:p text:style-name="P540">Козела В.А.;</text:p>
            <text:p text:style-name="P541">Василевича Н.А.;</text:p>
            <text:p text:style-name="P541"/>
            <text:p text:style-name="P456">Юхневич И.П.;</text:p>
            <text:p text:style-name="P456">Мацука Е.В.;</text:p>
            <text:p text:style-name="P457">Маркевич Г.К.</text:p>
          </table:table-cell>
          <table:table-cell table:style-name="Таблица5.A1" office:value-type="string">
            <text:p text:style-name="P542"/>
            <text:list xml:id="list8411438311072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6" text:outline-level="4">- председателя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64"/>
            <text:list xml:id="list8411469855166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9" text:outline-level="4">-зам.<text:span text:style-name="T96">п</text:span>редседателя;</text:h>
                          </text:list-item>
                          <text:list-item>
                            <text:h text:style-name="P619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4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19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4" text:outline-level="7">- члена комиссии;</text:h>
                                      </text:list-item>
                                      <text:list-item>
                                        <text:h text:style-name="P74" text:outline-level="7">- члена комиссии;</text:h>
                                      </text:list-item>
                                      <text:list-item>
                                        <text:h text:style-name="P129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1523682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15" text:outline-level="7"/>
                                </text:list-item>
                                <text:list-item>
                                  <text:h text:style-name="P215" text:outline-level="7">по Миорскому району газоснабжения (далее РГС)</text:h>
                                </text:list-item>
                                <text:list-item>
                                  <text:h text:style-name="P21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543">- <text:span text:style-name="T94">начальника РГС</text:span></text:p>
            <text:p text:style-name="P548">- главного инженера РГС</text:p>
            <text:p text:style-name="P554"><text:span text:style-name="T87">- старшего </text:span><text:span text:style-name="T86">мастера</text:span></text:p>
            <text:p text:style-name="P560">- старшего <text:s/>мастера</text:p>
            <text:p text:style-name="P554"><text:soft-page-break/>- мастера</text:p>
            <text:p text:style-name="P554">-<text:span text:style-name="T143">ведущего бухгалтера</text:span></text:p>
            <text:p text:style-name="P554">-<text:span text:style-name="T143">ведущего инженера </text:span></text:p>
            <text:p text:style-name="P554">-<text:span text:style-name="T143">инженера по ОТ ПУ «Браславгаз»</text:span></text:p>
          </table:table-cell>
          <table:table-cell table:style-name="Таблица6.A1" office:value-type="string">
            <text:p text:style-name="P544">Мателенка К.А.;</text:p>
            <text:p text:style-name="P549">Конюшевского Ю.С.;</text:p>
            <text:p text:style-name="P555">Мажинского В.В.;</text:p>
            <text:p text:style-name="P555">Максименко В.В.;</text:p>
            <text:p text:style-name="P555"><text:soft-page-break/><text:span text:style-name="T97">Дерко И.А.</text:span>;</text:p>
            <text:p text:style-name="P558">Голуб И.Р.</text:p>
            <text:p text:style-name="P465">Мацука Е.В.;</text:p>
            <text:p text:style-name="P558">Маркевич Г.К.;</text:p>
          </table:table-cell>
          <table:table-cell table:style-name="Таблица6.A1" office:value-type="string">
            <text:list xml:id="list8411500847715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7" text:outline-level="4">- председателя;</text:h>
                          </text:list-item>
                          <text:list-item>
                            <text:h text:style-name="P619" text:outline-level="4">зам.<text:span text:style-name="T96">п</text:span>редседателя;</text:h>
                          </text:list-item>
                          <text:list-item>
                            <text:h text:style-name="P619" text:outline-level="4">- члена комиссии;</text:h>
                          </text:list-item>
                          <text:list-item>
                            <text:h text:style-name="P619" text:outline-level="4">- члена комиссии;</text:h>
                          </text:list-item>
                          <text:list-item>
                            <text:h text:style-name="P619" text:outline-level="4"><text:soft-page-break/>- члена комиссии;</text:h>
                          </text:list-item>
                          <text:list-item>
                            <text:h text:style-name="P619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19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2856735712" text:style-name="L1">
        <text:list-header>
          <text:p text:style-name="P585"/>
        </text:list-header>
      </text:list>
      <text:list xml:id="list84116141615852" text:continue-list="list84115008477152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13" text:outline-level="7" text:restart-numbering="true" text:start-value="1">по Шарковщинскому району газоснабжения (далее РГС)</text:h>
                                </text:list-item>
                                <text:list-item>
                                  <text:h text:style-name="P31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543">- <text:span text:style-name="T94">начальника РГС</text:span></text:p>
            <text:p text:style-name="P548">- главного инженера РГС</text:p>
            <text:p text:style-name="P554">- мастера</text:p>
            <text:p text:style-name="P554">- мастера</text:p>
            <text:p text:style-name="P556">-<text:span text:style-name="T143">ведущего бухгалтера</text:span></text:p>
            <text:p text:style-name="P467">-<text:span text:style-name="T143">ведущего инженера СЗ</text:span></text:p>
            <text:p text:style-name="P556">- <text:span text:style-name="T143">инженера по ОТ ПУ «Браславгаз»</text:span></text:p>
          </table:table-cell>
          <table:table-cell table:style-name="Таблица7.A1" office:value-type="string">
            <text:p text:style-name="P544"><text:span text:style-name="T132">Величко Э.Э.</text:span>;</text:p>
            <text:p text:style-name="P549"><text:span text:style-name="T143">Ючковича Н.И</text:span>;</text:p>
            <text:p text:style-name="P555"><text:span text:style-name="T132">Жижикина А.В.</text:span>;</text:p>
            <text:p text:style-name="P555"><text:span text:style-name="T134">Малыша А.В.</text:span>;</text:p>
            <text:p text:style-name="P558">Ахраменок А.В.;</text:p>
            <text:p text:style-name="P558">Мацука Е.В.</text:p>
            <text:p text:style-name="P558">Маркевич Г.К.;</text:p>
          </table:table-cell>
          <table:table-cell table:style-name="Таблица7.A1" office:value-type="string">
            <text:list xml:id="list8411577195062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8" text:outline-level="4">- председателя;</text:h>
                          </text:list-item>
                          <text:list-item>
                            <text:h text:style-name="P620" text:outline-level="4">зам.<text:span text:style-name="T96">п</text:span>редседателя;</text:h>
                          </text:list-item>
                          <text:list-item>
                            <text:h text:style-name="P620" text:outline-level="4">- члена комиссии;</text:h>
                          </text:list-item>
                          <text:list-item>
                            <text:h text:style-name="P620" text:outline-level="4">- члена комиссии;</text:h>
                          </text:list-item>
                          <text:list-item>
                            <text:h text:style-name="P620" text:outline-level="4">- члена комиссии;</text:h>
                          </text:list-item>
                          <text:list-item>
                            <text:h text:style-name="P62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5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18845426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15" text:outline-level="7"/>
                                </text:list-item>
                                <text:list-item>
                                  <text:h text:style-name="P4" text:outline-level="7">2</text:h>
                                </text:list-item>
                                <text:list-item>
                                  <text:h text:style-name="P315" text:outline-level="7">Постоянно действующую комиссию по проверке знаний нормативных документов по охране труда специалистов, рабочих <text:span text:style-name="T92">в </text:span>составе:</text:h>
                                </text:list-item>
                                <text:list-item>
                                  <text:h text:style-name="P32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list xml:id="list8411584277881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2" text:outline-level="7"><text:s/>-директора ПУ</text:h>
                                      </text:list-item>
                                      <text:list-item>
                                        <text:h text:style-name="P73" text:outline-level="7">-<text:span text:style-name="T201">главного инженера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18" text:outline-level="4">- <text:span text:style-name="T32">начальника Миорского РГС</text:span>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97" text:outline-level="7">-начальника Шарковщинского РГС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28" text:outline-level="4">- <text:s/>инженера по ОТ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98" text:outline-level="7">- юрисконсульта</text:h>
                                      </text:list-item>
                                      <text:list-item>
                                        <text:h text:style-name="P97" text:outline-level="7">- <text:span text:style-name="T169">мастера</text:span></text:h>
                                      </text:list-item>
                                      <text:list-item>
                                        <text:h text:style-name="P97" text:outline-level="7">- <text:span text:style-name="T169">мастера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.A1" office:value-type="string">
            <text:p text:style-name="P650"/>
          </table:table-cell>
          <table:table-cell table:style-name="Таблица8.A1" office:value-type="string">
            <text:list xml:id="list8411475535546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599" text:outline-level="4">Шукеля В.Р.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" text:outline-level="7">Клыбика В.И.</text:h>
                                      </text:list-item>
                                      <text:list-item>
                                        <text:h text:style-name="P30" text:outline-level="7">Мателенка К.А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599" text:outline-level="4"/>
                          </text:list-item>
                          <text:list-item>
                            <text:h text:style-name="P599" text:outline-level="4">Величко Э.Э.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1" text:outline-level="7">Маркевич Г.К.</text:h>
                                      </text:list-item>
                                      <text:list-item>
                                        <text:h text:style-name="P31" text:outline-level="7">Еленской Н.Г.</text:h>
                                      </text:list-item>
                                      <text:list-item>
                                        <text:h text:style-name="P34" text:outline-level="7">Василевича Н.А.</text:h>
                                      </text:list-item>
                                      <text:list-item>
                                        <text:h text:style-name="P34" text:outline-level="7">Пожарского И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.A1" office:value-type="string">
            <text:p text:style-name="P650"/>
          </table:table-cell>
          <table:table-cell table:style-name="Таблица8.A1" office:value-type="string">
            <text:list xml:id="list8411506284904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5" text:outline-level="4">- председателя;</text:h>
                          </text:list-item>
                          <text:list-item>
                            <text:h text:style-name="P618" text:outline-level="4">-<text:span text:style-name="T201">зам.председателя</text:span></text:h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6" text:outline-level="7">- члена комиссии;</text:h>
                                      </text:list-item>
                                      <text:list-item>
                                        <text:h text:style-name="P73" text:outline-level="7"/>
                                      </text:list-item>
                                      <text:list-item>
                                        <text:h text:style-name="P73" text:outline-level="7">- члена комиссии;</text:h>
                                      </text:list-item>
                                      <text:list-item>
                                        <text:h text:style-name="P73" text:outline-level="7">- члена комиссии;</text:h>
                                      </text:list-item>
                                      <text:list-item>
                                        <text:h text:style-name="P73" text:outline-level="7">- члена комиссии;</text:h>
                                      </text:list-item>
                                      <text:list-item>
                                        <text:h text:style-name="P73" text:outline-level="7">- члена комиссии;</text:h>
                                      </text:list-item>
                                      <text:list-item>
                                        <text:h text:style-name="P73" text:outline-level="7"/>
                                      </text:list-item>
                                      <text:list-item>
                                        <text:h text:style-name="P76" text:outline-level="7"/>
                                      </text:list-item>
                                      <text:list-item>
                                        <text:h text:style-name="P76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24669134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09" text:outline-level="7"/>
                                </text:list-item>
                                <text:list-item>
                                  <text:h text:style-name="P27" text:outline-level="7">3</text:h>
                                </text:list-item>
                                <text:list-item>
                                  <text:h text:style-name="P322" text:outline-level="7">Комиссию по расследованию дорожно-транспортных происшествий, не связанных со смертельными, тяжелыми и групповыми несчастными случаями в составе: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list xml:id="list8411554005927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70" text:outline-level="7">- главного инженера ПУ</text:h>
                                      </text:list-item>
                                      <text:list-item>
                                        <text:h text:style-name="P135" text:outline-level="7">- <text:span text:style-name="T144">з</text:span><text:span text:style-name="T114">аместителя главного инженера </text:span></text:h>
                                      </text:list-item>
                                      <text:list-item>
                                        <text:h text:style-name="P134" text:outline-level="7">- <text:s/>мастера</text:h>
                                      </text:list-item>
                                      <text:list-item>
                                        <text:h text:style-name="P134" text:outline-level="7">- <text:span text:style-name="T193">ведущего инженера</text:span></text:h>
                                      </text:list-item>
                                      <text:list-item>
                                        <text:h text:style-name="P134" text:outline-level="7">- инженера по ОТ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.A1" office:value-type="string">
            <text:p text:style-name="P656"/>
          </table:table-cell>
          <table:table-cell table:style-name="Таблица9.A1" office:value-type="string">
            <text:list xml:id="list8411463033813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0" text:outline-level="7">Клыбика В.И.</text:h>
                                      </text:list-item>
                                      <text:list-item>
                                        <text:h text:style-name="P12" text:outline-level="7">Козела В.А.</text:h>
                                      </text:list-item>
                                      <text:list-item>
                                        <text:h text:style-name="P10" text:outline-level="7"><text:span text:style-name="T202">Гасянца О.В</text:span>.</text:h>
                                      </text:list-item>
                                      <text:list-item>
                                        <text:h text:style-name="P10" text:outline-level="7">Мацука Е.В.</text:h>
                                      </text:list-item>
                                      <text:list-item>
                                        <text:h text:style-name="P10" text:outline-level="7">Маркевич Г.К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.A1" office:value-type="string">
            <text:p text:style-name="P656"/>
          </table:table-cell>
          <table:table-cell table:style-name="Таблица9.A1" office:value-type="string">
            <text:list xml:id="list8411542491270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6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1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32636420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5" text:outline-level="7"><text:soft-page-break/></text:h>
                                </text:list-item>
                                <text:list-item>
                                  <text:h text:style-name="P215" text:outline-level="7">по Миорскому РГС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543">- <text:span text:style-name="T94">начальника РГС</text:span></text:p>
            <text:p text:style-name="P548">- главного инженера РГС</text:p>
            <text:p text:style-name="P554">- <text:span text:style-name="T87">старшего </text:span><text:span text:style-name="T86">мастера</text:span></text:p>
            <text:p text:style-name="P554">- <text:span text:style-name="T87">старшего </text:span><text:span text:style-name="T86">мастера</text:span></text:p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543">Мателенка К.А.</text:p>
            <text:p text:style-name="P548">Конюшевского Ю.С.</text:p>
            <text:p text:style-name="P554">Мажинского В.В.</text:p>
            <text:p text:style-name="P554">Максименко В.В.</text:p>
          </table:table-cell>
          <table:table-cell table:style-name="Таблица10.A1" office:value-type="string">
            <text:list xml:id="list8411468599169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46" text:outline-level="7">- председателя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32" text:outline-level="4">- члена комиссии;</text:h>
                          </text:list-item>
                          <text:list-item>
                            <text:h text:style-name="P632" text:outline-level="4">- члена комиссии;</text:h>
                          </text:list-item>
                          <text:list-item>
                            <text:h text:style-name="P632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584"/>
      <text:list xml:id="list8411509107625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1" text:outline-level="7">по Шарковщинскому <text:span text:style-name="T96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543">- <text:span text:style-name="T94">начальника РГС</text:span></text:p>
            <text:p text:style-name="P548">- главного инженера РГС</text:p>
            <text:p text:style-name="P554">- мастера</text:p>
            <text:p text:style-name="P554">- мастера</text:p>
          </table:table-cell>
          <table:table-cell table:style-name="Таблица11.A1" office:value-type="string">
            <text:p text:style-name="P546">Величко Э.Э.</text:p>
            <text:p text:style-name="P578">Ючковича Н.И.</text:p>
            <text:p text:style-name="P580">Малыша А.В.</text:p>
            <text:p text:style-name="P581">Жижикина А.В.</text:p>
          </table:table-cell>
          <table:table-cell table:style-name="Таблица11.A1" office:value-type="string">
            <text:list xml:id="list8411446881669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50" text:outline-level="7">- председателя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21" text:outline-level="4">- члена комиссии;</text:h>
                          </text:list-item>
                          <text:list-item>
                            <text:h text:style-name="P621" text:outline-level="4">- члена комиссии;</text:h>
                          </text:list-item>
                          <text:list-item>
                            <text:p text:style-name="P629">- члена комиссии;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7507004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4" text:outline-level="7">4</text:h>
                                </text:list-item>
                                <text:list-item>
                                  <text:h text:style-name="P324" text:outline-level="7">Техническую комиссию по эксплуатации собственного автотранспорта в составе:</text:h>
                                </text:list-item>
                                <text:list-item>
                                  <text:h text:style-name="P33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list xml:id="list8411579811870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70" text:outline-level="7">- главного инженера ПУ</text:h>
                                      </text:list-item>
                                      <text:list-item>
                                        <text:h text:style-name="P135" text:outline-level="7">-<text:span text:style-name="T144">з</text:span><text:span text:style-name="T114">аместителя главного инженера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756802807" text:style-name="L2">
              <text:list-header>
                <text:h text:style-name="P159" text:outline-level="7" text:restart-numbering="true" text:start-value="1">- мастера</text:h>
                <text:h text:style-name="P159" text:outline-level="7">- мастера </text:h>
                <text:h text:style-name="P159" text:outline-level="7">- председателя профкома</text:h>
              </text:list-header>
            </text:list>
          </table:table-cell>
          <table:table-cell table:style-name="Таблица18.A1" office:value-type="string">
            <text:p text:style-name="P656"/>
          </table:table-cell>
          <table:table-cell table:style-name="Таблица18.A1" office:value-type="string">
            <text:list xml:id="list84116178587448" text:continue-list="list84115798118703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13" text:outline-level="7" text:restart-numbering="true" text:start-value="1">Клыбика В.И.</text:h>
                                      </text:list-item>
                                      <text:list-item>
                                        <text:h text:style-name="P14" text:outline-level="7">Козела В.А.</text:h>
                                      </text:list-item>
                                      <text:list-item>
                                        <text:h text:style-name="P48" text:outline-level="7">Василевича Н.А.</text:h>
                                      </text:list-item>
                                      <text:list-item>
                                        <text:h text:style-name="P49" text:outline-level="7">Гасянца О.В.</text:h>
                                      </text:list-item>
                                      <text:list-item>
                                        <text:h text:style-name="P48" text:outline-level="7">Маркевич Г.К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8.A1" office:value-type="string">
            <text:p text:style-name="P656"/>
          </table:table-cell>
          <table:table-cell table:style-name="Таблица18.A1" office:value-type="string">
            <text:list xml:id="list8411607837748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6" text:outline-level="4">- председателя;</text:h>
                          </text:list-item>
                          <text:list-item>
                            <text:h text:style-name="P635" text:outline-level="4">- зам. <text:span text:style-name="T131">п</text:span>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1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88707494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5">по Миорскому <text:span text:style-name="T98">РГС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503">- главного инженера РГС</text:p>
            <text:p text:style-name="P466">- <text:span text:style-name="T87">старшего </text:span><text:span text:style-name="T86">мастера</text:span></text:p>
            <text:p text:style-name="P466">- <text:span text:style-name="T87">старшего </text:span><text:span text:style-name="T86">мастера</text:span></text:p>
          </table:table-cell>
          <table:table-cell table:style-name="Таблица19.A1" office:value-type="string">
            <text:p text:style-name="P656"/>
          </table:table-cell>
          <table:table-cell table:style-name="Таблица19.A1" office:value-type="string">
            <text:p text:style-name="P548">Конюшевского Ю.С.;</text:p>
            <text:p text:style-name="P554">Мажинского В.В.;</text:p>
            <text:p text:style-name="P572">Максименко В.В.;</text:p>
          </table:table-cell>
          <table:table-cell table:style-name="Таблица19.A1" office:value-type="string">
            <text:p text:style-name="P656"/>
          </table:table-cell>
          <table:table-cell table:style-name="Таблица19.A1" office:value-type="string">
            <text:p text:style-name="P515">- председателя;</text:p>
            <text:list xml:id="list8411558278993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2811238196" text:style-name="L3">
        <text:list-header>
          <text:p text:style-name="P586"/>
          <text:h text:style-name="P367" text:outline-level="7">по Шарковщинскому <text:span text:style-name="T98">РГС</text:span></text:h>
        </text:list-header>
      </text:list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503">- главного инженера РГС</text:p>
            <text:p text:style-name="P466">- мастера</text:p>
            <text:p text:style-name="P466">- мастера</text:p>
          </table:table-cell>
          <table:table-cell table:style-name="Таблица20.A1" office:value-type="string">
            <text:p text:style-name="P656"/>
          </table:table-cell>
          <table:table-cell table:style-name="Таблица20.A1" office:value-type="string">
            <text:p text:style-name="P469">Ючковича Н.И.</text:p>
            <text:p text:style-name="P472">Малыша А.В.</text:p>
            <text:p text:style-name="P469"><text:span text:style-name="T189">Жижикина А</text:span>.В.</text:p>
          </table:table-cell>
          <table:table-cell table:style-name="Таблица20.A1" office:value-type="string">
            <text:p text:style-name="P656"/>
          </table:table-cell>
          <table:table-cell table:style-name="Таблица20.A1" office:value-type="string">
            <text:p text:style-name="P515">- председателя;</text:p>
            <text:list xml:id="list84116306779527" text:continue-list="list84115582789938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327962833" text:continue-list="list2811238196" text:style-name="L3">
        <text:list-header>
          <text:p text:style-name="P594"/>
        </text:list-header>
      </text:list>
      <text:list xml:id="list84115443118641" text:continue-list="list8411630677952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26" text:outline-level="7" text:restart-numbering="true" text:start-value="1">5</text:h>
                                </text:list-item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327" text:outline-level="7">Приемочную комиссию на полученные машины, оборудование, автотранспортные средства, <text:s/>нематериальные активы, <text:span text:style-name="T134">газопровода</text:span> и т.п. в составе:</text:h>
                                </text:list-item>
                                <text:list-item>
                                  <text:h text:style-name="P340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list xml:id="list8411521172830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70" text:outline-level="7">- главного инженера ПУ</text:h>
                                      </text:list-item>
                                      <text:list-item>
                                        <text:h text:style-name="P135" text:outline-level="7">-<text:span text:style-name="T144">з</text:span><text:span text:style-name="T114">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84115195600331" text:continue-list="list3756802807" text:style-name="L2">
              <text:list-header>
                <text:h text:style-name="P159" text:outline-level="7" text:restart-numbering="true" text:start-value="1"><text:soft-page-break/>- мастера</text:h>
                <text:h text:style-name="P159" text:outline-level="7">- <text:span text:style-name="T48">главного бухгалтера отдела бухгалтерского учета и отчетности </text:span></text:h>
                <text:h text:style-name="P159" text:outline-level="7">- ведущего экономиста</text:h>
              </text:list-header>
            </text:list>
          </table:table-cell>
          <table:table-cell table:style-name="Таблица21.A1" office:value-type="string">
            <text:p text:style-name="P656"/>
          </table:table-cell>
          <table:table-cell table:style-name="Таблица21.A1" office:value-type="string">
            <text:list xml:id="list84115440023847" text:continue-list="list84115211728301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13" text:outline-level="7" text:restart-numbering="true" text:start-value="1">Клыбика В.И.</text:h>
                                      </text:list-item>
                                      <text:list-item>
                                        <text:h text:style-name="P14" text:outline-level="7">Козела В.А.</text:h>
                                      </text:list-item>
                                      <text:list-item>
                                        <text:h text:style-name="P50" text:outline-level="7"><text:soft-page-break/>Гасянца О.В.</text:h>
                                      </text:list-item>
                                      <text:list-item>
                                        <text:h text:style-name="P48" text:outline-level="7"/>
                                      </text:list-item>
                                      <text:list-item>
                                        <text:h text:style-name="P48" text:outline-level="7"/>
                                      </text:list-item>
                                      <text:list-item>
                                        <text:h text:style-name="P48" text:outline-level="7">Юхневич И.П.</text:h>
                                      </text:list-item>
                                      <text:list-item>
                                        <text:h text:style-name="P48" text:outline-level="7">Ахрамейко Е.Н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1.A1" office:value-type="string">
            <text:p text:style-name="P656"/>
          </table:table-cell>
          <table:table-cell table:style-name="Таблица21.A1" office:value-type="string">
            <text:list xml:id="list8411616186393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6" text:outline-level="4">- председателя;</text:h>
                          </text:list-item>
                          <text:list-item>
                            <text:h text:style-name="P636" text:outline-level="4">- члена комиссии;</text:h>
                          </text:list-item>
                          <text:list-item>
                            <text:h text:style-name="P630" text:outline-level="4"><text:soft-page-break/>- члена комиссии;</text:h>
                          </text:list-item>
                          <text:list-item>
                            <text:h text:style-name="P630" text:outline-level="4"/>
                          </text:list-item>
                          <text:list-item>
                            <text:h text:style-name="P630" text:outline-level="4"/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63614421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61" text:outline-level="7">по Шарковщинскому <text:span text:style-name="T96">РГС</text:span></text:h>
                                </text:list-item>
                                <text:list-item>
                                  <text:h text:style-name="P35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0" table:style-name="Таблица110">
        <table:table-column table:style-name="Таблица110.A"/>
        <table:table-column table:style-name="Таблица110.B"/>
        <table:table-column table:style-name="Таблица110.C"/>
        <table:table-column table:style-name="Таблица110.D"/>
        <table:table-column table:style-name="Таблица110.E"/>
        <table:table-row>
          <table:table-cell table:style-name="Таблица110.A1" office:value-type="string">
            <text:p text:style-name="P503">- главного инженера РГС</text:p>
            <text:p text:style-name="P466">- мастера</text:p>
            <text:p text:style-name="P466">- мастера</text:p>
            <text:p text:style-name="P466">- вед. бухгалтера</text:p>
          </table:table-cell>
          <table:table-cell table:style-name="Таблица110.A1" office:value-type="string">
            <text:p text:style-name="P656"/>
          </table:table-cell>
          <table:table-cell table:style-name="Таблица110.A1" office:value-type="string">
            <text:p text:style-name="P469">Ючковича Н.И.</text:p>
            <text:p text:style-name="P469">Жижикина А.В.</text:p>
            <text:p text:style-name="P469">Малыша А.В.</text:p>
            <text:p text:style-name="P469"><text:span text:style-name="T132">Ахрамёнок А.В</text:span>.</text:p>
          </table:table-cell>
          <table:table-cell table:style-name="Таблица110.A1" office:value-type="string">
            <text:p text:style-name="P656"/>
          </table:table-cell>
          <table:table-cell table:style-name="Таблица110.A1" office:value-type="string">
            <text:p text:style-name="P515">- председателя;</text:p>
            <text:list xml:id="list8411523210910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80080622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2" text:outline-level="7"><text:s text:c="7"/>по Миорскому <text:s/><text:span text:style-name="T96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1" table:style-name="Таблица111">
        <table:table-column table:style-name="Таблица111.A"/>
        <table:table-column table:style-name="Таблица111.B"/>
        <table:table-column table:style-name="Таблица111.C"/>
        <table:table-column table:style-name="Таблица111.D"/>
        <table:table-column table:style-name="Таблица111.E"/>
        <table:table-row>
          <table:table-cell table:style-name="Таблица111.A1" office:value-type="string">
            <text:p text:style-name="P503">- главного инженера РГС</text:p>
            <text:p text:style-name="P466"/>
            <text:p text:style-name="P466">- старшего мастера</text:p>
            <text:p text:style-name="P466">- старшего мастера <text:s/></text:p>
            <text:p text:style-name="P466">- вед. бухгалтера</text:p>
            <text:p text:style-name="P466">-мастера</text:p>
          </table:table-cell>
          <table:table-cell table:style-name="Таблица111.A1" office:value-type="string">
            <text:p text:style-name="P656"/>
          </table:table-cell>
          <table:table-cell table:style-name="Таблица111.A1" office:value-type="string">
            <text:p text:style-name="P488">Конюшевского Ю.С.</text:p>
            <text:p text:style-name="P469">Максименко В.В.</text:p>
            <text:p text:style-name="P469">Мажинского В.В.</text:p>
            <text:p text:style-name="P469">Голуб И.Р.</text:p>
            <text:p text:style-name="P469">Дерко И.А.</text:p>
          </table:table-cell>
          <table:table-cell table:style-name="Таблица111.A1" office:value-type="string">
            <text:p text:style-name="P656"/>
          </table:table-cell>
          <table:table-cell table:style-name="Таблица111.A1" office:value-type="string">
            <text:p text:style-name="P515">- председателя;</text:p>
            <text:list xml:id="list8411563536139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/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07967998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24" text:outline-level="7"/>
                                </text:list-item>
                                <text:list-item>
                                  <text:h text:style-name="P42" text:outline-level="7">6</text:h>
                                </text:list-item>
                                <text:list-item>
                                  <text:h text:style-name="P315" text:outline-level="7">Комиссию по определению технического состояния оборудования и материальных ценностей, сроков их ремонта и списания в составе:</text:h>
                                </text:list-item>
                                <text:list-item>
                                  <text:h text:style-name="P331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list xml:id="list8411600079298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2" text:outline-level="7">- главного инженера ПУ</text:h>
                                      </text:list-item>
                                      <text:list-item>
                                        <text:h text:style-name="P77" text:outline-level="7">-<text:span text:style-name="T144">заместителя главного инженера </text:span></text:h>
                                        <text:h text:style-name="P101" text:outline-level="7" text:is-list-header="true" text:restart-numbering="true" text:start-value="1">- мастера</text:h>
                                      </text:list-item>
                                      <text:list-item>
                                        <text:h text:style-name="P101" text:outline-level="7">- мастера</text:h>
                                      </text:list-item>
                                      <text:list-item>
                                        <text:h text:style-name="P101" text:outline-level="7">- бухгалт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2.A1" office:value-type="string">
            <text:p text:style-name="P650"/>
          </table:table-cell>
          <table:table-cell table:style-name="Таблица22.A1" office:value-type="string">
            <text:list xml:id="list8411537056848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0" text:outline-level="7">Клыбика В.И.</text:h>
                                      </text:list-item>
                                      <text:list-item>
                                        <text:h text:style-name="P36" text:outline-level="7">Козела В.А.</text:h>
                                      </text:list-item>
                                      <text:list-item>
                                        <text:h text:style-name="P47" text:outline-level="7">Василевича Н.А.</text:h>
                                      </text:list-item>
                                      <text:list-item>
                                        <text:h text:style-name="P47" text:outline-level="7">Малюжанца А.А.</text:h>
                                      </text:list-item>
                                      <text:list-item>
                                        <text:h text:style-name="P47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2.A1" office:value-type="string">
            <text:p text:style-name="P650"/>
          </table:table-cell>
          <table:table-cell table:style-name="Таблица22.A1" office:value-type="string">
            <text:list xml:id="list8411574969763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5" text:outline-level="4">- председателя;</text:h>
                          </text:list-item>
                          <text:list-item>
                            <text:h text:style-name="P618" text:outline-level="4">- члена комиссии;</text:h>
                          </text:list-item>
                          <text:list-item>
                            <text:h text:style-name="P618" text:outline-level="4">- члена комиссии;</text:h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-<text:span text:style-name="T144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2624087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77" text:outline-level="7"/>
                                </text:list-item>
                                <text:list-item>
                                  <text:h text:style-name="P15" text:outline-level="7">по Миорскому <text:span text:style-name="T98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515">- главного инженера РГС</text:p>
            <text:p text:style-name="P478">- старшего мастера</text:p>
            <text:p text:style-name="P479">- старшего мастера</text:p>
            <text:p text:style-name="P479">- мастера</text:p>
            <text:p text:style-name="P478">-ведущего бухгалтера</text:p>
          </table:table-cell>
          <table:table-cell table:style-name="Таблица1.A1" office:value-type="string">
            <text:p text:style-name="P656"/>
          </table:table-cell>
          <table:table-cell table:style-name="Таблица1.A1" office:value-type="string">
            <text:p text:style-name="P573">Конюшевского Ю.С.</text:p>
            <text:p text:style-name="P573">Максименко В.В.</text:p>
            <text:p text:style-name="P573">Мажинского В.В.</text:p>
            <text:p text:style-name="P573">Дерко И.А.</text:p>
            <text:p text:style-name="P573">Голуб И.Р.</text:p>
          </table:table-cell>
          <table:table-cell table:style-name="Таблица1.A1" office:value-type="string">
            <text:p text:style-name="P656"/>
          </table:table-cell>
          <table:table-cell table:style-name="Таблица1.A1" office:value-type="string">
            <text:p text:style-name="P515">- председателя;</text:p>
            <text:list xml:id="list8411428571945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07834975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74" text:outline-level="7"/>
                                </text:list-item>
                                <text:list-item>
                                  <text:h text:style-name="P15" text:outline-level="7">по Шарковщинскому <text:span text:style-name="T98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503">- главного инженера РГС</text:p>
            <text:list xml:id="list8411621472741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0" text:outline-level="7"><text:span text:style-name="T84"><text:s/></text:span><text:span text:style-name="T79">- мастера</text:span></text:h>
                                      </text:list-item>
                                      <text:list-item>
                                        <text:h text:style-name="P372" text:outline-level="7">- мастера</text:h>
                                      </text:list-item>
                                      <text:list-item>
                                        <text:h text:style-name="P372" text:outline-level="7"><text:soft-page-break/>- оператора ПЭВМ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3.A1" office:value-type="string">
            <text:p text:style-name="P656"/>
          </table:table-cell>
          <table:table-cell table:style-name="Таблица13.A1" office:value-type="string">
            <text:p text:style-name="P548">Ючковича Н.И.</text:p>
            <text:p text:style-name="P573">Малыша А.В.</text:p>
            <text:p text:style-name="P573">Жижикина А.В.</text:p>
            <text:p text:style-name="P573"><text:soft-page-break/>Павлович С.Р.</text:p>
          </table:table-cell>
          <table:table-cell table:style-name="Таблица13.A1" office:value-type="string">
            <text:p text:style-name="P656"/>
          </table:table-cell>
          <table:table-cell table:style-name="Таблица13.A1" office:value-type="string">
            <text:p text:style-name="P515">- председателя;</text:p>
            <text:list xml:id="list8411596724449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<text:soft-page-break/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61625507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26" text:outline-level="7">7</text:h>
                                </text:list-item>
                                <text:list-item>
                                  <text:h text:style-name="P324" text:outline-level="7">Комиссию по списанию и уничтожению бланков строгой отчётности:</text:h>
                                </text:list-item>
                                <text:list-item>
                                  <text:h text:style-name="P33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list xml:id="list8411451316896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1" text:outline-level="7">- главного бухгалтера отдела бухгалтерского учета и отчетности </text:h>
                                      </text:list-item>
                                      <text:list-item>
                                        <text:h text:style-name="P153" text:outline-level="7">- ведущего бухгалтера-экономиста</text:h>
                                      </text:list-item>
                                      <text:list-item>
                                        <text:h text:style-name="P153" text:outline-level="7">- бухгалтера 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3.A1" office:value-type="string">
            <text:p text:style-name="P656"/>
          </table:table-cell>
          <table:table-cell table:style-name="Таблица23.A1" office:value-type="string">
            <text:list xml:id="list8411534720466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77" text:outline-level="7"/>
                                      </text:list-item>
                                      <text:list-item>
                                        <text:h text:style-name="P155" text:outline-level="7">Юхневич И.П.</text:h>
                                      </text:list-item>
                                      <text:list-item>
                                        <text:h text:style-name="P155" text:outline-level="7"/>
                                      </text:list-item>
                                      <text:list-item>
                                        <text:h text:style-name="P155" text:outline-level="7"/>
                                      </text:list-item>
                                      <text:list-item>
                                        <text:h text:style-name="P155" text:outline-level="7">Половинчиковой Е.З.</text:h>
                                      </text:list-item>
                                      <text:list-item>
                                        <text:h text:style-name="P155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3.A1" office:value-type="string">
            <text:p text:style-name="P656"/>
          </table:table-cell>
          <table:table-cell table:style-name="Таблица23.A1" office:value-type="string">
            <text:list xml:id="list8411448239357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6" text:outline-level="4"/>
                          </text:list-item>
                          <text:list-item>
                            <text:h text:style-name="P630" text:outline-level="4">- председателя;</text:h>
                          </text:list-item>
                          <text:list-item>
                            <text:h text:style-name="P630" text:outline-level="4"/>
                          </text:list-item>
                          <text:list-item>
                            <text:h text:style-name="P630" text:outline-level="4"/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2514371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77" text:outline-level="7"/>
                                </text:list-item>
                                <text:list-item>
                                  <text:h text:style-name="P15" text:outline-level="7">по Миорскому <text:span text:style-name="T98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503">- главного инженера РГС</text:p>
            <text:list xml:id="list8411540529942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9" text:outline-level="7"><text:span text:style-name="T46">- вед. </text:span><text:span text:style-name="T47">б</text:span><text:span text:style-name="T46">ухгалтера</text:span></text:h>
                                      </text:list-item>
                                      <text:list-item>
                                        <text:h text:style-name="P382" text:outline-level="7">- контрол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4.A1" office:value-type="string">
            <text:p text:style-name="P656"/>
          </table:table-cell>
          <table:table-cell table:style-name="Таблица24.A1" office:value-type="string">
            <text:p text:style-name="P548">Конюшевского Ю.С.;</text:p>
            <text:p text:style-name="P554">Голуб И.Р.;</text:p>
            <text:p text:style-name="P573">Мателенка А.А.</text:p>
          </table:table-cell>
          <table:table-cell table:style-name="Таблица24.A1" office:value-type="string">
            <text:p text:style-name="P656"/>
          </table:table-cell>
          <table:table-cell table:style-name="Таблица24.A1" office:value-type="string">
            <text:p text:style-name="P515">- председателя;</text:p>
            <text:list xml:id="list8411437846238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6502842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361" text:outline-level="7">по Шарковщинскому <text:span text:style-name="T99">РГС</text:span></text:h>
                                </text:list-item>
                                <text:list-item>
                                  <text:h text:style-name="P35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503">- главного инженера РГС</text:p>
            <text:list xml:id="list8411457193665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0" text:outline-level="7">- вед. <text:span text:style-name="T99">б</text:span>ухгалтера</text:h>
                                      </text:list-item>
                                      <text:list-item>
                                        <text:h text:style-name="P383" text:outline-level="7"><text:span text:style-name="T79">- </text:span><text:span text:style-name="T83">оператора ПЭВ</text:span><text:span text:style-name="T84">М</text:span></text:h>
                                      </text:list-item>
                                      <text:list-item>
                                        <text:h text:style-name="P382" text:outline-level="7">- <text:span text:style-name="T133">контролёр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5.A1" office:value-type="string">
            <text:p text:style-name="P656"/>
          </table:table-cell>
          <table:table-cell table:style-name="Таблица25.A1" office:value-type="string">
            <text:p text:style-name="P474">Ючковича Н.И.</text:p>
            <text:list xml:id="list8411627192537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7" text:outline-level="7"><text:span text:style-name="T132">Ахрамёнок А.В</text:span>.</text:h>
                                      </text:list-item>
                                      <text:list-item>
                                        <text:h text:style-name="P377" text:outline-level="7"><text:span text:style-name="T132">Павлович С.Р</text:span>.</text:h>
                                      </text:list-item>
                                      <text:list-item>
                                        <text:h text:style-name="P377" text:outline-level="7">Павлович Л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5.A1" office:value-type="string">
            <text:p text:style-name="P656"/>
          </table:table-cell>
          <table:table-cell table:style-name="Таблица25.A1" office:value-type="string">
            <text:p text:style-name="P515">- председателя;</text:p>
            <text:list xml:id="list8411482525887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78483493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18" text:outline-level="7"/>
                                </text:list-item>
                                <text:list-item>
                                  <text:h text:style-name="P26" text:outline-level="7">8</text:h>
                                </text:list-item>
                                <text:list-item>
                                  <text:h text:style-name="P324" text:outline-level="7">Комиссию по изъятию драгоценных металлов в списываемом оборудовании, полноту передачи их на ответственное хранение на центральный склад предприятия, в течение 1 месяца со дня списания оборудования в составе:</text:h>
                                </text:list-item>
                                <text:list-item>
                                  <text:h text:style-name="P33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513"><text:span text:style-name="T70">- главного инженера П</text:span><text:span text:style-name="T72">У</text:span></text:p>
            <text:list xml:id="list8411595979908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6" text:outline-level="7"><text:span text:style-name="T72">-</text:span><text:span text:style-name="T144">з</text:span><text:span text:style-name="T114">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49">- мастера</text:p>
            <text:p text:style-name="P458"><text:span text:style-name="T72">- </text:span><text:span text:style-name="T17">главного бухгалтера отдела бухгалтерского учета и отчетности </text:span></text:p>
            <text:p text:style-name="P476">- мастера</text:p>
            <text:p text:style-name="P476">- бухгалтера </text:p>
          </table:table-cell>
          <table:table-cell table:style-name="Таблица26.A1" office:value-type="string">
            <text:p text:style-name="P656"/>
          </table:table-cell>
          <table:table-cell table:style-name="Таблица26.A1" office:value-type="string">
            <text:list xml:id="list8411621095548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43" text:outline-level="7">Клыбика В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26">Козела В.А.</text:p>
            <text:p text:style-name="P527">Василевича Н.А.</text:p>
            <text:p text:style-name="P527"/>
            <text:p text:style-name="P527"/>
            <text:p text:style-name="P527">Юхневич И.П.</text:p>
            <text:p text:style-name="P527">Малюжанца А.А.</text:p>
            <text:p text:style-name="P527">Войткевич О.И.</text:p>
          </table:table-cell>
          <table:table-cell table:style-name="Таблица26.A1" office:value-type="string">
            <text:p text:style-name="P656"/>
          </table:table-cell>
          <table:table-cell table:style-name="Таблица26.A1" office:value-type="string">
            <text:list xml:id="list8411596503857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члена комиссии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/>
                                      </text:list-item>
                                      <text:list-item>
                                        <text:h text:style-name="P134" text:outline-level="7"/>
                                      </text:list-item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  <text:list-item>
                                        <text:h text:style-name="P134" text:outline-level="7">-<text:span text:style-name="T145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60986291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5" text:outline-level="7"/>
                                </text:list-item>
                                <text:list-item>
                                  <text:h text:style-name="P214" text:outline-level="7">по Миорскому <text:span text:style-name="T99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503">- главного инженера РГС</text:p>
            <text:list xml:id="list8411633087250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0" text:outline-level="7">- вед. <text:span text:style-name="T99">б</text:span>ухгалтера</text:h>
                                      </text:list-item>
                                      <text:list-item>
                                        <text:h text:style-name="P370" text:outline-level="7"><text:soft-page-break/><text:span text:style-name="T79">- </text:span><text:span text:style-name="T88">старшего </text:span><text:span text:style-name="T89">мастера</text:span></text:h>
                                      </text:list-item>
                                      <text:list-item>
                                        <text:h text:style-name="P375" text:outline-level="7">-старшего маст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7.A1" office:value-type="string">
            <text:p text:style-name="P656"/>
          </table:table-cell>
          <table:table-cell table:style-name="Таблица27.A1" office:value-type="string">
            <text:p text:style-name="P548">Конюшевского Ю.С.;</text:p>
            <text:p text:style-name="P554">Голуб И.Р.;</text:p>
            <text:p text:style-name="P561"><text:soft-page-break/>Максименко В.В.;</text:p>
            <text:p text:style-name="P561">Мажинского В.В.;</text:p>
          </table:table-cell>
          <table:table-cell table:style-name="Таблица27.A1" office:value-type="string">
            <text:p text:style-name="P656"/>
          </table:table-cell>
          <table:table-cell table:style-name="Таблица27.A1" office:value-type="string">
            <text:p text:style-name="P515">- председателя;</text:p>
            <text:list xml:id="list8411594681579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<text:soft-page-break/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595">по Шарковщинскому <text:span text:style-name="T99">РГС</text:span>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503">- главного инженера РГС</text:p>
            <text:list xml:id="list8411515062197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0" text:outline-level="7">- вед. <text:span text:style-name="T99">б</text:span>ухгалтера</text:h>
                                      </text:list-item>
                                      <text:list-item>
                                        <text:h text:style-name="P370" text:outline-level="7"><text:span text:style-name="T79">- </text:span><text:span text:style-name="T90">мастера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8.A1" office:value-type="string">
            <text:p text:style-name="P656"/>
          </table:table-cell>
          <table:table-cell table:style-name="Таблица28.A1" office:value-type="string">
            <text:p text:style-name="P469">Ючковича Н.И.</text:p>
            <text:list xml:id="list8411442872989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8" text:outline-level="7"><text:span text:style-name="T133">Ахрамёнок А.В</text:span>.</text:h>
                                      </text:list-item>
                                      <text:list-item>
                                        <text:h text:style-name="P372" text:outline-level="7">Жижикина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8.A1" office:value-type="string">
            <text:p text:style-name="P656"/>
          </table:table-cell>
          <table:table-cell table:style-name="Таблица28.A1" office:value-type="string">
            <text:p text:style-name="P515">- председателя;</text:p>
            <text:list xml:id="list8411620227907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20880787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26" text:outline-level="7">9</text:h>
                                </text:list-item>
                                <text:list-item>
                                  <text:h text:style-name="P324" text:outline-level="7">Комиссию по безопасности дорожного движения в составе:</text:h>
                                </text:list-item>
                                <text:list-item>
                                  <text:h text:style-name="P33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list xml:id="list8411440584962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70" text:outline-level="7">- главного инженера ПУ</text:h>
                                      </text:list-item>
                                      <text:list-item>
                                        <text:h text:style-name="P136" text:outline-level="7">-<text:span text:style-name="T144">з</text:span><text:span text:style-name="T114">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615555491" text:style-name="L4">
              <text:list-header>
                <text:h text:style-name="P160" text:outline-level="7" text:restart-numbering="true" text:start-value="1">- мастера</text:h>
              </text:list-header>
            </text:list>
            <text:list xml:id="list84114385563959" text:continue-list="list84114405849626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161" text:outline-level="7" text:restart-numbering="true" text:start-value="1">- инженера по охране труд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84115514729251" text:continue-list="list2615555491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160" text:outline-level="7" text:restart-numbering="true" text:start-value="1">- мастера 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9.A1" office:value-type="string">
            <text:p text:style-name="P656"/>
          </table:table-cell>
          <table:table-cell table:style-name="Таблица29.A1" office:value-type="string">
            <text:list xml:id="list84114316140191" text:continue-list="list84114385563959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53" text:outline-level="7" text:restart-numbering="true" text:start-value="1">Клыбика В.И.</text:h>
                                      </text:list-item>
                                      <text:list-item>
                                        <text:h text:style-name="P54" text:outline-level="7">Козела В.А.</text:h>
                                      </text:list-item>
                                      <text:list-item>
                                        <text:h text:style-name="P48" text:outline-level="7">Василевича Н.А.</text:h>
                                      </text:list-item>
                                      <text:list-item>
                                        <text:h text:style-name="P48" text:outline-level="7">Маркевич Г.К.</text:h>
                                      </text:list-item>
                                      <text:list-item>
                                        <text:h text:style-name="P51" text:outline-level="7">Гасянца О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9.A1" office:value-type="string">
            <text:p text:style-name="P656"/>
          </table:table-cell>
          <table:table-cell table:style-name="Таблица29.A1" office:value-type="string">
            <text:list xml:id="list8411559612577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6" text:outline-level="4">- председателя;</text:h>
                          </text:list-item>
                          <text:list-item>
                            <text:h text:style-name="P636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<text:span text:style-name="T145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324803957" text:style-name="L5">
        <text:list-header>
          <text:h text:style-name="P278" text:outline-level="7"/>
          <text:h text:style-name="P157" text:outline-level="7">по Миорскому <text:span text:style-name="T99">РГС</text:span></text:h>
        </text:list-header>
      </text:list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503">- главного инженера РГС</text:p>
            <text:p text:style-name="P466">- <text:span text:style-name="T87">старшего </text:span><text:span text:style-name="T86">мастера</text:span></text:p>
            <text:p text:style-name="P466">- <text:span text:style-name="T87">старшего </text:span><text:span text:style-name="T86">мастера</text:span></text:p>
          </table:table-cell>
          <table:table-cell table:style-name="Таблица30.A1" office:value-type="string">
            <text:p text:style-name="P656"/>
          </table:table-cell>
          <table:table-cell table:style-name="Таблица30.A1" office:value-type="string">
            <text:p text:style-name="P548">Конюшевского Ю.С.</text:p>
            <text:p text:style-name="P554">Мажинского В.В.</text:p>
            <text:p text:style-name="P572">Максименко В.В.</text:p>
          </table:table-cell>
          <table:table-cell table:style-name="Таблица30.A1" office:value-type="string">
            <text:p text:style-name="P656"/>
          </table:table-cell>
          <table:table-cell table:style-name="Таблица30.A1" office:value-type="string">
            <text:p text:style-name="P515">- председателя;</text:p>
            <text:list xml:id="list84114540898560" text:continue-list="list84115596125777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2589083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115851356806" text:continue-list="list324803957" text:style-name="L5">
        <text:list-header>
          <text:h text:style-name="P384" text:outline-level="7" text:restart-numbering="true" text:start-value="1"><text:span text:style-name="T2">по Шарковщинскому </text:span><text:span text:style-name="T11">РГС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388" text:outline-level="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503">- главного инженера РГС</text:p>
            <text:p text:style-name="P466">- мастера</text:p>
            <text:p text:style-name="P466">- мастера</text:p>
          </table:table-cell>
          <table:table-cell table:style-name="Таблица31.A1" office:value-type="string">
            <text:p text:style-name="P656"/>
          </table:table-cell>
          <table:table-cell table:style-name="Таблица31.A1" office:value-type="string">
            <text:p text:style-name="P469">Ючковича Н.И.</text:p>
            <text:p text:style-name="P469">Жижикина А.В.</text:p>
            <text:p text:style-name="P469"><text:span text:style-name="T133">Малыша А.В</text:span>.</text:p>
          </table:table-cell>
          <table:table-cell table:style-name="Таблица31.A1" office:value-type="string">
            <text:p text:style-name="P656"/>
          </table:table-cell>
          <table:table-cell table:style-name="Таблица31.A1" office:value-type="string">
            <text:p text:style-name="P515">- председателя;</text:p>
            <text:list xml:id="list84116290871310" text:continue-list="list84115258908314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  <text:list-item>
                            <text:h text:style-name="P630" text:outline-level="4">- члена комиссии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01434069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4" text:outline-level="7">1<text:span text:style-name="T198">0</text:span></text:h>
                                </text:list-item>
                                <text:list-item>
                                  <text:h text:style-name="P345" text:outline-level="7"><text:span text:style-name="T52">Постоянно действующую комиссию по проверке знаний нормативных документов </text:span><text:span text:style-name="T55">и законодательства в области </text:span><text:span text:style-name="T91">промышленной безопасности у специалистов и рабочих в составе: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list xml:id="list8411607049329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637" text:outline-level="4" text:is-list-header="true"><text:span text:style-name="T53">- директор </text:span><text:span text:style-name="T54">ПУ</text:span>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10" text:outline-level="7"><text:span text:style-name="T54">-</text:span><text:span text:style-name="T56">главного инженера</text:span></text:h>
                                      </text:list-item>
                                      <text:list-item>
                                        <text:h text:style-name="P312" text:outline-level="7">-<text:span text:style-name="T144">з</text:span><text:span text:style-name="T114">аместителя главного инженера </text:span></text:h>
                                      </text:list-item>
                                      <text:list-item>
                                        <text:h text:style-name="P311" text:outline-level="7">- мастера </text:h>
                                      </text:list-item>
                                      <text:list-item>
                                        <text:h text:style-name="P311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2.A1" office:value-type="string">
            <text:p text:style-name="P656"/>
          </table:table-cell>
          <table:table-cell table:style-name="Таблица32.A1" office:value-type="string">
            <text:p text:style-name="P528">Шукеля В.Р. <text:s/></text:p>
            <text:p text:style-name="P528"><text:span text:style-name="T203">Клыбика В.И.</text:span> </text:p>
            <text:p text:style-name="P530">Козела В.А.</text:p>
            <text:p text:style-name="P529">Пожарского И.И.</text:p>
          </table:table-cell>
          <table:table-cell table:style-name="Таблица32.A1" office:value-type="string">
            <text:p text:style-name="P656"/>
          </table:table-cell>
          <table:table-cell table:style-name="Таблица32.A1" office:value-type="string">
            <text:list xml:id="list8411528524336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69" text:outline-level="7">-<text:span text:style-name="T203">зам.председателя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<text:span text:style-name="T145">члена комиссии;</text:span></text:h>
                                      </text:list-item>
                                      <text:list-item>
                                        <text:h text:style-name="P134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282997761" text:style-name="L6">
        <text:list-header>
          <text:h text:style-name="P390" text:outline-level="7">по Миорскому <text:span text:style-name="T100">РГС</text:span></text:h>
        </text:list-header>
      </text:list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503">- начальника РГС</text:p>
            <text:p text:style-name="P466">-главного инженера</text:p>
            <text:p text:style-name="P466"><text:soft-page-break/>- <text:span text:style-name="T87">старшего </text:span><text:span text:style-name="T86">мастера</text:span></text:p>
            <text:p text:style-name="P466">- <text:span text:style-name="T87">старшего </text:span><text:span text:style-name="T86">мастера</text:span></text:p>
          </table:table-cell>
          <table:table-cell table:style-name="Таблица33.A1" office:value-type="string">
            <text:p text:style-name="P656"/>
          </table:table-cell>
          <table:table-cell table:style-name="Таблица33.A1" office:value-type="string">
            <text:p text:style-name="P548">Мателенка К.А.</text:p>
            <text:p text:style-name="P554">Конюшевского Ю.С.</text:p>
            <text:p text:style-name="P554"><text:soft-page-break/>Мажинского В.В.</text:p>
            <text:p text:style-name="P572">Максименко В.В.</text:p>
          </table:table-cell>
          <table:table-cell table:style-name="Таблица33.A1" office:value-type="string">
            <text:p text:style-name="P656"/>
          </table:table-cell>
          <table:table-cell table:style-name="Таблица33.A1" office:value-type="string">
            <text:p text:style-name="P515">- председателя;</text:p>
            <text:list xml:id="list84116227020107" text:continue-list="list84115285243363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  <text:list-item>
                            <text:h text:style-name="P630" text:outline-level="4"><text:soft-page-break/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385680887" text:continue-list="list128299776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391" text:outline-level="7" text:restart-numbering="true" text:start-value="1">по Шарковщинскому <text:span text:style-name="T100">РГС</text:span></text:h>
                                  <text:h text:style-name="P391" text:outline-level="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503">- начальника РГС</text:p>
            <text:p text:style-name="P449">- главного инженера РГС</text:p>
            <text:p text:style-name="P466">- мастера</text:p>
            <text:p text:style-name="P466"/>
          </table:table-cell>
          <table:table-cell table:style-name="Таблица34.A1" office:value-type="string">
            <text:p text:style-name="P656"/>
          </table:table-cell>
          <table:table-cell table:style-name="Таблица34.A1" office:value-type="string">
            <text:p text:style-name="P469">Величко Э.Э.</text:p>
            <text:p text:style-name="P469">Ючковича Н.И.</text:p>
            <text:p text:style-name="P469">Малыша А.В. <text:s text:c="14"/></text:p>
            <text:p text:style-name="P469"/>
          </table:table-cell>
          <table:table-cell table:style-name="Таблица34.A1" office:value-type="string">
            <text:p text:style-name="P656"/>
          </table:table-cell>
          <table:table-cell table:style-name="Таблица34.A1" office:value-type="string">
            <text:p text:style-name="P515">- председателя;</text:p>
            <text:list xml:id="list84115470579983" text:continue-list="list84116227020107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37970690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4" text:outline-level="7">1<text:span text:style-name="T198">1</text:span></text:h>
                                </text:list-item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315" text:outline-level="7">Постоянно действующую комиссию для проведения систематического анализа условий и охраны труда в составе:</text:h>
                                </text:list-item>
                                <text:list-item>
                                  <text:h text:style-name="P331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column table:style-name="Таблица35.E"/>
        <table:table-row>
          <table:table-cell table:style-name="Таблица35.A1" office:value-type="string">
            <text:list xml:id="list8411622935362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6" text:outline-level="7">- главного инженера ПУ</text:h>
                                      </text:list-item>
                                      <text:list-item>
                                        <text:h text:style-name="P78" text:outline-level="7">-<text:span text:style-name="T144">заместителя главного инженера </text:span></text:h>
                                      </text:list-item>
                                      <text:list-item>
                                        <text:h text:style-name="P88" text:outline-level="7">- инженера по ОТ</text:h>
                                      </text:list-item>
                                      <text:list-item>
                                        <text:h text:style-name="P88" text:outline-level="7">-ведущего специалиста по кадрам 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5.A1" office:value-type="string">
            <text:p text:style-name="P650"/>
          </table:table-cell>
          <table:table-cell table:style-name="Таблица35.A1" office:value-type="string">
            <text:list xml:id="list8411618186760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28" text:outline-level="7">Клыбика В.И.</text:h>
                                      </text:list-item>
                                      <text:list-item>
                                        <text:h text:style-name="P229" text:outline-level="7">Козела В.А.</text:h>
                                      </text:list-item>
                                      <text:list-item>
                                        <text:h text:style-name="P228" text:outline-level="7">Маркевич Г.К.</text:h>
                                      </text:list-item>
                                      <text:list-item>
                                        <text:h text:style-name="P228" text:outline-level="7"/>
                                      </text:list-item>
                                      <text:list-item>
                                        <text:h text:style-name="P228" text:outline-level="7">Морозовой А.Я.</text:h>
                                      </text:list-item>
                                      <text:list-item>
                                        <text:h text:style-name="P228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5.A1" office:value-type="string">
            <text:p text:style-name="P650"/>
          </table:table-cell>
          <table:table-cell table:style-name="Таблица35.A1" office:value-type="string">
            <text:list xml:id="list8411503402996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2" text:outline-level="4"><text:span text:style-name="T14">- председателя;</text:span><text:span text:style-name="T15"> зам.пред</text:span><text:span text:style-name="T16">седателя</text:span><text:span text:style-name="T15">;</text:span></text:h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/>
                                      </text:list-item>
                                      <text:list-item>
                                        <text:h text:style-name="P73" text:outline-level="7">-<text:span text:style-name="T145">члена комиссии;</text:span></text:h>
                                      </text:list-item>
                                      <text:list-item>
                                        <text:h text:style-name="P73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6731080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91530254" text:style-name="L7">
        <text:list-header>
          <text:h text:style-name="P17" text:outline-level="7">по Миорскому <text:span text:style-name="T100">РГС</text:span></text:h>
        </text:list-header>
      </text:list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row>
          <table:table-cell table:style-name="Таблица36.A1" office:value-type="string">
            <text:p text:style-name="P503">- главного инженера РГС</text:p>
            <text:p text:style-name="P466">- <text:span text:style-name="T87">старшего </text:span><text:span text:style-name="T86">мастера</text:span></text:p>
            <text:p text:style-name="P466">- <text:span text:style-name="T87">старшего </text:span><text:span text:style-name="T86">мастера</text:span></text:p>
          </table:table-cell>
          <table:table-cell table:style-name="Таблица36.A1" office:value-type="string">
            <text:p text:style-name="P656"/>
          </table:table-cell>
          <table:table-cell table:style-name="Таблица36.A1" office:value-type="string">
            <text:p text:style-name="P548">Конюшевского Ю.С.</text:p>
            <text:p text:style-name="P554">Мажинского В.В.</text:p>
            <text:p text:style-name="P572">Максименко В.В.</text:p>
          </table:table-cell>
          <table:table-cell table:style-name="Таблица36.A1" office:value-type="string">
            <text:p text:style-name="P656"/>
          </table:table-cell>
          <table:table-cell table:style-name="Таблица36.A1" office:value-type="string">
            <text:p text:style-name="P515">- председателя;</text:p>
            <text:list xml:id="list84114251862725" text:continue-list="list84115673108013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49561636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16" text:outline-level="7" text:is-list-header="true" text:restart-numbering="true" text:start-value="1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114484770245" text:continue-list="list2891530254" text:style-name="L7">
        <text:list-header>
          <text:h text:style-name="P395" text:outline-level="7">по Шарковщинскому <text:span text:style-name="T101">РГС</text:span></text:h>
        </text:list-header>
      </text:list>
      <text:list xml:id="list84114639718116" text:continue-list="list8411449561636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94" text:outline-level="7" text:restart-numbering="true" text:start-value="1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able:table-column table:style-name="Таблица37.E"/>
        <table:table-row>
          <table:table-cell table:style-name="Таблица37.A1" office:value-type="string">
            <text:p text:style-name="P503">- главного инженера РГС</text:p>
            <text:p text:style-name="P466">- мастера</text:p>
            <text:p text:style-name="P466">- мастера</text:p>
          </table:table-cell>
          <table:table-cell table:style-name="Таблица37.A1" office:value-type="string">
            <text:p text:style-name="P656"/>
          </table:table-cell>
          <table:table-cell table:style-name="Таблица37.A1" office:value-type="string">
            <text:p text:style-name="P469">Ючковича Н.И.</text:p>
            <text:p text:style-name="P469">Жижикина А.В.</text:p>
            <text:p text:style-name="P469"><text:span text:style-name="T133">Малыша А.В</text:span>.</text:p>
          </table:table-cell>
          <table:table-cell table:style-name="Таблица37.A1" office:value-type="string">
            <text:p text:style-name="P656"/>
          </table:table-cell>
          <table:table-cell table:style-name="Таблица37.A1" office:value-type="string">
            <text:p text:style-name="P515">- председателя;</text:p>
            <text:list xml:id="list84114866922304" text:continue-list="list84114639718116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59575462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5" text:outline-level="7"/>
                                </text:list-item>
                                <text:list-item>
                                  <text:h text:style-name="P26" text:outline-level="7">12</text:h>
                                </text:list-item>
                                <text:list-item>
                                  <text:h text:style-name="P37" text:outline-level="7">Комиссию по списанию основных средств и нематериальных активов в составе:</text:h>
                                </text:list-item>
                                <text:list-item>
                                  <text:h text:style-name="P33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row>
          <table:table-cell table:style-name="Таблица38.A1" office:value-type="string">
            <text:list xml:id="list8411604434197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6" text:outline-level="7">- главного инженера ПУ</text:h>
                                      </text:list-item>
                                      <text:list-item>
                                        <text:h text:style-name="P79" text:outline-level="7">-<text:span text:style-name="T144">заместителя главного инженера </text:span></text:h>
                                      </text:list-item>
                                      <text:list-item>
                                        <text:h text:style-name="P88" text:outline-level="7">- <text:s/>мастера</text:h>
                                      </text:list-item>
                                      <text:list-item>
                                        <text:h text:style-name="P88" text:outline-level="7">-главного бухгалтера отдела бухгалтерского учета и отчетности</text:h>
                                      </text:list-item>
                                      <text:list-item>
                                        <text:h text:style-name="P88" text:outline-level="7"><text:soft-page-break/>-ведущего экономист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8.A1" office:value-type="string">
            <text:p text:style-name="P650"/>
          </table:table-cell>
          <table:table-cell table:style-name="Таблица38.A1" office:value-type="string">
            <text:list xml:id="list8411500916734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30" text:outline-level="7">Клыбика В.И.</text:h>
                                      </text:list-item>
                                      <text:list-item>
                                        <text:h text:style-name="P231" text:outline-level="7">Козела В.А.</text:h>
                                      </text:list-item>
                                      <text:list-item>
                                        <text:h text:style-name="P230" text:outline-level="7">Василевича Н.А.</text:h>
                                      </text:list-item>
                                      <text:list-item>
                                        <text:h text:style-name="P230" text:outline-level="7"/>
                                      </text:list-item>
                                      <text:list-item>
                                        <text:h text:style-name="P230" text:outline-level="7"/>
                                      </text:list-item>
                                      <text:list-item>
                                        <text:h text:style-name="P230" text:outline-level="7">Юхневич И.П.</text:h>
                                      </text:list-item>
                                      <text:list-item>
                                        <text:h text:style-name="P230" text:outline-level="7"><text:soft-page-break/>Ахрамейко Е.Н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8.A1" office:value-type="string">
            <text:p text:style-name="P650"/>
          </table:table-cell>
          <table:table-cell table:style-name="Таблица38.A1" office:value-type="string">
            <text:list xml:id="list8411558419672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3" text:outline-level="4">- председателя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18" text:outline-level="4"/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<text:soft-page-break/>-<text:span text:style-name="T146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73387721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3" text:outline-level="7"/>
                                </text:list-item>
                                <text:list-item>
                                  <text:h text:style-name="P26" text:outline-level="7">13</text:h>
                                </text:list-item>
                                <text:list-item>
                                  <text:h text:style-name="P6" text:outline-level="7"/>
                                </text:list-item>
                                <text:list-item>
                                  <text:h text:style-name="P6" text:outline-level="7">Комиссию по списанию товарно-материальных ценностей в составе:</text:h>
                                </text:list-item>
                                <text:list-item>
                                  <text:h text:style-name="P33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B"/>
        <table:table-column table:style-name="Таблица39.E"/>
        <table:table-row>
          <table:table-cell table:style-name="Таблица39.A1" office:value-type="string">
            <text:list xml:id="list8411457041212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73" text:outline-level="7">- главного инженера ПУ</text:h>
                                      </text:list-item>
                                      <text:list-item>
                                        <text:h text:style-name="P137" text:outline-level="7">-<text:span text:style-name="T144">з</text:span><text:span text:style-name="T114">аместителя главного инженера </text:span></text:h>
                                      </text:list-item>
                                      <text:list-item>
                                        <text:h text:style-name="P154" text:outline-level="7"><text:span text:style-name="T71">- </text:span><text:span text:style-name="T73">ведущего экономист</text:span><text:span text:style-name="T75">а</text:span></text:h>
                                      </text:list-item>
                                      <text:list-item>
                                        <text:h text:style-name="P148" text:outline-level="7">- <text:span text:style-name="T48">главного бухгалтера отдела бухгалтерского учета и отчетности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9.A1" office:value-type="string">
            <text:p text:style-name="P656"/>
          </table:table-cell>
          <table:table-cell table:style-name="Таблица39.A1" office:value-type="string">
            <text:list xml:id="list8411483236975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46" text:outline-level="7">Клыбика В.И.</text:h>
                                      </text:list-item>
                                      <text:list-item>
                                        <text:h text:style-name="P247" text:outline-level="7">Козела В.А.</text:h>
                                      </text:list-item>
                                      <text:list-item>
                                        <text:h text:style-name="P246" text:outline-level="7">Ахрамейко Е.Н.</text:h>
                                      </text:list-item>
                                      <text:list-item>
                                        <text:h text:style-name="P244" text:outline-level="7"/>
                                      </text:list-item>
                                      <text:list-item>
                                        <text:h text:style-name="P245" text:outline-level="7">Юхневич И.П.</text:h>
                                      </text:list-item>
                                      <text:list-item>
                                        <text:h text:style-name="P245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9.A1" office:value-type="string">
            <text:p text:style-name="P656"/>
          </table:table-cell>
          <table:table-cell table:style-name="Таблица39.A1" office:value-type="string">
            <text:list xml:id="list8411535935195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30" text:outline-level="4"/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7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28535236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114680119684" text:continue-list="list84114484770245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8" text:outline-level="7" text:restart-numbering="true" text:start-value="1">по Миорского <text:span text:style-name="T102">РГС</text:span></text:h>
                                  <text:h text:style-name="P8" text:outline-level="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row>
          <table:table-cell table:style-name="Таблица40.A1" office:value-type="string">
            <text:p text:style-name="P506"><text:span text:style-name="T103">- главного инженера </text:span><text:span text:style-name="T58">РГС</text:span></text:p>
            <text:p text:style-name="P460"><text:span text:style-name="T46">- </text:span><text:span text:style-name="T28">старшего </text:span><text:span text:style-name="T31">мастера</text:span></text:p>
            <text:p text:style-name="P482">- <text:span text:style-name="T80">старшего </text:span><text:span text:style-name="T79">мастера</text:span></text:p>
            <text:p text:style-name="P450"><text:span text:style-name="T34">- вед. </text:span><text:span text:style-name="T35">б</text:span><text:span text:style-name="T34">ухгалтера</text:span></text:p>
            <text:p text:style-name="P482">- <text:span text:style-name="T188">мастера</text:span></text:p>
          </table:table-cell>
          <table:table-cell table:style-name="Таблица40.A1" office:value-type="string">
            <text:p text:style-name="P662"/>
          </table:table-cell>
          <table:table-cell table:style-name="Таблица40.A1" office:value-type="string">
            <text:p text:style-name="P548">Конюшевского Ю.С.</text:p>
            <text:p text:style-name="P554">Мажинского В.В.</text:p>
            <text:p text:style-name="P562">Максименко В.В.</text:p>
            <text:p text:style-name="P562">Голуб И.Р.</text:p>
            <text:p text:style-name="P564">Дерко И.А.</text:p>
          </table:table-cell>
          <table:table-cell table:style-name="Таблица40.A1" office:value-type="string">
            <text:p text:style-name="P656"/>
          </table:table-cell>
          <table:table-cell table:style-name="Таблица40.A1" office:value-type="string">
            <text:list xml:id="list84114502040556" text:continue-list="list84114285352364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17" text:outline-level="4" text:restart-numbering="true" text:start-value="1">- председателя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92107509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114330170201" text:continue-list="list84114680119684" text:style-name="L7">
        <text:list-header>
          <text:h text:style-name="P393" text:outline-level="7" text:restart-numbering="true" text:start-value="1">по Шарковщинскому <text:span text:style-name="T102">РГС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392" text:outline-level="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column table:style-name="Таблица41.E"/>
        <table:table-row>
          <table:table-cell table:style-name="Таблица41.A1" office:value-type="string">
            <text:p text:style-name="P506"><text:span text:style-name="T103">- главного инженера </text:span><text:span text:style-name="T58">РГС</text:span></text:p>
            <text:p text:style-name="P482">- мастера</text:p>
            <text:p text:style-name="P450"><text:span text:style-name="T34">- </text:span><text:span text:style-name="T37">мастера</text:span></text:p>
            <text:p text:style-name="P482">- оператора ПЭВМ</text:p>
          </table:table-cell>
          <table:table-cell table:style-name="Таблица41.A1" office:value-type="string">
            <text:p text:style-name="P662"/>
          </table:table-cell>
          <table:table-cell table:style-name="Таблица41.A1" office:value-type="string">
            <text:p text:style-name="P469">Ючковича Н.И.</text:p>
            <text:p text:style-name="P469"><text:span text:style-name="T136">Малыша А.В</text:span><text:span text:style-name="T135">.</text:span></text:p>
            <text:p text:style-name="P475">Жижикина А.В.</text:p>
            <text:list xml:id="list84115034557611" text:continue-list="list8411592107509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49" text:outline-level="7" text:restart-numbering="true" text:start-value="1"><text:span text:style-name="T137">Павлович С.Р</text:span>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1.A1" office:value-type="string">
            <text:p text:style-name="P656"/>
          </table:table-cell>
          <table:table-cell table:style-name="Таблица41.A1" office:value-type="string">
            <text:list xml:id="list8411437814381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<text:s/>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780679757" text:continue-list="list84114330170201" text:style-name="L7">
        <text:list-header>
          <text:h text:style-name="P347" text:outline-level="7" text:restart-numbering="true" text:start-value="1"/>
        </text:list-header>
      </text:list>
      <text:list xml:id="list84114955108496" text:continue-list="list84114378143816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4" text:outline-level="7" text:restart-numbering="true" text:start-value="1">1<text:span text:style-name="T198">4</text:span></text:h>
                                </text:list-item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324" text:outline-level="7">Постоянно действующую экспертную комиссию в составе:</text:h>
                                </text:list-item>
                                <text:list-item>
                                  <text:h text:style-name="P33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row>
          <table:table-cell table:style-name="Таблица42.A1" office:value-type="string">
            <text:list xml:id="list8411426094134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73" text:outline-level="7">- главного инженера ПУ</text:h>
                                      </text:list-item>
                                      <text:list-item>
                                        <text:h text:style-name="P147" text:outline-level="7">- мастера</text:h>
                                      </text:list-item>
                                      <text:list-item>
                                        <text:h text:style-name="P154" text:outline-level="7"><text:span text:style-name="T71">- </text:span><text:span text:style-name="T17">главного бухгалтера отдела бухгалтерского учета и отчетности </text:span></text:h>
                                      </text:list-item>
                                      <text:list-item>
                                        <text:h text:style-name="P163" text:outline-level="7">- ведущего экономиста</text:h>
                                      </text:list-item>
                                      <text:list-item>
                                        <text:h text:style-name="P163" text:outline-level="7">- оператора ПЭ<text:span text:style-name="T146">В</text:span>М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2.A1" office:value-type="string">
            <text:p text:style-name="P656"/>
          </table:table-cell>
          <table:table-cell table:style-name="Таблица42.A1" office:value-type="string">
            <text:list xml:id="list8411606020302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46" text:outline-level="7">Клыбика В.И.</text:h>
                                      </text:list-item>
                                      <text:list-item>
                                        <text:h text:style-name="P246" text:outline-level="7">Василевича Н.А.</text:h>
                                      </text:list-item>
                                      <text:list-item>
                                        <text:h text:style-name="P246" text:outline-level="7"/>
                                      </text:list-item>
                                      <text:list-item>
                                        <text:h text:style-name="P246" text:outline-level="7"/>
                                      </text:list-item>
                                      <text:list-item>
                                        <text:h text:style-name="P246" text:outline-level="7">Юхневич И.П.</text:h>
                                      </text:list-item>
                                      <text:list-item>
                                        <text:h text:style-name="P246" text:outline-level="7">Ахрамейко Е.Н.</text:h>
                                      </text:list-item>
                                      <text:list-item>
                                        <text:h text:style-name="P246" text:outline-level="7">Подагель И.Е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2.A1" office:value-type="string">
            <text:p text:style-name="P656"/>
          </table:table-cell>
          <table:table-cell table:style-name="Таблица42.A1" office:value-type="string">
            <text:list xml:id="list8411438701606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/>
                          </text:list-item>
                          <text:list-item>
                            <text:h text:style-name="P630" text:outline-level="4"/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<text:span text:style-name="T146">оператора ПЭВМ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45989579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5" text:outline-level="7"/>
                                </text:list-item>
                                <text:list-item>
                                  <text:h text:style-name="P214" text:outline-level="7">по Миорскому <text:span text:style-name="T102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column table:style-name="Таблица43.E"/>
        <text:soft-page-break/>
        <table:table-row>
          <table:table-cell table:style-name="Таблица43.A1" office:value-type="string">
            <text:p text:style-name="P503">- главного инженера РГС</text:p>
            <text:list xml:id="list8411477587781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0" text:outline-level="7">- вед. <text:span text:style-name="T99">б</text:span>ухгалтера</text:h>
                                      </text:list-item>
                                      <text:list-item>
                                        <text:h text:style-name="P383" text:outline-level="7"><text:span text:style-name="T79">- </text:span><text:span text:style-name="T83">оператора ПЭВ</text:span><text:span text:style-name="T85">М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3.A1" office:value-type="string">
            <text:p text:style-name="P656"/>
          </table:table-cell>
          <table:table-cell table:style-name="Таблица43.A1" office:value-type="string">
            <text:p text:style-name="P551">Конюшевского Ю.С.</text:p>
            <text:p text:style-name="P563">Голуб И.Р.</text:p>
            <text:p text:style-name="P562">Воронько Е.В.;</text:p>
          </table:table-cell>
          <table:table-cell table:style-name="Таблица43.A1" office:value-type="string">
            <text:p text:style-name="P656"/>
          </table:table-cell>
          <table:table-cell table:style-name="Таблица43.A1" office:value-type="string">
            <text:p text:style-name="P515">- председателя;</text:p>
            <text:list xml:id="list8411605243588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529965619" text:continue-list="list8411605243588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61" text:outline-level="7" text:restart-numbering="true" text:start-value="1">по Шарковщинскому <text:span text:style-name="T102">РГС</text:span></text:h>
                                </text:list-item>
                                <text:list-item>
                                  <text:h text:style-name="P35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row>
          <table:table-cell table:style-name="Таблица44.A1" office:value-type="string">
            <text:p text:style-name="P503">- главного инженера РГС</text:p>
            <text:list xml:id="list8411455770614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0" text:outline-level="7">- вед. <text:span text:style-name="T99">б</text:span>ухгалтера</text:h>
                                      </text:list-item>
                                      <text:list-item>
                                        <text:h text:style-name="P383" text:outline-level="7"><text:span text:style-name="T79">- </text:span><text:span text:style-name="T83">оператора ПЭВ</text:span><text:span text:style-name="T85">М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4.A1" office:value-type="string">
            <text:p text:style-name="P663"/>
          </table:table-cell>
          <table:table-cell table:style-name="Таблица44.A1" office:value-type="string">
            <text:p text:style-name="P474">Ючковича Н.И.</text:p>
            <text:list xml:id="list8411458201661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7" text:outline-level="7">Ахрамёнок А.В.</text:h>
                                      </text:list-item>
                                      <text:list-item>
                                        <text:h text:style-name="P376" text:outline-level="7">Павлович С.Р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4.A1" office:value-type="string">
            <text:p text:style-name="P656"/>
          </table:table-cell>
          <table:table-cell table:style-name="Таблица44.A1" office:value-type="string">
            <text:p text:style-name="P515">- председателя;</text:p>
            <text:list xml:id="list8411559792380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84824610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25" text:outline-level="7">Комиссиям вести контроль за состоянием и обеспечением сохранности документальных материалов находящихся в распоряжении управления <text:span text:style-name="T93">в</text:span> соответствии с положением об экспертной комиссии.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965865575" text:style-name="L8">
        <text:list-header>
          <text:h text:style-name="P396" text:outline-level="7"/>
        </text:list-header>
      </text:list>
      <text:list xml:id="list84115815233013" text:continue-list="list84115848246106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4" text:outline-level="7" text:restart-numbering="true" text:start-value="1">1<text:span text:style-name="T198">5</text:span></text:h>
                                </text:list-item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324" text:outline-level="7">Комиссию по рассмотрению трудовых споров в составе:</text:h>
                                </text:list-item>
                                <text:list-item>
                                  <text:h text:style-name="P33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row table:style-name="Таблица46.1">
          <table:table-cell table:style-name="Таблица46.A1" office:value-type="string">
            <text:p text:style-name="P503">- главного инженера ПУ</text:p>
            <text:list xml:id="list8411573300782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8" text:outline-level="7">- <text:span text:style-name="T144">з</text:span><text:span text:style-name="T114">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58">- главного бухгалтера отдела бухгалтерского учета и отчетности </text:p>
            <text:p text:style-name="P449">- юрисконсульта</text:p>
            <text:p text:style-name="P449">- ведущего специалиста по кадрам</text:p>
            <text:p text:style-name="P458"><text:span text:style-name="T70">- вед. </text:span><text:span text:style-name="T78">б</text:span><text:span text:style-name="T70">ухгалтера</text:span></text:p>
            <text:p text:style-name="P449">Миорского РГС</text:p>
            <text:p text:style-name="P458"><text:span text:style-name="T70">- вед. </text:span><text:span text:style-name="T74">б</text:span><text:span text:style-name="T70">ухгалтера</text:span></text:p>
            <text:p text:style-name="P449">Шарковщинского РГС </text:p>
          </table:table-cell>
          <table:table-cell table:style-name="Таблица46.A1" office:value-type="string">
            <text:p text:style-name="P656"/>
          </table:table-cell>
          <table:table-cell table:style-name="Таблица46.A1" office:value-type="string">
            <text:list xml:id="list8411500636888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46" text:outline-level="7">Клыбика В.И.</text:h>
                                      </text:list-item>
                                      <text:list-item>
                                        <text:h text:style-name="P248" text:outline-level="7">Козела В.А.</text:h>
                                      </text:list-item>
                                      <text:list-item>
                                        <text:h text:style-name="P246" text:outline-level="7"/>
                                      </text:list-item>
                                      <text:list-item>
                                        <text:h text:style-name="P246" text:outline-level="7">Юхневич И.П.</text:h>
                                      </text:list-item>
                                      <text:list-item>
                                        <text:h text:style-name="P246" text:outline-level="7">Еленской Н.Г.</text:h>
                                      </text:list-item>
                                      <text:list-item>
                                        <text:h text:style-name="P246" text:outline-level="7">Морозовой А.Я.</text:h>
                                      </text:list-item>
                                      <text:list-item>
                                        <text:h text:style-name="P246" text:outline-level="7"/>
                                      </text:list-item>
                                      <text:list-item>
                                        <text:h text:style-name="P246" text:outline-level="7">Голуб И.Р.</text:h>
                                      </text:list-item>
                                      <text:list-item>
                                        <text:h text:style-name="P246" text:outline-level="7"/>
                                      </text:list-item>
                                      <text:list-item>
                                        <text:h text:style-name="P246" text:outline-level="7">Ахраменок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6.A1" office:value-type="string">
            <text:p text:style-name="P656"/>
          </table:table-cell>
          <table:table-cell table:style-name="Таблица46.A1" office:value-type="string">
            <text:list xml:id="list8411613682180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<text:span text:style-name="T147">члена комиссии;</text:span></text:h>
                                      </text:list-item>
                                      <text:list-item>
                                        <text:h text:style-name="P134" text:outline-level="7"/>
                                      </text:list-item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  <text:list-item>
                                        <text:h text:style-name="P134" text:outline-level="7"/>
                                      </text:list-item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  <text:list-item>
                                        <text:h text:style-name="P134" text:outline-level="7"/>
                                      </text:list-item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9473938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48612216" text:style-name="L9">
        <text:list-header>
          <text:h text:style-name="P397" text:outline-level="7">1<text:span text:style-name="T198">6</text:span></text:h>
        </text:list-header>
      </text:list>
      <text:list xml:id="list84115270348174" text:continue-list="list84114947393877" text:style-name="Outline">
        <text:list-item>
          <text:h text:style-name="P215" text:outline-level="7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24" text:outline-level="7" text:restart-numbering="true" text:start-value="1">Комиссию по приемке объектов, подготовке и эксплуатации в осенне-зимних условиях в составе:</text:h>
                                </text:list-item>
                                <text:list-item>
                                  <text:h text:style-name="P33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row>
          <table:table-cell table:style-name="Таблица48.A1" office:value-type="string">
            <text:p text:style-name="P503">- главного инженера ПУ</text:p>
            <text:list xml:id="list8411560736434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9" text:outline-level="7">- <text:span text:style-name="T144">з</text:span><text:span text:style-name="T114">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49">- мастера</text:p>
            <text:p text:style-name="P449">- мастера</text:p>
            <text:p text:style-name="P449">- мастер<text:span text:style-name="T204">а</text:span></text:p>
            <text:p text:style-name="P449">-<text:span text:style-name="T204">ведущего инженера</text:span></text:p>
          </table:table-cell>
          <table:table-cell table:style-name="Таблица48.A1" office:value-type="string">
            <text:p text:style-name="P656"/>
          </table:table-cell>
          <table:table-cell table:style-name="Таблица48.A1" office:value-type="string">
            <text:list xml:id="list8411570849998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71" text:outline-level="7">Клыбика В.И.</text:h>
                                      </text:list-item>
                                      <text:list-item>
                                        <text:h text:style-name="P172" text:outline-level="7">Козела В.А.</text:h>
                                      </text:list-item>
                                      <text:list-item>
                                        <text:h text:style-name="P171" text:outline-level="7">Василевича Н.А.</text:h>
                                      </text:list-item>
                                      <text:list-item>
                                        <text:h text:style-name="P171" text:outline-level="7">Малюжанца А.А.</text:h>
                                      </text:list-item>
                                      <text:list-item>
                                        <text:h text:style-name="P173" text:outline-level="7">Гасянца О.В.</text:h>
                                      </text:list-item>
                                      <text:list-item>
                                        <text:h text:style-name="P174" text:outline-level="7">Мацука Е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8.A1" office:value-type="string">
            <text:p text:style-name="P656"/>
          </table:table-cell>
          <table:table-cell table:style-name="Таблица48.A1" office:value-type="string">
            <text:p text:style-name="P515">- председателя;</text:p>
            <text:list xml:id="list8411443697648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<text:span text:style-name="T148">члена комиссии;</text:span></text:h>
                                      </text:list-item>
                                      <text:list-item>
                                        <text:h text:style-name="P140" text:outline-level="7">-<text:span text:style-name="T148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87733774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49" text:outline-level="7"/>
                                </text:list-item>
                                <text:list-item>
                                  <text:h text:style-name="P215" text:outline-level="7"><text:soft-page-break/>по Миорскому <text:span text:style-name="T104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row>
          <table:table-cell table:style-name="Таблица49.A1" office:value-type="string">
            <text:p text:style-name="P508">- главного инженера <text:span text:style-name="T57">РГС</text:span></text:p>
            <text:p text:style-name="P483">- <text:span text:style-name="T80">старшего </text:span><text:span text:style-name="T79">мастера</text:span></text:p>
            <text:p text:style-name="P483">- <text:span text:style-name="T80">старшего </text:span><text:span text:style-name="T79">мастера</text:span></text:p>
            <text:p text:style-name="P483">- мастера</text:p>
          </table:table-cell>
          <table:table-cell table:style-name="Таблица49.A1" office:value-type="string">
            <text:p text:style-name="P656"/>
          </table:table-cell>
          <table:table-cell table:style-name="Таблица49.A1" office:value-type="string">
            <text:p text:style-name="P552">Конюшевского Ю.С.</text:p>
            <text:p text:style-name="P576">Мажинского В.В.</text:p>
            <text:p text:style-name="P566">Максименко В.В.</text:p>
            <text:p text:style-name="P565">Дерко И.А.;</text:p>
          </table:table-cell>
          <table:table-cell table:style-name="Таблица49.A1" office:value-type="string">
            <text:p text:style-name="P656"/>
          </table:table-cell>
          <table:table-cell table:style-name="Таблица49.A1" office:value-type="string">
            <text:p text:style-name="P515">- председателя;</text:p>
            <text:list xml:id="list8411526319319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91806854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03" text:outline-level="7">по Шарковщинскому <text:span text:style-name="T104">РГС</text:span></text:h>
                                </text:list-item>
                                <text:list-item>
                                  <text:h text:style-name="P21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column table:style-name="Таблица50.E"/>
        <table:table-row table:style-name="Таблица50.1">
          <table:table-cell table:style-name="Таблица50.A1" office:value-type="string">
            <text:p text:style-name="P508">- главного инженера <text:span text:style-name="T57">РГС</text:span></text:p>
            <text:p text:style-name="P483">- мастера</text:p>
            <text:p text:style-name="P483">- мастера</text:p>
          </table:table-cell>
          <table:table-cell table:style-name="Таблица50.A1" office:value-type="string">
            <text:p text:style-name="P656"/>
          </table:table-cell>
          <table:table-cell table:style-name="Таблица50.A1" office:value-type="string">
            <text:p text:style-name="P469">Ючковича Н.И.</text:p>
            <text:p text:style-name="P469"><text:span text:style-name="T133">Малыша А.В</text:span>.</text:p>
            <text:p text:style-name="P473">Жижикина А.В.</text:p>
          </table:table-cell>
          <table:table-cell table:style-name="Таблица50.A1" office:value-type="string">
            <text:p text:style-name="P656"/>
          </table:table-cell>
          <table:table-cell table:style-name="Таблица50.A1" office:value-type="string">
            <text:p text:style-name="P515">- председателя;</text:p>
            <text:list xml:id="list8411528087734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532"/>
      <text:list xml:id="list8411549243141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5" text:outline-level="7">1<text:span text:style-name="T198">7</text:span></text:h>
                                </text:list-item>
                                <text:list-item>
                                  <text:h text:style-name="P320" text:outline-level="7">Комиссию по периодической проверке знаний у теплотехнического персонала в составе:</text:h>
                                </text:list-item>
                                <text:list-item>
                                  <text:h text:style-name="P33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25" table:style-name="Таблица125">
        <table:table-column table:style-name="Таблица125.A"/>
        <table:table-column table:style-name="Таблица125.B"/>
        <table:table-column table:style-name="Таблица125.C"/>
        <table:table-column table:style-name="Таблица125.D"/>
        <table:table-column table:style-name="Таблица125.E"/>
        <table:table-row>
          <table:table-cell table:style-name="Таблица125.A1" office:value-type="string">
            <text:p text:style-name="P522">- главного инженера ПУ</text:p>
            <text:p text:style-name="P494">-<text:span text:style-name="T149">мастера</text:span></text:p>
            <text:p text:style-name="P494">- <text:span text:style-name="T168">представитель Госэнергонадзора</text:span></text:p>
          </table:table-cell>
          <table:table-cell table:style-name="Таблица125.A1" office:value-type="string">
            <text:p text:style-name="P651"/>
          </table:table-cell>
          <table:table-cell table:style-name="Таблица125.A1" office:value-type="string">
            <text:list xml:id="list8411442485886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39" text:outline-level="7">Клыбика В.И.</text:h>
                                      </text:list-item>
                                      <text:list-item>
                                        <text:h text:style-name="P240" text:outline-level="7">Пожарского И.И.</text:h>
                                      </text:list-item>
                                      <text:list-item>
                                        <text:h text:style-name="P239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25.A1" office:value-type="string">
            <text:p text:style-name="P651"/>
          </table:table-cell>
          <table:table-cell table:style-name="Таблица125.A1" office:value-type="string">
            <text:list xml:id="list8411559179963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4" text:outline-level="4">- председателя;</text:h>
                          </text:list-item>
                          <text:list-item>
                            <text:h text:style-name="P622" text:outline-level="4">- члена комиссии;</text:h>
                          </text:list-item>
                          <text:list-item>
                            <text:h text:style-name="P622" text:outline-level="4"/>
                          </text:list-item>
                          <text:list-item>
                            <text:h text:style-name="P622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80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755904699" text:continue-numbering="true" text:style-name="Outline">
        <text:list-item>
          <text:h text:style-name="P227" text:outline-level="7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9" text:outline-level="7" text:restart-numbering="true" text:start-value="1">по Миорскому <text:span text:style-name="T105">РГС</text:span></text:h>
                                </text:list-item>
                                <text:list-item>
                                  <text:h text:style-name="P9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26" table:style-name="Таблица126">
        <table:table-column table:style-name="Таблица126.A"/>
        <table:table-column table:style-name="Таблица126.B"/>
        <table:table-column table:style-name="Таблица126.C"/>
        <table:table-column table:style-name="Таблица126.D"/>
        <table:table-column table:style-name="Таблица126.E"/>
        <table:table-row>
          <table:table-cell table:style-name="Таблица126.A1" office:value-type="string">
            <text:p text:style-name="P504">- главного инженера РГС</text:p>
            <text:p text:style-name="P468">- <text:span text:style-name="T87">старшего </text:span><text:span text:style-name="T86">мастера</text:span></text:p>
            <text:p text:style-name="P468"><text:span text:style-name="T107">- </text:span><text:span text:style-name="T122">представитель Госэнергонадзора</text:span></text:p>
          </table:table-cell>
          <table:table-cell table:style-name="Таблица126.A1" office:value-type="string">
            <text:p text:style-name="P657"/>
          </table:table-cell>
          <table:table-cell table:style-name="Таблица126.A1" office:value-type="string">
            <text:p text:style-name="P553">Конюшевского Ю.С.</text:p>
            <text:p text:style-name="P577">Мажинского В.В.</text:p>
            <text:p text:style-name="P567"/>
          </table:table-cell>
          <table:table-cell table:style-name="Таблица126.A1" office:value-type="string">
            <text:p text:style-name="P657"/>
          </table:table-cell>
          <table:table-cell table:style-name="Таблица126.A1" office:value-type="string">
            <text:p text:style-name="P516">- председателя;</text:p>
            <text:list xml:id="list8411497314151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3" text:outline-level="4">- члена комиссии;</text:h>
                          </text:list-item>
                          <text:list-item>
                            <text:h text:style-name="P633" text:outline-level="4"/>
                          </text:list-item>
                          <text:list-item>
                            <text:h text:style-name="P633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4027433087" text:style-name="L10">
        <text:list-header>
          <text:p text:style-name="P589"/>
        </text:list-header>
      </text:list>
      <text:list xml:id="list84114583169410" text:continue-list="list8411497314151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62" text:outline-level="7" text:restart-numbering="true" text:start-value="1">по Шарковщинскому <text:span text:style-name="T105">РГС</text:span></text:h>
                                </text:list-item>
                                <text:list-item>
                                  <text:h text:style-name="P353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27" table:style-name="Таблица127">
        <table:table-column table:style-name="Таблица127.A"/>
        <table:table-column table:style-name="Таблица127.B"/>
        <table:table-column table:style-name="Таблица127.C"/>
        <table:table-column table:style-name="Таблица127.D"/>
        <table:table-column table:style-name="Таблица127.E"/>
        <table:table-row table:style-name="Таблица127.1">
          <table:table-cell table:style-name="Таблица127.A1" office:value-type="string">
            <text:p text:style-name="P504">- главного инженера РГС</text:p>
            <text:p text:style-name="P468">- мастера</text:p>
            <text:p text:style-name="P468">- <text:span text:style-name="T107"><text:s/></text:span><text:span text:style-name="T122">представитель Госэнергонадзора</text:span></text:p>
          </table:table-cell>
          <table:table-cell table:style-name="Таблица127.A1" office:value-type="string">
            <text:p text:style-name="P657"/>
          </table:table-cell>
          <table:table-cell table:style-name="Таблица127.A1" office:value-type="string">
            <text:p text:style-name="P470">Ючковича Н.И.</text:p>
            <text:p text:style-name="P470">Малыша А.В.</text:p>
          </table:table-cell>
          <table:table-cell table:style-name="Таблица127.A1" office:value-type="string">
            <text:p text:style-name="P657"/>
          </table:table-cell>
          <table:table-cell table:style-name="Таблица127.A1" office:value-type="string">
            <text:p text:style-name="P516">- председателя;</text:p>
            <text:list xml:id="list84114536578694" text:continue-list="list84114583169410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3" text:outline-level="4" text:restart-numbering="true" text:start-value="1">- члена комиссии;</text:h>
                          </text:list-item>
                          <text:list-item>
                            <text:h text:style-name="P633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205581539" text:continue-list="list4027433087" text:style-name="L10">
        <text:list-header>
          <text:p text:style-name="P501"/>
        </text:list-header>
      </text:list>
      <text:list xml:id="list84115947786160" text:continue-list="list8411453657869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4" text:outline-level="7">1<text:span text:style-name="T198">8</text:span></text:h>
                                </text:list-item>
                                <text:list-item>
                                  <text:h text:style-name="P328" text:outline-level="7">Комиссию по инвентаризации баллонов и газа на складе, на пункте газовой заправки в составе:</text:h>
                                </text:list-item>
                                <text:list-item>
                                  <text:h text:style-name="P331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column table:style-name="Таблица54.D"/>
        <table:table-column table:style-name="Таблица54.E"/>
        <text:soft-page-break/>
        <table:table-row>
          <table:table-cell table:style-name="Таблица54.A1" office:value-type="string">
            <text:p text:style-name="P521">-<text:span text:style-name="T173"> главного инженера ПУ</text:span></text:p>
            <text:list xml:id="list8411523277271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26" text:outline-level="7">- <text:span text:style-name="T144">з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00">- ведущего экономиста</text:p>
            <text:p text:style-name="P500">- мастера</text:p>
            <text:p text:style-name="P500">-<text:span text:style-name="T149">мастера</text:span></text:p>
            <text:p text:style-name="P500">-бухгалтера</text:p>
          </table:table-cell>
          <table:table-cell table:style-name="Таблица54.A1" office:value-type="string">
            <text:p text:style-name="P650"/>
          </table:table-cell>
          <table:table-cell table:style-name="Таблица54.A1" office:value-type="string">
            <text:list xml:id="list8411585219864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38" text:outline-level="7">Клыбика В.И.</text:h>
                                      </text:list-item>
                                      <text:list-item>
                                        <text:h text:style-name="P241" text:outline-level="7">Козела В.А.</text:h>
                                      </text:list-item>
                                      <text:list-item>
                                        <text:h text:style-name="P238" text:outline-level="7">Ахрамейко Е.Н.</text:h>
                                      </text:list-item>
                                      <text:list-item>
                                        <text:h text:style-name="P242" text:outline-level="7">Гасянца О.В.</text:h>
                                      </text:list-item>
                                      <text:list-item>
                                        <text:h text:style-name="P241" text:outline-level="7">Малюжанца А.А.</text:h>
                                      </text:list-item>
                                      <text:list-item>
                                        <text:h text:style-name="P238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54.A1" office:value-type="string">
            <text:p text:style-name="P650"/>
          </table:table-cell>
          <table:table-cell table:style-name="Таблица54.A1" office:value-type="string">
            <text:list xml:id="list8411467535264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3" text:outline-level="4">- председателя;</text:h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- члена комиссии;</text:h>
                                      </text:list-item>
                                      <text:list-item>
                                        <text:h text:style-name="P73" text:outline-level="7">-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18" text:outline-level="4">-<text:span text:style-name="T149">члена комиссии;</text:span>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-<text:span text:style-name="T149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588506591" text:continue-list="list8411467535264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4" text:outline-level="7" text:restart-numbering="true" text:start-value="1">по Миорскому <text:span text:style-name="T105">РГС</text:span></text:h>
                                </text:list-item>
                                <text:list-item>
                                  <text:h text:style-name="P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column table:style-name="Таблица55.D"/>
        <table:table-column table:style-name="Таблица55.E"/>
        <table:table-row>
          <table:table-cell table:style-name="Таблица55.A1" office:value-type="string">
            <text:p text:style-name="P503">- главного инженера РГС</text:p>
            <text:p text:style-name="P466">- <text:span text:style-name="T87">старшего </text:span><text:span text:style-name="T86">мастера</text:span></text:p>
            <text:p text:style-name="P466">- контролера</text:p>
          </table:table-cell>
          <table:table-cell table:style-name="Таблица55.A1" office:value-type="string">
            <text:p text:style-name="P656"/>
          </table:table-cell>
          <table:table-cell table:style-name="Таблица55.A1" office:value-type="string">
            <text:p text:style-name="P552">Конюшевского Ю.С.</text:p>
            <text:p text:style-name="P575">Мажинского В.В.</text:p>
            <text:p text:style-name="P565">Мателенка А.А.</text:p>
          </table:table-cell>
          <table:table-cell table:style-name="Таблица55.A1" office:value-type="string">
            <text:p text:style-name="P656"/>
          </table:table-cell>
          <table:table-cell table:style-name="Таблица55.A1" office:value-type="string">
            <text:p text:style-name="P515">- председателя;</text:p>
            <text:list xml:id="list8411506155265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3058070029" text:style-name="L11">
        <text:list-header>
          <text:p text:style-name="P590"/>
        </text:list-header>
      </text:list>
      <text:list xml:id="list84114430198649" text:continue-list="list84115061552652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61" text:outline-level="7" text:restart-numbering="true" text:start-value="1">по Шарковщинскому <text:span text:style-name="T105">РГС</text:span></text:h>
                                </text:list-item>
                                <text:list-item>
                                  <text:h text:style-name="P35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56" table:style-name="Таблица56">
        <table:table-column table:style-name="Таблица56.A"/>
        <table:table-column table:style-name="Таблица56.B"/>
        <table:table-column table:style-name="Таблица56.C"/>
        <table:table-column table:style-name="Таблица56.D"/>
        <table:table-column table:style-name="Таблица56.E"/>
        <table:table-row>
          <table:table-cell table:style-name="Таблица56.A1" office:value-type="string">
            <text:p text:style-name="P503">- главного инженера РГС</text:p>
            <text:p text:style-name="P466">- мастера</text:p>
            <text:p text:style-name="P466">- мастера</text:p>
            <text:p text:style-name="P466">- <text:span text:style-name="T134">оператора ПЭВМ</text:span></text:p>
          </table:table-cell>
          <table:table-cell table:style-name="Таблица56.A1" office:value-type="string">
            <text:p text:style-name="P656"/>
          </table:table-cell>
          <table:table-cell table:style-name="Таблица56.A1" office:value-type="string">
            <text:p text:style-name="P469">Ючковича Н.И.</text:p>
            <text:p text:style-name="P469">Жижикина А.В.</text:p>
            <text:p text:style-name="P469">Малыша А.В.</text:p>
            <text:p text:style-name="P469">Павлович С.Р.</text:p>
          </table:table-cell>
          <table:table-cell table:style-name="Таблица56.A1" office:value-type="string">
            <text:p text:style-name="P656"/>
          </table:table-cell>
          <table:table-cell table:style-name="Таблица56.A1" office:value-type="string">
            <text:p text:style-name="P515">- председателя;</text:p>
            <text:list xml:id="list84116170161894" text:continue-list="list84114430198649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506182014" text:continue-list="list3058070029" text:style-name="L11">
        <text:list-header>
          <text:p text:style-name="P531"/>
        </text:list-header>
      </text:list>
      <text:list xml:id="list84115127949203" text:continue-list="list8411617016189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220" text:outline-level="7" text:restart-numbering="true" text:start-value="1">19</text:h>
                                </text:list-item>
                                <text:list-item>
                                  <text:h text:style-name="P214" text:outline-level="7"/>
                                </text:list-item>
                                <text:list-item>
                                  <text:h text:style-name="P315" text:outline-level="7">Комиссию по снятию остатков топлива в баках автомашин в составе:</text:h>
                                </text:list-item>
                                <text:list-item>
                                  <text:h text:style-name="P32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row>
          <table:table-cell table:style-name="Таблица57.A1" office:value-type="string">
            <text:p text:style-name="P524">-<text:span text:style-name="T149">главного инженера</text:span></text:p>
            <text:list xml:id="list8411636148430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96" text:outline-level="7">- <text:span text:style-name="T144">з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97"><text:span text:style-name="T103">- <text:s/></text:span><text:span text:style-name="T63">мастера</text:span></text:p>
            <text:p text:style-name="P498">- <text:s/>мастера </text:p>
            <text:p text:style-name="P498">- мастера</text:p>
            <text:p text:style-name="P498">- бухгалтера</text:p>
          </table:table-cell>
          <table:table-cell table:style-name="Таблица57.A1" office:value-type="string">
            <text:p text:style-name="P655"/>
          </table:table-cell>
          <table:table-cell table:style-name="Таблица57.A1" office:value-type="string">
            <text:list xml:id="list8411453181649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33" text:outline-level="7">Клыбика В.И.</text:h>
                                      </text:list-item>
                                      <text:list-item>
                                        <text:h text:style-name="P233" text:outline-level="7">Козела В.А.</text:h>
                                      </text:list-item>
                                      <text:list-item>
                                        <text:h text:style-name="P234" text:outline-level="7">Василевича Н.А.</text:h>
                                      </text:list-item>
                                      <text:list-item>
                                        <text:h text:style-name="P234" text:outline-level="7">Малюжанца А.А.</text:h>
                                      </text:list-item>
                                      <text:list-item>
                                        <text:h text:style-name="P236" text:outline-level="7">Гасянца О.В.</text:h>
                                      </text:list-item>
                                      <text:list-item>
                                        <text:h text:style-name="P234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57.A1" office:value-type="string">
            <text:p text:style-name="P655"/>
          </table:table-cell>
          <table:table-cell table:style-name="Таблица57.A1" office:value-type="string">
            <text:list xml:id="list8411462462836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5" text:outline-level="4">- председателя;</text:h>
                          </text:list-item>
                          <text:list-item>
                            <text:h text:style-name="P627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95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27" text:outline-level="4">- члена комиссии;</text:h>
                          </text:list-item>
                          <text:list-item>
                            <text:h text:style-name="P627" text:outline-level="4">-<text:span text:style-name="T149">члена комиссии;</text:span>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95" text:outline-level="7">-<text:span text:style-name="T149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5912044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8" text:outline-level="7"/>
                                </text:list-item>
                                <text:list-item>
                                  <text:h text:style-name="P4" text:outline-level="7">по Миорскому <text:span text:style-name="T105">РГС</text:span></text:h>
                                </text:list-item>
                                <text:list-item>
                                  <text:h text:style-name="P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58" table:style-name="Таблица58">
        <table:table-column table:style-name="Таблица58.A"/>
        <table:table-column table:style-name="Таблица58.B"/>
        <table:table-column table:style-name="Таблица58.C"/>
        <table:table-column table:style-name="Таблица58.D"/>
        <table:table-column table:style-name="Таблица58.E"/>
        <table:table-row>
          <table:table-cell table:style-name="Таблица58.A1" office:value-type="string">
            <text:p text:style-name="P506"><text:span text:style-name="T103">- главного инженера </text:span><text:span text:style-name="T58">РГС</text:span></text:p>
            <text:p text:style-name="P461"/>
            <text:p text:style-name="P482">- <text:span text:style-name="T80">старшего </text:span><text:span text:style-name="T79">мастера</text:span></text:p>
            <text:p text:style-name="P484">- вед. Бухгалтера</text:p>
            <text:p text:style-name="P484">- оператора ПЭВМ</text:p>
          </table:table-cell>
          <table:table-cell table:style-name="Таблица58.A1" office:value-type="string">
            <text:p text:style-name="P656"/>
          </table:table-cell>
          <table:table-cell table:style-name="Таблица58.A1" office:value-type="string">
            <text:p text:style-name="P552">Конюшевского Ю.С.</text:p>
            <text:p text:style-name="P575">Мажинского В.В.</text:p>
            <text:p text:style-name="P565">Голуб И.Р.</text:p>
            <text:p text:style-name="P565">Воронько Е.В.</text:p>
          </table:table-cell>
          <table:table-cell table:style-name="Таблица58.A1" office:value-type="string">
            <text:p text:style-name="P656"/>
          </table:table-cell>
          <table:table-cell table:style-name="Таблица58.A1" office:value-type="string">
            <text:list xml:id="list8411635752665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69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884616518" text:continue-list="list84115506182014" text:style-name="L11">
        <text:list-header>
          <text:p text:style-name="P590"/>
        </text:list-header>
      </text:list>
      <text:list xml:id="list84115013532398" text:continue-list="list8411635752665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2" text:outline-level="7">по Шарковщинскому <text:span text:style-name="T105">РГС</text:span></text:h>
                                </text:list-item>
                                <text:list-item>
                                  <text:h text:style-name="P35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column table:style-name="Таблица59.E"/>
        <text:soft-page-break/>
        <table:table-row table:style-name="Таблица59.1">
          <table:table-cell table:style-name="Таблица59.A1" office:value-type="string">
            <text:p text:style-name="P503">- главного инженера РГС</text:p>
            <text:p text:style-name="P466">- мастера</text:p>
            <text:p text:style-name="P466">- <text:span text:style-name="T138">мастера</text:span></text:p>
            <text:p text:style-name="P466">- <text:span text:style-name="T139">вед. бухгалтер</text:span></text:p>
          </table:table-cell>
          <table:table-cell table:style-name="Таблица59.A1" office:value-type="string">
            <text:p text:style-name="P656"/>
          </table:table-cell>
          <table:table-cell table:style-name="Таблица59.A1" office:value-type="string">
            <text:p text:style-name="P469">Ючковича Н.И.</text:p>
            <text:p text:style-name="P469">Малыша А.В.</text:p>
            <text:p text:style-name="P473">Жижикина А.В.</text:p>
            <text:p text:style-name="P469">Ахрамёнок А.В.</text:p>
          </table:table-cell>
          <table:table-cell table:style-name="Таблица59.A1" office:value-type="string">
            <text:p text:style-name="P656"/>
          </table:table-cell>
          <table:table-cell table:style-name="Таблица59.A1" office:value-type="string">
            <text:p text:style-name="P515">- председателя;</text:p>
            <text:list xml:id="list84114295259218" text:continue-list="list84115013532398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0" text:outline-level="4" text:restart-numbering="true" text:start-value="1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596"/>
      <text:list xml:id="list841160907389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98" text:outline-level="7">2<text:span text:style-name="T198">0</text:span></text:h>
                                </text:list-item>
                                <text:list-item>
                                  <text:h text:style-name="P315" text:outline-level="7">Комиссию по проверке знаний у абонентов, производящих самостоятельную замену бытовых газовых баллонов в составе:</text:h>
                                </text:list-item>
                                <text:list-item>
                                  <text:h text:style-name="P32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column table:style-name="Таблица60.D"/>
        <table:table-column table:style-name="Таблица60.E"/>
        <table:table-row>
          <table:table-cell table:style-name="Таблица60.A1" office:value-type="string">
            <text:list xml:id="list8411478361710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404" text:outline-level="7">-<text:span text:style-name="T149">главного инженера</text:span></text:h>
                                      </text:list-item>
                                      <text:list-item>
                                        <text:h text:style-name="P81" text:outline-level="7">- <text:span text:style-name="T144">заместителя главного инженера </text:span></text:h>
                                      </text:list-item>
                                      <text:list-item>
                                        <text:h text:style-name="P405" text:outline-level="7">- мастера</text:h>
                                      </text:list-item>
                                      <text:list-item>
                                        <text:h text:style-name="P405" text:outline-level="7">- инженера по ОТ</text:h>
                                      </text:list-item>
                                      <text:list-item>
                                        <text:h text:style-name="P405" text:outline-level="7">-маст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60.A1" office:value-type="string">
            <text:p text:style-name="P650"/>
          </table:table-cell>
          <table:table-cell table:style-name="Таблица60.A1" office:value-type="string">
            <text:list xml:id="list8411588949686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99" text:outline-level="7">Клыбика В.И.</text:h>
                                      </text:list-item>
                                      <text:list-item>
                                        <text:h text:style-name="P399" text:outline-level="7">Козела В.А.</text:h>
                                      </text:list-item>
                                      <text:list-item>
                                        <text:h text:style-name="P400" text:outline-level="7">Гасянца О.В.</text:h>
                                      </text:list-item>
                                      <text:list-item>
                                        <text:h text:style-name="P401" text:outline-level="7">Маркевич Г.К</text:h>
                                      </text:list-item>
                                      <text:list-item>
                                        <text:h text:style-name="P401" text:outline-level="7">Пожарского И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60.A1" office:value-type="string">
            <text:p text:style-name="P650"/>
          </table:table-cell>
          <table:table-cell table:style-name="Таблица60.A1" office:value-type="string">
            <text:list xml:id="list8411618686698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3" text:outline-level="4">- председателя;</text:h>
                          </text:list-item>
                          <text:list-item>
                            <text:h text:style-name="P618" text:outline-level="4">- члена комиссии;</text:h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-<text:span text:style-name="T149">члена комиссии;</text:span></text:h>
                                      </text:list-item>
                                      <text:list-item>
                                        <text:h text:style-name="P73" text:outline-level="7">-<text:span text:style-name="T149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35095176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0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116144951233" text:continue-list="list84114780679757" text:style-name="L7">
        <text:list-header>
          <text:h text:style-name="P403" text:outline-level="7" text:restart-numbering="true" text:start-value="1">по Миорскому <text:span text:style-name="T106">РГС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403" text:outline-level="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column table:style-name="Таблица61.E"/>
        <table:table-row>
          <table:table-cell table:style-name="Таблица61.A1" office:value-type="string">
            <text:p text:style-name="P506"><text:span text:style-name="T103">- главного инженера </text:span><text:span text:style-name="T58">РГС</text:span></text:p>
            <text:p text:style-name="P482">- <text:span text:style-name="T80">старшего </text:span><text:span text:style-name="T79">мастера</text:span></text:p>
            <text:p text:style-name="P450"><text:span text:style-name="T34">- </text:span><text:span text:style-name="T25">старшего </text:span><text:span text:style-name="T22">мастера</text:span></text:p>
          </table:table-cell>
          <table:table-cell table:style-name="Таблица61.A1" office:value-type="string">
            <text:p text:style-name="P656"/>
          </table:table-cell>
          <table:table-cell table:style-name="Таблица61.A1" office:value-type="string">
            <text:p text:style-name="P552">Конюшевского Ю.С.</text:p>
            <text:p text:style-name="P575">Мажинского В.В.</text:p>
            <text:p text:style-name="P565">Максименко В.В.</text:p>
          </table:table-cell>
          <table:table-cell table:style-name="Таблица61.A1" office:value-type="string">
            <text:p text:style-name="P656"/>
          </table:table-cell>
          <table:table-cell table:style-name="Таблица61.A1" office:value-type="string">
            <text:list xml:id="list84115416384479" text:continue-list="list84116350951769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17" text:outline-level="4" text:restart-numbering="true" text:start-value="1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7256150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115199940387" text:continue-list="list84116144951233" text:style-name="L7">
        <text:list-header>
          <text:h text:style-name="P363" text:outline-level="7" text:restart-numbering="true" text:start-value="1">по Шарковщинскому <text:span text:style-name="T106">РГС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354" text:outline-level="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column table:style-name="Таблица62.D"/>
        <table:table-column table:style-name="Таблица62.E"/>
        <table:table-row>
          <table:table-cell table:style-name="Таблица62.A1" office:value-type="string">
            <text:p text:style-name="P506"><text:span text:style-name="T103">- главного инженера </text:span><text:span text:style-name="T58">РГС</text:span></text:p>
            <text:p text:style-name="P482">- мастера</text:p>
            <text:p text:style-name="P450"><text:span text:style-name="T34">- </text:span><text:span text:style-name="T38">мастера</text:span></text:p>
          </table:table-cell>
          <table:table-cell table:style-name="Таблица62.A1" office:value-type="string">
            <text:p text:style-name="P656"/>
          </table:table-cell>
          <table:table-cell table:style-name="Таблица62.A1" office:value-type="string">
            <text:list xml:id="list84115514866306" text:continue-list="list84114725615088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46" text:outline-level="7" text:restart-numbering="true" text:start-value="1">Ючковича Н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89">Жижикина А.В.</text:p>
            <text:p text:style-name="P471">Малыша А.В.</text:p>
          </table:table-cell>
          <table:table-cell table:style-name="Таблица62.A1" office:value-type="string">
            <text:p text:style-name="P656"/>
          </table:table-cell>
          <table:table-cell table:style-name="Таблица62.A1" office:value-type="string">
            <text:list xml:id="list8411631895656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803017004" text:continue-list="list84115199940387" text:style-name="L7">
        <text:list-header>
          <text:h text:style-name="P364" text:outline-level="7" text:restart-numbering="true" text:start-value="1"/>
        </text:list-header>
      </text:list>
      <text:list xml:id="list84114996159661" text:continue-list="list8411631895656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4" text:outline-level="7" text:restart-numbering="true" text:start-value="1">2<text:span text:style-name="T198">1</text:span></text:h>
                                </text:list-item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324" text:outline-level="7">Комиссию по определению плотности сжиженного газа поступающего с газонаполнительной станции <text:s/>в составе:</text:h>
                                </text:list-item>
                                <text:list-item>
                                  <text:h text:style-name="P33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column table:style-name="Таблица63.D"/>
        <table:table-column table:style-name="Таблица63.E"/>
        <table:table-row>
          <table:table-cell table:style-name="Таблица63.A1" office:value-type="string">
            <text:p text:style-name="P506"><text:span text:style-name="T103">- </text:span><text:span text:style-name="T58">главного инженера ПУ</text:span></text:p>
            <text:list xml:id="list8411492461710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41" text:outline-level="7"><text:span text:style-name="T58">- </text:span><text:span text:style-name="T65">з</text:span><text:span text:style-name="T115">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60">- ведущего экономиста</text:p>
            <text:p text:style-name="P460">- бухгалтера </text:p>
          </table:table-cell>
          <table:table-cell table:style-name="Таблица63.A1" office:value-type="string">
            <text:p text:style-name="P656"/>
          </table:table-cell>
          <table:table-cell table:style-name="Таблица63.A1" office:value-type="string">
            <text:list xml:id="list8411488830952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5" text:outline-level="7">Клыбика В.И.</text:h>
                                      </text:list-item>
                                      <text:list-item>
                                        <text:h text:style-name="P175" text:outline-level="7">Козела В.А.</text:h>
                                      </text:list-item>
                                      <text:list-item>
                                        <text:h text:style-name="P162" text:outline-level="7">Ахрамейко Е.Н.</text:h>
                                      </text:list-item>
                                      <text:list-item>
                                        <text:h text:style-name="P169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63.A1" office:value-type="string">
            <text:p text:style-name="P656"/>
          </table:table-cell>
          <table:table-cell table:style-name="Таблица63.A1" office:value-type="string">
            <text:list xml:id="list8411601636486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30" text:outline-level="4">-<text:span text:style-name="T150">члена комиссии;</text:span>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<text:span text:style-name="T150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33025292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48" text:outline-level="7"/>
                                </text:list-item>
                                <text:list-item>
                                  <text:h text:style-name="P214" text:outline-level="7"><text:span text:style-name="T106">по Миорскому</text:span> <text:span text:style-name="T106">РГС</text:span></text:h>
                                </text:list-item>
                                <text:list-item>
                                  <text:h text:style-name="P21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64" table:style-name="Таблица64">
        <table:table-column table:style-name="Таблица64.A"/>
        <table:table-column table:style-name="Таблица64.B"/>
        <table:table-column table:style-name="Таблица64.C"/>
        <table:table-column table:style-name="Таблица64.D"/>
        <table:table-column table:style-name="Таблица64.E"/>
        <text:soft-page-break/>
        <table:table-row>
          <table:table-cell table:style-name="Таблица64.A1" office:value-type="string">
            <text:p text:style-name="P506"><text:span text:style-name="T103">- главного инженера </text:span><text:span text:style-name="T58">РГС</text:span></text:p>
            <text:p text:style-name="P482">- <text:span text:style-name="T80">старшего </text:span><text:span text:style-name="T79">мастера</text:span></text:p>
            <text:p text:style-name="P484">- <text:span text:style-name="T150">ведущего бухгалтера</text:span></text:p>
          </table:table-cell>
          <table:table-cell table:style-name="Таблица64.A1" office:value-type="string">
            <text:p text:style-name="P656"/>
          </table:table-cell>
          <table:table-cell table:style-name="Таблица64.A1" office:value-type="string">
            <text:p text:style-name="P552">Конюшевского Ю.С.</text:p>
            <text:p text:style-name="P575">Мажинского В.В.</text:p>
            <text:p text:style-name="P568">Голуб И.Р.</text:p>
          </table:table-cell>
          <table:table-cell table:style-name="Таблица64.A1" office:value-type="string">
            <text:p text:style-name="P656"/>
          </table:table-cell>
          <table:table-cell table:style-name="Таблица64.A1" office:value-type="string">
            <text:list xml:id="list8411564215268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2646319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17" text:outline-level="7"/>
                                </text:list-item>
                                <text:list-item>
                                  <text:h text:style-name="P217" text:outline-level="7"/>
                                </text:list-item>
                                <text:list-item>
                                  <text:h text:style-name="P361" text:outline-level="7">по Шарковщинскому <text:span text:style-name="T106">РГС</text:span></text:h>
                                </text:list-item>
                                <text:list-item>
                                  <text:h text:style-name="P35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65" table:style-name="Таблица65">
        <table:table-column table:style-name="Таблица65.A"/>
        <table:table-column table:style-name="Таблица65.B"/>
        <table:table-column table:style-name="Таблица65.C"/>
        <table:table-column table:style-name="Таблица65.D"/>
        <table:table-column table:style-name="Таблица65.E"/>
        <table:table-row>
          <table:table-cell table:style-name="Таблица65.A1" office:value-type="string">
            <text:p text:style-name="P506"><text:span text:style-name="T103">- главного инженера </text:span><text:span text:style-name="T58">РГС</text:span></text:p>
            <text:p text:style-name="P482">- мастера</text:p>
            <text:p text:style-name="P484">- <text:span text:style-name="T150">ведущего бухгалтера</text:span></text:p>
          </table:table-cell>
          <table:table-cell table:style-name="Таблица65.A1" office:value-type="string">
            <text:p text:style-name="P656"/>
          </table:table-cell>
          <table:table-cell table:style-name="Таблица65.A1" office:value-type="string">
            <text:list xml:id="list8411530065330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46" text:outline-level="7">Ючковича Н.И.</text:h>
                                      </text:list-item>
                                      <text:list-item>
                                        <text:h text:style-name="P249" text:outline-level="7">Малыша А.В.</text:h>
                                      </text:list-item>
                                      <text:list-item>
                                        <text:h text:style-name="P251" text:outline-level="7">Ахраменок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65.A1" office:value-type="string">
            <text:p text:style-name="P656"/>
          </table:table-cell>
          <table:table-cell table:style-name="Таблица65.A1" office:value-type="string">
            <text:list xml:id="list8411503331226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38763472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4" text:outline-level="7"/>
                                </text:list-item>
                                <text:list-item>
                                  <text:h text:style-name="P44" text:outline-level="7">2<text:span text:style-name="T198">2</text:span></text:h>
                                </text:list-item>
                                <text:list-item>
                                  <text:h text:style-name="P44" text:outline-level="7"/>
                                </text:list-item>
                                <text:list-item>
                                  <text:h text:style-name="P317" text:outline-level="7">Комиссию по расчету фактических потерь сжиженного газа в составе:</text:h>
                                </text:list-item>
                                <text:list-item>
                                  <text:h text:style-name="P330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66" table:style-name="Таблица66">
        <table:table-column table:style-name="Таблица66.A"/>
        <table:table-column table:style-name="Таблица66.B"/>
        <table:table-column table:style-name="Таблица66.C"/>
        <table:table-column table:style-name="Таблица66.D"/>
        <table:table-column table:style-name="Таблица66.E"/>
        <table:table-row>
          <table:table-cell table:style-name="Таблица66.A1" office:value-type="string">
            <text:p text:style-name="P523"><text:span text:style-name="T103">- </text:span><text:span text:style-name="T66">главного инженера</text:span></text:p>
            <text:list xml:id="list8411622438688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82" text:outline-level="7"><text:span text:style-name="T66">- </text:span><text:span text:style-name="T65">з</text:span><text:span text:style-name="T67">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99">- мастера</text:p>
            <text:p text:style-name="P499">-бухгалтера</text:p>
          </table:table-cell>
          <table:table-cell table:style-name="Таблица66.A1" office:value-type="string">
            <text:p text:style-name="P650"/>
          </table:table-cell>
          <table:table-cell table:style-name="Таблица66.A1" office:value-type="string">
            <text:list xml:id="list8411531797510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07" text:outline-level="7">Клыбика В.И.</text:h>
                                      </text:list-item>
                                      <text:list-item>
                                        <text:h text:style-name="P107" text:outline-level="7">Козела В.А.</text:h>
                                      </text:list-item>
                                      <text:list-item>
                                        <text:h text:style-name="P108" text:outline-level="7">Малюжанца А.А.</text:h>
                                      </text:list-item>
                                      <text:list-item>
                                        <text:h text:style-name="P109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66.A1" office:value-type="string">
            <text:p text:style-name="P650"/>
          </table:table-cell>
          <table:table-cell table:style-name="Таблица66.A1" office:value-type="string">
            <text:list xml:id="list8411623284642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3" text:outline-level="4">- председателя;</text:h>
                          </text:list-item>
                          <text:list-item>
                            <text:h text:style-name="P618" text:outline-level="4">- члена комиссии;</text:h>
                          </text:list-item>
                          <text:list-item>
                            <text:h text:style-name="P626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91" text:outline-level="7">-<text:span text:style-name="T170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6000110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33" text:outline-level="7"/>
                                </text:list-item>
                                <text:list-item>
                                  <text:h text:style-name="P214" text:outline-level="7">по Миорскому <text:span text:style-name="T106">РГС</text:span></text:h>
                                </text:list-item>
                                <text:list-item>
                                  <text:h text:style-name="P21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column table:style-name="Таблица67.D"/>
        <table:table-column table:style-name="Таблица67.E"/>
        <table:table-row>
          <table:table-cell table:style-name="Таблица67.A1" office:value-type="string">
            <text:p text:style-name="P506"><text:span text:style-name="T103">- главного инженера </text:span><text:span text:style-name="T58">РГС</text:span></text:p>
            <text:p text:style-name="P482">- мастера</text:p>
            <text:p text:style-name="P484">- <text:span text:style-name="T150">ведущего бухгалтера</text:span></text:p>
          </table:table-cell>
          <table:table-cell table:style-name="Таблица67.A1" office:value-type="string">
            <text:p text:style-name="P656"/>
          </table:table-cell>
          <table:table-cell table:style-name="Таблица67.A1" office:value-type="string">
            <text:p text:style-name="P552">Конюшевского Ю.С.</text:p>
            <text:p text:style-name="P565">Дерко И.А.</text:p>
            <text:p text:style-name="P569">Голуб И.Р.</text:p>
          </table:table-cell>
          <table:table-cell table:style-name="Таблица67.A1" office:value-type="string">
            <text:p text:style-name="P656"/>
          </table:table-cell>
          <table:table-cell table:style-name="Таблица67.A1" office:value-type="string">
            <text:list xml:id="list8411514618692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223582723" text:continue-list="list84115884616518" text:style-name="L11">
        <text:list-header>
          <text:p text:style-name="P590"/>
        </text:list-header>
      </text:list>
      <text:list xml:id="list84115495883116" text:continue-list="list84115146186926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85" text:outline-level="7" text:restart-numbering="true" text:start-value="1">по Шарковщинскому <text:span text:style-name="T106">РГС</text:span></text:h>
                                </text:list-item>
                                <text:list-item>
                                  <text:h text:style-name="P38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68" table:style-name="Таблица68">
        <table:table-column table:style-name="Таблица68.A"/>
        <table:table-column table:style-name="Таблица68.B"/>
        <table:table-column table:style-name="Таблица68.C"/>
        <table:table-column table:style-name="Таблица68.D"/>
        <table:table-column table:style-name="Таблица68.E"/>
        <table:table-row>
          <table:table-cell table:style-name="Таблица68.A1" office:value-type="string">
            <text:p text:style-name="P506"><text:span text:style-name="T103">- главного инженера </text:span><text:span text:style-name="T58">РГС</text:span></text:p>
            <text:p text:style-name="P482">- мастера</text:p>
            <text:p text:style-name="P484">- вед. бухгалтера</text:p>
          </table:table-cell>
          <table:table-cell table:style-name="Таблица68.A1" office:value-type="string">
            <text:p text:style-name="P656"/>
          </table:table-cell>
          <table:table-cell table:style-name="Таблица68.A1" office:value-type="string">
            <text:list xml:id="list8411628572430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46" text:outline-level="7">Ючковича Н.И.</text:h>
                                      </text:list-item>
                                      <text:list-item>
                                        <text:h text:style-name="P249" text:outline-level="7">Жижикина А.В.</text:h>
                                      </text:list-item>
                                      <text:list-item>
                                        <text:h text:style-name="P246" text:outline-level="7">Ахрамёнок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68.A1" office:value-type="string">
            <text:p text:style-name="P656"/>
          </table:table-cell>
          <table:table-cell table:style-name="Таблица68.A1" office:value-type="string">
            <text:list xml:id="list8411435486185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388960801" text:continue-list="list84115223582723" text:style-name="L11">
        <text:list-header>
          <text:p text:style-name="P597"/>
        </text:list-header>
      </text:list>
      <text:list xml:id="list84115038502805" text:continue-list="list8411435486185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46" text:outline-level="7" text:restart-numbering="true" text:start-value="1">2<text:span text:style-name="T198">3</text:span></text:h>
                                </text:list-item>
                                <text:list-item>
                                  <text:h text:style-name="P46" text:outline-level="7"/>
                                </text:list-item>
                                <text:list-item>
                                  <text:h text:style-name="P321" text:outline-level="7">Комиссию по разработке норм расхода топлива и смазочных материалов на автомашины и автотракторную технику в составе:</text:h>
                                </text:list-item>
                                <text:list-item>
                                  <text:h text:style-name="P342" text:outline-level="7"><text:s text:c="53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69" table:style-name="Таблица69">
        <table:table-column table:style-name="Таблица69.A"/>
        <table:table-column table:style-name="Таблица69.B"/>
        <table:table-column table:style-name="Таблица69.C"/>
        <table:table-column table:style-name="Таблица69.D"/>
        <table:table-column table:style-name="Таблица69.E"/>
        <table:table-row>
          <table:table-cell table:style-name="Таблица69.A1" office:value-type="string">
            <text:p text:style-name="P523">-<text:span text:style-name="T150">главного инженера</text:span></text:p>
            <text:list xml:id="list8411626849876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82" text:outline-level="7">- <text:span text:style-name="T144">з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95"><text:soft-page-break/><text:span text:style-name="T103">- </text:span><text:span text:style-name="T59"><text:s/>мастера</text:span></text:p>
            <text:p text:style-name="P498">- ведущего экономиста</text:p>
            <text:p text:style-name="P495"><text:span text:style-name="T59">- главного инженера <text:s text:c="2"/>Миорского РГ</text:span><text:span text:style-name="T60">С</text:span></text:p>
            <text:p text:style-name="P495"><text:span text:style-name="T59">- главного инженер</text:span><text:span text:style-name="T60">а</text:span></text:p>
            <text:p text:style-name="P491">Шарковщинского <text:s/>РГС</text:p>
          </table:table-cell>
          <table:table-cell table:style-name="Таблица69.A1" office:value-type="string">
            <text:p text:style-name="P650"/>
          </table:table-cell>
          <table:table-cell table:style-name="Таблица69.A1" office:value-type="string">
            <text:list xml:id="list8411634338661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1" text:outline-level="7">Клыбика В.И.</text:h>
                                      </text:list-item>
                                      <text:list-item>
                                        <text:h text:style-name="P111" text:outline-level="7">Козела В.А.</text:h>
                                      </text:list-item>
                                      <text:list-item>
                                        <text:h text:style-name="P112" text:outline-level="7"><text:soft-page-break/><text:span text:style-name="T202">Гасянца О.В</text:span>.</text:h>
                                      </text:list-item>
                                      <text:list-item>
                                        <text:h text:style-name="P112" text:outline-level="7">Ахрамейко Е.Н.</text:h>
                                      </text:list-item>
                                      <text:list-item>
                                        <text:h text:style-name="P112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79">Конюшевского Ю.С.</text:p>
            <text:p text:style-name="P583">Ючковича Н.И.</text:p>
          </table:table-cell>
          <table:table-cell table:style-name="Таблица69.A1" office:value-type="string">
            <text:p text:style-name="P650"/>
          </table:table-cell>
          <table:table-cell table:style-name="Таблица69.A1" office:value-type="string">
            <text:list xml:id="list8411599841597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3" text:outline-level="4">- председателя;</text:h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<text:soft-page-break/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/>
                                      </text:list-item>
                                      <text:list-item>
                                        <text:h text:style-name="P73" text:outline-level="7">-<text:span text:style-name="T150">члена комиссии;</text:span></text:h>
                                      </text:list-item>
                                      <text:list-item>
                                        <text:h text:style-name="P73" text:outline-level="7"/>
                                      </text:list-item>
                                      <text:list-item>
                                        <text:h text:style-name="P73" text:outline-level="7">-<text:span text:style-name="T150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53565319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>2<text:span text:style-name="T198">4</text:span></text:h>
                                </text:list-item>
                                <text:list-item>
                                  <text:h text:style-name="P4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45">Комиссию по предупреждению и ликвидации чрезвычайных ситуаций на объектах и системах газоснабжения управления в составе:</text:p>
      <text:p text:style-name="P648"/>
      <table:table table:name="Таблица84" table:style-name="Таблица84">
        <table:table-column table:style-name="Таблица84.A"/>
        <table:table-column table:style-name="Таблица84.B"/>
        <table:table-column table:style-name="Таблица84.C"/>
        <table:table-column table:style-name="Таблица84.D"/>
        <table:table-column table:style-name="Таблица84.E"/>
        <table:table-row>
          <table:table-cell table:style-name="Таблица84.A1" office:value-type="string">
            <text:p text:style-name="P523">- главного инженера ПУ</text:p>
            <text:list xml:id="list8411447581329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82" text:outline-level="7">- <text:span text:style-name="T144">з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50">- мастера</text:p>
            <text:p text:style-name="P450"><text:span text:style-name="T103">- </text:span><text:span text:style-name="T59">ведущего экономиста </text:span></text:p>
            <text:p text:style-name="P450">- <text:s/>мастер<text:span text:style-name="T209">а</text:span></text:p>
          </table:table-cell>
          <table:table-cell table:style-name="Таблица84.A1" office:value-type="string">
            <text:p text:style-name="P650"/>
          </table:table-cell>
          <table:table-cell table:style-name="Таблица84.A1" office:value-type="string">
            <text:list xml:id="list8411582364434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6" text:outline-level="7">Клыбика В.И.</text:h>
                                      </text:list-item>
                                      <text:list-item>
                                        <text:h text:style-name="P176" text:outline-level="7">Козела В.А.</text:h>
                                      </text:list-item>
                                      <text:list-item>
                                        <text:h text:style-name="P177" text:outline-level="7">Василевича Н.А.</text:h>
                                      </text:list-item>
                                      <text:list-item>
                                        <text:h text:style-name="P177" text:outline-level="7">Ахрамейко Е.Н.</text:h>
                                      </text:list-item>
                                      <text:list-item>
                                        <text:h text:style-name="P177" text:outline-level="7">Малюжанца А.А.</text:h>
                                      </text:list-item>
                                      <text:list-item>
                                        <text:h text:style-name="P130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4.A1" office:value-type="string">
            <text:p text:style-name="P650"/>
          </table:table-cell>
          <table:table-cell table:style-name="Таблица84.A1" office:value-type="string">
            <text:list xml:id="list8411616026027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3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28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04763705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33" text:outline-level="7"/>
                                </text:list-item>
                                <text:list-item>
                                  <text:h text:style-name="P214" text:outline-level="7">по Миорскому <text:span text:style-name="T106">РГС</text:span></text:h>
                                </text:list-item>
                                <text:list-item>
                                  <text:h text:style-name="P21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5" table:style-name="Таблица115">
        <table:table-column table:style-name="Таблица115.A"/>
        <table:table-column table:style-name="Таблица115.B"/>
        <table:table-column table:style-name="Таблица115.C"/>
        <table:table-column table:style-name="Таблица115.D"/>
        <table:table-column table:style-name="Таблица115.E"/>
        <table:table-row>
          <table:table-cell table:style-name="Таблица115.A1" office:value-type="string">
            <text:p text:style-name="P506"><text:span text:style-name="T103">- главного инженера </text:span><text:span text:style-name="T58">РГС</text:span></text:p>
            <text:p text:style-name="P482">- старшего мастера</text:p>
            <text:p text:style-name="P484">- старшего мастера</text:p>
            <text:p text:style-name="P484">- мастера</text:p>
          </table:table-cell>
          <table:table-cell table:style-name="Таблица115.A1" office:value-type="string">
            <text:p text:style-name="P656"/>
          </table:table-cell>
          <table:table-cell table:style-name="Таблица115.A1" office:value-type="string">
            <text:p text:style-name="P552">Конюшевского Ю.С.</text:p>
            <text:p text:style-name="P565">Мажинского В.В.</text:p>
            <text:p text:style-name="P570">Максименко В.В.</text:p>
            <text:p text:style-name="P570">Дерко И.А.</text:p>
          </table:table-cell>
          <table:table-cell table:style-name="Таблица115.A1" office:value-type="string">
            <text:p text:style-name="P656"/>
          </table:table-cell>
          <table:table-cell table:style-name="Таблица115.A1" office:value-type="string">
            <text:list xml:id="list8411606116490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7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184766955" text:continue-list="list84114388960801" text:style-name="L11">
        <text:list-header>
          <text:p text:style-name="P592"/>
        </text:list-header>
      </text:list>
      <text:list xml:id="list84115770255284" text:continue-list="list8411606116490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86" text:outline-level="7" text:restart-numbering="true" text:start-value="1">по Шарковщинскому <text:span text:style-name="T106">РГС</text:span></text:h>
                                </text:list-item>
                                <text:list-item>
                                  <text:h text:style-name="P389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6" table:style-name="Таблица116">
        <table:table-column table:style-name="Таблица116.A"/>
        <table:table-column table:style-name="Таблица116.B"/>
        <table:table-column table:style-name="Таблица116.C"/>
        <table:table-column table:style-name="Таблица116.D"/>
        <table:table-column table:style-name="Таблица116.E"/>
        <table:table-row>
          <table:table-cell table:style-name="Таблица116.A1" office:value-type="string">
            <text:p text:style-name="P523"><text:span text:style-name="T103">- главного инженера </text:span><text:span text:style-name="T58">РГС</text:span></text:p>
            <text:p text:style-name="P492">- мастера</text:p>
            <text:p text:style-name="P493">- <text:span text:style-name="T140">мастера</text:span></text:p>
          </table:table-cell>
          <table:table-cell table:style-name="Таблица116.A1" office:value-type="string">
            <text:p text:style-name="P650"/>
          </table:table-cell>
          <table:table-cell table:style-name="Таблица116.A1" office:value-type="string">
            <text:list xml:id="list8411471315375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30" text:outline-level="7">Ючковича Н.И.</text:h>
                                      </text:list-item>
                                      <text:list-item>
                                        <text:h text:style-name="P230" text:outline-level="7">Малыша А.В.</text:h>
                                      </text:list-item>
                                      <text:list-item>
                                        <text:h text:style-name="P232" text:outline-level="7">Жижикина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16.A1" office:value-type="string">
            <text:p text:style-name="P650"/>
          </table:table-cell>
          <table:table-cell table:style-name="Таблица116.A1" office:value-type="string">
            <text:list xml:id="list8411525292467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3" text:outline-level="4">- председателя;</text:h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- <text:span text:style-name="T140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721692030" text:continue-list="list84116184766955" text:style-name="L11">
        <text:list-header>
          <text:p text:style-name="P598"/>
        </text:list-header>
      </text:list>
      <text:p text:style-name="P647">2<text:span text:style-name="T198">5</text:span></text:p>
      <text:p text:style-name="P649"/>
      <text:list xml:id="list84115778366537" text:continue-list="list8411525292467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24" text:outline-level="7" text:restart-numbering="true" text:start-value="1">Специализированную добровольную дружину по взаимодействию с органами <text:s/>внутренних дел в составе:</text:h>
                                </text:list-item>
                                <text:list-item>
                                  <text:h text:style-name="P33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71" table:style-name="Таблица71">
        <table:table-column table:style-name="Таблица71.A"/>
        <table:table-column table:style-name="Таблица71.B"/>
        <table:table-column table:style-name="Таблица71.C"/>
        <table:table-column table:style-name="Таблица71.D"/>
        <table:table-column table:style-name="Таблица71.E"/>
        <table:table-row>
          <table:table-cell table:style-name="Таблица71.A1" office:value-type="string">
            <text:p text:style-name="P507"/>
            <text:p text:style-name="P450">-слесаря ОРГО</text:p>
            <text:p text:style-name="P450"/>
          </table:table-cell>
          <table:table-cell table:style-name="Таблица71.A1" office:value-type="string">
            <text:p text:style-name="P656"/>
          </table:table-cell>
          <table:table-cell table:style-name="Таблица71.A1" office:value-type="string">
            <text:list xml:id="list8411433722668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7" text:outline-level="7"/>
                                      </text:list-item>
                                      <text:list-item>
                                        <text:h text:style-name="P177" text:outline-level="7">Сапеля Ю.Б.</text:h>
                                      </text:list-item>
                                      <text:list-item>
                                        <text:h text:style-name="P177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1.A1" office:value-type="string">
            <text:p text:style-name="P656"/>
          </table:table-cell>
          <table:table-cell table:style-name="Таблица71.A1" office:value-type="string">
            <text:p text:style-name="P666">- командира дружины;</text:p>
            <text:list xml:id="list8411541430817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13" text:outline-level="7"><text:span text:style-name="T3">- члена </text:span><text:span text:style-name="T4">дружины</text:span><text:span text:style-name="T3">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30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28170494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5" text:outline-level="7"><text:s text:c="2"/></text:h>
                                </text:list-item>
                                <text:list-item>
                                  <text:h text:style-name="P406" text:outline-level="7"><text:soft-page-break/>по Шарковщинскому <text:span text:style-name="T123">РГС</text:span></text:h>
                                </text:list-item>
                                <text:list-item>
                                  <text:h text:style-name="P40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73" table:style-name="Таблица73">
        <table:table-column table:style-name="Таблица73.A"/>
        <table:table-column table:style-name="Таблица73.B"/>
        <table:table-column table:style-name="Таблица73.C"/>
        <table:table-column table:style-name="Таблица73.D"/>
        <table:table-column table:style-name="Таблица73.E"/>
        <table:table-row>
          <table:table-cell table:style-name="Таблица73.A1" office:value-type="string">
            <text:p text:style-name="P506">- мастера</text:p>
            <text:p text:style-name="P495">- <text:span text:style-name="T191">водителя</text:span></text:p>
            <text:p text:style-name="P495">- <text:span text:style-name="T130">водителя</text:span></text:p>
          </table:table-cell>
          <table:table-cell table:style-name="Таблица73.A1" office:value-type="string">
            <text:p text:style-name="P656"/>
          </table:table-cell>
          <table:table-cell table:style-name="Таблица73.A1" office:value-type="string">
            <text:list xml:id="list8411476781522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2" text:outline-level="7">Жижикина А.В.</text:h>
                                      </text:list-item>
                                      <text:list-item>
                                        <text:h text:style-name="P102" text:outline-level="7">Синица Е.В.</text:h>
                                      </text:list-item>
                                      <text:list-item>
                                        <text:h text:style-name="P112" text:outline-level="7"><text:span text:style-name="T191">Пилипёнка А.И</text:span>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3.A1" office:value-type="string">
            <text:p text:style-name="P656"/>
          </table:table-cell>
          <table:table-cell table:style-name="Таблица73.A1" office:value-type="string">
            <text:p text:style-name="P667">- командира дружины;</text:p>
            <text:p text:style-name="P668">- члена дружины;</text:p>
            <text:p text:style-name="P668">- члена дружины;</text:p>
          </table:table-cell>
        </table:table-row>
      </table:table>
      <text:list xml:id="list84116136925072" text:continue-list="list8411476781522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406" text:outline-level="7" text:restart-numbering="true" text:start-value="1"/>
                                </text:list-item>
                                <text:list-item>
                                  <text:h text:style-name="P407" text:outline-level="7"/>
                                </text:list-item>
                                <text:list-item>
                                  <text:h text:style-name="P407" text:outline-level="7">по Миорскому <text:span text:style-name="T123">РГС</text:span></text:h>
                                </text:list-item>
                                <text:list-item>
                                  <text:h text:style-name="P40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2" table:style-name="Таблица112">
        <table:table-column table:style-name="Таблица112.A"/>
        <table:table-column table:style-name="Таблица112.B"/>
        <table:table-column table:style-name="Таблица112.C"/>
        <table:table-column table:style-name="Таблица112.D"/>
        <table:table-row>
          <table:table-cell table:style-name="Таблица112.A1" office:value-type="string">
            <text:p text:style-name="P506">- главного инженера</text:p>
            <text:p text:style-name="P495">- старшего мастера</text:p>
            <text:p text:style-name="P495">- мастера</text:p>
          </table:table-cell>
          <table:table-cell table:style-name="Таблица112.A1" office:value-type="string">
            <text:p text:style-name="P656">Конюшевского Ю.С.</text:p>
            <text:p text:style-name="P665">Максименко В.В.</text:p>
            <text:p text:style-name="P665">Дерко И.А.</text:p>
          </table:table-cell>
          <table:table-cell table:style-name="Таблица112.A1" office:value-type="string">
            <text:p text:style-name="P656"/>
          </table:table-cell>
          <table:table-cell table:style-name="Таблица112.A1" office:value-type="string">
            <text:p text:style-name="P667">- командира дружины;</text:p>
            <text:p text:style-name="P668">- члена дружины;</text:p>
            <text:p text:style-name="P668">- члена дружины;</text:p>
          </table:table-cell>
        </table:table-row>
      </table:table>
      <text:list xml:id="list841147680101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0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583339984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216" text:outline-level="7">2<text:span text:style-name="T198">6</text:span></text:h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115110664612" text:continue-list="list8411476801018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15" text:outline-level="7" text:restart-numbering="true" text:start-value="1">Добровольную народную дружину в составе: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75" table:style-name="Таблица75">
        <table:table-column table:style-name="Таблица75.A"/>
        <table:table-column table:style-name="Таблица75.B"/>
        <table:table-column table:style-name="Таблица75.C"/>
        <table:table-row>
          <table:table-cell table:style-name="Таблица75.A1" office:value-type="string">
            <text:p text:style-name="P506"/>
            <text:p text:style-name="P450">-слесаря ОРГО</text:p>
            <text:p text:style-name="P450">-электрогазосварщика</text:p>
            <text:p text:style-name="P451"/>
          </table:table-cell>
          <table:table-cell table:style-name="Таблица75.A1" office:value-type="string">
            <text:list xml:id="list8411557866476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78" text:outline-level="7"/>
                                      </text:list-item>
                                      <text:list-item>
                                        <text:h text:style-name="P178" text:outline-level="7">Сапеля Ю.Б.</text:h>
                                      </text:list-item>
                                      <text:list-item>
                                        <text:h text:style-name="P181" text:outline-level="7">Величко Ю.Г.</text:h>
                                      </text:list-item>
                                      <text:list-item>
                                        <text:h text:style-name="P178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5.A1" office:value-type="string">
            <text:list xml:id="list8411441136438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6" text:outline-level="7"/>
                                      </text:list-item>
                                      <text:list-item>
                                        <text:h text:style-name="P182" text:outline-level="7">-командир дружины</text:h>
                                      </text:list-item>
                                      <text:list-item>
                                        <text:h text:style-name="P182" text:outline-level="7">-член дружины;</text:h>
                                      </text:list-item>
                                      <text:list-item>
                                        <text:h text:style-name="P182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35911314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6" text:outline-level="7"/>
                                </text:list-item>
                                <text:list-item>
                                  <text:h text:style-name="P215" text:outline-level="7">по Миорскому <text:span text:style-name="T64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74" table:style-name="Таблица74">
        <table:table-column table:style-name="Таблица74.A"/>
        <table:table-column table:style-name="Таблица74.B"/>
        <table:table-column table:style-name="Таблица74.C"/>
        <table:table-row>
          <table:table-cell table:style-name="Таблица74.A1" office:value-type="string">
            <text:list xml:id="list8411512875270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7" text:outline-level="7">старшего маст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95">- <text:span text:style-name="T159">мастера</text:span></text:p>
            <text:p text:style-name="P495">- <text:span text:style-name="T130">слесаря ОиРНГ</text:span></text:p>
            <text:p text:style-name="P495">- <text:span text:style-name="T130">слесаря ОиРГО</text:span></text:p>
            <text:p text:style-name="P495">- контролера</text:p>
            <text:p text:style-name="P495">- слесаря ОиРГО</text:p>
            <text:p text:style-name="P495">-<text:span text:style-name="T161">водителя</text:span></text:p>
            <text:p text:style-name="P495">-<text:span text:style-name="T161">слесаря ОиРНГ</text:span></text:p>
            <text:p text:style-name="P496">-<text:span text:style-name="T161">слесаря ОиРНГ</text:span></text:p>
          </table:table-cell>
          <table:table-cell table:style-name="Таблица74.A1" office:value-type="string">
            <text:list xml:id="list8411431421962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3" text:outline-level="7">Максименко В.В.</text:h>
                                      </text:list-item>
                                      <text:list-item>
                                        <text:h text:style-name="P166" text:outline-level="7">Дерко И.А.</text:h>
                                      </text:list-item>
                                      <text:list-item>
                                        <text:h text:style-name="P113" text:outline-level="7">Плехтан Е.В.</text:h>
                                      </text:list-item>
                                      <text:list-item>
                                        <text:h text:style-name="P113" text:outline-level="7">Драбо Р.С.</text:h>
                                      </text:list-item>
                                      <text:list-item>
                                        <text:h text:style-name="P113" text:outline-level="7">Мателенка А.А.</text:h>
                                      </text:list-item>
                                      <text:list-item>
                                        <text:h text:style-name="P113" text:outline-level="7">Демида А.Н.</text:h>
                                      </text:list-item>
                                      <text:list-item>
                                        <text:h text:style-name="P105" text:outline-level="7">Босянка В.А.</text:h>
                                      </text:list-item>
                                      <text:list-item>
                                        <text:h text:style-name="P105" text:outline-level="7">Беляцкого А.А.</text:h>
                                      </text:list-item>
                                      <text:list-item>
                                        <text:h text:style-name="P105" text:outline-level="7">Антаненка А.А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4.A1" office:value-type="string">
            <text:list xml:id="list8411620964363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8" text:outline-level="7">-командир дружины</text:h>
                                      </text:list-item>
                                      <text:list-item>
                                        <text:h text:style-name="P183" text:outline-level="7">-<text:span text:style-name="T161">зам.командира дружины</text:span></text:h>
                                      </text:list-item>
                                      <text:list-item>
                                        <text:h text:style-name="P110" text:outline-level="7">-член дружины;</text:h>
                                      </text:list-item>
                                      <text:list-item>
                                        <text:h text:style-name="P110" text:outline-level="7">-член дружины;</text:h>
                                      </text:list-item>
                                      <text:list-item>
                                        <text:h text:style-name="P110" text:outline-level="7">-член дружины;</text:h>
                                      </text:list-item>
                                      <text:list-item>
                                        <text:h text:style-name="P110" text:outline-level="7">-член дружины;</text:h>
                                      </text:list-item>
                                      <text:list-item>
                                        <text:h text:style-name="P110" text:outline-level="7">-член дружины;</text:h>
                                      </text:list-item>
                                      <text:list-item>
                                        <text:h text:style-name="P110" text:outline-level="7">-член дружины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96"><text:span text:style-name="T112">-</text:span><text:span text:style-name="T30">член дружины;</text:span></text:p>
          </table:table-cell>
        </table:table-row>
      </table:table>
      <text:list xml:id="list3937729949" text:style-name="L13">
        <text:list-header>
          <text:p text:style-name="P525"/>
        </text:list-header>
      </text:list>
      <text:list xml:id="list84116008337293" text:continue-list="list8411620964363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215" text:outline-level="7" text:restart-numbering="true" text:start-value="1">по Шарковщинскому <text:span text:style-name="T123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76" table:style-name="Таблица76">
        <table:table-column table:style-name="Таблица76.A"/>
        <table:table-column table:style-name="Таблица76.B"/>
        <table:table-column table:style-name="Таблица76.C"/>
        <table:table-row>
          <table:table-cell table:style-name="Таблица76.A1" office:value-type="string">
            <text:p text:style-name="P518">- главного инженера <text:span text:style-name="T57">РГС</text:span></text:p>
            <text:p text:style-name="P477">- мастера</text:p>
            <text:p text:style-name="P477">- мастера</text:p>
          </table:table-cell>
          <table:table-cell table:style-name="Таблица76.A1" office:value-type="string">
            <text:p text:style-name="P519">Ючковича Н.И.</text:p>
            <text:list xml:id="list8411471105522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4" text:outline-level="7">Малыша А.В.</text:h>
                                      </text:list-item>
                                      <text:list-item>
                                        <text:h text:style-name="P168" text:outline-level="7">Жижикина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6.A1" office:value-type="string">
            <text:list xml:id="list8411609552352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8" text:outline-level="7">-командир дружины</text:h>
                                      </text:list-item>
                                      <text:list-item>
                                        <text:h text:style-name="P183" text:outline-level="7">-член дружины;</text:h>
                                      </text:list-item>
                                      <text:list-item>
                                        <text:h text:style-name="P197" text:outline-level="7">-член дружины;</text:h>
                                      </text:list-item>
                                      <text:list-item>
                                        <text:h text:style-name="P197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762667664" text:style-name="L14">
        <text:list-header>
          <text:h text:style-name="P226" text:outline-level="7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226" text:outline-level="7">2<text:span text:style-name="T198">7</text:span></text:h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list xml:id="list84114660665004" text:continue-list="list84116095523523" text:style-name="Outline">
        <text:list-item>
          <text:h text:style-name="P225" text:outline-level="7"/>
        </text:list-item>
      </text:list>
      <text:p text:style-name="P646"><text:soft-page-break/>Комиссию по списанию неиспользуемых основных средств <text:s text:c="25"/>и вовлечения их в хозяйственный оборот в составе:</text:p>
      <table:table table:name="Таблица77" table:style-name="Таблица77">
        <table:table-column table:style-name="Таблица77.A"/>
        <table:table-column table:style-name="Таблица77.B"/>
        <table:table-column table:style-name="Таблица77.C"/>
        <table:table-column table:style-name="Таблица77.D"/>
        <table:table-column table:style-name="Таблица77.E"/>
        <table:table-row>
          <table:table-cell table:style-name="Таблица77.A1" office:value-type="string">
            <text:list xml:id="list84115101083306" text:continue-list="list84114660665004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70" text:outline-level="7" text:restart-numbering="true" text:start-value="1">- главного инженера ПУ</text:h>
                                      </text:list-item>
                                      <text:list-item>
                                        <text:h text:style-name="P170" text:outline-level="7"><text:span text:style-name="T116">- </text:span><text:span text:style-name="T117">заместителя главного инжен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84116319086385" text:continue-list="list84115195600331" text:style-name="L2">
              <text:list-header>
                <text:h text:style-name="P159" text:outline-level="7">- <text:span text:style-name="T48">главного бухгалтера отдела бухгалтерского учета и отчетности </text:span></text:h>
                <text:h text:style-name="P159" text:outline-level="7">- ведущего экономиста</text:h>
              </text:list-header>
            </text:list>
          </table:table-cell>
          <table:table-cell table:style-name="Таблица77.A1" office:value-type="string">
            <text:p text:style-name="P656"/>
          </table:table-cell>
          <table:table-cell table:style-name="Таблица77.A1" office:value-type="string">
            <text:list xml:id="list84114525093546" text:continue-list="list84115101083306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13" text:outline-level="7" text:restart-numbering="true" text:start-value="1">Клыбика В.И.</text:h>
                                      </text:list-item>
                                      <text:list-item>
                                        <text:h text:style-name="P52" text:outline-level="7">Козела В.А.</text:h>
                                      </text:list-item>
                                      <text:list-item>
                                        <text:h text:style-name="P52" text:outline-level="7"/>
                                      </text:list-item>
                                      <text:list-item>
                                        <text:h text:style-name="P52" text:outline-level="7"/>
                                      </text:list-item>
                                      <text:list-item>
                                        <text:h text:style-name="P48" text:outline-level="7">Юхневич И.П.</text:h>
                                      </text:list-item>
                                      <text:list-item>
                                        <text:h text:style-name="P48" text:outline-level="7">Ахрамейко Е.Н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7.A1" office:value-type="string">
            <text:p text:style-name="P656"/>
          </table:table-cell>
          <table:table-cell table:style-name="Таблица77.A1" office:value-type="string">
            <text:list xml:id="list8411568911234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6" text:outline-level="4">- председателя;</text:h>
                          </text:list-item>
                          <text:list-item>
                            <text:h text:style-name="P636" text:outline-level="4">- члена комиссии;</text:h>
                          </text:list-item>
                          <text:list-item>
                            <text:h text:style-name="P630" text:outline-level="4"/>
                          </text:list-item>
                          <text:list-item>
                            <text:h text:style-name="P630" text:outline-level="4"/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24819730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60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44">2<text:span text:style-name="T198">8</text:span></text:p>
      <text:list xml:id="list8411528080155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18" text:outline-level="7">Комиссию по инвентаризации <text:span text:style-name="T171">арендного жилья </text:span>, находящегося на балансе управления в составе: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/>
        <table:table-column table:style-name="Таблица78.E"/>
        <table:table-row>
          <table:table-cell table:style-name="Таблица78.A1" office:value-type="string">
            <text:list xml:id="list8411578230647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8" text:outline-level="7">- главного инженера ПУ</text:h>
                                      </text:list-item>
                                      <text:list-item>
                                        <text:h text:style-name="P83" text:outline-level="7">- <text:span text:style-name="T144">заместителя главного инженера </text:span></text:h>
                                      </text:list-item>
                                      <text:list-item>
                                        <text:h text:style-name="P89" text:outline-level="7">-<text:span text:style-name="T18">главного бухгалтера отдела бухгалтерского учета и отчетности </text:span></text:h>
                                      </text:list-item>
                                      <text:list-item>
                                        <text:h text:style-name="P103" text:outline-level="7">-ведущего экономиста</text:h>
                                      </text:list-item>
                                      <text:list-item>
                                        <text:h text:style-name="P103" text:outline-level="7">-<text:span text:style-name="T205">юрисконсульта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8.A1" office:value-type="string">
            <text:p text:style-name="P650"/>
          </table:table-cell>
          <table:table-cell table:style-name="Таблица78.A1" office:value-type="string">
            <text:list xml:id="list8411612744576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5" text:outline-level="7">Клыбика В.И.</text:h>
                                      </text:list-item>
                                      <text:list-item>
                                        <text:h text:style-name="P114" text:outline-level="7">Козела В.А.</text:h>
                                      </text:list-item>
                                      <text:list-item>
                                        <text:h text:style-name="P114" text:outline-level="7"/>
                                      </text:list-item>
                                      <text:list-item>
                                        <text:h text:style-name="P115" text:outline-level="7"/>
                                      </text:list-item>
                                      <text:list-item>
                                        <text:h text:style-name="P115" text:outline-level="7">Юхневич И.П.</text:h>
                                      </text:list-item>
                                      <text:list-item>
                                        <text:h text:style-name="P115" text:outline-level="7">Ахрамейко Е.Н.</text:h>
                                      </text:list-item>
                                      <text:list-item>
                                        <text:h text:style-name="P117" text:outline-level="7">Еленской Н.Г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8.A1" office:value-type="string">
            <text:p text:style-name="P650"/>
          </table:table-cell>
          <table:table-cell table:style-name="Таблица78.A1" office:value-type="string">
            <text:list xml:id="list8411439177734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5" text:outline-level="7">- председателя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94" text:outline-level="7"/>
                                      </text:list-item>
                                      <text:list-item>
                                        <text:h text:style-name="P94" text:outline-level="7"/>
                                      </text:list-item>
                                      <text:list-item>
                                        <text:h text:style-name="P94" text:outline-level="7">-<text:span text:style-name="T151">члена комиссии;</text:span>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99833959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5" text:outline-level="7"/>
                                </text:list-item>
                                <text:list-item>
                                  <text:h text:style-name="P15" text:outline-level="7">по Шарковщинскому <text:span text:style-name="T98">РГС</text:span></text:h>
                                </text:list-item>
                                <text:list-item>
                                  <text:h text:style-name="P1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P503">- главного инженера РГС</text:p>
            <text:list xml:id="list8411629030420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0" text:outline-level="7">- <text:span text:style-name="T84">ведущий бухгалтер</text:span></text:h>
                                      </text:list-item>
                                      <text:list-item>
                                        <text:h text:style-name="P372" text:outline-level="7">-контрол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4.A1" office:value-type="string">
            <text:p text:style-name="P656"/>
          </table:table-cell>
          <table:table-cell table:style-name="Таблица14.A1" office:value-type="string">
            <text:p text:style-name="P548">Ючковича Н.И.</text:p>
            <text:list xml:id="list8411609884458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2" text:outline-level="7">Ахраменок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73">Павлович Л.И.</text:p>
          </table:table-cell>
          <table:table-cell table:style-name="Таблица14.A1" office:value-type="string">
            <text:p text:style-name="P656"/>
          </table:table-cell>
          <table:table-cell table:style-name="Таблица14.A1" office:value-type="string">
            <text:p text:style-name="P515">- председателя;</text:p>
            <text:list xml:id="list8411616205020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4052783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43" text:outline-level="7"/>
                                </text:list-item>
                                <text:list-item>
                                  <text:h text:style-name="P18" text:outline-level="7">по <text:span text:style-name="T183">Миорскому</text:span> <text:span text:style-name="T98">РГС</text:span></text:h>
                                </text:list-item>
                                <text:list-item>
                                  <text:h text:style-name="P1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column table:style-name="Таблица51.E"/>
        <table:table-row>
          <table:table-cell table:style-name="Таблица51.A1" office:value-type="string">
            <text:p text:style-name="P505">- главного инженера РГС</text:p>
            <text:list xml:id="list8411626424728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1" text:outline-level="7">- <text:span text:style-name="T84">ведущий бухгалтер</text:span></text:h>
                                      </text:list-item>
                                      <text:list-item>
                                        <text:h text:style-name="P373" text:outline-level="7">-контрол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51.A1" office:value-type="string">
            <text:p text:style-name="P658"/>
          </table:table-cell>
          <table:table-cell table:style-name="Таблица51.A1" office:value-type="string">
            <text:p text:style-name="P550">Конюшевского Ю.С.</text:p>
            <text:list xml:id="list8411476801648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74" text:outline-level="7">Голуб И.Р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74">Мателенка А.А</text:p>
          </table:table-cell>
          <table:table-cell table:style-name="Таблица51.A1" office:value-type="string">
            <text:p text:style-name="P658"/>
          </table:table-cell>
          <table:table-cell table:style-name="Таблица51.A1" office:value-type="string">
            <text:p text:style-name="P517">- председателя;</text:p>
            <text:list xml:id="list8411525722815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34" text:outline-level="4">- члена комиссии;</text:h>
                          </text:list-item>
                          <text:list-item>
                            <text:h text:style-name="P634" text:outline-level="4">- члена комиссии;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17898699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44" text:outline-level="7"/>
                                </text:list-item>
                                <text:list-item>
                                  <text:h text:style-name="P42" text:outline-level="7">29</text:h>
                                </text:list-item>
                                <text:list-item>
                                  <text:h text:style-name="P44" text:outline-level="7"/>
                                </text:list-item>
                                <text:list-item>
                                  <text:h text:style-name="P315" text:outline-level="7">Комиссию по проверке <text:span text:style-name="T95">знаний у теплотехнического персонала и </text:span>готовности теплоисточника и теплопотребителя к работе в осенне-зимний период 20<text:span text:style-name="T160">21</text:span>/20<text:span text:style-name="T160">22</text:span> году в составе:</text:h>
                                </text:list-item>
                                <text:list-item>
                                  <text:h text:style-name="P331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79" table:style-name="Таблица79">
        <table:table-column table:style-name="Таблица79.A"/>
        <table:table-column table:style-name="Таблица79.B"/>
        <table:table-column table:style-name="Таблица79.C"/>
        <table:table-column table:style-name="Таблица79.D"/>
        <table:table-column table:style-name="Таблица79.E"/>
        <table:table-row>
          <table:table-cell table:style-name="Таблица79.A1" office:value-type="string">
            <text:list xml:id="list8411557513446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8" text:outline-level="7">- главного инженера ПУ</text:h>
                                      </text:list-item>
                                      <text:list-item>
                                        <text:h text:style-name="P83" text:outline-level="7">- <text:span text:style-name="T144">заместителя главного инженера </text:span></text:h>
                                      </text:list-item>
                                      <text:list-item>
                                        <text:h text:style-name="P89" text:outline-level="7">- мастера</text:h>
                                      </text:list-item>
                                      <text:list-item>
                                        <text:h text:style-name="P89" text:outline-level="7"><text:soft-page-break/>- инженера по О<text:span text:style-name="T151">Т</text:span></text:h>
                                      </text:list-item>
                                      <text:list-item>
                                        <text:h text:style-name="P89" text:outline-level="7">- представителя <text:span text:style-name="T29">Энергонадзора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9.A1" office:value-type="string">
            <text:p text:style-name="P650"/>
          </table:table-cell>
          <table:table-cell table:style-name="Таблица79.A1" office:value-type="string">
            <text:list xml:id="list8411633150103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5" text:outline-level="7">Клыбика В.И.</text:h>
                                      </text:list-item>
                                      <text:list-item>
                                        <text:h text:style-name="P114" text:outline-level="7">Козела В.А.</text:h>
                                      </text:list-item>
                                      <text:list-item>
                                        <text:h text:style-name="P115" text:outline-level="7">Василевича Н.А.</text:h>
                                      </text:list-item>
                                      <text:list-item>
                                        <text:h text:style-name="P115" text:outline-level="7"><text:soft-page-break/>Маркевич Г.К.</text:h>
                                      </text:list-item>
                                      <text:list-item>
                                        <text:h text:style-name="P115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79.A1" office:value-type="string">
            <text:p text:style-name="P650"/>
          </table:table-cell>
          <table:table-cell table:style-name="Таблица79.A1" office:value-type="string">
            <text:list xml:id="list8411485946593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5" text:outline-level="7">- председателя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<text:soft-page-break/>- члена комиссии;</text:h>
                                      </text:list-item>
                                      <text:list-item>
                                        <text:h text:style-name="P116" text:outline-level="7">- члена комиссии;</text:h>
                                      </text:list-item>
                                      <text:list-item>
                                        <text:h text:style-name="P115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1560058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59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4115910370309" text:continue-list="list84114803017004" text:style-name="L7">
        <text:list-header>
          <text:h text:style-name="P279" text:outline-level="7" text:restart-numbering="true" text:start-value="1">по Миорскому <text:span text:style-name="T124">РГС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158" text:outline-level="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able:table table:name="Таблица80" table:style-name="Таблица80">
        <table:table-column table:style-name="Таблица80.A"/>
        <table:table-column table:style-name="Таблица80.B"/>
        <table:table-column table:style-name="Таблица80.C"/>
        <table:table-column table:style-name="Таблица80.D"/>
        <table:table-column table:style-name="Таблица80.E"/>
        <table:table-row>
          <table:table-cell table:style-name="Таблица80.A1" office:value-type="string">
            <text:p text:style-name="P509">- главного инженера <text:span text:style-name="T57">РГС</text:span></text:p>
            <text:p text:style-name="P485">- старшего мастера</text:p>
            <text:p text:style-name="P452"><text:span text:style-name="T33">- </text:span><text:span text:style-name="T26">старшего </text:span><text:span text:style-name="T23">мастера</text:span></text:p>
            <text:p text:style-name="P485">- представителя <text:span text:style-name="T81">Энергонадзора</text:span></text:p>
          </table:table-cell>
          <table:table-cell table:style-name="Таблица80.A1" office:value-type="string">
            <text:p text:style-name="P656"/>
          </table:table-cell>
          <table:table-cell table:style-name="Таблица80.A1" office:value-type="string">
            <text:p text:style-name="P552">Конюшевского Ю.С.</text:p>
            <text:p text:style-name="P575">Мажинского В.В.</text:p>
            <text:p text:style-name="P571">Максименко В.В.</text:p>
            <text:p text:style-name="P480"/>
          </table:table-cell>
          <table:table-cell table:style-name="Таблица80.A1" office:value-type="string">
            <text:p text:style-name="P656"/>
          </table:table-cell>
          <table:table-cell table:style-name="Таблица80.A1" office:value-type="string">
            <text:list xml:id="list84115366346829" text:continue-list="list84115156005898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89" text:outline-level="7" text:restart-numbering="true" text:start-value="1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475817506" text:continue-list="list84115910370309" text:style-name="L7">
        <text:list-header>
          <text:h text:style-name="P368" text:outline-level="7" text:restart-numbering="true" text:start-value="1">по Шарковщинскому <text:span text:style-name="T124">РГС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369" text:outline-level="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able:table table:name="Таблица81" table:style-name="Таблица81">
        <table:table-column table:style-name="Таблица81.A"/>
        <table:table-column table:style-name="Таблица81.B"/>
        <table:table-column table:style-name="Таблица81.C"/>
        <table:table-column table:style-name="Таблица81.D"/>
        <table:table-column table:style-name="Таблица81.E"/>
        <table:table-row>
          <table:table-cell table:style-name="Таблица81.A1" office:value-type="string">
            <text:p text:style-name="P509">- главного инженера <text:span text:style-name="T57">РГС</text:span></text:p>
            <text:p text:style-name="P485">- мастера</text:p>
            <text:p text:style-name="P452"><text:span text:style-name="T33">- мастер</text:span><text:span text:style-name="T39">а</text:span></text:p>
            <text:p text:style-name="P485">- представителя <text:span text:style-name="T190">Госэ</text:span><text:span text:style-name="T81">нерго</text:span><text:span text:style-name="T82">газ</text:span><text:span text:style-name="T81">надзора</text:span></text:p>
          </table:table-cell>
          <table:table-cell table:style-name="Таблица81.A1" office:value-type="string">
            <text:p text:style-name="P656"/>
          </table:table-cell>
          <table:table-cell table:style-name="Таблица81.A1" office:value-type="string">
            <text:list xml:id="list84115154187575" text:continue-list="list84115366346829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304" text:outline-level="7" text:restart-numbering="true" text:start-value="1">Ючковича Н.И.</text:h>
                                      </text:list-item>
                                      <text:list-item>
                                        <text:h text:style-name="P249" text:outline-level="7">Малыша А.В.</text:h>
                                      </text:list-item>
                                      <text:list-item>
                                        <text:h text:style-name="P179" text:outline-level="7">Жижикина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80"/>
          </table:table-cell>
          <table:table-cell table:style-name="Таблица81.A1" office:value-type="string">
            <text:p text:style-name="P656"/>
          </table:table-cell>
          <table:table-cell table:style-name="Таблица81.A1" office:value-type="string">
            <text:list xml:id="list8411627439790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<text:span text:style-name="T190">-чле</text:span>на комиссии;</text:h>
                                      </text:list-item>
                                      <text:list-item>
                                        <text:h text:style-name="P184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284668432" text:continue-list="list84115475817506" text:style-name="L7">
        <text:list-header>
          <text:h text:style-name="P380" text:outline-level="7" text:restart-numbering="true" text:start-value="1"/>
          <text:h text:style-name="P381" text:outline-level="7">3<text:span text:style-name="T198">0</text:span></text:h>
        </text:list-header>
      </text:list>
      <text:list xml:id="list84114419768080" text:continue-list="list8411627439790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36" text:outline-level="7" text:restart-numbering="true" text:start-value="1"/>
                                </text:list-item>
                                <text:list-item>
                                  <text:h text:style-name="P336" text:outline-level="7">Комиссию по назначению пособий из средств социального страхования в составе: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82" table:style-name="Таблица82">
        <table:table-column table:style-name="Таблица82.A"/>
        <table:table-column table:style-name="Таблица82.B"/>
        <table:table-column table:style-name="Таблица82.C"/>
        <table:table-column table:style-name="Таблица82.D"/>
        <table:table-column table:style-name="Таблица82.E"/>
        <table:table-row>
          <table:table-cell table:style-name="Таблица82.A1" office:value-type="string">
            <text:list xml:id="list340207770" text:style-name="L15">
              <text:list-header>
                <text:h text:style-name="P267" text:outline-level="7">- главного инженера ПУ</text:h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142" text:outline-level="7"><text:span text:style-name="T33">- </text:span><text:span text:style-name="T108">главного бухгалтера отдела бухгалтерского учета и отчетности </text:span></text:h>
                                        <text:h text:style-name="P206" text:outline-level="7">- вед. <text:span text:style-name="T199">б</text:span>ухгалтера-экономиста</text:h>
                                        <text:h text:style-name="P206" text:outline-level="7"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xml:id="list84114434929754" text:continue-list="list8411441976808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05" text:outline-level="7">-инженера по охране труда 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2.A1" office:value-type="string">
            <text:p text:style-name="P656"/>
          </table:table-cell>
          <table:table-cell table:style-name="Таблица82.A1" office:value-type="string">
            <text:list xml:id="list8411566709021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93" text:outline-level="7">Клыбика В.И.</text:h>
                                      </text:list-item>
                                      <text:list-item>
                                        <text:h text:style-name="P188" text:outline-level="7"/>
                                      </text:list-item>
                                      <text:list-item>
                                        <text:h text:style-name="P188" text:outline-level="7"/>
                                      </text:list-item>
                                      <text:list-item>
                                        <text:h text:style-name="P188" text:outline-level="7">Юхневич И.П.</text:h>
                                      </text:list-item>
                                      <text:list-item>
                                        <text:h text:style-name="P188" text:outline-level="7">Половинчиковой Е.З.</text:h>
                                      </text:list-item>
                                      <text:list-item>
                                        <text:h text:style-name="P188" text:outline-level="7">Маркевич Г.К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2.A1" office:value-type="string">
            <text:p text:style-name="P656"/>
          </table:table-cell>
          <table:table-cell table:style-name="Таблица82.A1" office:value-type="string">
            <text:list xml:id="list8411520671977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/>
                                      </text:list-item>
                                      <text:list-item>
                                        <text:h text:style-name="P184" text:outline-level="7"/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/>
                                      </text:list-item>
                                      <text:list-item>
                                        <text:h text:style-name="P184" text:outline-level="7">-члена комис<text:span text:style-name="T192">с</text:span>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44532957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156" text:outline-level="7" text:is-list-header="true"/>
                                </text:list-header>
                                <text:list-item>
                                  <text:h text:style-name="P156" text:outline-level="7"/>
                                </text:list-item>
                                <text:list-item>
                                  <text:h text:style-name="P4" text:outline-level="7">3<text:span text:style-name="T198">1</text:span></text:h>
                                </text:list-item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315" text:outline-level="7">Комиссию по определению остатков <text:span text:style-name="T200">СУГ</text:span> в <text:span text:style-name="T200">РУ СУГ</text:span> в составе:</text:h>
                                </text:list-item>
                                <text:list-item>
                                  <text:h text:style-name="P331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85" table:style-name="Таблица85">
        <table:table-column table:style-name="Таблица85.A"/>
        <table:table-column table:style-name="Таблица85.B"/>
        <table:table-column table:style-name="Таблица85.C"/>
        <table:table-column table:style-name="Таблица85.D"/>
        <table:table-column table:style-name="Таблица85.E"/>
        <table:table-row>
          <table:table-cell table:style-name="Таблица85.A1" office:value-type="string">
            <text:list xml:id="list84114649810229" text:continue-list="list340207770"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267" text:outline-level="7" text:restart-numbering="true" text:start-value="1">- главного инженера ПУ</text:h>
                                        <text:h text:style-name="P120" text:outline-level="7">-<text:span text:style-name="T144">заместителя главного инженера </text:span></text:h>
                                        <text:h text:style-name="P119" text:outline-level="7">-ведущего экономиста</text:h>
                                        <text:h text:style-name="P119" text:outline-level="7">- мастера</text:h>
                                        <text:h text:style-name="P119" text:outline-level="7">-бухгалтера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5.A1" office:value-type="string">
            <text:p text:style-name="P664"/>
          </table:table-cell>
          <table:table-cell table:style-name="Таблица85.A1" office:value-type="string">
            <text:list xml:id="list84114812798655" text:continue-list="list84114445329578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409" text:outline-level="7" text:restart-numbering="true" text:start-value="1">Клыбика В.И.</text:h>
                                      </text:list-item>
                                      <text:list-item>
                                        <text:h text:style-name="P411" text:outline-level="7">Козела В.А.</text:h>
                                      </text:list-item>
                                      <text:list-item>
                                        <text:h text:style-name="P412" text:outline-level="7">Ахрамейко Е.Н.</text:h>
                                      </text:list-item>
                                      <text:list-item>
                                        <text:h text:style-name="P412" text:outline-level="7">Малюжанца А.А.</text:h>
                                      </text:list-item>
                                      <text:list-item>
                                        <text:h text:style-name="P412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5.A1" office:value-type="string">
            <text:p text:style-name="P664"/>
          </table:table-cell>
          <table:table-cell table:style-name="Таблица85.A1" office:value-type="string">
            <text:list xml:id="list8411636896492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5" text:outline-level="7">- председателя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 <text:span text:style-name="T151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41998925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17" text:outline-level="7"/>
                                </text:list-item>
                                <text:list-item>
                                  <text:h text:style-name="P419" text:outline-level="7"><text:soft-page-break/>по Миорскому <text:span text:style-name="T125">РГС</text:span></text:h>
                                </text:list-item>
                                <text:list-item>
                                  <text:h text:style-name="P419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86" table:style-name="Таблица86">
        <table:table-column table:style-name="Таблица86.A"/>
        <table:table-column table:style-name="Таблица86.B"/>
        <table:table-column table:style-name="Таблица86.C"/>
        <table:table-column table:style-name="Таблица86.D"/>
        <table:table-column table:style-name="Таблица86.E"/>
        <table:table-row>
          <table:table-cell table:style-name="Таблица86.A1" office:value-type="string">
            <text:list xml:id="list84114934839287" text:continue-list="list84114649810229" text:style-name="L15">
              <text:list-header>
                <text:h text:style-name="P299" text:outline-level="7" text:restart-numbering="true" text:start-value="1">- главного инженера РГС</text:h>
                <text:h text:style-name="P208" text:outline-level="7">- вед. <text:span text:style-name="T129">б</text:span>ухгалтера</text:h>
                <text:h text:style-name="P142" text:outline-level="7"><text:span text:style-name="T19">- </text:span><text:span text:style-name="T21">мастера</text:span></text:h>
              </text:list-header>
            </text:list>
          </table:table-cell>
          <table:table-cell table:style-name="Таблица86.A1" office:value-type="string">
            <text:p text:style-name="P656"/>
          </table:table-cell>
          <table:table-cell table:style-name="Таблица86.A1" office:value-type="string">
            <text:list xml:id="list84114743731496" text:continue-list="list8411641998925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82" text:outline-level="7" text:restart-numbering="true" text:start-value="1">Конюшевского Ю.С.</text:h>
                                      </text:list-item>
                                      <text:list-item>
                                        <text:h text:style-name="P164" text:outline-level="7">Голуб И.Р.</text:h>
                                      </text:list-item>
                                      <text:list-item>
                                        <text:h text:style-name="P164" text:outline-level="7">Дерко И.А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6.A1" office:value-type="string">
            <text:p text:style-name="P656"/>
          </table:table-cell>
          <table:table-cell table:style-name="Таблица86.A1" office:value-type="string">
            <text:list xml:id="list8411564058683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1087297201" text:style-name="L16">
        <text:list-header>
          <text:h text:style-name="P420" text:outline-level="7"/>
        </text:list-header>
      </text:list>
      <text:list xml:id="list84115145415697" text:continue-list="list84115640586831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2" text:outline-level="7">по Шарковщинскому <text:span text:style-name="T125">РГС</text:span></text:h>
                                </text:list-item>
                                <text:list-item>
                                  <text:h text:style-name="P35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87" table:style-name="Таблица87">
        <table:table-column table:style-name="Таблица87.A"/>
        <table:table-column table:style-name="Таблица87.B"/>
        <table:table-column table:style-name="Таблица87.C"/>
        <table:table-column table:style-name="Таблица87.D"/>
        <table:table-column table:style-name="Таблица87.E"/>
        <table:table-row>
          <table:table-cell table:style-name="Таблица87.A1" office:value-type="string">
            <text:list xml:id="list2040002244" text:style-name="L17">
              <text:list-header>
                <text:h text:style-name="P300" text:outline-level="7" text:restart-numbering="true" text:start-value="1">- главного инженера РГС</text:h>
                <text:h text:style-name="P209" text:outline-level="7">- вед. <text:span text:style-name="T129">б</text:span>ухгалтера</text:h>
                <text:h text:style-name="P143" text:outline-level="7"><text:span text:style-name="T19">- </text:span><text:span text:style-name="T21">мастера</text:span></text:h>
              </text:list-header>
            </text:list>
          </table:table-cell>
          <table:table-cell table:style-name="Таблица87.A1" office:value-type="string">
            <text:p text:style-name="P656"/>
          </table:table-cell>
          <table:table-cell table:style-name="Таблица87.A1" office:value-type="string">
            <text:list xml:id="list84115409327936" text:continue-list="list84115145415697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93" text:outline-level="7" text:restart-numbering="true" text:start-value="1">Ючковича Н.И.</text:h>
                                      </text:list-item>
                                      <text:list-item>
                                        <text:h text:style-name="P416" text:outline-level="7">Ахрамёнок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76">Малыша А.В.</text:p>
          </table:table-cell>
          <table:table-cell table:style-name="Таблица87.A1" office:value-type="string">
            <text:p text:style-name="P656"/>
          </table:table-cell>
          <table:table-cell table:style-name="Таблица87.A1" office:value-type="string">
            <text:list xml:id="list8411451399735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81595327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5" text:outline-level="7">3<text:span text:style-name="T198">2</text:span></text:h>
                                </text:list-item>
                                <text:list-item>
                                  <text:h text:style-name="P15" text:outline-level="7"/>
                                </text:list-item>
                                <text:list-item>
                                  <text:h text:style-name="P326" text:outline-level="7">Комиссию по приемке объекта газоснабжения в эксплуатацию, а также вводного газопровода, внутреннего газопровода и газоиспользующего оборудования одноквартирного (блокированного) жилого дома, <text:s/>газопроводов - вводов, не регистрируемых в Госпромнадзоре в составе:</text:h>
                                </text:list-item>
                                <text:list-item>
                                  <text:h text:style-name="P339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88" table:style-name="Таблица88">
        <table:table-column table:style-name="Таблица88.A"/>
        <table:table-column table:style-name="Таблица88.B"/>
        <table:table-column table:style-name="Таблица88.C"/>
        <table:table-column table:style-name="Таблица88.D"/>
        <table:table-column table:style-name="Таблица88.E"/>
        <table:table-row>
          <table:table-cell table:style-name="Таблица88.A1" office:value-type="string">
            <text:list xml:id="list84116203644490" text:continue-list="list84114934839287" text:style-name="L15">
              <text:list-header>
                <text:h text:style-name="P299" text:outline-level="7" text:restart-numbering="true" text:start-value="1">- «Заказчика» <text:s text:c="35"/></text:h>
                <text:h text:style-name="P142" text:outline-level="7"/>
                <text:h text:style-name="P142" text:outline-level="7"/>
                <text:h text:style-name="P208" text:outline-level="7">- «Подрядчика»</text:h>
                <text:h text:style-name="P142" text:outline-level="7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208" text:outline-level="7">- <text:span text:style-name="T142">главного инженера</text:span></text:h>
                                        <text:h text:style-name="P208" text:outline-level="7"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xml:id="list84114466918408" text:continue-list="list84115815953271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131" text:outline-level="7" text:is-list-header="true" text:restart-numbering="true" text:start-value="1"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8.A1" office:value-type="string">
            <text:p text:style-name="P656"/>
          </table:table-cell>
          <table:table-cell table:style-name="Таблица88.A1" office:value-type="string">
            <text:list xml:id="list8411602348638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421" text:outline-level="7">Пожарский И.И.</text:h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2" text:outline-level="7">По согласованию</text:h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2" text:outline-level="7">Клыбика В.И.</text:h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4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8.A1" office:value-type="string">
            <text:p text:style-name="P656"/>
          </table:table-cell>
          <table:table-cell table:style-name="Таблица88.A1" office:value-type="string">
            <text:list xml:id="list8411529609580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426" text:outline-level="7">- председателя приемочной комиссии;</text:h>
                                      </text:list-item>
                                      <text:list-item>
                                        <text:h text:style-name="P427" text:outline-level="7">- члена приемочной комиссии</text:h>
                                      </text:list-item>
                                      <text:list-item>
                                        <text:h text:style-name="P427" text:outline-level="7">- члена приемочной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2245325144" text:style-name="L18">
        <text:list-header>
          <text:h text:style-name="P429" text:outline-level="7"/>
        </text:list-header>
      </text:list>
      <text:list xml:id="list84115019777141" text:continue-list="list84115296095808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215" text:outline-level="7" text:restart-numbering="true" text:start-value="1">по Миорскому <text:span text:style-name="T125">РГС</text:span></text:h>
                                </text:list-item>
                                <text:list-item>
                                  <text:h text:style-name="P21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89" table:style-name="Таблица89">
        <table:table-column table:style-name="Таблица89.A"/>
        <table:table-column table:style-name="Таблица89.B"/>
        <table:table-column table:style-name="Таблица89.C"/>
        <table:table-column table:style-name="Таблица89.D"/>
        <table:table-column table:style-name="Таблица89.E"/>
        <table:table-row>
          <table:table-cell table:style-name="Таблица89.A1" office:value-type="string">
            <text:list xml:id="list84115619860452" text:continue-list="list84116203644490" text:style-name="L15">
              <text:list-header>
                <text:h text:style-name="P299" text:outline-level="7" text:restart-numbering="true" text:start-value="1">- «Заказчика» <text:s text:c="35"/></text:h>
                <text:h text:style-name="P142" text:outline-level="7"/>
                <text:h text:style-name="P142" text:outline-level="7"/>
                <text:h text:style-name="P208" text:outline-level="7">- «Подрядчика»</text:h>
                <text:h text:style-name="P142" text:outline-level="7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208" text:outline-level="7">- <text:s/><text:span text:style-name="T142">главного инженера</text:span>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xml:id="list84116334451362" text:continue-list="list84115019777141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07" text:outline-level="7"/>
                                        <text:h text:style-name="P132" text:outline-level="7" text:is-list-header="true" text:restart-numbering="true" text:start-value="1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9.A1" office:value-type="string">
            <text:p text:style-name="P656"/>
          </table:table-cell>
          <table:table-cell table:style-name="Таблица89.A1" office:value-type="string">
            <text:list xml:id="list84116287495108" text:continue-list="list84116334451362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421" text:outline-level="7" text:restart-numbering="true" text:start-value="1">Пожарск<text:span text:style-name="T206">ого</text:span> И.И.</text:h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2" text:outline-level="7">По согласованию</text:h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3" text:outline-level="7">Конюшевского Ю.С.</text:h>
                                      </text:list-item>
                                      <text:list-item>
                                        <text:h text:style-name="P424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9.A1" office:value-type="string">
            <text:p text:style-name="P656"/>
          </table:table-cell>
          <table:table-cell table:style-name="Таблица89.A1" office:value-type="string">
            <text:list xml:id="list8411473685877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426" text:outline-level="7">- председателя приемочной комиссии;</text:h>
                                      </text:list-item>
                                      <text:list-item>
                                        <text:h text:style-name="P427" text:outline-level="7">- члена приемочной комиссии;</text:h>
                                      </text:list-item>
                                      <text:list-item>
                                        <text:h text:style-name="P427" text:outline-level="7">- члена приемочной комиссии;</text:h>
                                      </text:list-item>
                                      <text:list-item>
                                        <text:h text:style-name="P428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80750282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2" text:outline-level="7"/>
                                </text:list-item>
                                <text:list-item>
                                  <text:h text:style-name="P352" text:outline-level="7"><text:s/>по Шарковщинскому <text:span text:style-name="T125">РГС</text:span></text:h>
                                </text:list-item>
                                <text:list-item>
                                  <text:h text:style-name="P35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0" table:style-name="Таблица90">
        <table:table-column table:style-name="Таблица90.A"/>
        <table:table-column table:style-name="Таблица90.B"/>
        <table:table-column table:style-name="Таблица90.C"/>
        <table:table-column table:style-name="Таблица90.D"/>
        <table:table-column table:style-name="Таблица90.E"/>
        <table:table-row>
          <table:table-cell table:style-name="Таблица90.A1" office:value-type="string">
            <text:list xml:id="list1975904058" text:style-name="L19">
              <text:list-header>
                <text:h text:style-name="P301" text:outline-level="7" text:restart-numbering="true" text:start-value="1">- «Заказчика»</text:h>
                <text:h text:style-name="P144" text:outline-level="7"><text:soft-page-break/></text:h>
                <text:h text:style-name="P144" text:outline-level="7"/>
                <text:h text:style-name="P210" text:outline-level="7">- «Подрядчика»</text:h>
                <text:h text:style-name="P144" text:outline-level="7"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210" text:outline-level="7">- <text:span text:style-name="T191">главный инженер</text:span>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xml:id="list84114613563404" text:continue-list="list84115807502826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07" text:outline-level="7"/>
                                        <text:h text:style-name="P132" text:outline-level="7" text:is-list-header="true" text:restart-numbering="true" text:start-value="1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0.A1" office:value-type="string">
            <text:p text:style-name="P656"/>
          </table:table-cell>
          <table:table-cell table:style-name="Таблица90.A1" office:value-type="string">
            <text:list xml:id="list84114783281592" text:continue-list="list84114613563404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421" text:outline-level="7" text:restart-numbering="true" text:start-value="1">Пожарск<text:span text:style-name="T206">ого</text:span> И.И.</text:h>
                                      </text:list-item>
                                      <text:list-item>
                                        <text:h text:style-name="P422" text:outline-level="7"><text:soft-page-break/></text:h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2" text:outline-level="7">По согласованию</text:h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5" text:outline-level="7">Ючкович<text:span text:style-name="T206">а</text:span> Н.И.</text:h>
                                      </text:list-item>
                                      <text:list-item>
                                        <text:h text:style-name="P422" text:outline-level="7"/>
                                      </text:list-item>
                                      <text:list-item>
                                        <text:h text:style-name="P424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0.A1" office:value-type="string">
            <text:p text:style-name="P656"/>
          </table:table-cell>
          <table:table-cell table:style-name="Таблица90.A1" office:value-type="string">
            <text:list xml:id="list8411599802284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426" text:outline-level="7">- председателя <text:soft-page-break/>приемочной комиссии;</text:h>
                                      </text:list-item>
                                      <text:list-item>
                                        <text:h text:style-name="P427" text:outline-level="7">- члена приемочной комиссии;</text:h>
                                      </text:list-item>
                                      <text:list-item>
                                        <text:h text:style-name="P427" text:outline-level="7">- члена приемочной комиссии;</text:h>
                                      </text:list-item>
                                      <text:list-item>
                                        <text:h text:style-name="P428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2530516362" text:style-name="L20">
        <text:list-header>
          <text:h text:style-name="P430" text:outline-level="7"/>
        </text:list-header>
      </text:list>
      <text:list xml:id="list84115088104031" text:continue-list="list8411599802284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>3<text:span text:style-name="T198">3</text:span></text:h>
                                </text:list-item>
                                <text:list-item>
                                  <text:h text:style-name="P431" text:outline-level="7"><text:span text:style-name="T2">Комиссию по инвентаризации торфопродукции на складе в составе</text:span><text:span text:style-name="T12">:</text:span></text:h>
                                </text:list-item>
                                <text:list-item>
                                  <text:h text:style-name="P43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1" table:style-name="Таблица91">
        <table:table-column table:style-name="Таблица91.A"/>
        <table:table-column table:style-name="Таблица91.B"/>
        <table:table-column table:style-name="Таблица91.C"/>
        <table:table-column table:style-name="Таблица91.D"/>
        <table:table-column table:style-name="Таблица91.E"/>
        <table:table-row>
          <table:table-cell table:style-name="Таблица91.A1" office:value-type="string">
            <text:list xml:id="list84115973383768" text:continue-list="list84115619860452"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268" text:outline-level="7" text:restart-numbering="true" text:start-value="1">- главного инженера ПУ</text:h>
                                        <text:h text:style-name="P124" text:outline-level="7">- <text:span text:style-name="T144">заместителя главного инженера </text:span>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h text:style-name="P123" text:outline-level="7">- ведущего экономиста</text:h>
              </text:list-item>
            </text:list>
            <text:list xml:id="list84115462468429" text:continue-list="list84115088104031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122" text:outline-level="7" text:restart-numbering="true" text:start-value="1">- мастера</text:h>
                                      </text:list-item>
                                      <text:list-item>
                                        <text:h text:style-name="P122" text:outline-level="7">-бухгалт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1.A1" office:value-type="string">
            <text:p text:style-name="P650"/>
          </table:table-cell>
          <table:table-cell table:style-name="Таблица91.A1" office:value-type="string">
            <text:list xml:id="list8411644520348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433" text:outline-level="7">Клыбика В.И.</text:h>
                                      </text:list-item>
                                      <text:list-item>
                                        <text:h text:style-name="P434" text:outline-level="7">Козела В.А.</text:h>
                                      </text:list-item>
                                      <text:list-item>
                                        <text:h text:style-name="P435" text:outline-level="7">Ахрамейко Е.Н.</text:h>
                                      </text:list-item>
                                      <text:list-item>
                                        <text:h text:style-name="P435" text:outline-level="7">Пожарского И.И.</text:h>
                                      </text:list-item>
                                      <text:list-item>
                                        <text:h text:style-name="P435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1.A1" office:value-type="string">
            <text:p text:style-name="P650"/>
          </table:table-cell>
          <table:table-cell table:style-name="Таблица91.A1" office:value-type="string">
            <text:list xml:id="list8411473593928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5" text:outline-level="7">- председателя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<text:span text:style-name="T152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1944217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36" text:outline-level="7"/>
                                </text:list-item>
                                <text:list-item>
                                  <text:h text:style-name="P4" text:outline-level="7">по Миорскому <text:span text:style-name="T126">РГС</text:span></text:h>
                                </text:list-item>
                                <text:list-item>
                                  <text:h text:style-name="P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2" table:style-name="Таблица92">
        <table:table-column table:style-name="Таблица92.A"/>
        <table:table-column table:style-name="Таблица92.B"/>
        <table:table-column table:style-name="Таблица92.C"/>
        <table:table-column table:style-name="Таблица92.D"/>
        <table:table-column table:style-name="Таблица92.E"/>
        <table:table-row>
          <table:table-cell table:style-name="Таблица92.A1" office:value-type="string">
            <text:list xml:id="list84116216022125" text:continue-list="list84115973383768" text:style-name="L15">
              <text:list-header>
                <text:h text:style-name="P271" text:outline-level="7" text:restart-numbering="true" text:start-value="1"><text:span text:style-name="T33">- </text:span><text:span text:style-name="T36">начальника РГС</text:span></text:h>
                <text:h text:style-name="P208" text:outline-level="7">- контролера</text:h>
                <text:h text:style-name="P142" text:outline-level="7"><text:span text:style-name="T19">- </text:span><text:span text:style-name="T27">старшего </text:span><text:span text:style-name="T21">мастера</text:span></text:h>
              </text:list-header>
            </text:list>
            <text:list xml:id="list84115494262591" text:continue-list="list84115194421728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198" text:outline-level="7" text:restart-numbering="true" text:start-value="1">-вед.бухгалт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2.A1" office:value-type="string">
            <text:p text:style-name="P656"/>
          </table:table-cell>
          <table:table-cell table:style-name="Таблица92.A1" office:value-type="string">
            <text:list xml:id="list84116126772955" text:continue-list="list84115494262591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82" text:outline-level="7" text:restart-numbering="true" text:start-value="1">Мателенка К.А.</text:h>
                                      </text:list-item>
                                      <text:list-item>
                                        <text:h text:style-name="P164" text:outline-level="7">Мателенка А.А.</text:h>
                                      </text:list-item>
                                      <text:list-item>
                                        <text:h text:style-name="P164" text:outline-level="7">Мажинского В.В.</text:h>
                                      </text:list-item>
                                      <text:list-item>
                                        <text:h text:style-name="P164" text:outline-level="7">Голуб И.Р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2.A1" office:value-type="string">
            <text:p text:style-name="P656"/>
          </table:table-cell>
          <table:table-cell table:style-name="Таблица92.A1" office:value-type="string">
            <text:list xml:id="list8411546587130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2230240207" text:style-name="L21">
        <text:list-header>
          <text:h text:style-name="P219" text:outline-level="7"/>
        </text:list-header>
      </text:list>
      <text:list xml:id="list84116197259666" text:continue-list="list8411546587130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215" text:outline-level="7" text:restart-numbering="true" text:start-value="1">по Шарковщинскому РГС</text:h>
                                </text:list-item>
                                <text:list-item>
                                  <text:h text:style-name="P21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3" table:style-name="Таблица93">
        <table:table-column table:style-name="Таблица93.A"/>
        <table:table-column table:style-name="Таблица93.B"/>
        <table:table-column table:style-name="Таблица93.C"/>
        <table:table-column table:style-name="Таблица93.D"/>
        <table:table-column table:style-name="Таблица93.E"/>
        <table:table-row>
          <table:table-cell table:style-name="Таблица93.A1" office:value-type="string">
            <text:list xml:id="list84114828480490" text:continue-list="list2040002244" text:style-name="L17">
              <text:list-header>
                <text:h text:style-name="P272" text:outline-level="7" text:restart-numbering="true" text:start-value="1"><text:span text:style-name="T33">- </text:span><text:span text:style-name="T36">начальника РГС</text:span></text:h>
                <text:h text:style-name="P209" text:outline-level="7">- вед. <text:span text:style-name="T141">б</text:span>ухгалтера</text:h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143" text:outline-level="7"><text:span text:style-name="T19">- </text:span><text:span text:style-name="T21">мастера</text:span></text:h>
                                        <text:h text:style-name="P143" text:outline-level="7"><text:span text:style-name="T21">- </text:span><text:span text:style-name="T24">оператора ПЭВМ</text:span>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table:table-cell>
          <table:table-cell table:style-name="Таблица93.A1" office:value-type="string">
            <text:p text:style-name="P656"/>
          </table:table-cell>
          <table:table-cell table:style-name="Таблица93.A1" office:value-type="string">
            <text:list xml:id="list84116038011059" text:continue-list="list84116197259666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93" text:outline-level="7" text:restart-numbering="true" text:start-value="1">Величко Э.Э.</text:h>
                                      </text:list-item>
                                      <text:list-item>
                                        <text:h text:style-name="P416" text:outline-level="7">Ахрамёнок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90"><text:span text:style-name="T190">Жижикина А.В.</text:span>.</text:p>
            <text:p text:style-name="P476">Павлович С.Р.</text:p>
          </table:table-cell>
          <table:table-cell table:style-name="Таблица93.A1" office:value-type="string">
            <text:p text:style-name="P656"/>
          </table:table-cell>
          <table:table-cell table:style-name="Таблица93.A1" office:value-type="string">
            <text:list xml:id="list8411635183702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43788709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18" text:outline-level="7"/>
                                </text:list-item>
                                <text:list-item>
                                  <text:h text:style-name="P437" text:outline-level="7">3<text:span text:style-name="T198">4</text:span></text:h>
                                </text:list-item>
                                <text:list-item>
                                  <text:h text:style-name="P437" text:outline-level="7"/>
                                </text:list-item>
                                <text:list-item>
                                  <text:h text:style-name="P324" text:outline-level="7">К<text:span text:style-name="T48">омиссию по контролю за экономией и рациональным использованием топливно-энергетических и материальных ресурсов в составе: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4" table:style-name="Таблица94">
        <table:table-column table:style-name="Таблица94.A"/>
        <table:table-column table:style-name="Таблица94.B"/>
        <table:table-column table:style-name="Таблица94.C"/>
        <table:table-column table:style-name="Таблица94.D"/>
        <table:table-column table:style-name="Таблица94.E"/>
        <table:table-row>
          <table:table-cell table:style-name="Таблица94.A1" office:value-type="string">
            <text:list xml:id="list84114586460320" text:continue-list="list84116216022125"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295" text:outline-level="7" text:restart-numbering="true" text:start-value="1">- главного инженера ПУ</text:h>
                                        <text:h text:style-name="P149" text:outline-level="7"><text:span text:style-name="T109">-</text:span><text:span text:style-name="T110">заместителя главного инженера </text:span>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h text:style-name="P199" text:outline-level="7" text:restart-numbering="true" text:start-value="1">-ведущего экономиста</text:h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199" text:outline-level="7" text:restart-numbering="true" text:start-value="-1">- <text:span text:style-name="T113">главного бухгалтера отдела бухгалтерского учета и отчетности </text:span></text:h>
                                        <text:h text:style-name="P106" text:outline-level="7"><text:soft-page-break/>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4.A1" office:value-type="string">
            <text:p text:style-name="P656"/>
          </table:table-cell>
          <table:table-cell table:style-name="Таблица94.A1" office:value-type="string">
            <text:list xml:id="list84114654909788" text:continue-list="list84116437887096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93" text:outline-level="7" text:restart-numbering="true" text:start-value="1">Клыбика В.И.</text:h>
                                      </text:list-item>
                                      <text:list-item>
                                        <text:h text:style-name="P189" text:outline-level="7">Козела В.А.</text:h>
                                      </text:list-item>
                                      <text:list-item>
                                        <text:h text:style-name="P188" text:outline-level="7">Ахрамейко Е.Н.</text:h>
                                      </text:list-item>
                                      <text:list-item>
                                        <text:h text:style-name="P188" text:outline-level="7"/>
                                      </text:list-item>
                                      <text:list-item>
                                        <text:h text:style-name="P188" text:outline-level="7"/>
                                      </text:list-item>
                                      <text:list-item>
                                        <text:h text:style-name="P188" text:outline-level="7">Юхневич И.П.</text:h>
                                      </text:list-item>
                                      <text:list-item>
                                        <text:h text:style-name="P189" text:outline-level="7"><text:soft-page-break/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4.A1" office:value-type="string">
            <text:p text:style-name="P656"/>
          </table:table-cell>
          <table:table-cell table:style-name="Таблица94.A1" office:value-type="string">
            <text:list xml:id="list8411563924644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65" text:outline-level="7">зам.председателя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/>
                                      </text:list-item>
                                      <text:list-item>
                                        <text:h text:style-name="P184" text:outline-level="7"/>
                                      </text:list-item>
                                      <text:list-item>
                                        <text:h text:style-name="P184" text:outline-level="7">-<text:span text:style-name="T152">члена комиссии;</text:span></text:h>
                                      </text:list-item>
                                      <text:list-item>
                                        <text:h text:style-name="P184" text:outline-level="7"><text:soft-page-break/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88187745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3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989163879" text:style-name="L22">
        <text:list-header>
          <text:h text:style-name="P439" text:outline-level="7">по Миорскому <text:span text:style-name="T127">РГС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439" text:outline-level="7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able:table table:name="Таблица95" table:style-name="Таблица95">
        <table:table-column table:style-name="Таблица95.A"/>
        <table:table-column table:style-name="Таблица95.B"/>
        <table:table-column table:style-name="Таблица95.C"/>
        <table:table-column table:style-name="Таблица95.D"/>
        <table:table-column table:style-name="Таблица95.E"/>
        <table:table-row>
          <table:table-cell table:style-name="Таблица95.A1" office:value-type="string">
            <text:list xml:id="list84116119196663" text:continue-list="list84114586460320" text:style-name="L15">
              <text:list-header>
                <text:h text:style-name="P275" text:outline-level="7" text:restart-numbering="true" text:start-value="1"><text:span text:style-name="T19">- </text:span><text:span text:style-name="T20">главного инженера РГС</text:span></text:h>
                <text:h text:style-name="P199" text:outline-level="7">- <text:span text:style-name="T48">старшего </text:span>мастера</text:h>
                <text:h text:style-name="P199" text:outline-level="7">- вед. бухгалтера</text:h>
              </text:list-header>
            </text:list>
          </table:table-cell>
          <table:table-cell table:style-name="Таблица95.A1" office:value-type="string">
            <text:p text:style-name="P656"/>
          </table:table-cell>
          <table:table-cell table:style-name="Таблица95.A1" office:value-type="string">
            <text:p text:style-name="P587"><text:s text:c="5"/><text:span text:style-name="T152">Конюшевского Ю.С.</text:span></text:p>
            <text:p text:style-name="P593"><text:s text:c="5"/>Мажинского В.В. </text:p>
            <text:p text:style-name="P481"><text:span text:style-name="T192">Го</text:span>луб И.Р. <text:s text:c="2"/></text:p>
          </table:table-cell>
          <table:table-cell table:style-name="Таблица95.A1" office:value-type="string">
            <text:p text:style-name="P656"/>
          </table:table-cell>
          <table:table-cell table:style-name="Таблица95.A1" office:value-type="string">
            <text:list xml:id="list84115485916222" text:continue-list="list84115881877457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89" text:outline-level="7" text:restart-numbering="true" text:start-value="1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724559861" text:continue-list="list84115485916222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215" text:outline-level="7" text:restart-numbering="true" text:start-value="1">по Шарковщинскому <text:span text:style-name="T127">РГС</text:span></text:h>
                                </text:list-item>
                                <text:list-item>
                                  <text:h text:style-name="P21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6" table:style-name="Таблица96">
        <table:table-column table:style-name="Таблица96.A"/>
        <table:table-column table:style-name="Таблица96.B"/>
        <table:table-column table:style-name="Таблица96.C"/>
        <table:table-column table:style-name="Таблица96.D"/>
        <table:table-column table:style-name="Таблица96.E"/>
        <table:table-row>
          <table:table-cell table:style-name="Таблица96.A1" office:value-type="string">
            <text:list xml:id="list84115587664994" text:continue-list="list84114828480490" text:style-name="L17">
              <text:list-header>
                <text:h text:style-name="P276" text:outline-level="7" text:restart-numbering="true" text:start-value="1"><text:span text:style-name="T19">- </text:span><text:span text:style-name="T20">главного инженера РГС</text:span></text:h>
                <text:h text:style-name="P200" text:outline-level="7">- мастера</text:h>
                <text:h text:style-name="P200" text:outline-level="7">- вед. бухгалтера</text:h>
              </text:list-header>
            </text:list>
          </table:table-cell>
          <table:table-cell table:style-name="Таблица96.A1" office:value-type="string">
            <text:p text:style-name="P656"/>
          </table:table-cell>
          <table:table-cell table:style-name="Таблица96.A1" office:value-type="string">
            <text:p text:style-name="P587"><text:s text:c="5"/><text:span text:style-name="T139">Ючковича Н.И.</text:span></text:p>
            <text:list xml:id="list84116446961431" text:continue-list="list84115724559861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416" text:outline-level="7" text:restart-numbering="true" text:start-value="1">Жижикина А.В.</text:h>
                                      </text:list-item>
                                      <text:list-item>
                                        <text:h text:style-name="P416" text:outline-level="7">Ахрамёнок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6.A1" office:value-type="string">
            <text:p text:style-name="P656"/>
          </table:table-cell>
          <table:table-cell table:style-name="Таблица96.A1" office:value-type="string">
            <text:list xml:id="list8411509297072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79068884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21" text:outline-level="7"/>
                                </text:list-item>
                                <text:list-item>
                                  <text:h text:style-name="P221" text:outline-level="7">3<text:span text:style-name="T198">5</text:span></text:h>
                                </text:list-item>
                                <text:list-item>
                                  <text:h text:style-name="P221" text:outline-level="7"/>
                                </text:list-item>
                                <text:list-item>
                                  <text:h text:style-name="P323" text:outline-level="7">Комиссию для проведения технического осмотра стальных газопроводов со сроком эксплуатации <text:s/>40 и более лет, на основании приказа УП «Витебскоблгаз» №349 от 06.09.2001г., в <text:s/>составе:</text:h>
                                </text:list-item>
                                <text:list-item>
                                  <text:h text:style-name="P341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7" table:style-name="Таблица97">
        <table:table-column table:style-name="Таблица97.A"/>
        <table:table-column table:style-name="Таблица97.B"/>
        <table:table-column table:style-name="Таблица97.C"/>
        <table:table-column table:style-name="Таблица97.D"/>
        <table:table-column table:style-name="Таблица97.E"/>
        <table:table-row>
          <table:table-cell table:style-name="Таблица97.A1" office:value-type="string">
            <text:list xml:id="list84115729552482" text:continue-list="list84116119196663"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275" text:outline-level="7" text:restart-numbering="true" text:start-value="1"><text:span text:style-name="T19">- </text:span><text:span text:style-name="T20">главного инженера ПУ</text:span></text:h>
                                        <text:h text:style-name="P150" text:outline-level="7"><text:span text:style-name="T20">- </text:span><text:span text:style-name="T110">заместителя главного инженера </text:span></text:h>
                                        <text:h text:style-name="P199" text:outline-level="7">- <text:s/>мастера </text:h>
                                        <text:h text:style-name="P199" text:outline-level="7">- <text:s/>мастера</text:h>
                                        <text:h text:style-name="P133" text:outline-level="7"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7.A1" office:value-type="string">
            <text:p text:style-name="P656"/>
          </table:table-cell>
          <table:table-cell table:style-name="Таблица97.A1" office:value-type="string">
            <text:list xml:id="list84115283830153" text:continue-list="list84115790688840" text:style-name="Outline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638" text:outline-level="4" text:is-list-header="true" text:restart-numbering="true" text:start-value="1">Клыбика В.И.</text:h>
                          </text:list-header>
                          <text:list-item>
                            <text:h text:style-name="P639" text:outline-level="4">Козела В.А.</text:h>
                          </text:list-item>
                          <text:list-item>
                            <text:h text:style-name="P640" text:outline-level="4">Василевича Н.А.</text:h>
                          </text:list-item>
                          <text:list-item>
                            <text:h text:style-name="P640" text:outline-level="4">Малюжанца А.А.</text:h>
                          </text:list-item>
                          <text:list-item>
                            <text:h text:style-name="P641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7.A1" office:value-type="string">
            <text:p text:style-name="P656"/>
          </table:table-cell>
          <table:table-cell table:style-name="Таблица97.A1" office:value-type="string">
            <text:list xml:id="list8411464533619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члена коми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<text:span text:style-name="T152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7392544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642" text:outline-level="4"/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40" text:outline-level="7">по Миорскому <text:span text:style-name="T127">РГС</text:span></text:h>
                                </text:list-item>
                                <text:list-item>
                                  <text:h text:style-name="P440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8" table:style-name="Таблица98">
        <table:table-column table:style-name="Таблица98.A"/>
        <table:table-column table:style-name="Таблица98.B"/>
        <table:table-column table:style-name="Таблица98.C"/>
        <table:table-column table:style-name="Таблица98.D"/>
        <table:table-column table:style-name="Таблица98.E"/>
        <table:table-row>
          <table:table-cell table:style-name="Таблица98.A1" office:value-type="string">
            <text:list xml:id="list84115557241909" text:continue-list="list84115729552482" text:style-name="L15">
              <text:list-header>
                <text:h text:style-name="P296" text:outline-level="7" text:restart-numbering="true" text:start-value="1">- главного инженера РГС</text:h>
                <text:h text:style-name="P201" text:outline-level="7">- <text:span text:style-name="T48">старшего </text:span>мастера</text:h>
                <text:h text:style-name="P201" text:outline-level="7">- вед. бухгалтера </text:h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01" text:outline-level="7">старшего мастера </text:h>
                                      </text:list-item>
                                      <text:list-item>
                                        <text:h text:style-name="P201" text:outline-level="7">маст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table:table-cell>
          <table:table-cell table:style-name="Таблица98.A1" office:value-type="string">
            <text:p text:style-name="P656"/>
          </table:table-cell>
          <table:table-cell table:style-name="Таблица98.A1" office:value-type="string">
            <text:list xml:id="list84114678717740" text:continue-list="list84115739254477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410" text:outline-level="7" text:restart-numbering="true" text:start-value="1">Конюшевского Ю.С.</text:h>
                                      </text:list-item>
                                      <text:list-item>
                                        <text:h text:style-name="P416" text:outline-level="7">Мажинского В.В.</text:h>
                                      </text:list-item>
                                      <text:list-item>
                                        <text:h text:style-name="P416" text:outline-level="7">Голуб И.Р.</text:h>
                                      </text:list-item>
                                      <text:list-item>
                                        <text:h text:style-name="P416" text:outline-level="7">Максименко В.В.</text:h>
                                      </text:list-item>
                                      <text:list-item>
                                        <text:h text:style-name="P416" text:outline-level="7">Дерко И.А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8.A1" office:value-type="string">
            <text:p text:style-name="P656"/>
          </table:table-cell>
          <table:table-cell table:style-name="Таблица98.A1" office:value-type="string">
            <text:list xml:id="list8411457086138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35772999" text:style-name="L23">
        <text:list-header>
          <text:p text:style-name="P591"><text:s text:c="2"/></text:p>
        </text:list-header>
      </text:list>
      <text:list xml:id="list84116429179590" text:continue-list="list8411457086138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215" text:outline-level="7" text:restart-numbering="true" text:start-value="1">по Шарковщинскому <text:span text:style-name="T127">РГС</text:span></text:h>
                                </text:list-item>
                                <text:list-item>
                                  <text:h text:style-name="P21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99" table:style-name="Таблица99">
        <table:table-column table:style-name="Таблица99.A"/>
        <table:table-column table:style-name="Таблица99.B"/>
        <table:table-column table:style-name="Таблица99.C"/>
        <table:table-column table:style-name="Таблица99.D"/>
        <table:table-column table:style-name="Таблица99.E"/>
        <table:table-row>
          <table:table-cell table:style-name="Таблица99.A1" office:value-type="string">
            <text:list xml:id="list84116242438258" text:continue-list="list84115587664994" text:style-name="L17">
              <text:list-header>
                <text:h text:style-name="P297" text:outline-level="7" text:restart-numbering="true" text:start-value="1">- главного инженера РГС</text:h>
                <text:h text:style-name="P202" text:outline-level="7">- мастера</text:h>
                <text:h text:style-name="P202" text:outline-level="7">- мастера </text:h>
              </text:list-header>
            </text:list>
          </table:table-cell>
          <table:table-cell table:style-name="Таблица99.A1" office:value-type="string">
            <text:p text:style-name="P656"/>
          </table:table-cell>
          <table:table-cell table:style-name="Таблица99.A1" office:value-type="string">
            <text:list xml:id="list84115801712399" text:continue-list="list8411642917959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308" text:outline-level="7" text:restart-numbering="true" text:start-value="1">Ючковича Н.И.</text:h>
                                      </text:list-item>
                                      <text:list-item>
                                        <text:h text:style-name="P237" text:outline-level="7">Жижикина А.В.</text:h>
                                      </text:list-item>
                                      <text:list-item>
                                        <text:h text:style-name="P118" text:outline-level="7">Малыша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99.A1" office:value-type="string">
            <text:p text:style-name="P656"/>
          </table:table-cell>
          <table:table-cell table:style-name="Таблица99.A1" office:value-type="string">
            <text:list xml:id="list8411514980901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5716710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23" text:outline-level="7"/>
                                </text:list-item>
                                <text:list-item>
                                  <text:h text:style-name="P23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4">3<text:span text:style-name="T198">6</text:span></text:p>
      <text:p text:style-name="P534"><text:soft-page-break/></text:p>
      <text:list xml:id="list84114781532531" text:continue-list="list8411457167106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324" text:outline-level="7" text:restart-numbering="true" text:start-value="1">Комиссию по сбору и сдаче черных металлов <text:s/>в составе:</text:h>
                                </text:list-item>
                                <text:list-item>
                                  <text:h text:style-name="P337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03" table:style-name="Таблица103">
        <table:table-column table:style-name="Таблица103.A"/>
        <table:table-column table:style-name="Таблица103.B"/>
        <table:table-column table:style-name="Таблица103.C"/>
        <table:table-column table:style-name="Таблица103.D"/>
        <table:table-column table:style-name="Таблица103.E"/>
        <table:table-row>
          <table:table-cell table:style-name="Таблица103.A1" office:value-type="string">
            <text:list xml:id="list84114412559837" text:continue-list="list84115557241909" text:style-name="L15">
              <text:list-header>
                <text:h text:style-name="P298" text:outline-level="7" text:restart-numbering="true" text:start-value="1">- главного инженера ПУ</text:h>
                <text:h text:style-name="P203" text:outline-level="7">- мастера</text:h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203" text:outline-level="7">- мастера 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h text:style-name="P203" text:outline-level="7">- бухгалтера</text:h>
              </text:list-header>
            </text:list>
          </table:table-cell>
          <table:table-cell table:style-name="Таблица103.A1" office:value-type="string">
            <text:p text:style-name="P656"/>
          </table:table-cell>
          <table:table-cell table:style-name="Таблица103.A1" office:value-type="string">
            <text:list xml:id="list84116023988823" text:continue-list="list84114781532531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286" text:outline-level="7" text:restart-numbering="true" text:start-value="1">Клыбика В.И.</text:h>
                                      </text:list-item>
                                      <text:list-item>
                                        <text:h text:style-name="P177" text:outline-level="7">Василевича Н.А.</text:h>
                                      </text:list-item>
                                      <text:list-item>
                                        <text:h text:style-name="P190" text:outline-level="7">Гасянца О.В.</text:h>
                                      </text:list-item>
                                      <text:list-item>
                                        <text:h text:style-name="P212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03.A1" office:value-type="string">
            <text:p text:style-name="P656"/>
          </table:table-cell>
          <table:table-cell table:style-name="Таблица103.A1" office:value-type="string">
            <text:list xml:id="list8411496497786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<text:span text:style-name="T153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2796664968" text:style-name="L24">
        <text:list-header>
          <text:h text:style-name="P441" text:outline-level="7"/>
        </text:list-header>
      </text:list>
      <text:list xml:id="list84115920520880" text:continue-list="list84114964977865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214" text:outline-level="7" text:restart-numbering="true" text:start-value="1">по Миорскому <text:span text:style-name="T128">РГС</text:span></text:h>
                                </text:list-item>
                                <text:list-item>
                                  <text:h text:style-name="P214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04" table:style-name="Таблица104">
        <table:table-column table:style-name="Таблица104.A"/>
        <table:table-column table:style-name="Таблица104.B"/>
        <table:table-column table:style-name="Таблица104.C"/>
        <table:table-column table:style-name="Таблица104.D"/>
        <table:table-column table:style-name="Таблица104.E"/>
        <table:table-row>
          <table:table-cell table:style-name="Таблица104.A1" office:value-type="string">
            <text:list xml:id="list84115244473373" text:continue-list="list84114412559837" text:style-name="L15">
              <text:list-header>
                <text:h text:style-name="P296" text:outline-level="7" text:restart-numbering="true" text:start-value="1">- главного инженера РГС</text:h>
                <text:h text:style-name="P201" text:outline-level="7">- <text:span text:style-name="T48">старшего </text:span>мастера</text:h>
                <text:h text:style-name="P201" text:outline-level="7">- вед. бухгалтера</text:h>
              </text:list-header>
            </text:list>
          </table:table-cell>
          <table:table-cell table:style-name="Таблица104.A1" office:value-type="string">
            <text:p text:style-name="P656"/>
          </table:table-cell>
          <table:table-cell table:style-name="Таблица104.A1" office:value-type="string">
            <text:list xml:id="list84116032138379" text:continue-list="list8411592052088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410" text:outline-level="7" text:restart-numbering="true" text:start-value="1">Конюшевского Ю.С.</text:h>
                                      </text:list-item>
                                      <text:list-item>
                                        <text:h text:style-name="P416" text:outline-level="7">Мажинского В.В.</text:h>
                                      </text:list-item>
                                      <text:list-item>
                                        <text:h text:style-name="P416" text:outline-level="7">Голуб И.Р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04.A1" office:value-type="string">
            <text:p text:style-name="P656"/>
          </table:table-cell>
          <table:table-cell table:style-name="Таблица104.A1" office:value-type="string">
            <text:list xml:id="list8411529447958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502769931" text:style-name="L25">
        <text:list-header>
          <text:p text:style-name="P588"/>
        </text:list-header>
      </text:list>
      <text:list xml:id="list84114601452246" text:continue-list="list8411529447958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 text:start-value="1">
                                  <text:h text:style-name="P215" text:outline-level="7" text:restart-numbering="true" text:start-value="1">по Шарковщинскому <text:span text:style-name="T128">РГС</text:span></text:h>
                                </text:list-item>
                                <text:list-item>
                                  <text:h text:style-name="P21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05" table:style-name="Таблица105">
        <table:table-column table:style-name="Таблица105.A"/>
        <table:table-column table:style-name="Таблица105.B"/>
        <table:table-column table:style-name="Таблица105.C"/>
        <table:table-column table:style-name="Таблица105.D"/>
        <table:table-column table:style-name="Таблица105.E"/>
        <table:table-row>
          <table:table-cell table:style-name="Таблица105.A1" office:value-type="string">
            <text:list xml:id="list84114457513724" text:continue-list="list84116242438258" text:style-name="L17">
              <text:list-header>
                <text:h text:style-name="P297" text:outline-level="7" text:restart-numbering="true" text:start-value="1">- главного инженера РГС</text:h>
                <text:h text:style-name="P202" text:outline-level="7">- мастера</text:h>
                <text:h text:style-name="P202" text:outline-level="7">- вед. бухгалтера</text:h>
              </text:list-header>
            </text:list>
          </table:table-cell>
          <table:table-cell table:style-name="Таблица105.A1" office:value-type="string">
            <text:p text:style-name="P656"/>
          </table:table-cell>
          <table:table-cell table:style-name="Таблица105.A1" office:value-type="string">
            <text:list xml:id="list84115718314925" text:continue-list="list84114601452246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638" text:outline-level="4" text:restart-numbering="true" text:start-value="1">Ючковича Н.И.</text:h>
                          </text:list-item>
                          <text:list-item>
                            <text:h text:style-name="P640" text:outline-level="4">Малыша А.В.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77" text:outline-level="7">Ахрамёнок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05.A1" office:value-type="string">
            <text:p text:style-name="P656"/>
          </table:table-cell>
          <table:table-cell table:style-name="Таблица105.A1" office:value-type="string">
            <text:list xml:id="list8411645441629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2453414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21" text:outline-level="7"/>
                                </text:list-item>
                                <text:list-item>
                                  <text:h text:style-name="P222" text:outline-level="7"><text:s text:c="64"/></text:h>
                                </text:list-item>
                                <text:list-item>
                                  <text:h text:style-name="P26" text:outline-level="7">37</text:h>
                                </text:list-item>
                                <text:list-item>
                                  <text:h text:style-name="P324" text:outline-level="7">Комиссию по испытанию демонстративно-взрывной камеры в составе:</text:h>
                                </text:list-item>
                                <text:list-item>
                                  <text:h text:style-name="P338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list xml:id="list8411476245835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70" text:outline-level="7">- главного инженера ПУ</text:h>
                                      </text:list-item>
                                      <text:list-item>
                                        <text:h text:style-name="P145" text:outline-level="7">-<text:span text:style-name="T111">заместителя главного инженера </text:span></text:h>
                                      </text:list-item>
                                      <text:list-item>
                                        <text:h text:style-name="P134" text:outline-level="7">- мастера</text:h>
                                      </text:list-item>
                                      <text:list-item>
                                        <text:h text:style-name="P134" text:outline-level="7">- мастера 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.A1" office:value-type="string">
            <text:p text:style-name="P656"/>
          </table:table-cell>
          <table:table-cell table:style-name="Таблица4.A1" office:value-type="string">
            <text:list xml:id="list8411453788791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10" text:outline-level="7">Клыбика В.И.</text:h>
                                      </text:list-item>
                                      <text:list-item>
                                        <text:h text:style-name="P19" text:outline-level="7">Козела В.А.</text:h>
                                      </text:list-item>
                                      <text:list-item>
                                        <text:h text:style-name="P10" text:outline-level="7">Василевича Н.А.</text:h>
                                      </text:list-item>
                                      <text:list-item>
                                        <text:h text:style-name="P10" text:outline-level="7">Пожарского И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.A1" office:value-type="string">
            <text:p text:style-name="P656"/>
          </table:table-cell>
          <table:table-cell table:style-name="Таблица4.A1" office:value-type="string">
            <text:list xml:id="list8411585765435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6" text:outline-level="4">- председателя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 члена комиссии;</text:h>
                          </text:list-item>
                          <text:list-item>
                            <text:h text:style-name="P630" text:outline-level="4">-<text:span text:style-name="T154">члена комиссии;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05268212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5" text:outline-level="7"/>
                                </text:list-item>
                                <text:list-item>
                                  <text:h text:style-name="P215" text:outline-level="7">по Миорскому РГС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70" table:style-name="Таблица70">
        <table:table-column table:style-name="Таблица70.A"/>
        <table:table-column table:style-name="Таблица70.B"/>
        <table:table-column table:style-name="Таблица70.C"/>
        <table:table-row>
          <table:table-cell table:style-name="Таблица70.A1" office:value-type="string">
            <text:p text:style-name="P543">- главного инженера РГС <text:s text:c="18"/></text:p>
            <text:p text:style-name="P554">- <text:span text:style-name="T87">старшего </text:span><text:span text:style-name="T86">мастера</text:span></text:p>
            <text:p text:style-name="P554"><text:span text:style-name="T86">- </text:span><text:span text:style-name="T87">старшего </text:span><text:span text:style-name="T86">мастера</text:span></text:p>
          </table:table-cell>
          <table:table-cell table:style-name="Таблица70.A1" office:value-type="string">
            <text:p text:style-name="P559">Конюшевского Ю.С.</text:p>
            <text:p text:style-name="P557">Мажинского В.В.;</text:p>
            <text:p text:style-name="P557">Максименко В.В.;</text:p>
          </table:table-cell>
          <table:table-cell table:style-name="Таблица70.A1" office:value-type="string">
            <text:p text:style-name="P543">-<text:span text:style-name="T154">председателя</text:span></text:p>
            <text:p text:style-name="P554">-<text:span text:style-name="T154">члена комиссии;</text:span></text:p>
            <text:p text:style-name="P554">-<text:span text:style-name="T154">члена комиссии;</text:span></text:p>
          </table:table-cell>
        </table:table-row>
      </table:table>
      <text:p text:style-name="P533"/>
      <text:list xml:id="list841143629943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1" text:outline-level="7">по Шарковщинскому <text:span text:style-name="T96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7" table:style-name="Таблица117">
        <table:table-column table:style-name="Таблица117.A"/>
        <table:table-column table:style-name="Таблица117.B"/>
        <table:table-column table:style-name="Таблица117.C"/>
        <table:table-row>
          <table:table-cell table:style-name="Таблица117.A1" office:value-type="string">
            <text:p text:style-name="P543">- главного инженера РГС</text:p>
            <text:p text:style-name="P554">- мастера</text:p>
            <text:p text:style-name="P554">- мастера</text:p>
          </table:table-cell>
          <table:table-cell table:style-name="Таблица117.A1" office:value-type="string">
            <text:p text:style-name="P545"><text:span text:style-name="T132">Ючковича Н.И.</text:span>;</text:p>
            <text:p text:style-name="P557"><text:span text:style-name="T132">Малыша А.В.</text:span>;</text:p>
            <text:p text:style-name="P582">Жижикина А.В.</text:p>
          </table:table-cell>
          <table:table-cell table:style-name="Таблица117.A1" office:value-type="string">
            <text:p text:style-name="P547">-<text:span text:style-name="T154">председателя;</text:span></text:p>
            <text:p text:style-name="P554">-<text:span text:style-name="T154">члена комиссии;</text:span></text:p>
            <text:p text:style-name="P554">-<text:span text:style-name="T154">члена комиссии;</text:span></text:p>
          </table:table-cell>
        </table:table-row>
      </table:table>
      <text:list xml:id="list8411503321810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51" text:outline-level="7"/>
                                </text:list-item>
                                <text:list-item>
                                  <text:h text:style-name="P152" text:outline-level="7">38</text:h>
                                </text:list-item>
                                <text:list-item>
                                  <text:h text:style-name="P151" text:outline-level="7"><text:soft-page-break/></text:h>
                                </text:list-item>
                                <text:list-item>
                                  <text:h text:style-name="P319" text:outline-level="7">Создать <text:s text:c="2"/>постоянно действующую комиссию <text:s/>по проведению амортизационной политики основных средств в составе:</text:h>
                                </text:list-item>
                                <text:list-item>
                                  <text:h text:style-name="P335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06" table:style-name="Таблица106">
        <table:table-column table:style-name="Таблица106.A"/>
        <table:table-column table:style-name="Таблица106.B"/>
        <table:table-column table:style-name="Таблица106.C"/>
        <table:table-column table:style-name="Таблица106.D"/>
        <table:table-column table:style-name="Таблица106.E"/>
        <table:table-row>
          <table:table-cell table:style-name="Таблица106.A1" office:value-type="string">
            <text:list xml:id="list84115936479763" text:continue-list="list84115244473373" text:style-name="L15">
              <text:list-header>
                <text:h text:style-name="P267" text:outline-level="7" text:restart-numbering="true" text:start-value="1">-<text:span text:style-name="T173"> главного инженера ПУ</text:span></text:h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127" text:outline-level="7" text:restart-numbering="true" text:start-value="1">- ведущего экономиста</text:h>
                                        <text:h text:style-name="P127" text:outline-level="7">- главного бухгалтера</text:h>
                                        <text:h text:style-name="P127" text:outline-level="7">-<text:span text:style-name="T207">мастера</text:span>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table:table-cell>
          <table:table-cell table:style-name="Таблица106.A1" office:value-type="string">
            <text:p text:style-name="P664"/>
          </table:table-cell>
          <table:table-cell table:style-name="Таблица106.A1" office:value-type="string">
            <text:list xml:id="list84115364791037" text:continue-list="list84115033218109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409" text:outline-level="7" text:restart-numbering="true" text:start-value="1">Клыбика В.И.</text:h>
                                      </text:list-item>
                                      <text:list-item>
                                        <text:h text:style-name="P412" text:outline-level="7">Ахрамейко Е.Н.</text:h>
                                      </text:list-item>
                                      <text:list-item>
                                        <text:h text:style-name="P412" text:outline-level="7">Юхневич И.П.</text:h>
                                      </text:list-item>
                                      <text:list-item>
                                        <text:h text:style-name="P413" text:outline-level="7">Гасянца О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06.A1" office:value-type="string">
            <text:p text:style-name="P664"/>
          </table:table-cell>
          <table:table-cell table:style-name="Таблица106.A1" office:value-type="string">
            <text:list xml:id="list8411558906991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5" text:outline-level="7">- председателя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2825347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18" text:outline-level="7"/>
                                </text:list-item>
                                <text:list-item>
                                  <text:h text:style-name="P419" text:outline-level="7">по Миорскому <text:span text:style-name="T125">РГС</text:span></text:h>
                                </text:list-item>
                                <text:list-item>
                                  <text:h text:style-name="P419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07" table:style-name="Таблица107">
        <table:table-column table:style-name="Таблица107.A"/>
        <table:table-column table:style-name="Таблица107.B"/>
        <table:table-column table:style-name="Таблица107.C"/>
        <table:table-column table:style-name="Таблица107.D"/>
        <table:table-column table:style-name="Таблица107.E"/>
        <table:table-row>
          <table:table-cell table:style-name="Таблица107.A1" office:value-type="string">
            <text:list xml:id="list84115207929245" text:continue-list="list84115936479763" text:style-name="L15">
              <text:list-header>
                <text:h text:style-name="P299" text:outline-level="7" text:restart-numbering="true" text:start-value="1">- главного инженера РГС</text:h>
                <text:h text:style-name="P208" text:outline-level="7">- вед. <text:span text:style-name="T129">б</text:span>ухгалтера</text:h>
                <text:h text:style-name="P142" text:outline-level="7"><text:span text:style-name="T19">- старшего </text:span><text:span text:style-name="T21">мастера</text:span></text:h>
              </text:list-header>
            </text:list>
            <text:list xml:id="list84115715051808" text:continue-list="list84115282534760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198" text:outline-level="7" text:restart-numbering="true" text:start-value="1">- старшего мастера 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07.A1" office:value-type="string">
            <text:p text:style-name="P656"/>
          </table:table-cell>
          <table:table-cell table:style-name="Таблица107.A1" office:value-type="string">
            <text:list xml:id="list8411507997790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2" text:outline-level="7">Конюшевского Ю.С.</text:h>
                                      </text:list-item>
                                      <text:list-item>
                                        <text:h text:style-name="P164" text:outline-level="7">Голуб И.Р.</text:h>
                                      </text:list-item>
                                      <text:list-item>
                                        <text:h text:style-name="P164" text:outline-level="7">Мажинского В.В.</text:h>
                                      </text:list-item>
                                      <text:list-item>
                                        <text:h text:style-name="P204" text:outline-level="7">Максименко В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07.A1" office:value-type="string">
            <text:p text:style-name="P656"/>
          </table:table-cell>
          <table:table-cell table:style-name="Таблица107.A1" office:value-type="string">
            <text:list xml:id="list8411447557485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82847489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h text:style-name="P280" text:outline-level="7" text:is-list-header="true"/>
                                </text:list-header>
                                <text:list-item text:start-value="1">
                                  <text:h text:style-name="P361" text:outline-level="7" text:restart-numbering="true" text:start-value="1">по Шарковщинскому <text:span text:style-name="T125">РГС</text:span></text:h>
                                </text:list-item>
                                <text:list-item>
                                  <text:h text:style-name="P35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08" table:style-name="Таблица108">
        <table:table-column table:style-name="Таблица108.A"/>
        <table:table-column table:style-name="Таблица108.B"/>
        <table:table-column table:style-name="Таблица108.C"/>
        <table:table-column table:style-name="Таблица108.D"/>
        <table:table-column table:style-name="Таблица108.E"/>
        <table:table-row>
          <table:table-cell table:style-name="Таблица108.A1" office:value-type="string">
            <text:list xml:id="list3262595009" text:style-name="L26">
              <text:list-header>
                <text:h text:style-name="P302" text:outline-level="7">- главного инженера РГС</text:h>
                <text:h text:style-name="P211" text:outline-level="7">- вед. <text:span text:style-name="T129">б</text:span>ухгалтера</text:h>
                <text:h text:style-name="P146" text:outline-level="7"><text:span text:style-name="T19">- </text:span><text:span text:style-name="T21">мастера</text:span></text:h>
              </text:list-header>
            </text:list>
            <text:list xml:id="list84115892907463" text:continue-list="list84115828474896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198" text:outline-level="7" text:restart-numbering="true" text:start-value="1">- маст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08.A1" office:value-type="string">
            <text:p text:style-name="P656"/>
          </table:table-cell>
          <table:table-cell table:style-name="Таблица108.A1" office:value-type="string">
            <text:list xml:id="list8411464200721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93" text:outline-level="7">Ючковича Н.И.</text:h>
                                      </text:list-item>
                                      <text:list-item>
                                        <text:h text:style-name="P416" text:outline-level="7">Ахрамёнок А.В.</text:h>
                                      </text:list-item>
                                      <text:list-item>
                                        <text:h text:style-name="P293" text:outline-level="7"><text:span text:style-name="T139">Малыша А.В</text:span>.</text:h>
                                      </text:list-item>
                                      <text:list-item>
                                        <text:h text:style-name="P294" text:outline-level="7">Жижикина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08.A1" office:value-type="string">
            <text:p text:style-name="P656"/>
          </table:table-cell>
          <table:table-cell table:style-name="Таблица108.A1" office:value-type="string">
            <text:list xml:id="list8411561767687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84731112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65" text:outline-level="7"><text:s text:c="21"/></text:h>
                                </text:list-item>
                                <text:list-item>
                                  <text:h text:style-name="P355" text:outline-level="7"><text:span text:style-name="T107"><text:s text:c="24"/></text:span><text:s/><text:span text:style-name="T198">39</text:span></text:h>
                                </text:list-item>
                                <text:list-item>
                                  <text:h text:style-name="P4" text:outline-level="7"/>
                                </text:list-item>
                                <text:list-item>
                                  <text:h text:style-name="P315" text:outline-level="7"><text:span text:style-name="T154">Создать п</text:span>остоянно действующую комиссию по учету и списанию шин <text:span text:style-name="T162">и аккумуляторных батарей</text:span> <text:span text:style-name="T92">в </text:span>составе:</text:h>
                                </text:list-item>
                                <text:list-item>
                                  <text:h text:style-name="P44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column table:style-name="Таблица47.E"/>
        <table:table-row>
          <table:table-cell table:style-name="Таблица47.A1" office:value-type="string">
            <text:list xml:id="list8411613368366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3" text:outline-level="7">- главного инженера ПУ</text:h>
                                      </text:list-item>
                                      <text:list-item>
                                        <text:h text:style-name="P84" text:outline-level="7">- мастера </text:h>
                                      </text:list-item>
                                      <text:list-item>
                                        <text:h text:style-name="P84" text:outline-level="7">- ведущего экономиста</text:h>
                                      </text:list-item>
                                      <text:list-item>
                                        <text:h text:style-name="P84" text:outline-level="7">-бухгалтера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7.A1" office:value-type="string">
            <text:p text:style-name="P652"/>
          </table:table-cell>
          <table:table-cell table:style-name="Таблица47.A1" office:value-type="string">
            <text:list xml:id="list8411591242886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3" text:outline-level="4">Клыбика В.И.</text:h>
                          </text:list-item>
                          <text:list-item>
                            <text:h text:style-name="P604" text:outline-level="4">Василевича Н.А.</text:h>
                          </text:list-item>
                          <text:list-item>
                            <text:h text:style-name="P600" text:outline-level="4">Ахрамейко Е.Н.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2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47.A1" office:value-type="string">
            <text:p text:style-name="P652"/>
          </table:table-cell>
          <table:table-cell table:style-name="Таблица47.A1" office:value-type="string">
            <text:list xml:id="list8411593758650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9" text:outline-level="4">- председателя;</text:h>
                          </text:list-item>
                          <text:list-item>
                            <text:h text:style-name="P623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84" text:outline-level="7">- члена комиссии;</text:h>
                                      </text:list-item>
                                      <text:list-item>
                                        <text:h text:style-name="P84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62510995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6" text:outline-level="7"/>
                                </text:list-item>
                                <text:list-item>
                                  <text:h text:style-name="P356" text:outline-level="7"><text:s text:c="2"/>по <text:span text:style-name="T156">Миорскому</text:span> <text:span text:style-name="T124">РГС</text:span></text:h>
                                </text:list-item>
                                <text:list-item>
                                  <text:h text:style-name="P356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22" table:style-name="Таблица122">
        <table:table-column table:style-name="Таблица122.A"/>
        <table:table-column table:style-name="Таблица122.B"/>
        <table:table-column table:style-name="Таблица122.C"/>
        <table:table-column table:style-name="Таблица122.D"/>
        <table:table-column table:style-name="Таблица122.E"/>
        <table:table-row>
          <table:table-cell table:style-name="Таблица122.A1" office:value-type="string">
            <text:p text:style-name="P510">- главного инженера <text:span text:style-name="T57">РГС</text:span></text:p>
            <text:p text:style-name="P486">- <text:span text:style-name="T158">старшего </text:span>мастера</text:p>
            <text:p text:style-name="P453"><text:span text:style-name="T33">- </text:span><text:span text:style-name="T40">старшего </text:span><text:span text:style-name="T33">мастер</text:span><text:span text:style-name="T39">а</text:span></text:p>
            <text:p text:style-name="P453"><text:span text:style-name="T39">- </text:span><text:span text:style-name="T41">мастера</text:span></text:p>
          </table:table-cell>
          <table:table-cell table:style-name="Таблица122.A1" office:value-type="string">
            <text:p text:style-name="P659"/>
          </table:table-cell>
          <table:table-cell table:style-name="Таблица122.A1" office:value-type="string">
            <text:list xml:id="list8411633431791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3" text:outline-level="7">Конюшевского Ю.С.</text:h>
                                      </text:list-item>
                                      <text:list-item>
                                        <text:h text:style-name="P167" text:outline-level="7">Максименко В.В.</text:h>
                                      </text:list-item>
                                      <text:list-item>
                                        <text:h text:style-name="P194" text:outline-level="7">Мажинского В.В.</text:h>
                                      </text:list-item>
                                      <text:list-item>
                                        <text:h text:style-name="P191" text:outline-level="7">Дерко И.А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22.A1" office:value-type="string">
            <text:p text:style-name="P659"/>
          </table:table-cell>
          <table:table-cell table:style-name="Таблица122.A1" office:value-type="string">
            <text:list xml:id="list84115319144172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90" text:outline-level="7">- председателя;</text:h>
                                      </text:list-item>
                                      <text:list-item>
                                        <text:h text:style-name="P185" text:outline-level="7">- члена комиссии;</text:h>
                                      </text:list-item>
                                      <text:list-item>
                                        <text:h text:style-name="P185" text:outline-level="7">- члена комиссии;</text:h>
                                      </text:list-item>
                                      <text:list-item>
                                        <text:h text:style-name="P185" text:outline-level="7">-<text:span text:style-name="T158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5070514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6" text:outline-level="7"/>
                                </text:list-item>
                                <text:list-item>
                                  <text:h text:style-name="P356" text:outline-level="7"><text:soft-page-break/>по Шарковщинскому <text:span text:style-name="T124">РГС</text:span></text:h>
                                </text:list-item>
                                <text:list-item>
                                  <text:h text:style-name="P356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20" table:style-name="Таблица120">
        <table:table-column table:style-name="Таблица120.A"/>
        <table:table-column table:style-name="Таблица120.B"/>
        <table:table-column table:style-name="Таблица120.C"/>
        <table:table-column table:style-name="Таблица120.D"/>
        <table:table-column table:style-name="Таблица120.E"/>
        <table:table-row>
          <table:table-cell table:style-name="Таблица120.A1" office:value-type="string">
            <text:p text:style-name="P510">- главного инженера <text:span text:style-name="T57">РГС</text:span></text:p>
            <text:p text:style-name="P486">- мастера</text:p>
            <text:p text:style-name="P453"><text:span text:style-name="T45">-</text:span><text:span text:style-name="T33"> мастер</text:span><text:span text:style-name="T39">а</text:span></text:p>
          </table:table-cell>
          <table:table-cell table:style-name="Таблица120.A1" office:value-type="string">
            <text:p text:style-name="P659"/>
          </table:table-cell>
          <table:table-cell table:style-name="Таблица120.A1" office:value-type="string">
            <text:list xml:id="list8411625967665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05" text:outline-level="7">Ючкович<text:span text:style-name="T157">а</text:span> Н.И.</text:h>
                                      </text:list-item>
                                      <text:list-item>
                                        <text:h text:style-name="P250" text:outline-level="7">Малыша А.В.</text:h>
                                      </text:list-item>
                                      <text:list-item>
                                        <text:h text:style-name="P180" text:outline-level="7">Жижикина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20.A1" office:value-type="string">
            <text:p text:style-name="P659"/>
          </table:table-cell>
          <table:table-cell table:style-name="Таблица120.A1" office:value-type="string">
            <text:list xml:id="list8411546599468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90" text:outline-level="7">- председателя;</text:h>
                                      </text:list-item>
                                      <text:list-item>
                                        <text:h text:style-name="P185" text:outline-level="7">- члена комиссии;</text:h>
                                      </text:list-item>
                                      <text:list-item>
                                        <text:h text:style-name="P185" text:outline-level="7">- члена комиссии;</text:h>
                                      </text:list-item>
                                      <text:list-item>
                                        <text:h text:style-name="P185" text:outline-level="7">-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74145069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7" text:outline-level="7"><text:s text:c="19"/></text:h>
                                  <text:list>
                                    <text:list-item>
                                      <text:list>
                                        <text:list-item>
                                          <text:h text:style-name="P643" text:outline-level="9"><text:span text:style-name="T76"><text:s text:c="20"/></text:span><text:span text:style-name="T69">4</text:span><text:span text:style-name="T77">0</text:span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h text:style-name="P151" text:outline-level="7"/>
                                </text:list-item>
                                <text:list-item>
                                  <text:h text:style-name="P259" text:outline-level="7">Постоянно действующую комиссию <text:s/>по контролю за выдачей средств индивидуальной защиты <text:s/>в составе:</text:h>
                                </text:list-item>
                                <text:list-item>
                                  <text:h text:style-name="P92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83" table:style-name="Таблица83">
        <table:table-column table:style-name="Таблица83.A"/>
        <table:table-column table:style-name="Таблица83.B"/>
        <table:table-column table:style-name="Таблица83.C"/>
        <table:table-column table:style-name="Таблица83.D"/>
        <table:table-column table:style-name="Таблица83.E"/>
        <table:table-row>
          <table:table-cell table:style-name="Таблица83.A1" office:value-type="string">
            <text:list xml:id="list84115961778024" text:continue-list="list84115207929245"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h text:style-name="P267" text:outline-level="7" text:restart-numbering="true" text:start-value="1">- главного инженера ПУ</text:h>
                                        <text:h text:style-name="P121" text:outline-level="7">-<text:span text:style-name="T144">заместителя главного инженера </text:span></text:h>
                                        <text:h text:style-name="P90" text:outline-level="7">-<text:span text:style-name="T155">инженера по ОТ</text:span></text:h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84116030724436" text:continue-list="list84115741450691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- <text:span text:style-name="T155">бухгалтер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84115709474967" text:continue-list="list84115961778024" text:style-name="L15">
              <text:list-header>
                <text:h text:style-name="P100" text:outline-level="7" text:restart-numbering="true" text:start-value="1"/>
              </text:list-header>
            </text:list>
          </table:table-cell>
          <table:table-cell table:style-name="Таблица83.A1" office:value-type="string">
            <text:p text:style-name="P664"/>
          </table:table-cell>
          <table:table-cell table:style-name="Таблица83.A1" office:value-type="string">
            <text:list xml:id="list84116077331649" text:continue-list="list84116030724436" text:style-name="Outline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h text:style-name="P599" text:outline-level="4" text:restart-numbering="true" text:start-value="1">Клыбика В.И.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8" text:outline-level="7">Козела В.А.</text:h>
                                      </text:list-item>
                                      <text:list-item>
                                        <text:h text:style-name="P38" text:outline-level="7">Маркевич Г.К.</text:h>
                                      </text:list-item>
                                      <text:list-item>
                                        <text:h text:style-name="P414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83.A1" office:value-type="string">
            <text:p text:style-name="P664"/>
          </table:table-cell>
          <table:table-cell table:style-name="Таблица83.A1" office:value-type="string">
            <text:list xml:id="list8411592760055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5" text:outline-level="4">- председателя;</text:h>
                          </text:list-item>
                          <text:list-item>
                            <text:h text:style-name="P618" text:outline-level="4">- члена комиссии;</text:h>
                          </text:list-item>
                          <text:list-item>
                            <text:h text:style-name="P618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73" text:outline-level="7">-<text:span text:style-name="T155">члена комиссий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0100010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17" text:outline-level="7"/>
                                </text:list-item>
                                <text:list-item>
                                  <text:h text:style-name="P419" text:outline-level="7">по Миорскому <text:span text:style-name="T125">РГС</text:span></text:h>
                                </text:list-item>
                                <text:list-item>
                                  <text:h text:style-name="P419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3" table:style-name="Таблица113">
        <table:table-column table:style-name="Таблица113.A"/>
        <table:table-column table:style-name="Таблица113.B"/>
        <table:table-column table:style-name="Таблица113.C"/>
        <table:table-column table:style-name="Таблица113.D"/>
        <table:table-column table:style-name="Таблица113.E"/>
        <table:table-row>
          <table:table-cell table:style-name="Таблица113.A1" office:value-type="string">
            <text:list xml:id="list84116343248030" text:continue-list="list84115709474967" text:style-name="L15">
              <text:list-header>
                <text:h text:style-name="P299" text:outline-level="7" text:restart-numbering="true" text:start-value="1">- главного инженера РГС</text:h>
                <text:h text:style-name="P142" text:outline-level="7"><text:span text:style-name="T33">- вед. </text:span>б<text:span text:style-name="T33">ухгалтера</text:span></text:h>
              </text:list-header>
            </text:list>
            <text:list xml:id="list84114460637317" text:continue-list="list84116010001067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 text:start-value="1">
                                        <text:h text:style-name="P198" text:outline-level="7" text:restart-numbering="true" text:start-value="1">- старшего мастера 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13.A1" office:value-type="string">
            <text:p text:style-name="P656"/>
          </table:table-cell>
          <table:table-cell table:style-name="Таблица113.A1" office:value-type="string">
            <text:list xml:id="list8411584589155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2" text:outline-level="7">Конюшевского Ю.С.</text:h>
                                      </text:list-item>
                                      <text:list-item>
                                        <text:h text:style-name="P164" text:outline-level="7">Голуб И.Р.</text:h>
                                      </text:list-item>
                                      <text:list-item>
                                        <text:h text:style-name="P204" text:outline-level="7">Максименко В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13.A1" office:value-type="string">
            <text:p text:style-name="P656"/>
          </table:table-cell>
          <table:table-cell table:style-name="Таблица113.A1" office:value-type="string">
            <text:list xml:id="list84116270373344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9" text:outline-level="7">- председателя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>- члена комиссии;</text:h>
                                      </text:list-item>
                                      <text:list-item>
                                        <text:h text:style-name="P184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66668751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60" text:outline-level="7"/>
                                </text:list-item>
                                <text:list-item>
                                  <text:h text:style-name="P366" text:outline-level="7">по Шарковщинскому <text:span text:style-name="T125">РГС</text:span></text:h>
                                </text:list-item>
                                <text:list-item>
                                  <text:h text:style-name="P360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4" table:style-name="Таблица114">
        <table:table-column table:style-name="Таблица114.A"/>
        <table:table-column table:style-name="Таблица114.B"/>
        <table:table-column table:style-name="Таблица114.C"/>
        <table:table-column table:style-name="Таблица114.D"/>
        <table:table-column table:style-name="Таблица114.E"/>
        <table:table-row>
          <table:table-cell table:style-name="Таблица114.A1" office:value-type="string">
            <text:list xml:id="list619785383" text:style-name="L27">
              <text:list-header>
                <text:h text:style-name="P269" text:outline-level="7">- главного инженера РГС</text:h>
                <text:h text:style-name="P125" text:outline-level="7">- вед. <text:span text:style-name="T129">б</text:span>ухгалтера</text:h>
                <text:h text:style-name="P85" text:outline-level="7"><text:span text:style-name="T19">- </text:span><text:span text:style-name="T21">мастера</text:span></text:h>
              </text:list-header>
            </text:list>
          </table:table-cell>
          <table:table-cell table:style-name="Таблица114.A1" office:value-type="string">
            <text:p text:style-name="P650"/>
          </table:table-cell>
          <table:table-cell table:style-name="Таблица114.A1" office:value-type="string">
            <text:list xml:id="list84116446725299" text:continue-list="list84114666687512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6" text:outline-level="7">Ючковича Н.И.</text:h>
                                      </text:list-item>
                                      <text:list-item>
                                        <text:h text:style-name="P415" text:outline-level="7">Ахрамёнок А.В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90">Малыша А.В.</text:p>
          </table:table-cell>
          <table:table-cell table:style-name="Таблица114.A1" office:value-type="string">
            <text:p text:style-name="P650"/>
          </table:table-cell>
          <table:table-cell table:style-name="Таблица114.A1" office:value-type="string">
            <text:list xml:id="list8411575510651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65" text:outline-level="7">- председателя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  <text:list-item>
                                        <text:h text:style-name="P115" text:outline-level="7">- члена комиссии;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644007160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669" text:outline-level="10"/>
                                            </text:list-item>
                                            <text:list-item>
                                              <text:h text:style-name="P670" text:outline-level="10"><text:s/><text:tab/><text:tab/><text:tab/><text:tab/><text:tab/><text:tab/><text:span text:style-name="T173"> </text:span><text:span text:style-name="T175">4</text:span><text:span text:style-name="T176">1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5"><text:span text:style-name="T61"><text:s text:c="5"/>Комиссию по прове</text:span><text:span text:style-name="T62">дению инвентаризации по имеющихся (либо потенциальных) источников ломообразования </text:span><text:span text:style-name="T121">в </text:span><text:span text:style-name="T107">составе:</text:span></text:p>
      <text:list xml:id="list8411616896805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43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list xml:id="list8411463524298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4" text:outline-level="7">- <text:span text:style-name="T163">директора филиала</text:span></text:h>
                                      </text:list-item>
                                      <text:list-item>
                                        <text:h text:style-name="P86" text:outline-level="7">- <text:span text:style-name="T164">заместителя </text:span>главного инженера </text:h>
                                      </text:list-item>
                                      <text:list-item>
                                        <text:h text:style-name="P86" text:outline-level="7">- <text:span text:style-name="T42">мастера</text:span></text:h>
                                      </text:list-item>
                                      <text:list-item>
                                        <text:h text:style-name="P93" text:outline-level="7"><text:span text:style-name="T42">- </text:span><text:span text:style-name="T33">бухгалтера 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653"/>
          </table:table-cell>
          <table:table-cell table:style-name="Таблица2.A1" office:value-type="string">
            <text:list xml:id="list84116483364049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1" text:outline-level="4">Шукеля В.Р.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9" text:outline-level="7">Козела В.А.</text:h>
                                      </text:list-item>
                                      <text:list-item>
                                        <text:h text:style-name="P40" text:outline-level="7">Пожарского И.И.</text:h>
                                      </text:list-item>
                                      <text:list-item>
                                        <text:h text:style-name="P40" text:outline-level="7">Войткевич О.И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2.A1" office:value-type="string">
            <text:p text:style-name="P653"/>
          </table:table-cell>
          <table:table-cell table:style-name="Таблица2.A1" office:value-type="string">
            <text:list xml:id="list8411468474006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0" text:outline-level="4">- председателя;</text:h>
                          </text:list-item>
                          <text:list-item>
                            <text:h text:style-name="P624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86" text:outline-level="7">- члена комиссии;</text:h>
                                      </text:list-item>
                                      <text:list-item>
                                        <text:h text:style-name="P86" text:outline-level="7">-<text:span text:style-name="T164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9752053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8" text:outline-level="7"/>
                                </text:list-item>
                                <text:list-item>
                                  <text:h text:style-name="P358" text:outline-level="7">по Шарковщинскому <text:span text:style-name="T124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8" table:style-name="Таблица118">
        <table:table-column table:style-name="Таблица118.A"/>
        <table:table-column table:style-name="Таблица118.B"/>
        <table:table-column table:style-name="Таблица118.C"/>
        <table:table-column table:style-name="Таблица118.D"/>
        <table:table-column table:style-name="Таблица118.E"/>
        <text:soft-page-break/>
        <table:table-row>
          <table:table-cell table:style-name="Таблица118.A1" office:value-type="string">
            <text:p text:style-name="P511">- <text:span text:style-name="T163">начальника</text:span> <text:span text:style-name="T57">РГС</text:span></text:p>
            <text:p text:style-name="P520">- главного инженера РГС</text:p>
            <text:p text:style-name="P454"><text:span text:style-name="T33">- мастер</text:span><text:span text:style-name="T39">а</text:span></text:p>
            <text:p text:style-name="P454"><text:span text:style-name="T39">-</text:span><text:span text:style-name="T43">оператора ПЭВМ</text:span></text:p>
          </table:table-cell>
          <table:table-cell table:style-name="Таблица118.A1" office:value-type="string">
            <text:p text:style-name="P660"/>
          </table:table-cell>
          <table:table-cell table:style-name="Таблица118.A1" office:value-type="string">
            <text:list xml:id="list84115373042955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306" text:outline-level="7">Величко Э.Э.</text:h>
                                      </text:list-item>
                                      <text:list-item>
                                        <text:h text:style-name="P307" text:outline-level="7">Ючкович<text:span text:style-name="T157">а</text:span> Н.И.</text:h>
                                      </text:list-item>
                                      <text:list-item>
                                        <text:h text:style-name="P196" text:outline-level="7">Жижикина А.В.</text:h>
                                      </text:list-item>
                                      <text:list-item>
                                        <text:h text:style-name="P192" text:outline-level="7">Павлович С.Р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18.A1" office:value-type="string">
            <text:p text:style-name="P660"/>
          </table:table-cell>
          <table:table-cell table:style-name="Таблица118.A1" office:value-type="string">
            <text:list xml:id="list8411514913646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91" text:outline-level="7">- председателя;</text:h>
                                      </text:list-item>
                                      <text:list-item>
                                        <text:h text:style-name="P186" text:outline-level="7">- члена комиссии;</text:h>
                                      </text:list-item>
                                      <text:list-item>
                                        <text:h text:style-name="P186" text:outline-level="7">- члена комиссии;</text:h>
                                      </text:list-item>
                                      <text:list-item>
                                        <text:h text:style-name="P186" text:outline-level="7">-<text:span text:style-name="T165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456225681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59" text:outline-level="7"/>
                                </text:list-item>
                                <text:list-item>
                                  <text:h text:style-name="P359" text:outline-level="7"><text:s text:c="2"/>по <text:span text:style-name="T156">Миорскому</text:span> <text:span text:style-name="T124">РГС</text:span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119" table:style-name="Таблица119">
        <table:table-column table:style-name="Таблица119.A"/>
        <table:table-column table:style-name="Таблица119.B"/>
        <table:table-column table:style-name="Таблица119.C"/>
        <table:table-column table:style-name="Таблица119.D"/>
        <table:table-column table:style-name="Таблица119.E"/>
        <table:table-row>
          <table:table-cell table:style-name="Таблица119.A1" office:value-type="string">
            <text:p text:style-name="P512">- <text:span text:style-name="T166">начальника </text:span><text:span text:style-name="T57">РГС</text:span></text:p>
            <text:p text:style-name="P455"><text:span text:style-name="T57">- </text:span><text:span text:style-name="T68">главного инженера</text:span></text:p>
            <text:p text:style-name="P462"/>
            <text:p text:style-name="P487">- <text:span text:style-name="T158">старшего </text:span>мастера</text:p>
            <text:p text:style-name="P455"><text:span text:style-name="T33">- </text:span><text:span text:style-name="T44">ведущего бухгалтера</text:span></text:p>
          </table:table-cell>
          <table:table-cell table:style-name="Таблица119.A1" office:value-type="string">
            <text:p text:style-name="P661"/>
          </table:table-cell>
          <table:table-cell table:style-name="Таблица119.A1" office:value-type="string">
            <text:list xml:id="list8411522742150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84" text:outline-level="7">Мателенок К.А. </text:h>
                                      </text:list-item>
                                      <text:list-item>
                                        <text:h text:style-name="P104" text:outline-level="7">Конюшевского Ю.С.</text:h>
                                      </text:list-item>
                                      <text:list-item>
                                        <text:h text:style-name="P195" text:outline-level="7">Мажинского В.В.</text:h>
                                      </text:list-item>
                                      <text:list-item>
                                        <text:h text:style-name="P193" text:outline-level="7">Голуб И.Р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119.A1" office:value-type="string">
            <text:p text:style-name="P661"/>
          </table:table-cell>
          <table:table-cell table:style-name="Таблица119.A1" office:value-type="string">
            <text:list xml:id="list8411609814545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92" text:outline-level="7">- председателя;</text:h>
                                      </text:list-item>
                                      <text:list-item>
                                        <text:h text:style-name="P187" text:outline-level="7">- члена комиссии;</text:h>
                                      </text:list-item>
                                      <text:list-item>
                                        <text:h text:style-name="P187" text:outline-level="7"/>
                                      </text:list-item>
                                      <text:list-item>
                                        <text:h text:style-name="P187" text:outline-level="7">- члена комиссии;</text:h>
                                      </text:list-item>
                                      <text:list-item>
                                        <text:h text:style-name="P187" text:outline-level="7">-<text:span text:style-name="T166">члена комиссии;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list xml:id="list8411567975852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671" text:outline-level="10"><text:s text:c="63"/></text:h>
                                            </text:list-item>
                                            <text:list-item>
                                              <text:h text:style-name="P671" text:outline-level="10"><text:s text:c="71"/><text:span text:style-name="T208">4</text:span>2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h text:style-name="P316" text:outline-level="7">Постоянно действующую комиссию по <text:span text:style-name="T208">проведению ежеквартального контроля</text:span> <text:span text:style-name="T92">в </text:span>составе:</text:h>
                                </text:list-item>
                                <text:list-item>
                                  <text:h text:style-name="P329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list xml:id="list8411528064664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55" text:outline-level="7"><text:s/>-директора ПУ</text:h>
                                      </text:list-item>
                                      <text:list-item>
                                        <text:h text:style-name="P87" text:outline-level="7">-<text:span text:style-name="T201">главного инженера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25" text:outline-level="4">- <text:span text:style-name="T32">начальника Миорского РГС</text:span>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99" text:outline-level="7">-начальника Шарковщинского РГС</text:h>
                                      </text:list-item>
                                      <text:list-item>
                                        <text:h text:style-name="P99" text:outline-level="7">-<text:span text:style-name="T208">заместителя главного инженера</text:span></text:h>
                                      </text:list-item>
                                      <text:list-item>
                                        <text:h text:style-name="P99" text:outline-level="7">- <text:span text:style-name="T169">мастера</text:span></text:h>
                                      </text:list-item>
                                      <text:list-item>
                                        <text:h text:style-name="P99" text:outline-level="7">- <text:span text:style-name="T169">мастера</text:span></text:h>
                                      </text:list-item>
                                      <text:list-item>
                                        <text:h text:style-name="P99" text:outline-level="7">-<text:span text:style-name="T208">мастера</text:span></text:h>
                                      </text:list-item>
                                      <text:list-item>
                                        <text:h text:style-name="P99" text:outline-level="7">-<text:span text:style-name="T208">мастера</text:span>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P654"/>
          </table:table-cell>
          <table:table-cell table:style-name="Таблица3.A1" office:value-type="string">
            <text:list xml:id="list84114606932500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02" text:outline-level="4">Шукеля В.Р.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29" text:outline-level="7">Клыбика В.И.</text:h>
                                      </text:list-item>
                                      <text:list-item>
                                        <text:h text:style-name="P33" text:outline-level="7">Мателенка К.А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h text:style-name="P602" text:outline-level="4"/>
                          </text:list-item>
                          <text:list-item>
                            <text:h text:style-name="P602" text:outline-level="4">Величко Э.Э.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41" text:outline-level="7">Козела В.А.</text:h>
                                      </text:list-item>
                                      <text:list-item>
                                        <text:h text:style-name="P35" text:outline-level="7">Василевича Н.А.</text:h>
                                      </text:list-item>
                                      <text:list-item>
                                        <text:h text:style-name="P35" text:outline-level="7">Пожарского И.И.</text:h>
                                      </text:list-item>
                                      <text:list-item>
                                        <text:h text:style-name="P41" text:outline-level="7">Гасянца О.В.</text:h>
                                      </text:list-item>
                                      <text:list-item>
                                        <text:h text:style-name="P41" text:outline-level="7">Малюжанца А.А.</text:h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Таблица3.A1" office:value-type="string">
            <text:p text:style-name="P654"/>
          </table:table-cell>
          <table:table-cell table:style-name="Таблица3.A1" office:value-type="string">
            <text:list xml:id="list84115639130093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611" text:outline-level="4">- председателя;</text:h>
                          </text:list-item>
                          <text:list-item>
                            <text:h text:style-name="P625" text:outline-level="4">-<text:span text:style-name="T201">зам.председателя</text:span></text:h>
                          </text:list-item>
                          <text:list-item>
                            <text:h text:style-name="P625" text:outline-level="4">- члена комиссии;</text:h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h text:style-name="P87" text:outline-level="7">- члена комиссии;</text:h>
                                      </text:list-item>
                                      <text:list-item>
                                        <text:h text:style-name="P87" text:outline-level="7">- члена комиссии;</text:h>
                                      </text:list-item>
                                      <text:list-item>
                                        <text:h text:style-name="P87" text:outline-level="7">- члена комиссии;</text:h>
                                      </text:list-item>
                                      <text:list-item>
                                        <text:h text:style-name="P87" text:outline-level="7">- члена комиссии;</text:h>
                                      </text:list-item>
                                      <text:list-item>
                                        <text:h text:style-name="P87" text:outline-level="7">- члена комиссии;</text:h>
                                      </text:list-item>
                                      <text:list-item>
                                        <text:h text:style-name="P87" text:outline-level="7">- члена комиссии;</text:h>
                                      </text:list-item>
                                      <text:list-item>
                                        <text:h text:style-name="P87" text:outline-level="7">- члена комиссии;</text:h>
                                      </text:list-item>
                                      <text:list-item>
                                        <text:h text:style-name="P87" text:outline-level="7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536"/>
      <text:list xml:id="list8411532458504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671" text:outline-level="10"><text:s/><text:tab/>Комиссиям в своей работе руководствоваться действующим законодательством, локальными нормативными актами.</text:h>
                                            </text:list-item>
                                            <text:list-item>
                                              <text:h text:style-name="P672" text:outline-level="10"><text:s text:c="9"/><text:span text:style-name="T118">Приказ по основной деятельности № </text:span><text:span text:style-name="T120">29</text:span><text:span text:style-name="T118"> от </text:span><text:span text:style-name="T120">27</text:span><text:span text:style-name="T118">.0</text:span><text:span text:style-name="T120">1</text:span><text:span text:style-name="T118">.20</text:span><text:span text:style-name="T119">2</text:span><text:span text:style-name="T120">1</text:span><text:span text:style-name="T118"> считать утратившим силу.</text:span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h text:style-name="P444" text:outline-level="7"/>
                                </text:list-item>
                                <text:list-item>
                                  <text:h text:style-name="P444" text:outline-level="7"/>
                                </text:list-item>
                                <text:list-item>
                                  <text:h text:style-name="P11" text:outline-level="7">Директор <text:s text:c="84"/><text:span text:style-name="T155">В.Р.Шукель</text:span></text:h>
                                </text:list-item>
                                <text:list-item>
                                  <text:h text:style-name="P61" text:outline-level="7"/>
                                </text:list-item>
                                <text:list-item>
                                  <text:h text:style-name="P61" text:outline-level="7"/>
                                </text:list-item>
                                <text:list-item>
                                  <text:h text:style-name="P61" text:outline-level="7"/>
                                </text:list-item>
                                <text:list-item>
                                  <text:h text:style-name="P10" text:outline-level="7">Юрисконсульт</text:h>
                                </text:list-item>
                                <text:list-item>
                                  <text:h text:style-name="P10" text:outline-level="7">____________Н.Г.Еленская</text:h>
                                </text:list-item>
                                <text:list-item>
                                  <text:h text:style-name="P10" text:outline-level="7"><text:s/>«____»______<text:span text:style-name="T167">2021 года </text:span></text:h>
                                </text:list-item>
                                <text:list-item>
                                  <text:h text:style-name="P62" text:outline-level="7"/>
                                </text:list-item>
                                <text:list-item>
                                  <text:h text:style-name="P62" text:outline-level="7"/>
                                </text:list-item>
                                <text:list-item>
                                  <text:h text:style-name="P64" text:outline-level="7">В дело № 01-0<text:span text:style-name="T194">6</text:span>______<text:span text:style-name="T195">Подагель</text:span><text:span text:style-name="T196">_________</text:span><text:span text:style-name="T49">20</text:span><text:span text:style-name="T50">2</text:span><text:span text:style-name="T51">1</text:span></text:h>
                                </text:list-item>
                                <text:list-item>
                                  <text:h text:style-name="P20" text:outline-level="7"><text:soft-page-break/>Лист ознакомления с приказом «<text:span text:style-name="T173">О назначении </text:span><text:span text:style-name="T174">комиссий</text:span>»</text:h>
                                </text:list-item>
                                <text:list-item>
                                  <text:h text:style-name="P20" text:outline-level="7"><text:s/>от <text:span text:style-name="T210">12</text:span>.0<text:span text:style-name="T210">4</text:span>.202<text:span text:style-name="T184">1</text:span> года № _____<text:span text:style-name="T184"> </text:span><text:s/>ознакомлены:</text:h>
                                </text:list-item>
                                <text:list-item>
                                  <text:h text:style-name="P65" text:outline-level="7"/>
                                </text:list-item>
                                <text:list-item>
                                  <text:h text:style-name="P21" text:outline-level="7"><text:span text:style-name="T185">В.И.Клыбик</text:span> <text:s text:c="14"/>«____»______ 2021 года <text:s text:c="10"/>______________</text:h>
                                </text:list-item>
                                <text:list-item>
                                  <text:h text:style-name="P66" text:outline-level="7"><text:s text:c="155"/>(подпись)</text:h>
                                </text:list-item>
                                <text:list-item>
                                  <text:h text:style-name="P22" text:outline-level="7"><text:span text:style-name="T211">В.А.Козел</text:span> <text:s text:c="18"/>«____»______ 2021 года <text:s text:c="10"/>______________</text:h>
                                </text:list-item>
                                <text:list-item>
                                  <text:h text:style-name="P67" text:outline-level="7"><text:s text:c="155"/>(подпись)</text:h>
                                </text:list-item>
                                <text:list-item>
                                  <text:h text:style-name="P23" text:outline-level="7"><text:span text:style-name="T172">Е.Н.Ахрамейко</text:span> <text:s text:c="9"/>«____»______202<text:span text:style-name="T186">1 </text:span>года <text:s text:c="11"/>______________</text:h>
                                </text:list-item>
                                <text:list-item>
                                  <text:h text:style-name="P23" text:outline-level="7"><text:s text:c="4"/><text:tab/><text:tab/><text:tab/><text:tab/><text:tab/><text:tab/><text:tab/><text:tab/> <text:s text:c="16"/><text:span text:style-name="T178"><text:s/>(подпись)</text:span></text:h>
                                </text:list-item>
                                <text:list-item>
                                  <text:h text:style-name="P23" text:outline-level="7"><text:span text:style-name="T172">Н.А.Василевич</text:span> <text:s text:c="10"/>«____»______2021 года <text:s text:c="10"/>______________</text:h>
                                </text:list-item>
                                <text:list-item>
                                  <text:h text:style-name="P23" text:outline-level="7"><text:s text:c="100"/><text:span text:style-name="T178">(подпись</text:span><text:span text:style-name="T179">)</text:span><text:tab/><text:tab/><text:tab/> <text:s/></text:h>
                                </text:list-item>
                                <text:list-item>
                                  <text:h text:style-name="P24" text:outline-level="7"><text:span text:style-name="T187">О.В.Гасянец</text:span> <text:s text:c="15"/>«____»______2021 года <text:s text:c="12"/>______________</text:h>
                                </text:list-item>
                                <text:list-item>
                                  <text:h text:style-name="P68" text:outline-level="7"><text:s text:c="81"/><text:tab/><text:tab/><text:tab/> <text:s text:c="27"/>(подпись)</text:h>
                                </text:list-item>
                                <text:list-item>
                                  <text:h text:style-name="P23" text:outline-level="7"><text:span text:style-name="T172">О.И.Войткевич</text:span> <text:s text:c="10"/>«____»______2021 года <text:s text:c="11"/>______________</text:h>
                                </text:list-item>
                                <text:list-item>
                                  <text:h text:style-name="P23" text:outline-level="7"><text:s text:c="76"/><text:span text:style-name="T178"><text:s text:c="38"/>(подпись)</text:span></text:h>
                                </text:list-item>
                                <text:list-item>
                                  <text:h text:style-name="P23" text:outline-level="7"><text:span text:style-name="T172">Н.Г.Еленская</text:span> <text:s text:c="13"/>«____»______ 2021 года <text:s text:c="9"/>______________</text:h>
                                </text:list-item>
                                <text:list-item>
                                  <text:h text:style-name="P23" text:outline-level="7"><text:s text:c="100"/><text:span text:style-name="T178"><text:s/>(подпись)</text:span></text:h>
                                </text:list-item>
                                <text:list-item>
                                  <text:h text:style-name="P23" text:outline-level="7"><text:span text:style-name="T181">А.А.Малюжанец</text:span> <text:s text:c="7"/>«____»______2021 года <text:s text:c="10"/>______________</text:h>
                                </text:list-item>
                                <text:list-item>
                                  <text:h text:style-name="P69" text:outline-level="7"><text:s text:c="4"/><text:tab/><text:tab/><text:tab/><text:tab/><text:tab/><text:tab/><text:tab/><text:tab/> <text:s text:c="27"/>(подпись)</text:h>
                                </text:list-item>
                                <text:list-item>
                                  <text:h text:style-name="P23" text:outline-level="7"><text:span text:style-name="T181">Г.К.Маркевич</text:span> <text:s text:c="12"/>«____»______2021 года <text:s text:c="11"/>______________</text:h>
                                </text:list-item>
                                <text:list-item>
                                  <text:h text:style-name="P69" text:outline-level="7"><text:s text:c="4"/><text:tab/><text:tab/><text:tab/><text:tab/><text:tab/><text:tab/><text:tab/><text:tab/> <text:s text:c="26"/>(подпись)</text:h>
                                </text:list-item>
                                <text:list-item>
                                  <text:h text:style-name="P23" text:outline-level="7"><text:span text:style-name="T177"><text:s/>Е.В.Мацук</text:span> <text:s text:c="16"/>«____»______2021 года <text:s text:c="11"/>______________</text:h>
                                </text:list-item>
                                <text:list-item>
                                  <text:h text:style-name="P69" text:outline-level="7"><text:s text:c="4"/><text:tab/><text:tab/><text:tab/><text:tab/><text:tab/><text:tab/><text:tab/> <text:tab/> <text:s text:c="26"/>(подпись)</text:h>
                                </text:list-item>
                                <text:list-item>
                                  <text:h text:style-name="P23" text:outline-level="7"><text:span text:style-name="T182">А.Я.Морозова</text:span> <text:s text:c="12"/>«____»______2021 года <text:s text:c="2"/><text:tab/> <text:s text:c="5"/>______________</text:h>
                                </text:list-item>
                                <text:list-item>
                                  <text:h text:style-name="P69" text:outline-level="7"><text:s text:c="4"/><text:tab/><text:tab/><text:tab/><text:tab/><text:tab/><text:tab/><text:tab/><text:tab/> <text:s text:c="26"/>(подпись<text:span text:style-name="T180">)</text:span></text:h>
                                </text:list-item>
                                <text:list-item>
                                  <text:h text:style-name="P69" text:outline-level="7"><text:span text:style-name="T9">И.Е.</text:span><text:span text:style-name="T7">Подагель</text:span><text:span text:style-name="T3"> <text:s text:c="13"/>«____»______2021 года <text:s text:c="2"/><text:tab/> <text:s text:c="5"/>______________</text:span></text:h>
                                </text:list-item>
                                <text:list-item>
                                  <text:h text:style-name="P69" text:outline-level="7"><text:s text:c="4"/><text:tab/><text:tab/><text:tab/><text:tab/><text:tab/><text:tab/><text:tab/><text:tab/> <text:s text:c="26"/>(подпись)</text:h>
                                </text:list-item>
                                <text:list-item>
                                  <text:h text:style-name="P69" text:outline-level="7"><text:span text:style-name="T7">И.И.Пожарский</text:span><text:span text:style-name="T3"> <text:s text:c="9"/>«____»______2021 года <text:s text:c="2"/><text:tab/> <text:s text:c="5"/>______________</text:span></text:h>
                                </text:list-item>
                                <text:list-item>
                                  <text:h text:style-name="P69" text:outline-level="7"><text:s text:c="4"/><text:tab/><text:tab/><text:tab/><text:tab/><text:tab/><text:tab/><text:tab/><text:tab/> <text:s text:c="26"/>(подпись)</text:h>
                                </text:list-item>
                                <text:list-item>
                                  <text:h text:style-name="P69" text:outline-level="7"><text:span text:style-name="T7">Е.З.Половинчикова</text:span><text:span text:style-name="T3"> <text:s text:c="3"/>«____»______2021 года <text:s text:c="10"/>______________</text:span></text:h>
                                </text:list-item>
                                <text:list-item>
                                  <text:h text:style-name="P69" text:outline-level="7"><text:s text:c="4"/><text:tab/><text:tab/><text:tab/><text:tab/><text:tab/><text:tab/><text:tab/><text:tab/> <text:s text:c="26"/>(подпись)</text:h>
                                </text:list-item>
                                <text:list-item>
                                  <text:h text:style-name="P69" text:outline-level="7"><text:span text:style-name="T8">И.П.Юхневич</text:span><text:span text:style-name="T3"> <text:s text:c="12"/>«____»______2021 года <text:s text:c="11"/>______________</text:span></text:h>
                                </text:list-item>
                                <text:list-item>
                                  <text:h text:style-name="P69" text:outline-level="7"><text:s text:c="4"/><text:tab/><text:tab/><text:tab/><text:tab/><text:tab/><text:tab/><text:tab/> <text:s text:c="42"/>(подпись)</text:h>
                                </text:list-item>
                                <text:list-item>
                                  <text:h text:style-name="P70" text:outline-level="7"><text:span text:style-name="T10">Ю.Б.Сапель</text:span><text:span text:style-name="T3"> <text:s text:c="16"/>«____»______2021 года <text:s text:c="7"/>______________</text:span></text:h>
                                </text:list-item>
                                <text:list-item>
                                  <text:h text:style-name="P70" text:outline-level="7"><text:s text:c="4"/><text:tab/><text:tab/><text:tab/><text:tab/><text:tab/><text:tab/><text:tab/><text:tab/> <text:s text:c="26"/>(подпись)</text:h>
                                </text:list-item>
                                <text:list-item>
                                  <text:h text:style-name="P69" text:outline-level="7"><text:s text:c="6"/></text:h>
                                </text:list-item>
                                <text:list-item>
                                  <text:h text:style-name="P69" text:outline-level="7"/>
                                </text:list-item>
                                <text:list-item>
                                  <text:h text:style-name="P63" text:outline-level="7"/>
                                </text:list-item>
                                <text:list-item>
                                  <text:h text:style-name="P63" text:outline-level="7"/>
                                </text:list-item>
                                <text:list-item>
                                  <text:h text:style-name="P63" text:outline-level="7"/>
                                </text:list-item>
                                <text:list-item>
                                  <text:h text:style-name="P63" text:outline-level="7"/>
                                </text:list-item>
                                <text:list-item>
                                  <text:h text:style-name="P63" text:outline-level="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7" style:list-style-name="Outline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justify" style:justify-single-word="false"/>
      <style:text-properties fo:font-size="14pt" style:font-size-asian="14pt"/>
    </style:style>
    <style:style style:name="Title" style:family="paragraph" style:parent-style-name="Standard" style:next-style-name="Text_20_body" style:default-outline-level="" style:list-style-name="" style:class="chapter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left="0cm" fo:margin-right="0cm" fo:margin-top="0cm" fo:margin-bottom="0cm" loext:contextual-spacing="false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left="0cm" fo:margin-right="0cm" fo:margin-top="0cm" fo:margin-bottom="0cm" loext:contextual-spacing="false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list-style-name="Outline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0cm" fo:margin-right="0cm" fo:margin-top="0cm" fo:margin-bottom="0cm" loext:contextual-spacing="false" fo:text-align="justify" style:justify-single-word="false" fo:text-indent="0cm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7" style:display-name="Heading 7" style:family="paragraph" style:parent-style-name="Standard" style:next-style-name="Standard" style:default-outline-level="" style:list-style-name="Outline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fo:font-size="14pt" style:font-size-asian="14pt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Основной_20_текст_20_2" style:display-name="Основной текст 2" style:family="paragraph" style:parent-style-name="Standard" style:default-outline-level="" style:list-style-name="">
      <style:text-properties fo:font-size="14pt" style:font-size-asian="14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fo:font-size="14pt" style:font-size-asian="14pt"/>
    </style:style>
    <style:style style:name="Header" style:family="paragraph" style:parent-style-name="Standard" style:default-outline-level="" style:list-style-name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Основной_20_текст_20_с_20_отступом_20_3" style:display-name="Основной текст с отступом 3" style:family="paragraph" style:parent-style-name="Standard" style:default-outline-level="" style:list-style-name="">
      <style:paragraph-properties fo:margin-left="-0.25cm" fo:margin-right="0cm" fo:margin-top="0cm" fo:margin-bottom="0cm" loext:contextual-spacing="false" fo:text-align="justify" style:justify-single-word="false" fo:text-indent="0.635cm" style:auto-text-indent="false"/>
      <style:text-properties fo:font-size="14pt" style:font-size-asian="14pt" style:font-style-complex="italic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 style:list-style-name="">
      <style:paragraph-properties fo:margin-left="0cm" fo:margin-right="0cm" fo:margin-top="0cm" fo:margin-bottom="0cm" loext:contextual-spacing="false" fo:text-indent="1.27cm" style:auto-text-indent="false"/>
      <style:text-properties fo:font-size="12pt" style:font-size-asian="12pt"/>
    </style:style>
    <style:style style:name="FR1" style:family="paragraph">
      <style:paragraph-properties fo:margin-left="0.988cm" fo:margin-right="1.058cm" fo:margin-top="0cm" fo:margin-bottom="0cm" loext:contextual-spacing="false" fo:line-height="125%" fo:text-align="center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8pt" fo:language="ru" fo:country="RU" style:font-name-asian="Arial" style:font-family-asian="Arial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_20_10" style:display-name="Heading 10" style:family="paragraph" style:parent-style-name="Title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>
      <style:paragraph-properties fo:orphans="2" fo:widows="2" style:vertical-align="baseline"/>
      <style:text-properties style:use-window-font-color="true" style:font-name="Times New Roman" fo:font-family="'Times New Roman'" style:font-family-generic="roman" style:font-pitch="variable" fo:font-size="10pt" fo:language="ru" fo:country="RU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2z0" style:family="text">
      <style:text-properties style:font-name="OpenSymbol" fo:font-family="OpenSymbol, 'Arial Unicode MS'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Absatz-Standardschriftart" style:family="text"/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-Absatz-Standardschriftart11111111111111111" style:family="text"/>
    <style:style style:name="WW8Num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1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1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1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1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1" fo:font-family="Symbol" style:font-family-generic="roman" style:font-pitch="variable" style:font-charset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1" fo:font-family="Symbol" style:font-family-generic="roman" style:font-pitch="variable" style:font-charset="x-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text:bullet-char="-">
        <style:list-level-properties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text:bullet-char="">
        <style:list-level-properties/>
        <style:text-properties style:font-name="Symbol"/>
      </text:list-level-style-bullet>
      <text:list-level-style-bullet text:level="2" text:style-name="WW8Num3z0" text:bullet-char="">
        <style:list-level-properties/>
        <style:text-properties style:font-name="Symbol"/>
      </text:list-level-style-bullet>
      <text:list-level-style-bullet text:level="3" text:style-name="WW8Num3z0" text:bullet-char="">
        <style:list-level-properties/>
        <style:text-properties style:font-name="Symbol"/>
      </text:list-level-style-bullet>
      <text:list-level-style-bullet text:level="4" text:style-name="WW8Num3z0" text:bullet-char="">
        <style:list-level-properties/>
        <style:text-properties style:font-name="Symbol"/>
      </text:list-level-style-bullet>
      <text:list-level-style-bullet text:level="5" text:style-name="WW8Num3z0" text:bullet-char="">
        <style:list-level-properties/>
        <style:text-properties style:font-name="Symbol"/>
      </text:list-level-style-bullet>
      <text:list-level-style-bullet text:level="6" text:style-name="WW8Num3z0" text:bullet-char="">
        <style:list-level-properties/>
        <style:text-properties style:font-name="Symbol"/>
      </text:list-level-style-bullet>
      <text:list-level-style-bullet text:level="7" text:style-name="WW8Num3z0" text:bullet-char="">
        <style:list-level-properties/>
        <style:text-properties style:font-name="Symbol"/>
      </text:list-level-style-bullet>
      <text:list-level-style-bullet text:level="8" text:style-name="WW8Num3z0" text:bullet-char="">
        <style:list-level-properties/>
        <style:text-properties style:font-name="Symbol"/>
      </text:list-level-style-bullet>
      <text:list-level-style-bullet text:level="9" text:style-name="WW8Num3z0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style:font-size-asian="14pt" style:font-size-complex="14pt"/>
    </style:style>
    <style:style style:name="MP2" style:family="paragraph" style:parent-style-name="Standard">
      <style:paragraph-properties fo:margin-left="0.079cm" fo:margin-right="0cm" fo:text-align="justify" style:justify-single-word="false" fo:text-indent="0cm" style:auto-text-indent="false">
        <style:tab-stops>
          <style:tab-stop style:position="12.197cm"/>
        </style:tab-stops>
      </style:paragraph-properties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07cm" fo:margin-left="0cm" fo:margin-right="0cm" fo:margin-bottom="0.309cm" style:dynamic-spacing="true"/>
      </style:header-style>
      <style:footer-style>
        <style:header-footer-properties fo:min-height="0.407cm" fo:margin-left="0cm" fo:margin-right="0cm" fo:margin-top="0.3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619cm" fo:margin-bottom="0.42cm" fo:margin-left="3.17cm" fo:margin-right="1.251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list xml:id="list3139102708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h text:style-name="MP2" text:outline-level="7" text:restart-numbering="true" text:start-value="-1"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</style:footer>
    </style:master-page>
    <style:master-page style:name="First_20_Page" style:display-name="First Page" style:page-layout-name="Mpm2" style:next-style-name="Standard">
      <style:header>
        <text:list xml:id="list84116001350814" text:continue-numbering="true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style-name="Standard" text:outline-level="7"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</style:header>
      <style:footer>
        <text:list xml:id="list84115908804464" text:continue-numbering="true" text:style-name="Outlin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h text:style-name="Standard" text:outline-level="7"/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ПРОИЗВОДСТВЕННОЕ РЕСПУБЛИКАНСКОЕ</dc:title>
    <meta:initial-creator>programer</meta:initial-creator>
    <meta:creation-date>2009-01-04T10:32:00</meta:creation-date>
    <dc:date>2021-04-14T08:41:14.033177229</dc:date>
    <meta:editing-cycles>570</meta:editing-cycles>
    <meta:editing-duration>P30DT4H13M14S</meta:editing-duration>
    <meta:print-date>2021-04-14T08:41:12.391312724</meta:print-date>
    <meta:document-statistic meta:table-count="112" meta:image-count="0" meta:object-count="0" meta:page-count="25" meta:paragraph-count="1613" meta:word-count="4593" meta:character-count="31927" meta:non-whitespace-character-count="26795"/>
    <meta:user-defined meta:name="Поле 1"/>
    <meta:user-defined meta:name="Поле 2"/>
    <meta:user-defined meta:name="Поле 3"/>
    <meta:user-defined meta:name="Поле 4"/>
  </office:meta>
</office:document-meta>
</file>